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3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0.75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55.03mm"/>
    </style:style>
    <style:style style:name="co7" style:family="table-column">
      <style:table-column-properties fo:break-before="auto" style:column-width="51.06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39.42mm"/>
    </style:style>
    <style:style style:name="co10" style:family="table-column">
      <style:table-column-properties fo:break-before="auto" style:column-width="59mm"/>
    </style:style>
    <style:style style:name="co11" style:family="table-column">
      <style:table-column-properties fo:break-before="auto" style:column-width="46.83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42.86mm"/>
    </style:style>
    <style:style style:name="co14" style:family="table-column">
      <style:table-column-properties fo:break-before="auto" style:column-width="44.98mm"/>
    </style:style>
    <style:style style:name="co15" style:family="table-column">
      <style:table-column-properties fo:break-before="auto" style:column-width="40.48mm"/>
    </style:style>
    <style:style style:name="co16" style:family="table-column">
      <style:table-column-properties fo:break-before="auto" style:column-width="46.57mm"/>
    </style:style>
    <style:style style:name="co17" style:family="table-column">
      <style:table-column-properties fo:break-before="auto" style:column-width="48.82mm"/>
    </style:style>
    <style:style style:name="co18" style:family="table-column">
      <style:table-column-properties fo:break-before="auto" style:column-width="55.83mm"/>
    </style:style>
    <style:style style:name="co19" style:family="table-column">
      <style:table-column-properties fo:break-before="auto" style:column-width="27.94mm"/>
    </style:style>
    <style:style style:name="co20" style:family="table-column">
      <style:table-column-properties fo:break-before="auto" style:column-width="19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 table:print-ranges="data.I1:data.I104857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8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11"/>
        <table:table-column table:style-name="co19" table:default-cell-style-name="ce3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>
            <text:p>Customer_number</text:p>
          </table:table-cell>
          <table:table-cell table:style-name="ce1" office:value-type="string" calcext:value-type="string">
            <text:p>Activation_date</text:p>
          </table:table-cell>
          <table:table-cell table:style-name="ce1" office:value-type="string" calcext:value-type="string">
            <text:p>Created_date</text:p>
          </table:table-cell>
          <table:table-cell table:style-name="ce1" office:value-type="string" calcext:value-type="string">
            <text:p>Purchase_date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Is_corporate_customer</text:p>
          </table:table-cell>
          <table:table-cell table:style-name="ce4" office:value-type="string" calcext:value-type="string">
            <text:p>PHONE_NO</text:p>
          </table:table-cell>
          <table:table-cell table:style-name="ce6" office:value-type="string" calcext:value-type="string">
            <text:p>Sales_id</text:p>
          </table:table-cell>
          <table:table-cell table:style-name="ce9" office:value-type="string" calcext:value-type="string">
            <text:p>Conn_type</text:p>
          </table:table-cell>
          <table:table-cell table:style-name="ce9" office:value-type="string" calcext:value-type="string">
            <text:p>ITL_RATE_PLAN</text:p>
          </table:table-cell>
          <table:table-cell table:style-name="ce9" office:value-type="string" calcext:value-type="string">
            <text:p>ITL_SERVICE_PLA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ITL_BRANCH</text:p>
          </table:table-cell>
          <table:table-cell table:style-name="ce9" office:value-type="string" calcext:value-type="string">
            <text:p>City_code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Branch_code</text:p>
          </table:table-cell>
          <table:table-cell table:style-name="ce9" office:value-type="string" calcext:value-type="string">
            <text:p>Service_type_id</text:p>
          </table:table-cell>
          <table:table-cell table:style-name="ce10" office:value-type="string" calcext:value-type="string">
            <text:p>Usage_id</text:p>
          </table:table-cell>
          <table:table-cell table:style-name="ce10" office:value-type="string" calcext:value-type="string">
            <text:p>Service_usage</text:p>
          </table:table-cell>
          <table:table-cell table:style-name="ce12" office:value-type="string" calcext:value-type="string">
            <text:p>Unit Charge</text:p>
          </table:table-cell>
          <table:table-cell table:style-name="ce13" table:number-columns-repeated="1003"/>
        </table:table-row>
        <table:table-row table:style-name="ro2">
          <table:table-cell table:style-name="ce2" office:value-type="float" office:value="59545" calcext:value-type="float">
            <text:p>59545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05/08/2016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04/03/2017</text:p>
          </table:table-cell>
          <table:table-cell office:value-type="string" calcext:value-type="string">
            <text:p>04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8470909" calcext:value-type="float">
            <text:p>9968470909</text:p>
          </table:table-cell>
          <table:table-cell table:style-name="ce7" office:value-type="string" calcext:value-type="string">
            <text:p>R12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5AB5D</text:p>
          </table:table-cell>
          <table:table-cell office:value-type="string" calcext:value-type="string">
            <text:p>D19F</text:p>
          </table:table-cell>
          <table:table-cell office:value-type="float" office:value="206057503610" calcext:value-type="float">
            <text:p>206057503610</text:p>
          </table:table-cell>
          <table:table-cell office:value-type="float" office:value="60" calcext:value-type="float">
            <text:p>60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1370" calcext:value-type="float">
            <text:p>41370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13/01/2017</text:p>
          </table:table-cell>
          <table:table-cell office:value-type="string" calcext:value-type="string">
            <text:p>23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4870058" calcext:value-type="float">
            <text:p>9924870058</text:p>
          </table:table-cell>
          <table:table-cell table:style-name="ce7" office:value-type="string" calcext:value-type="string">
            <text:p>A45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75C30</text:p>
          </table:table-cell>
          <table:table-cell office:value-type="string" calcext:value-type="string">
            <text:p>3D10</text:p>
          </table:table-cell>
          <table:table-cell office:value-type="float" office:value="207750883154" calcext:value-type="float">
            <text:p>207750883154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5122" calcext:value-type="float">
            <text:p>25122</text:p>
          </table:table-cell>
          <table:table-cell office:value-type="string" calcext:value-type="string">
            <text:p>11/09/2015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29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119642" calcext:value-type="float">
            <text:p>9901119642</text:p>
          </table:table-cell>
          <table:table-cell table:style-name="ce7" office:value-type="string" calcext:value-type="string">
            <text:p>w9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8BC2A</text:p>
          </table:table-cell>
          <table:table-cell office:value-type="string" calcext:value-type="string">
            <text:p>5C16</text:p>
          </table:table-cell>
          <table:table-cell office:value-type="float" office:value="234798489794" calcext:value-type="float">
            <text:p>234798489794</text:p>
          </table:table-cell>
          <table:table-cell office:value-type="float" office:value="63" calcext:value-type="float">
            <text:p>6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3540" calcext:value-type="float">
            <text:p>23540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25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0317540" calcext:value-type="float">
            <text:p>9920317540</text:p>
          </table:table-cell>
          <table:table-cell table:style-name="ce7" office:value-type="string" calcext:value-type="string">
            <text:p>Z57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9DE45</text:p>
          </table:table-cell>
          <table:table-cell office:value-type="string" calcext:value-type="string">
            <text:p>845C</text:p>
          </table:table-cell>
          <table:table-cell office:value-type="float" office:value="256384486979" calcext:value-type="float">
            <text:p>256384486979</text:p>
          </table:table-cell>
          <table:table-cell office:value-type="float" office:value="41" calcext:value-type="float">
            <text:p>4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7194" calcext:value-type="float">
            <text:p>77194</text:p>
          </table:table-cell>
          <table:table-cell office:value-type="string" calcext:value-type="string">
            <text:p>27/03/2016</text:p>
          </table:table-cell>
          <table:table-cell office:value-type="string" calcext:value-type="string">
            <text:p>24/04/2017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01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8064062" calcext:value-type="float">
            <text:p>9968064062</text:p>
          </table:table-cell>
          <table:table-cell table:style-name="ce7" office:value-type="string" calcext:value-type="string">
            <text:p>J81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25A62</text:p>
          </table:table-cell>
          <table:table-cell office:value-type="string" calcext:value-type="string">
            <text:p>01F2</text:p>
          </table:table-cell>
          <table:table-cell office:value-type="float" office:value="216804541454" calcext:value-type="float">
            <text:p>216804541454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7945" calcext:value-type="float">
            <text:p>87945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13/03/2017</text:p>
          </table:table-cell>
          <table:table-cell office:value-type="string" calcext:value-type="string">
            <text:p>21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605203" calcext:value-type="float">
            <text:p>9925605203</text:p>
          </table:table-cell>
          <table:table-cell table:style-name="ce7" office:value-type="string" calcext:value-type="string">
            <text:p>m24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C799A</text:p>
          </table:table-cell>
          <table:table-cell office:value-type="string" calcext:value-type="string">
            <text:p>CABC</text:p>
          </table:table-cell>
          <table:table-cell office:value-type="float" office:value="252037473949" calcext:value-type="float">
            <text:p>252037473949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6392" calcext:value-type="float">
            <text:p>66392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02/07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9/12/2015</text:p>
          </table:table-cell>
          <table:table-cell office:value-type="string" calcext:value-type="string">
            <text:p>26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230106" calcext:value-type="float">
            <text:p>9981230106</text:p>
          </table:table-cell>
          <table:table-cell table:style-name="ce7" office:value-type="string" calcext:value-type="string">
            <text:p>l9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9DFDE</text:p>
          </table:table-cell>
          <table:table-cell office:value-type="string" calcext:value-type="string">
            <text:p>BF29</text:p>
          </table:table-cell>
          <table:table-cell office:value-type="float" office:value="295557992800" calcext:value-type="float">
            <text:p>295557992800</text:p>
          </table:table-cell>
          <table:table-cell office:value-type="float" office:value="78" calcext:value-type="float">
            <text:p>7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2113" calcext:value-type="float">
            <text:p>12113</text:p>
          </table:table-cell>
          <table:table-cell office:value-type="string" calcext:value-type="string">
            <text:p>05/11/2015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20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083066" calcext:value-type="float">
            <text:p>9946083066</text:p>
          </table:table-cell>
          <table:table-cell table:style-name="ce7" office:value-type="string" calcext:value-type="string">
            <text:p>x39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4D606</text:p>
          </table:table-cell>
          <table:table-cell office:value-type="string" calcext:value-type="string">
            <text:p>99AE</text:p>
          </table:table-cell>
          <table:table-cell office:value-type="float" office:value="234187020452" calcext:value-type="float">
            <text:p>23418702045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0380" calcext:value-type="float">
            <text:p>70380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07/08/2016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02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550848" calcext:value-type="float">
            <text:p>9985550848</text:p>
          </table:table-cell>
          <table:table-cell table:style-name="ce7" office:value-type="string" calcext:value-type="string">
            <text:p>V9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AB054</text:p>
          </table:table-cell>
          <table:table-cell office:value-type="string" calcext:value-type="string">
            <text:p>360A</text:p>
          </table:table-cell>
          <table:table-cell office:value-type="float" office:value="220891132958" calcext:value-type="float">
            <text:p>220891132958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2639" calcext:value-type="float">
            <text:p>62639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30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2016690" calcext:value-type="float">
            <text:p>9932016690</text:p>
          </table:table-cell>
          <table:table-cell table:style-name="ce7" office:value-type="string" calcext:value-type="string">
            <text:p>S0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9D75B</text:p>
          </table:table-cell>
          <table:table-cell office:value-type="string" calcext:value-type="string">
            <text:p>8253</text:p>
          </table:table-cell>
          <table:table-cell office:value-type="float" office:value="239976772098" calcext:value-type="float">
            <text:p>239976772098</text:p>
          </table:table-cell>
          <table:table-cell office:value-type="float" office:value="99" calcext:value-type="float">
            <text:p>9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7678" calcext:value-type="float">
            <text:p>77678</text:p>
          </table:table-cell>
          <table:table-cell office:value-type="string" calcext:value-type="string">
            <text:p>30/12/2015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14/06/2017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23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4056442" calcext:value-type="float">
            <text:p>9974056442</text:p>
          </table:table-cell>
          <table:table-cell table:style-name="ce7" office:value-type="string" calcext:value-type="string">
            <text:p>D62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36CA5</text:p>
          </table:table-cell>
          <table:table-cell office:value-type="string" calcext:value-type="string">
            <text:p>47AB</text:p>
          </table:table-cell>
          <table:table-cell office:value-type="float" office:value="291098603909" calcext:value-type="float">
            <text:p>29109860390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5518" calcext:value-type="float">
            <text:p>25518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11/04/2017</text:p>
          </table:table-cell>
          <table:table-cell office:value-type="string" calcext:value-type="string">
            <text:p>26/07/2015</text:p>
          </table:table-cell>
          <table:table-cell office:value-type="string" calcext:value-type="string">
            <text:p>30/05/2016</text:p>
          </table:table-cell>
          <table:table-cell office:value-type="string" calcext:value-type="string">
            <text:p>08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4717777" calcext:value-type="float">
            <text:p>9944717777</text:p>
          </table:table-cell>
          <table:table-cell table:style-name="ce7" office:value-type="string" calcext:value-type="string">
            <text:p>W73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382DD</text:p>
          </table:table-cell>
          <table:table-cell office:value-type="string" calcext:value-type="string">
            <text:p>9F3E</text:p>
          </table:table-cell>
          <table:table-cell office:value-type="float" office:value="295311528128" calcext:value-type="float">
            <text:p>295311528128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7713" calcext:value-type="float">
            <text:p>67713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26/03/2017</text:p>
          </table:table-cell>
          <table:table-cell office:value-type="string" calcext:value-type="string">
            <text:p>05/10/2015</text:p>
          </table:table-cell>
          <table:table-cell office:value-type="string" calcext:value-type="string">
            <text:p>23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764017" calcext:value-type="float">
            <text:p>9951764017</text:p>
          </table:table-cell>
          <table:table-cell table:style-name="ce7" office:value-type="string" calcext:value-type="string">
            <text:p>H4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A585C</text:p>
          </table:table-cell>
          <table:table-cell office:value-type="string" calcext:value-type="string">
            <text:p>6258</text:p>
          </table:table-cell>
          <table:table-cell office:value-type="float" office:value="210530329083" calcext:value-type="float">
            <text:p>21053032908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0823" calcext:value-type="float">
            <text:p>30823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27/11/2016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17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267001" calcext:value-type="float">
            <text:p>9947267001</text:p>
          </table:table-cell>
          <table:table-cell table:style-name="ce7" office:value-type="string" calcext:value-type="string">
            <text:p>T63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4621B</text:p>
          </table:table-cell>
          <table:table-cell office:value-type="string" calcext:value-type="string">
            <text:p>E965</text:p>
          </table:table-cell>
          <table:table-cell office:value-type="float" office:value="284021980688" calcext:value-type="float">
            <text:p>28402198068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7747" calcext:value-type="float">
            <text:p>27747</text:p>
          </table:table-cell>
          <table:table-cell office:value-type="string" calcext:value-type="string">
            <text:p>07/04/2016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08/01/2017</text:p>
          </table:table-cell>
          <table:table-cell office:value-type="string" calcext:value-type="string">
            <text:p>14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152778" calcext:value-type="float">
            <text:p>9986152778</text:p>
          </table:table-cell>
          <table:table-cell table:style-name="ce7" office:value-type="string" calcext:value-type="string">
            <text:p>D98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70D38</text:p>
          </table:table-cell>
          <table:table-cell office:value-type="string" calcext:value-type="string">
            <text:p>71C7</text:p>
          </table:table-cell>
          <table:table-cell office:value-type="float" office:value="219855861361" calcext:value-type="float">
            <text:p>219855861361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4493" calcext:value-type="float">
            <text:p>74493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21/05/2016</text:p>
          </table:table-cell>
          <table:table-cell office:value-type="string" calcext:value-type="string">
            <text:p>03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8901137" calcext:value-type="float">
            <text:p>9958901137</text:p>
          </table:table-cell>
          <table:table-cell table:style-name="ce7" office:value-type="string" calcext:value-type="string">
            <text:p>c1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A33BA</text:p>
          </table:table-cell>
          <table:table-cell office:value-type="string" calcext:value-type="string">
            <text:p>D257</text:p>
          </table:table-cell>
          <table:table-cell office:value-type="float" office:value="246407533190" calcext:value-type="float">
            <text:p>24640753319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4541" calcext:value-type="float">
            <text:p>44541</text:p>
          </table:table-cell>
          <table:table-cell office:value-type="string" calcext:value-type="string">
            <text:p>09/07/2015</text:p>
          </table:table-cell>
          <table:table-cell office:value-type="string" calcext:value-type="string">
            <text:p>24/06/2015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13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0199913" calcext:value-type="float">
            <text:p>9930199913</text:p>
          </table:table-cell>
          <table:table-cell table:style-name="ce7" office:value-type="string" calcext:value-type="string">
            <text:p>P2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EE835</text:p>
          </table:table-cell>
          <table:table-cell office:value-type="string" calcext:value-type="string">
            <text:p>4BD1</text:p>
          </table:table-cell>
          <table:table-cell office:value-type="float" office:value="282272798728" calcext:value-type="float">
            <text:p>28227279872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3128" calcext:value-type="float">
            <text:p>83128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19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4469497" calcext:value-type="float">
            <text:p>9914469497</text:p>
          </table:table-cell>
          <table:table-cell table:style-name="ce7" office:value-type="string" calcext:value-type="string">
            <text:p>y9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0E299</text:p>
          </table:table-cell>
          <table:table-cell office:value-type="string" calcext:value-type="string">
            <text:p>61B0</text:p>
          </table:table-cell>
          <table:table-cell office:value-type="float" office:value="244177261971" calcext:value-type="float">
            <text:p>24417726197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2769" calcext:value-type="float">
            <text:p>32769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08/04/2017</text:p>
          </table:table-cell>
          <table:table-cell office:value-type="string" calcext:value-type="string">
            <text:p>16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620192" calcext:value-type="float">
            <text:p>9965620192</text:p>
          </table:table-cell>
          <table:table-cell table:style-name="ce7" office:value-type="string" calcext:value-type="string">
            <text:p>j6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ACC3E</text:p>
          </table:table-cell>
          <table:table-cell office:value-type="string" calcext:value-type="string">
            <text:p>18B1</text:p>
          </table:table-cell>
          <table:table-cell office:value-type="float" office:value="207173579531" calcext:value-type="float">
            <text:p>207173579531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2576" calcext:value-type="float">
            <text:p>72576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13/02/2017</text:p>
          </table:table-cell>
          <table:table-cell office:value-type="string" calcext:value-type="string">
            <text:p>04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587612" calcext:value-type="float">
            <text:p>9964587612</text:p>
          </table:table-cell>
          <table:table-cell table:style-name="ce7" office:value-type="string" calcext:value-type="string">
            <text:p>O80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98078</text:p>
          </table:table-cell>
          <table:table-cell office:value-type="string" calcext:value-type="string">
            <text:p>94D8</text:p>
          </table:table-cell>
          <table:table-cell office:value-type="float" office:value="209663664514" calcext:value-type="float">
            <text:p>2096636645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6680" calcext:value-type="float">
            <text:p>56680</text:p>
          </table:table-cell>
          <table:table-cell office:value-type="string" calcext:value-type="string">
            <text:p>04/11/2015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08/05/2017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03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721060" calcext:value-type="float">
            <text:p>9978721060</text:p>
          </table:table-cell>
          <table:table-cell table:style-name="ce7" office:value-type="string" calcext:value-type="string">
            <text:p>K11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A03D0</text:p>
          </table:table-cell>
          <table:table-cell office:value-type="string" calcext:value-type="string">
            <text:p>9462</text:p>
          </table:table-cell>
          <table:table-cell office:value-type="float" office:value="216198757105" calcext:value-type="float">
            <text:p>21619875710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9070" calcext:value-type="float">
            <text:p>69070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08/07/2016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24/07/2016</text:p>
          </table:table-cell>
          <table:table-cell office:value-type="string" calcext:value-type="string">
            <text:p>09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021296" calcext:value-type="float">
            <text:p>9963021296</text:p>
          </table:table-cell>
          <table:table-cell table:style-name="ce7" office:value-type="string" calcext:value-type="string">
            <text:p>B87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873C2</text:p>
          </table:table-cell>
          <table:table-cell office:value-type="string" calcext:value-type="string">
            <text:p>2DB9</text:p>
          </table:table-cell>
          <table:table-cell office:value-type="float" office:value="219727785075" calcext:value-type="float">
            <text:p>219727785075</text:p>
          </table:table-cell>
          <table:table-cell office:value-type="float" office:value="79" calcext:value-type="float">
            <text:p>7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9505" calcext:value-type="float">
            <text:p>99505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5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5604264" calcext:value-type="float">
            <text:p>9935604264</text:p>
          </table:table-cell>
          <table:table-cell table:style-name="ce7" office:value-type="string" calcext:value-type="string">
            <text:p>T28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CB8B7</text:p>
          </table:table-cell>
          <table:table-cell office:value-type="string" calcext:value-type="string">
            <text:p>E846</text:p>
          </table:table-cell>
          <table:table-cell office:value-type="float" office:value="209591149680" calcext:value-type="float">
            <text:p>209591149680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2761" calcext:value-type="float">
            <text:p>92761</text:p>
          </table:table-cell>
          <table:table-cell office:value-type="string" calcext:value-type="string">
            <text:p>30/11/2016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14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8063019" calcext:value-type="float">
            <text:p>9948063019</text:p>
          </table:table-cell>
          <table:table-cell table:style-name="ce7" office:value-type="string" calcext:value-type="string">
            <text:p>f06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EA3DB</text:p>
          </table:table-cell>
          <table:table-cell office:value-type="string" calcext:value-type="string">
            <text:p>71C3</text:p>
          </table:table-cell>
          <table:table-cell office:value-type="float" office:value="297050598971" calcext:value-type="float">
            <text:p>29705059897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6595" calcext:value-type="float">
            <text:p>66595</text:p>
          </table:table-cell>
          <table:table-cell office:value-type="string" calcext:value-type="string">
            <text:p>12/07/2016</text:p>
          </table:table-cell>
          <table:table-cell office:value-type="string" calcext:value-type="string">
            <text:p>13/01/2017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29/10/2016</text:p>
          </table:table-cell>
          <table:table-cell office:value-type="string" calcext:value-type="string">
            <text:p>03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9560571" calcext:value-type="float">
            <text:p>9959560571</text:p>
          </table:table-cell>
          <table:table-cell table:style-name="ce7" office:value-type="string" calcext:value-type="string">
            <text:p>q11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741B5</text:p>
          </table:table-cell>
          <table:table-cell office:value-type="string" calcext:value-type="string">
            <text:p>6073</text:p>
          </table:table-cell>
          <table:table-cell office:value-type="float" office:value="256680595308" calcext:value-type="float">
            <text:p>25668059530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5033" calcext:value-type="float">
            <text:p>55033</text:p>
          </table:table-cell>
          <table:table-cell office:value-type="string" calcext:value-type="string">
            <text:p>23/12/2015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17/05/2016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24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672705" calcext:value-type="float">
            <text:p>9909672705</text:p>
          </table:table-cell>
          <table:table-cell table:style-name="ce7" office:value-type="string" calcext:value-type="string">
            <text:p>B6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52AED</text:p>
          </table:table-cell>
          <table:table-cell office:value-type="string" calcext:value-type="string">
            <text:p>7391</text:p>
          </table:table-cell>
          <table:table-cell office:value-type="float" office:value="266284962604" calcext:value-type="float">
            <text:p>266284962604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2885" calcext:value-type="float">
            <text:p>82885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20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169971" calcext:value-type="float">
            <text:p>9947169971</text:p>
          </table:table-cell>
          <table:table-cell table:style-name="ce7" office:value-type="string" calcext:value-type="string">
            <text:p>J64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65341</text:p>
          </table:table-cell>
          <table:table-cell office:value-type="string" calcext:value-type="string">
            <text:p>9EE2</text:p>
          </table:table-cell>
          <table:table-cell office:value-type="float" office:value="209054267163" calcext:value-type="float">
            <text:p>209054267163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0598" calcext:value-type="float">
            <text:p>80598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01/02/2016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9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215991" calcext:value-type="float">
            <text:p>9973215991</text:p>
          </table:table-cell>
          <table:table-cell table:style-name="ce7" office:value-type="string" calcext:value-type="string">
            <text:p>j2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B2A61</text:p>
          </table:table-cell>
          <table:table-cell office:value-type="string" calcext:value-type="string">
            <text:p>DAE3</text:p>
          </table:table-cell>
          <table:table-cell office:value-type="float" office:value="228367810060" calcext:value-type="float">
            <text:p>22836781006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2956" calcext:value-type="float">
            <text:p>22956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31/05/2016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27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8988431" calcext:value-type="float">
            <text:p>9948988431</text:p>
          </table:table-cell>
          <table:table-cell table:style-name="ce7" office:value-type="string" calcext:value-type="string">
            <text:p>l1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4AB8E</text:p>
          </table:table-cell>
          <table:table-cell office:value-type="string" calcext:value-type="string">
            <text:p>5DD9</text:p>
          </table:table-cell>
          <table:table-cell office:value-type="float" office:value="268612156397" calcext:value-type="float">
            <text:p>268612156397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8809" calcext:value-type="float">
            <text:p>68809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23/11/2015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5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499207" calcext:value-type="float">
            <text:p>9965499207</text:p>
          </table:table-cell>
          <table:table-cell table:style-name="ce7" office:value-type="string" calcext:value-type="string">
            <text:p>o8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58B5D</text:p>
          </table:table-cell>
          <table:table-cell office:value-type="string" calcext:value-type="string">
            <text:p>98E5</text:p>
          </table:table-cell>
          <table:table-cell office:value-type="float" office:value="223798945347" calcext:value-type="float">
            <text:p>223798945347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5289" calcext:value-type="float">
            <text:p>55289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03/03/2017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01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093346" calcext:value-type="float">
            <text:p>9956093346</text:p>
          </table:table-cell>
          <table:table-cell table:style-name="ce7" office:value-type="string" calcext:value-type="string">
            <text:p>n46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ECCC7</text:p>
          </table:table-cell>
          <table:table-cell office:value-type="string" calcext:value-type="string">
            <text:p>7F63</text:p>
          </table:table-cell>
          <table:table-cell office:value-type="float" office:value="293995404977" calcext:value-type="float">
            <text:p>293995404977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1569" calcext:value-type="float">
            <text:p>71569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17/01/2017</text:p>
          </table:table-cell>
          <table:table-cell office:value-type="string" calcext:value-type="string">
            <text:p>21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6175330" calcext:value-type="float">
            <text:p>9976175330</text:p>
          </table:table-cell>
          <table:table-cell table:style-name="ce7" office:value-type="string" calcext:value-type="string">
            <text:p>i39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648F3</text:p>
          </table:table-cell>
          <table:table-cell office:value-type="string" calcext:value-type="string">
            <text:p>8866</text:p>
          </table:table-cell>
          <table:table-cell office:value-type="float" office:value="253173744720" calcext:value-type="float">
            <text:p>253173744720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7827" calcext:value-type="float">
            <text:p>47827</text:p>
          </table:table-cell>
          <table:table-cell office:value-type="string" calcext:value-type="string">
            <text:p>19/01/2017</text:p>
          </table:table-cell>
          <table:table-cell office:value-type="string" calcext:value-type="string">
            <text:p>22/01/2016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21/07/2015</text:p>
          </table:table-cell>
          <table:table-cell office:value-type="string" calcext:value-type="string">
            <text:p>22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5570324" calcext:value-type="float">
            <text:p>9935570324</text:p>
          </table:table-cell>
          <table:table-cell table:style-name="ce7" office:value-type="string" calcext:value-type="string">
            <text:p>w44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E8667</text:p>
          </table:table-cell>
          <table:table-cell office:value-type="string" calcext:value-type="string">
            <text:p>3200</text:p>
          </table:table-cell>
          <table:table-cell office:value-type="float" office:value="254933574896" calcext:value-type="float">
            <text:p>254933574896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7195" calcext:value-type="float">
            <text:p>17195</text:p>
          </table:table-cell>
          <table:table-cell office:value-type="string" calcext:value-type="string">
            <text:p>27/12/2015</text:p>
          </table:table-cell>
          <table:table-cell office:value-type="string" calcext:value-type="string">
            <text:p>24/04/2017</text:p>
          </table:table-cell>
          <table:table-cell office:value-type="string" calcext:value-type="string">
            <text:p>04/02/2017</text:p>
          </table:table-cell>
          <table:table-cell office:value-type="string" calcext:value-type="string">
            <text:p>26/02/2017</text:p>
          </table:table-cell>
          <table:table-cell office:value-type="string" calcext:value-type="string">
            <text:p>16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2014210" calcext:value-type="float">
            <text:p>9962014210</text:p>
          </table:table-cell>
          <table:table-cell table:style-name="ce7" office:value-type="string" calcext:value-type="string">
            <text:p>Y68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F8889</text:p>
          </table:table-cell>
          <table:table-cell office:value-type="string" calcext:value-type="string">
            <text:p>C345</text:p>
          </table:table-cell>
          <table:table-cell office:value-type="float" office:value="254557235334" calcext:value-type="float">
            <text:p>254557235334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6333" calcext:value-type="float">
            <text:p>6633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20/06/2017</text:p>
          </table:table-cell>
          <table:table-cell office:value-type="string" calcext:value-type="string">
            <text:p>09/05/2016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02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948454" calcext:value-type="float">
            <text:p>9960948454</text:p>
          </table:table-cell>
          <table:table-cell table:style-name="ce7" office:value-type="string" calcext:value-type="string">
            <text:p>g2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7E334</text:p>
          </table:table-cell>
          <table:table-cell office:value-type="string" calcext:value-type="string">
            <text:p>0845</text:p>
          </table:table-cell>
          <table:table-cell office:value-type="float" office:value="247652376500" calcext:value-type="float">
            <text:p>247652376500</text:p>
          </table:table-cell>
          <table:table-cell office:value-type="float" office:value="23" calcext:value-type="float">
            <text:p>2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9767" calcext:value-type="float">
            <text:p>29767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19/02/2017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19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298831" calcext:value-type="float">
            <text:p>9967298831</text:p>
          </table:table-cell>
          <table:table-cell table:style-name="ce7" office:value-type="string" calcext:value-type="string">
            <text:p>w50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AE433</text:p>
          </table:table-cell>
          <table:table-cell office:value-type="string" calcext:value-type="string">
            <text:p>3A72</text:p>
          </table:table-cell>
          <table:table-cell office:value-type="float" office:value="231549673527" calcext:value-type="float">
            <text:p>231549673527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4666" calcext:value-type="float">
            <text:p>34666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05/01/2017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13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5666343" calcext:value-type="float">
            <text:p>9985666343</text:p>
          </table:table-cell>
          <table:table-cell table:style-name="ce7" office:value-type="string" calcext:value-type="string">
            <text:p>l7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B80E7</text:p>
          </table:table-cell>
          <table:table-cell office:value-type="string" calcext:value-type="string">
            <text:p>F239</text:p>
          </table:table-cell>
          <table:table-cell office:value-type="float" office:value="202949961176" calcext:value-type="float">
            <text:p>202949961176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0546" calcext:value-type="float">
            <text:p>20546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30/04/2016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29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628671" calcext:value-type="float">
            <text:p>9918628671</text:p>
          </table:table-cell>
          <table:table-cell table:style-name="ce7" office:value-type="string" calcext:value-type="string">
            <text:p>H7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F44D4</text:p>
          </table:table-cell>
          <table:table-cell office:value-type="string" calcext:value-type="string">
            <text:p>F1AA</text:p>
          </table:table-cell>
          <table:table-cell office:value-type="float" office:value="283220808880" calcext:value-type="float">
            <text:p>283220808880</text:p>
          </table:table-cell>
          <table:table-cell office:value-type="float" office:value="34" calcext:value-type="float">
            <text:p>3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8493" calcext:value-type="float">
            <text:p>68493</text:p>
          </table:table-cell>
          <table:table-cell table:number-columns-repeated="2" office:value-type="string" calcext:value-type="string">
            <text:p>18/09/2015</text:p>
          </table:table-cell>
          <table:table-cell office:value-type="string" calcext:value-type="string">
            <text:p>04/03/2016</text:p>
          </table:table-cell>
          <table:table-cell office:value-type="string" calcext:value-type="string">
            <text:p>12/09/2015</text:p>
          </table:table-cell>
          <table:table-cell office:value-type="string" calcext:value-type="string">
            <text:p>24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058703" calcext:value-type="float">
            <text:p>9905058703</text:p>
          </table:table-cell>
          <table:table-cell table:style-name="ce7" office:value-type="string" calcext:value-type="string">
            <text:p>w27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43469</text:p>
          </table:table-cell>
          <table:table-cell office:value-type="string" calcext:value-type="string">
            <text:p>D5C2</text:p>
          </table:table-cell>
          <table:table-cell office:value-type="float" office:value="278409134643" calcext:value-type="float">
            <text:p>27840913464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9722" calcext:value-type="float">
            <text:p>19722</text:p>
          </table:table-cell>
          <table:table-cell office:value-type="string" calcext:value-type="string">
            <text:p>06/01/2016</text:p>
          </table:table-cell>
          <table:table-cell office:value-type="string" calcext:value-type="string">
            <text:p>01/09/2015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02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864266" calcext:value-type="float">
            <text:p>9963864266</text:p>
          </table:table-cell>
          <table:table-cell table:style-name="ce7" office:value-type="string" calcext:value-type="string">
            <text:p>G93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437B6</text:p>
          </table:table-cell>
          <table:table-cell office:value-type="string" calcext:value-type="string">
            <text:p>BA58</text:p>
          </table:table-cell>
          <table:table-cell office:value-type="float" office:value="290858245575" calcext:value-type="float">
            <text:p>29085824557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3557" calcext:value-type="float">
            <text:p>83557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15/01/2017</text:p>
          </table:table-cell>
          <table:table-cell office:value-type="string" calcext:value-type="string">
            <text:p>14/05/2016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16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4835153" calcext:value-type="float">
            <text:p>9954835153</text:p>
          </table:table-cell>
          <table:table-cell table:style-name="ce7" office:value-type="string" calcext:value-type="string">
            <text:p>c84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A6353</text:p>
          </table:table-cell>
          <table:table-cell office:value-type="string" calcext:value-type="string">
            <text:p>076B</text:p>
          </table:table-cell>
          <table:table-cell office:value-type="float" office:value="244492323136" calcext:value-type="float">
            <text:p>24449232313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0456" calcext:value-type="float">
            <text:p>80456</text:p>
          </table:table-cell>
          <table:table-cell office:value-type="string" calcext:value-type="string">
            <text:p>30/07/2015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11/12/2016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29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6166507" calcext:value-type="float">
            <text:p>9926166507</text:p>
          </table:table-cell>
          <table:table-cell table:style-name="ce7" office:value-type="string" calcext:value-type="string">
            <text:p>B53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5E430</text:p>
          </table:table-cell>
          <table:table-cell office:value-type="string" calcext:value-type="string">
            <text:p>4241</text:p>
          </table:table-cell>
          <table:table-cell office:value-type="float" office:value="242796216871" calcext:value-type="float">
            <text:p>24279621687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0072" calcext:value-type="float">
            <text:p>20072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07/02/2016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15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916411" calcext:value-type="float">
            <text:p>9978916411</text:p>
          </table:table-cell>
          <table:table-cell table:style-name="ce7" office:value-type="string" calcext:value-type="string">
            <text:p>p00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378C4</text:p>
          </table:table-cell>
          <table:table-cell office:value-type="string" calcext:value-type="string">
            <text:p>E080</text:p>
          </table:table-cell>
          <table:table-cell office:value-type="float" office:value="268043084371" calcext:value-type="float">
            <text:p>268043084371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0278" calcext:value-type="float">
            <text:p>20278</text:p>
          </table:table-cell>
          <table:table-cell office:value-type="string" calcext:value-type="string">
            <text:p>13/07/2015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05/09/2016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10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0641295" calcext:value-type="float">
            <text:p>9910641295</text:p>
          </table:table-cell>
          <table:table-cell table:style-name="ce7" office:value-type="string" calcext:value-type="string">
            <text:p>G1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81178</text:p>
          </table:table-cell>
          <table:table-cell office:value-type="string" calcext:value-type="string">
            <text:p>1201</text:p>
          </table:table-cell>
          <table:table-cell office:value-type="float" office:value="297318063235" calcext:value-type="float">
            <text:p>29731806323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6217" calcext:value-type="float">
            <text:p>46217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21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2439081" calcext:value-type="float">
            <text:p>9902439081</text:p>
          </table:table-cell>
          <table:table-cell table:style-name="ce7" office:value-type="string" calcext:value-type="string">
            <text:p>M5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B1299</text:p>
          </table:table-cell>
          <table:table-cell office:value-type="string" calcext:value-type="string">
            <text:p>FC3E</text:p>
          </table:table-cell>
          <table:table-cell office:value-type="float" office:value="270682106666" calcext:value-type="float">
            <text:p>270682106666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9983" calcext:value-type="float">
            <text:p>39983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06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6350777" calcext:value-type="float">
            <text:p>9976350777</text:p>
          </table:table-cell>
          <table:table-cell table:style-name="ce7" office:value-type="string" calcext:value-type="string">
            <text:p>e9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ADF5B</text:p>
          </table:table-cell>
          <table:table-cell office:value-type="string" calcext:value-type="string">
            <text:p>7055</text:p>
          </table:table-cell>
          <table:table-cell office:value-type="float" office:value="294701925452" calcext:value-type="float">
            <text:p>294701925452</text:p>
          </table:table-cell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8853" calcext:value-type="float">
            <text:p>18853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17/02/2016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04/06/2017</text:p>
          </table:table-cell>
          <table:table-cell office:value-type="string" calcext:value-type="string">
            <text:p>17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0586624" calcext:value-type="float">
            <text:p>9980586624</text:p>
          </table:table-cell>
          <table:table-cell table:style-name="ce7" office:value-type="string" calcext:value-type="string">
            <text:p>c88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46908</text:p>
          </table:table-cell>
          <table:table-cell office:value-type="string" calcext:value-type="string">
            <text:p>C3D2</text:p>
          </table:table-cell>
          <table:table-cell office:value-type="float" office:value="210791798798" calcext:value-type="float">
            <text:p>210791798798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7012" calcext:value-type="float">
            <text:p>77012</text:p>
          </table:table-cell>
          <table:table-cell office:value-type="string" calcext:value-type="string">
            <text:p>07/02/2016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12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336501" calcext:value-type="float">
            <text:p>9956336501</text:p>
          </table:table-cell>
          <table:table-cell table:style-name="ce7" office:value-type="string" calcext:value-type="string">
            <text:p>L56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4E320</text:p>
          </table:table-cell>
          <table:table-cell office:value-type="string" calcext:value-type="string">
            <text:p>5669</text:p>
          </table:table-cell>
          <table:table-cell office:value-type="float" office:value="205176406649" calcext:value-type="float">
            <text:p>205176406649</text:p>
          </table:table-cell>
          <table:table-cell office:value-type="float" office:value="98" calcext:value-type="float">
            <text:p>9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6294" calcext:value-type="float">
            <text:p>66294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14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9979480" calcext:value-type="float">
            <text:p>9919979480</text:p>
          </table:table-cell>
          <table:table-cell table:style-name="ce7" office:value-type="string" calcext:value-type="string">
            <text:p>p61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3DD6A</text:p>
          </table:table-cell>
          <table:table-cell office:value-type="string" calcext:value-type="string">
            <text:p>F957</text:p>
          </table:table-cell>
          <table:table-cell office:value-type="float" office:value="214607629952" calcext:value-type="float">
            <text:p>21460762995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3385" calcext:value-type="float">
            <text:p>53385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05/04/2016</text:p>
          </table:table-cell>
          <table:table-cell office:value-type="string" calcext:value-type="string">
            <text:p>28/01/2017</text:p>
          </table:table-cell>
          <table:table-cell office:value-type="string" calcext:value-type="string">
            <text:p>06/09/2015</text:p>
          </table:table-cell>
          <table:table-cell office:value-type="string" calcext:value-type="string">
            <text:p>25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007688" calcext:value-type="float">
            <text:p>9975007688</text:p>
          </table:table-cell>
          <table:table-cell table:style-name="ce7" office:value-type="string" calcext:value-type="string">
            <text:p>X4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64165</text:p>
          </table:table-cell>
          <table:table-cell office:value-type="string" calcext:value-type="string">
            <text:p>D345</text:p>
          </table:table-cell>
          <table:table-cell office:value-type="float" office:value="258126755605" calcext:value-type="float">
            <text:p>258126755605</text:p>
          </table:table-cell>
          <table:table-cell office:value-type="float" office:value="70" calcext:value-type="float">
            <text:p>70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2084" calcext:value-type="float">
            <text:p>92084</text:p>
          </table:table-cell>
          <table:table-cell office:value-type="string" calcext:value-type="string">
            <text:p>29/11/2016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21/07/201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30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397025" calcext:value-type="float">
            <text:p>9901397025</text:p>
          </table:table-cell>
          <table:table-cell table:style-name="ce7" office:value-type="string" calcext:value-type="string">
            <text:p>L3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69ECC</text:p>
          </table:table-cell>
          <table:table-cell office:value-type="string" calcext:value-type="string">
            <text:p>EF15</text:p>
          </table:table-cell>
          <table:table-cell office:value-type="float" office:value="232465620879" calcext:value-type="float">
            <text:p>232465620879</text:p>
          </table:table-cell>
          <table:table-cell office:value-type="float" office:value="56" calcext:value-type="float">
            <text:p>5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1950" calcext:value-type="float">
            <text:p>31950</text:p>
          </table:table-cell>
          <table:table-cell office:value-type="string" calcext:value-type="string">
            <text:p>01/10/2016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13/05/2016</text:p>
          </table:table-cell>
          <table:table-cell office:value-type="string" calcext:value-type="string">
            <text:p>01/04/2017</text:p>
          </table:table-cell>
          <table:table-cell office:value-type="string" calcext:value-type="string">
            <text:p>06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9671056" calcext:value-type="float">
            <text:p>9919671056</text:p>
          </table:table-cell>
          <table:table-cell table:style-name="ce7" office:value-type="string" calcext:value-type="string">
            <text:p>b15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B679E</text:p>
          </table:table-cell>
          <table:table-cell office:value-type="string" calcext:value-type="string">
            <text:p>7027</text:p>
          </table:table-cell>
          <table:table-cell office:value-type="float" office:value="272829976291" calcext:value-type="float">
            <text:p>272829976291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6246" calcext:value-type="float">
            <text:p>86246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14/08/2015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24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826607" calcext:value-type="float">
            <text:p>9930826607</text:p>
          </table:table-cell>
          <table:table-cell table:style-name="ce7" office:value-type="string" calcext:value-type="string">
            <text:p>s15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425EB</text:p>
          </table:table-cell>
          <table:table-cell office:value-type="string" calcext:value-type="string">
            <text:p>ABAB</text:p>
          </table:table-cell>
          <table:table-cell office:value-type="float" office:value="268358881580" calcext:value-type="float">
            <text:p>268358881580</text:p>
          </table:table-cell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2247" calcext:value-type="float">
            <text:p>72247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15/10/2015</text:p>
          </table:table-cell>
          <table:table-cell office:value-type="string" calcext:value-type="string">
            <text:p>02/06/2017</text:p>
          </table:table-cell>
          <table:table-cell office:value-type="string" calcext:value-type="string">
            <text:p>03/07/2015</text:p>
          </table:table-cell>
          <table:table-cell office:value-type="string" calcext:value-type="string">
            <text:p>14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150091" calcext:value-type="float">
            <text:p>9922150091</text:p>
          </table:table-cell>
          <table:table-cell table:style-name="ce7" office:value-type="string" calcext:value-type="string">
            <text:p>g6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08AA4</text:p>
          </table:table-cell>
          <table:table-cell office:value-type="string" calcext:value-type="string">
            <text:p>739E</text:p>
          </table:table-cell>
          <table:table-cell office:value-type="float" office:value="262080746980" calcext:value-type="float">
            <text:p>262080746980</text:p>
          </table:table-cell>
          <table:table-cell office:value-type="float" office:value="97" calcext:value-type="float">
            <text:p>9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0336" calcext:value-type="float">
            <text:p>40336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3/01/2017</text:p>
          </table:table-cell>
          <table:table-cell office:value-type="string" calcext:value-type="string">
            <text:p>13/02/2016</text:p>
          </table:table-cell>
          <table:table-cell office:value-type="string" calcext:value-type="string">
            <text:p>05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940295" calcext:value-type="float">
            <text:p>9961940295</text:p>
          </table:table-cell>
          <table:table-cell table:style-name="ce7" office:value-type="string" calcext:value-type="string">
            <text:p>Z9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7813F</text:p>
          </table:table-cell>
          <table:table-cell office:value-type="string" calcext:value-type="string">
            <text:p>4D09</text:p>
          </table:table-cell>
          <table:table-cell office:value-type="float" office:value="276238062937" calcext:value-type="float">
            <text:p>276238062937</text:p>
          </table:table-cell>
          <table:table-cell office:value-type="float" office:value="97" calcext:value-type="float">
            <text:p>9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0997" calcext:value-type="float">
            <text:p>70997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09/09/2015</text:p>
          </table:table-cell>
          <table:table-cell office:value-type="string" calcext:value-type="string">
            <text:p>04/02/2017</text:p>
          </table:table-cell>
          <table:table-cell office:value-type="string" calcext:value-type="string">
            <text:p>16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709883" calcext:value-type="float">
            <text:p>9961709883</text:p>
          </table:table-cell>
          <table:table-cell table:style-name="ce7" office:value-type="string" calcext:value-type="string">
            <text:p>w74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76238</text:p>
          </table:table-cell>
          <table:table-cell office:value-type="string" calcext:value-type="string">
            <text:p>8B4E</text:p>
          </table:table-cell>
          <table:table-cell office:value-type="float" office:value="252554841369" calcext:value-type="float">
            <text:p>252554841369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1549" calcext:value-type="float">
            <text:p>61549</text:p>
          </table:table-cell>
          <table:table-cell office:value-type="string" calcext:value-type="string">
            <text:p>11/06/2017</text:p>
          </table:table-cell>
          <table:table-cell office:value-type="string" calcext:value-type="string">
            <text:p>21/01/2016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12/03/2016</text:p>
          </table:table-cell>
          <table:table-cell office:value-type="string" calcext:value-type="string">
            <text:p>19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092673" calcext:value-type="float">
            <text:p>9975092673</text:p>
          </table:table-cell>
          <table:table-cell table:style-name="ce7" office:value-type="string" calcext:value-type="string">
            <text:p>H5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F104A</text:p>
          </table:table-cell>
          <table:table-cell office:value-type="string" calcext:value-type="string">
            <text:p>EF48</text:p>
          </table:table-cell>
          <table:table-cell office:value-type="float" office:value="217999969146" calcext:value-type="float">
            <text:p>217999969146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6407" calcext:value-type="float">
            <text:p>26407</text:p>
          </table:table-cell>
          <table:table-cell office:value-type="string" calcext:value-type="string">
            <text:p>22/06/2017</text:p>
          </table:table-cell>
          <table:table-cell office:value-type="string" calcext:value-type="string">
            <text:p>02/07/2016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23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8241305" calcext:value-type="float">
            <text:p>9958241305</text:p>
          </table:table-cell>
          <table:table-cell table:style-name="ce7" office:value-type="string" calcext:value-type="string">
            <text:p>Y6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B3938</text:p>
          </table:table-cell>
          <table:table-cell office:value-type="string" calcext:value-type="string">
            <text:p>35BD</text:p>
          </table:table-cell>
          <table:table-cell office:value-type="float" office:value="255149783404" calcext:value-type="float">
            <text:p>2551497834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3439" calcext:value-type="float">
            <text:p>63439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08/01/2017</text:p>
          </table:table-cell>
          <table:table-cell office:value-type="string" calcext:value-type="string">
            <text:p>23/11/2015</text:p>
          </table:table-cell>
          <table:table-cell office:value-type="string" calcext:value-type="string">
            <text:p>26/06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836016" calcext:value-type="float">
            <text:p>9981836016</text:p>
          </table:table-cell>
          <table:table-cell table:style-name="ce7" office:value-type="string" calcext:value-type="string">
            <text:p>r6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0636B</text:p>
          </table:table-cell>
          <table:table-cell office:value-type="string" calcext:value-type="string">
            <text:p>240F</text:p>
          </table:table-cell>
          <table:table-cell office:value-type="float" office:value="292735523210" calcext:value-type="float">
            <text:p>292735523210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3202" calcext:value-type="float">
            <text:p>23202</text:p>
          </table:table-cell>
          <table:table-cell office:value-type="string" calcext:value-type="string">
            <text:p>04/03/2017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04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066158" calcext:value-type="float">
            <text:p>9961066158</text:p>
          </table:table-cell>
          <table:table-cell table:style-name="ce7" office:value-type="string" calcext:value-type="string">
            <text:p>Q73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AFC4E</text:p>
          </table:table-cell>
          <table:table-cell office:value-type="string" calcext:value-type="string">
            <text:p>8B69</text:p>
          </table:table-cell>
          <table:table-cell office:value-type="float" office:value="282896880072" calcext:value-type="float">
            <text:p>282896880072</text:p>
          </table:table-cell>
          <table:table-cell office:value-type="float" office:value="75" calcext:value-type="float">
            <text:p>7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3151" calcext:value-type="float">
            <text:p>8315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18/09/2016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30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2751597" calcext:value-type="float">
            <text:p>9982751597</text:p>
          </table:table-cell>
          <table:table-cell table:style-name="ce7" office:value-type="string" calcext:value-type="string">
            <text:p>H32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0D2D7</text:p>
          </table:table-cell>
          <table:table-cell office:value-type="string" calcext:value-type="string">
            <text:p>E621</text:p>
          </table:table-cell>
          <table:table-cell office:value-type="float" office:value="266722621238" calcext:value-type="float">
            <text:p>26672262123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4417" calcext:value-type="float">
            <text:p>64417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23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3942463" calcext:value-type="float">
            <text:p>9973942463</text:p>
          </table:table-cell>
          <table:table-cell table:style-name="ce7" office:value-type="string" calcext:value-type="string">
            <text:p>V65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9D215</text:p>
          </table:table-cell>
          <table:table-cell office:value-type="string" calcext:value-type="string">
            <text:p>C5F9</text:p>
          </table:table-cell>
          <table:table-cell office:value-type="float" office:value="204921481562" calcext:value-type="float">
            <text:p>204921481562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7241" calcext:value-type="float">
            <text:p>77241</text:p>
          </table:table-cell>
          <table:table-cell office:value-type="string" calcext:value-type="string">
            <text:p>15/01/2017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05/02/2016</text:p>
          </table:table-cell>
          <table:table-cell office:value-type="string" calcext:value-type="string">
            <text:p>20/07/2016</text:p>
          </table:table-cell>
          <table:table-cell office:value-type="string" calcext:value-type="string">
            <text:p>02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4555133" calcext:value-type="float">
            <text:p>9934555133</text:p>
          </table:table-cell>
          <table:table-cell table:style-name="ce7" office:value-type="string" calcext:value-type="string">
            <text:p>W20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44FC5</text:p>
          </table:table-cell>
          <table:table-cell office:value-type="string" calcext:value-type="string">
            <text:p>08D8</text:p>
          </table:table-cell>
          <table:table-cell office:value-type="float" office:value="236134534578" calcext:value-type="float">
            <text:p>236134534578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8787" calcext:value-type="float">
            <text:p>68787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8/12/2016</text:p>
          </table:table-cell>
          <table:table-cell office:value-type="string" calcext:value-type="string">
            <text:p>11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7419796" calcext:value-type="float">
            <text:p>9967419796</text:p>
          </table:table-cell>
          <table:table-cell table:style-name="ce7" office:value-type="string" calcext:value-type="string">
            <text:p>p58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5623C</text:p>
          </table:table-cell>
          <table:table-cell office:value-type="string" calcext:value-type="string">
            <text:p>D36D</text:p>
          </table:table-cell>
          <table:table-cell office:value-type="float" office:value="266237894964" calcext:value-type="float">
            <text:p>266237894964</text:p>
          </table:table-cell>
          <table:table-cell office:value-type="float" office:value="79" calcext:value-type="float">
            <text:p>7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4353" calcext:value-type="float">
            <text:p>34353</text:p>
          </table:table-cell>
          <table:table-cell office:value-type="string" calcext:value-type="string">
            <text:p>10/09/2015</text:p>
          </table:table-cell>
          <table:table-cell office:value-type="string" calcext:value-type="string">
            <text:p>26/12/2016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30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0073834" calcext:value-type="float">
            <text:p>9970073834</text:p>
          </table:table-cell>
          <table:table-cell table:style-name="ce7" office:value-type="string" calcext:value-type="string">
            <text:p>Y5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6D84A</text:p>
          </table:table-cell>
          <table:table-cell office:value-type="string" calcext:value-type="string">
            <text:p>6DF6</text:p>
          </table:table-cell>
          <table:table-cell office:value-type="float" office:value="259816178397" calcext:value-type="float">
            <text:p>25981617839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1373" calcext:value-type="float">
            <text:p>21373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16/03/2016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27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2931677" calcext:value-type="float">
            <text:p>9912931677</text:p>
          </table:table-cell>
          <table:table-cell table:style-name="ce7" office:value-type="string" calcext:value-type="string">
            <text:p>p0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8A9A2</text:p>
          </table:table-cell>
          <table:table-cell office:value-type="string" calcext:value-type="string">
            <text:p>C6D2</text:p>
          </table:table-cell>
          <table:table-cell office:value-type="float" office:value="298264196222" calcext:value-type="float">
            <text:p>298264196222</text:p>
          </table:table-cell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5775" calcext:value-type="float">
            <text:p>85775</text:p>
          </table:table-cell>
          <table:table-cell office:value-type="string" calcext:value-type="string">
            <text:p>25/02/2017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05/11/2015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16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084237" calcext:value-type="float">
            <text:p>9909084237</text:p>
          </table:table-cell>
          <table:table-cell table:style-name="ce7" office:value-type="string" calcext:value-type="string">
            <text:p>d0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7EA7D</text:p>
          </table:table-cell>
          <table:table-cell office:value-type="string" calcext:value-type="string">
            <text:p>F4CF</text:p>
          </table:table-cell>
          <table:table-cell office:value-type="float" office:value="225127239977" calcext:value-type="float">
            <text:p>22512723997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2029" calcext:value-type="float">
            <text:p>82029</text:p>
          </table:table-cell>
          <table:table-cell office:value-type="string" calcext:value-type="string">
            <text:p>02/05/2016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31/07/2015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08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525234" calcext:value-type="float">
            <text:p>9913525234</text:p>
          </table:table-cell>
          <table:table-cell table:style-name="ce7" office:value-type="string" calcext:value-type="string">
            <text:p>u23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4C05C</text:p>
          </table:table-cell>
          <table:table-cell office:value-type="string" calcext:value-type="string">
            <text:p>DB84</text:p>
          </table:table-cell>
          <table:table-cell office:value-type="float" office:value="255252172037" calcext:value-type="float">
            <text:p>255252172037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5856" calcext:value-type="float">
            <text:p>15856</text:p>
          </table:table-cell>
          <table:table-cell office:value-type="string" calcext:value-type="string">
            <text:p>16/04/2016</text:p>
          </table:table-cell>
          <table:table-cell office:value-type="string" calcext:value-type="string">
            <text:p>02/01/2016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27/12/2015</text:p>
          </table:table-cell>
          <table:table-cell office:value-type="string" calcext:value-type="string">
            <text:p>01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1162480" calcext:value-type="float">
            <text:p>9931162480</text:p>
          </table:table-cell>
          <table:table-cell table:style-name="ce7" office:value-type="string" calcext:value-type="string">
            <text:p>h87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43E81</text:p>
          </table:table-cell>
          <table:table-cell office:value-type="string" calcext:value-type="string">
            <text:p>105C</text:p>
          </table:table-cell>
          <table:table-cell office:value-type="float" office:value="215739384428" calcext:value-type="float">
            <text:p>215739384428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0648" calcext:value-type="float">
            <text:p>90648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20/04/2016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17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348920" calcext:value-type="float">
            <text:p>9942348920</text:p>
          </table:table-cell>
          <table:table-cell table:style-name="ce7" office:value-type="string" calcext:value-type="string">
            <text:p>i2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D3991</text:p>
          </table:table-cell>
          <table:table-cell office:value-type="string" calcext:value-type="string">
            <text:p>ACC1</text:p>
          </table:table-cell>
          <table:table-cell office:value-type="float" office:value="233580344662" calcext:value-type="float">
            <text:p>233580344662</text:p>
          </table:table-cell>
          <table:table-cell office:value-type="float" office:value="50" calcext:value-type="float">
            <text:p>5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2798" calcext:value-type="float">
            <text:p>82798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23/11/2016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24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7012098" calcext:value-type="float">
            <text:p>9987012098</text:p>
          </table:table-cell>
          <table:table-cell table:style-name="ce7" office:value-type="string" calcext:value-type="string">
            <text:p>N3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33001</text:p>
          </table:table-cell>
          <table:table-cell office:value-type="string" calcext:value-type="string">
            <text:p>4057</text:p>
          </table:table-cell>
          <table:table-cell office:value-type="float" office:value="287842110952" calcext:value-type="float">
            <text:p>287842110952</text:p>
          </table:table-cell>
          <table:table-cell office:value-type="float" office:value="34" calcext:value-type="float">
            <text:p>3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4388" calcext:value-type="float">
            <text:p>14388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22/02/2016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1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1307666" calcext:value-type="float">
            <text:p>9951307666</text:p>
          </table:table-cell>
          <table:table-cell table:style-name="ce7" office:value-type="string" calcext:value-type="string">
            <text:p>p24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DD689</text:p>
          </table:table-cell>
          <table:table-cell office:value-type="string" calcext:value-type="string">
            <text:p>3777</text:p>
          </table:table-cell>
          <table:table-cell office:value-type="float" office:value="238304079742" calcext:value-type="float">
            <text:p>238304079742</text:p>
          </table:table-cell>
          <table:table-cell office:value-type="float" office:value="83" calcext:value-type="float">
            <text:p>8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4201" calcext:value-type="float">
            <text:p>84201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13/03/2017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4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9305327" calcext:value-type="float">
            <text:p>9959305327</text:p>
          </table:table-cell>
          <table:table-cell table:style-name="ce7" office:value-type="string" calcext:value-type="string">
            <text:p>D52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DA75B</text:p>
          </table:table-cell>
          <table:table-cell office:value-type="string" calcext:value-type="string">
            <text:p>775A</text:p>
          </table:table-cell>
          <table:table-cell office:value-type="float" office:value="274278484083" calcext:value-type="float">
            <text:p>274278484083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0630" calcext:value-type="float">
            <text:p>80630</text:p>
          </table:table-cell>
          <table:table-cell office:value-type="string" calcext:value-type="string">
            <text:p>12/09/2015</text:p>
          </table:table-cell>
          <table:table-cell office:value-type="string" calcext:value-type="string">
            <text:p>04/07/2016</text:p>
          </table:table-cell>
          <table:table-cell office:value-type="string" calcext:value-type="string">
            <text:p>02/01/2016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1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566031" calcext:value-type="float">
            <text:p>9961566031</text:p>
          </table:table-cell>
          <table:table-cell table:style-name="ce7" office:value-type="string" calcext:value-type="string">
            <text:p>B7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EBD22</text:p>
          </table:table-cell>
          <table:table-cell office:value-type="string" calcext:value-type="string">
            <text:p>3F1E</text:p>
          </table:table-cell>
          <table:table-cell office:value-type="float" office:value="276013974195" calcext:value-type="float">
            <text:p>276013974195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3657" calcext:value-type="float">
            <text:p>63657</text:p>
          </table:table-cell>
          <table:table-cell office:value-type="string" calcext:value-type="string">
            <text:p>19/02/2017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12/08/2015</text:p>
          </table:table-cell>
          <table:table-cell office:value-type="string" calcext:value-type="string">
            <text:p>01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928406" calcext:value-type="float">
            <text:p>9901928406</text:p>
          </table:table-cell>
          <table:table-cell table:style-name="ce7" office:value-type="string" calcext:value-type="string">
            <text:p>D72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0E96F</text:p>
          </table:table-cell>
          <table:table-cell office:value-type="string" calcext:value-type="string">
            <text:p>D973</text:p>
          </table:table-cell>
          <table:table-cell office:value-type="float" office:value="266753838889" calcext:value-type="float">
            <text:p>266753838889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7136" calcext:value-type="float">
            <text:p>97136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06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9303110" calcext:value-type="float">
            <text:p>9919303110</text:p>
          </table:table-cell>
          <table:table-cell table:style-name="ce7" office:value-type="string" calcext:value-type="string">
            <text:p>q60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3973E</text:p>
          </table:table-cell>
          <table:table-cell office:value-type="string" calcext:value-type="string">
            <text:p>D468</text:p>
          </table:table-cell>
          <table:table-cell office:value-type="float" office:value="296577453503" calcext:value-type="float">
            <text:p>296577453503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4584" calcext:value-type="float">
            <text:p>44584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5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451977" calcext:value-type="float">
            <text:p>9909451977</text:p>
          </table:table-cell>
          <table:table-cell table:style-name="ce7" office:value-type="string" calcext:value-type="string">
            <text:p>C10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84398</text:p>
          </table:table-cell>
          <table:table-cell office:value-type="string" calcext:value-type="string">
            <text:p>E1A5</text:p>
          </table:table-cell>
          <table:table-cell office:value-type="float" office:value="236023626016" calcext:value-type="float">
            <text:p>23602362601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4247" calcext:value-type="float">
            <text:p>64247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11/02/2017</text:p>
          </table:table-cell>
          <table:table-cell office:value-type="string" calcext:value-type="string">
            <text:p>27/11/2016</text:p>
          </table:table-cell>
          <table:table-cell office:value-type="string" calcext:value-type="string">
            <text:p>11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374281" calcext:value-type="float">
            <text:p>9981374281</text:p>
          </table:table-cell>
          <table:table-cell table:style-name="ce7" office:value-type="string" calcext:value-type="string">
            <text:p>G7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D8265</text:p>
          </table:table-cell>
          <table:table-cell office:value-type="string" calcext:value-type="string">
            <text:p>AFAC</text:p>
          </table:table-cell>
          <table:table-cell office:value-type="float" office:value="288024994777" calcext:value-type="float">
            <text:p>288024994777</text:p>
          </table:table-cell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7284" calcext:value-type="float">
            <text:p>27284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24/04/2017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15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215530" calcext:value-type="float">
            <text:p>9939215530</text:p>
          </table:table-cell>
          <table:table-cell table:style-name="ce7" office:value-type="string" calcext:value-type="string">
            <text:p>D26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3EF0A</text:p>
          </table:table-cell>
          <table:table-cell office:value-type="string" calcext:value-type="string">
            <text:p>143F</text:p>
          </table:table-cell>
          <table:table-cell office:value-type="float" office:value="263690458697" calcext:value-type="float">
            <text:p>263690458697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2327" calcext:value-type="float">
            <text:p>12327</text:p>
          </table:table-cell>
          <table:table-cell office:value-type="string" calcext:value-type="string">
            <text:p>01/02/2016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06/05/2017</text:p>
          </table:table-cell>
          <table:table-cell office:value-type="string" calcext:value-type="string">
            <text:p>03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632677" calcext:value-type="float">
            <text:p>9958632677</text:p>
          </table:table-cell>
          <table:table-cell table:style-name="ce7" office:value-type="string" calcext:value-type="string">
            <text:p>T00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B767C</text:p>
          </table:table-cell>
          <table:table-cell office:value-type="string" calcext:value-type="string">
            <text:p>97D7</text:p>
          </table:table-cell>
          <table:table-cell office:value-type="float" office:value="281386865253" calcext:value-type="float">
            <text:p>281386865253</text:p>
          </table:table-cell>
          <table:table-cell office:value-type="float" office:value="91" calcext:value-type="float">
            <text:p>9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3432" calcext:value-type="float">
            <text:p>53432</text:p>
          </table:table-cell>
          <table:table-cell office:value-type="string" calcext:value-type="string">
            <text:p>04/05/2016</text:p>
          </table:table-cell>
          <table:table-cell office:value-type="string" calcext:value-type="string">
            <text:p>04/07/2016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13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9891875" calcext:value-type="float">
            <text:p>9959891875</text:p>
          </table:table-cell>
          <table:table-cell table:style-name="ce7" office:value-type="string" calcext:value-type="string">
            <text:p>F29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7863F</text:p>
          </table:table-cell>
          <table:table-cell office:value-type="string" calcext:value-type="string">
            <text:p>2D08</text:p>
          </table:table-cell>
          <table:table-cell office:value-type="float" office:value="236909294384" calcext:value-type="float">
            <text:p>236909294384</text:p>
          </table:table-cell>
          <table:table-cell office:value-type="float" office:value="71" calcext:value-type="float">
            <text:p>7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1593" calcext:value-type="float">
            <text:p>91593</text:p>
          </table:table-cell>
          <table:table-cell office:value-type="string" calcext:value-type="string">
            <text:p>22/08/2015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28/12/2015</text:p>
          </table:table-cell>
          <table:table-cell office:value-type="string" calcext:value-type="string">
            <text:p>20/12/2015</text:p>
          </table:table-cell>
          <table:table-cell office:value-type="string" calcext:value-type="string">
            <text:p>26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653712" calcext:value-type="float">
            <text:p>9967653712</text:p>
          </table:table-cell>
          <table:table-cell table:style-name="ce7" office:value-type="string" calcext:value-type="string">
            <text:p>b04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6B050</text:p>
          </table:table-cell>
          <table:table-cell office:value-type="string" calcext:value-type="string">
            <text:p>6BE7</text:p>
          </table:table-cell>
          <table:table-cell office:value-type="float" office:value="256978168100" calcext:value-type="float">
            <text:p>256978168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1985" calcext:value-type="float">
            <text:p>61985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15/02/2017</text:p>
          </table:table-cell>
          <table:table-cell office:value-type="string" calcext:value-type="string">
            <text:p>12/02/2016</text:p>
          </table:table-cell>
          <table:table-cell office:value-type="string" calcext:value-type="string">
            <text:p>09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4780602" calcext:value-type="float">
            <text:p>9954780602</text:p>
          </table:table-cell>
          <table:table-cell table:style-name="ce7" office:value-type="string" calcext:value-type="string">
            <text:p>e08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09DF3</text:p>
          </table:table-cell>
          <table:table-cell office:value-type="string" calcext:value-type="string">
            <text:p>86A8</text:p>
          </table:table-cell>
          <table:table-cell office:value-type="float" office:value="223034657453" calcext:value-type="float">
            <text:p>223034657453</text:p>
          </table:table-cell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1041" calcext:value-type="float">
            <text:p>61041</text:p>
          </table:table-cell>
          <table:table-cell office:value-type="string" calcext:value-type="string">
            <text:p>04/03/2017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02/02/2017</text:p>
          </table:table-cell>
          <table:table-cell office:value-type="string" calcext:value-type="string">
            <text:p>16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684611" calcext:value-type="float">
            <text:p>9925684611</text:p>
          </table:table-cell>
          <table:table-cell table:style-name="ce7" office:value-type="string" calcext:value-type="string">
            <text:p>E95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FC618</text:p>
          </table:table-cell>
          <table:table-cell office:value-type="string" calcext:value-type="string">
            <text:p>B069</text:p>
          </table:table-cell>
          <table:table-cell office:value-type="float" office:value="218163855536" calcext:value-type="float">
            <text:p>218163855536</text:p>
          </table:table-cell>
          <table:table-cell office:value-type="float" office:value="96" calcext:value-type="float">
            <text:p>9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6107" calcext:value-type="float">
            <text:p>86107</text:p>
          </table:table-cell>
          <table:table-cell office:value-type="string" calcext:value-type="string">
            <text:p>23/11/2016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14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743111" calcext:value-type="float">
            <text:p>9986743111</text:p>
          </table:table-cell>
          <table:table-cell table:style-name="ce7" office:value-type="string" calcext:value-type="string">
            <text:p>a74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ACC7F</text:p>
          </table:table-cell>
          <table:table-cell office:value-type="string" calcext:value-type="string">
            <text:p>5452</text:p>
          </table:table-cell>
          <table:table-cell office:value-type="float" office:value="260288837959" calcext:value-type="float">
            <text:p>26028883795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6496" calcext:value-type="float">
            <text:p>96496</text:p>
          </table:table-cell>
          <table:table-cell office:value-type="string" calcext:value-type="string">
            <text:p>04/08/2015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06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7762525" calcext:value-type="float">
            <text:p>9967762525</text:p>
          </table:table-cell>
          <table:table-cell table:style-name="ce7" office:value-type="string" calcext:value-type="string">
            <text:p>P54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55082</text:p>
          </table:table-cell>
          <table:table-cell office:value-type="string" calcext:value-type="string">
            <text:p>A2F8</text:p>
          </table:table-cell>
          <table:table-cell office:value-type="float" office:value="264748716618" calcext:value-type="float">
            <text:p>264748716618</text:p>
          </table:table-cell>
          <table:table-cell office:value-type="float" office:value="68" calcext:value-type="float">
            <text:p>6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5665" calcext:value-type="float">
            <text:p>35665</text:p>
          </table:table-cell>
          <table:table-cell office:value-type="string" calcext:value-type="string">
            <text:p>30/03/2017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06/03/2016</text:p>
          </table:table-cell>
          <table:table-cell office:value-type="string" calcext:value-type="string">
            <text:p>20/03/2017</text:p>
          </table:table-cell>
          <table:table-cell office:value-type="string" calcext:value-type="string">
            <text:p>27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394144" calcext:value-type="float">
            <text:p>9982394144</text:p>
          </table:table-cell>
          <table:table-cell table:style-name="ce7" office:value-type="string" calcext:value-type="string">
            <text:p>y8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FD54F</text:p>
          </table:table-cell>
          <table:table-cell office:value-type="string" calcext:value-type="string">
            <text:p>D130</text:p>
          </table:table-cell>
          <table:table-cell office:value-type="float" office:value="293118710693" calcext:value-type="float">
            <text:p>293118710693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0553" calcext:value-type="float">
            <text:p>10553</text:p>
          </table:table-cell>
          <table:table-cell office:value-type="string" calcext:value-type="string">
            <text:p>19/06/2016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29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4255398" calcext:value-type="float">
            <text:p>9944255398</text:p>
          </table:table-cell>
          <table:table-cell table:style-name="ce7" office:value-type="string" calcext:value-type="string">
            <text:p>F79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D9C8B</text:p>
          </table:table-cell>
          <table:table-cell office:value-type="string" calcext:value-type="string">
            <text:p>6A1A</text:p>
          </table:table-cell>
          <table:table-cell office:value-type="float" office:value="298607231906" calcext:value-type="float">
            <text:p>2986072319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9285" calcext:value-type="float">
            <text:p>29285</text:p>
          </table:table-cell>
          <table:table-cell office:value-type="string" calcext:value-type="string">
            <text:p>02/09/2015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13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0116579" calcext:value-type="float">
            <text:p>9920116579</text:p>
          </table:table-cell>
          <table:table-cell table:style-name="ce7" office:value-type="string" calcext:value-type="string">
            <text:p>I38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C1B50</text:p>
          </table:table-cell>
          <table:table-cell office:value-type="string" calcext:value-type="string">
            <text:p>90C3</text:p>
          </table:table-cell>
          <table:table-cell office:value-type="float" office:value="276335399820" calcext:value-type="float">
            <text:p>276335399820</text:p>
          </table:table-cell>
          <table:table-cell office:value-type="float" office:value="82" calcext:value-type="float">
            <text:p>8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0132" calcext:value-type="float">
            <text:p>50132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01/02/2016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04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0716026" calcext:value-type="float">
            <text:p>9980716026</text:p>
          </table:table-cell>
          <table:table-cell table:style-name="ce7" office:value-type="string" calcext:value-type="string">
            <text:p>K7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130B4</text:p>
          </table:table-cell>
          <table:table-cell office:value-type="string" calcext:value-type="string">
            <text:p>D6DF</text:p>
          </table:table-cell>
          <table:table-cell office:value-type="float" office:value="226146676126" calcext:value-type="float">
            <text:p>226146676126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1428" calcext:value-type="float">
            <text:p>41428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20/06/2017</text:p>
          </table:table-cell>
          <table:table-cell office:value-type="string" calcext:value-type="string">
            <text:p>30/01/2016</text:p>
          </table:table-cell>
          <table:table-cell office:value-type="string" calcext:value-type="string">
            <text:p>11/01/2016</text:p>
          </table:table-cell>
          <table:table-cell office:value-type="string" calcext:value-type="string">
            <text:p>07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6119033" calcext:value-type="float">
            <text:p>9976119033</text:p>
          </table:table-cell>
          <table:table-cell table:style-name="ce7" office:value-type="string" calcext:value-type="string">
            <text:p>O0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016FD</text:p>
          </table:table-cell>
          <table:table-cell office:value-type="string" calcext:value-type="string">
            <text:p>FA8F</text:p>
          </table:table-cell>
          <table:table-cell office:value-type="float" office:value="256516101972" calcext:value-type="float">
            <text:p>256516101972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9273" calcext:value-type="float">
            <text:p>89273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19/02/2017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10/12/2015</text:p>
          </table:table-cell>
          <table:table-cell office:value-type="string" calcext:value-type="string">
            <text:p>20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7966667" calcext:value-type="float">
            <text:p>9917966667</text:p>
          </table:table-cell>
          <table:table-cell table:style-name="ce7" office:value-type="string" calcext:value-type="string">
            <text:p>L48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87658</text:p>
          </table:table-cell>
          <table:table-cell office:value-type="string" calcext:value-type="string">
            <text:p>5F3D</text:p>
          </table:table-cell>
          <table:table-cell office:value-type="float" office:value="205745033241" calcext:value-type="float">
            <text:p>20574503324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2328" calcext:value-type="float">
            <text:p>92328</text:p>
          </table:table-cell>
          <table:table-cell office:value-type="string" calcext:value-type="string">
            <text:p>29/03/2016</text:p>
          </table:table-cell>
          <table:table-cell office:value-type="string" calcext:value-type="string">
            <text:p>11/04/2017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14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587445" calcext:value-type="float">
            <text:p>9941587445</text:p>
          </table:table-cell>
          <table:table-cell table:style-name="ce7" office:value-type="string" calcext:value-type="string">
            <text:p>g76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4818C</text:p>
          </table:table-cell>
          <table:table-cell office:value-type="string" calcext:value-type="string">
            <text:p>5A97</text:p>
          </table:table-cell>
          <table:table-cell office:value-type="float" office:value="229968373734" calcext:value-type="float">
            <text:p>229968373734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5875" calcext:value-type="float">
            <text:p>85875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03/10/2015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18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319389" calcext:value-type="float">
            <text:p>9972319389</text:p>
          </table:table-cell>
          <table:table-cell table:style-name="ce7" office:value-type="string" calcext:value-type="string">
            <text:p>b70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2B7E5</text:p>
          </table:table-cell>
          <table:table-cell office:value-type="string" calcext:value-type="string">
            <text:p>A0AF</text:p>
          </table:table-cell>
          <table:table-cell office:value-type="float" office:value="299964238886" calcext:value-type="float">
            <text:p>299964238886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3349" calcext:value-type="float">
            <text:p>13349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08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9926451" calcext:value-type="float">
            <text:p>9959926451</text:p>
          </table:table-cell>
          <table:table-cell table:style-name="ce7" office:value-type="string" calcext:value-type="string">
            <text:p>A2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9E174</text:p>
          </table:table-cell>
          <table:table-cell office:value-type="string" calcext:value-type="string">
            <text:p>D852</text:p>
          </table:table-cell>
          <table:table-cell office:value-type="float" office:value="274439107809" calcext:value-type="float">
            <text:p>27443910780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6927" calcext:value-type="float">
            <text:p>66927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18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5415093" calcext:value-type="float">
            <text:p>9965415093</text:p>
          </table:table-cell>
          <table:table-cell table:style-name="ce7" office:value-type="string" calcext:value-type="string">
            <text:p>O9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12BA9</text:p>
          </table:table-cell>
          <table:table-cell office:value-type="string" calcext:value-type="string">
            <text:p>4430</text:p>
          </table:table-cell>
          <table:table-cell office:value-type="float" office:value="245873087279" calcext:value-type="float">
            <text:p>245873087279</text:p>
          </table:table-cell>
          <table:table-cell office:value-type="float" office:value="93" calcext:value-type="float">
            <text:p>9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3078" calcext:value-type="float">
            <text:p>13078</text:p>
          </table:table-cell>
          <table:table-cell office:value-type="string" calcext:value-type="string">
            <text:p>07/08/2015</text:p>
          </table:table-cell>
          <table:table-cell office:value-type="string" calcext:value-type="string">
            <text:p>16/06/2016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13/10/2015</text:p>
          </table:table-cell>
          <table:table-cell office:value-type="string" calcext:value-type="string">
            <text:p>10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351804" calcext:value-type="float">
            <text:p>9965351804</text:p>
          </table:table-cell>
          <table:table-cell table:style-name="ce7" office:value-type="string" calcext:value-type="string">
            <text:p>Z94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D828C</text:p>
          </table:table-cell>
          <table:table-cell office:value-type="string" calcext:value-type="string">
            <text:p>171A</text:p>
          </table:table-cell>
          <table:table-cell office:value-type="float" office:value="248872532607" calcext:value-type="float">
            <text:p>248872532607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0453" calcext:value-type="float">
            <text:p>20453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25/11/2016</text:p>
          </table:table-cell>
          <table:table-cell office:value-type="string" calcext:value-type="string">
            <text:p>24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8612052" calcext:value-type="float">
            <text:p>9938612052</text:p>
          </table:table-cell>
          <table:table-cell table:style-name="ce7" office:value-type="string" calcext:value-type="string">
            <text:p>z75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3499E</text:p>
          </table:table-cell>
          <table:table-cell office:value-type="string" calcext:value-type="string">
            <text:p>899A</text:p>
          </table:table-cell>
          <table:table-cell office:value-type="float" office:value="279511235815" calcext:value-type="float">
            <text:p>279511235815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6824" calcext:value-type="float">
            <text:p>76824</text:p>
          </table:table-cell>
          <table:table-cell office:value-type="string" calcext:value-type="string">
            <text:p>05/04/2016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10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648831" calcext:value-type="float">
            <text:p>9922648831</text:p>
          </table:table-cell>
          <table:table-cell table:style-name="ce7" office:value-type="string" calcext:value-type="string">
            <text:p>v2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EB61D</text:p>
          </table:table-cell>
          <table:table-cell office:value-type="string" calcext:value-type="string">
            <text:p>ED31</text:p>
          </table:table-cell>
          <table:table-cell office:value-type="float" office:value="282257729619" calcext:value-type="float">
            <text:p>282257729619</text:p>
          </table:table-cell>
          <table:table-cell office:value-type="float" office:value="51" calcext:value-type="float">
            <text:p>5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9200" calcext:value-type="float">
            <text:p>99200</text:p>
          </table:table-cell>
          <table:table-cell office:value-type="string" calcext:value-type="string">
            <text:p>19/10/2016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08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8589721" calcext:value-type="float">
            <text:p>9918589721</text:p>
          </table:table-cell>
          <table:table-cell table:style-name="ce7" office:value-type="string" calcext:value-type="string">
            <text:p>L96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E494A</text:p>
          </table:table-cell>
          <table:table-cell office:value-type="string" calcext:value-type="string">
            <text:p>9D6E</text:p>
          </table:table-cell>
          <table:table-cell office:value-type="float" office:value="274279963361" calcext:value-type="float">
            <text:p>274279963361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9201" calcext:value-type="float">
            <text:p>59201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13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5271913" calcext:value-type="float">
            <text:p>9945271913</text:p>
          </table:table-cell>
          <table:table-cell table:style-name="ce7" office:value-type="string" calcext:value-type="string">
            <text:p>S8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371BD</text:p>
          </table:table-cell>
          <table:table-cell office:value-type="string" calcext:value-type="string">
            <text:p>490B</text:p>
          </table:table-cell>
          <table:table-cell office:value-type="float" office:value="225253077588" calcext:value-type="float">
            <text:p>225253077588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8630" calcext:value-type="float">
            <text:p>68630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12/07/2016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29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479565" calcext:value-type="float">
            <text:p>9924479565</text:p>
          </table:table-cell>
          <table:table-cell table:style-name="ce7" office:value-type="string" calcext:value-type="string">
            <text:p>N5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33ABC</text:p>
          </table:table-cell>
          <table:table-cell office:value-type="string" calcext:value-type="string">
            <text:p>B3E1</text:p>
          </table:table-cell>
          <table:table-cell office:value-type="float" office:value="249092854228" calcext:value-type="float">
            <text:p>24909285422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8622" calcext:value-type="float">
            <text:p>88622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0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7032763" calcext:value-type="float">
            <text:p>9987032763</text:p>
          </table:table-cell>
          <table:table-cell table:style-name="ce7" office:value-type="string" calcext:value-type="string">
            <text:p>S00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01E09</text:p>
          </table:table-cell>
          <table:table-cell office:value-type="string" calcext:value-type="string">
            <text:p>1E3E</text:p>
          </table:table-cell>
          <table:table-cell office:value-type="float" office:value="298317342399" calcext:value-type="float">
            <text:p>298317342399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7407" calcext:value-type="float">
            <text:p>97407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09/06/2016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27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577244" calcext:value-type="float">
            <text:p>9961577244</text:p>
          </table:table-cell>
          <table:table-cell table:style-name="ce7" office:value-type="string" calcext:value-type="string">
            <text:p>d27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1F6E2</text:p>
          </table:table-cell>
          <table:table-cell office:value-type="string" calcext:value-type="string">
            <text:p>CBFC</text:p>
          </table:table-cell>
          <table:table-cell office:value-type="float" office:value="221196496690" calcext:value-type="float">
            <text:p>22119649669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2631" calcext:value-type="float">
            <text:p>22631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25/02/2017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03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9659512" calcext:value-type="float">
            <text:p>9969659512</text:p>
          </table:table-cell>
          <table:table-cell table:style-name="ce7" office:value-type="string" calcext:value-type="string">
            <text:p>H57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FCEB4</text:p>
          </table:table-cell>
          <table:table-cell office:value-type="string" calcext:value-type="string">
            <text:p>B599</text:p>
          </table:table-cell>
          <table:table-cell office:value-type="float" office:value="224940613697" calcext:value-type="float">
            <text:p>22494061369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7001" calcext:value-type="float">
            <text:p>67001</text:p>
          </table:table-cell>
          <table:table-cell office:value-type="string" calcext:value-type="string">
            <text:p>23/12/2015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8/06/2016</text:p>
          </table:table-cell>
          <table:table-cell office:value-type="string" calcext:value-type="string">
            <text:p>16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842112" calcext:value-type="float">
            <text:p>9945842112</text:p>
          </table:table-cell>
          <table:table-cell table:style-name="ce7" office:value-type="string" calcext:value-type="string">
            <text:p>A4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1DC88</text:p>
          </table:table-cell>
          <table:table-cell office:value-type="string" calcext:value-type="string">
            <text:p>0CF6</text:p>
          </table:table-cell>
          <table:table-cell office:value-type="float" office:value="287005181398" calcext:value-type="float">
            <text:p>287005181398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8660" calcext:value-type="float">
            <text:p>18660</text:p>
          </table:table-cell>
          <table:table-cell office:value-type="string" calcext:value-type="string">
            <text:p>02/10/2015</text:p>
          </table:table-cell>
          <table:table-cell office:value-type="string" calcext:value-type="string">
            <text:p>02/01/2017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19/02/2016</text:p>
          </table:table-cell>
          <table:table-cell office:value-type="string" calcext:value-type="string">
            <text:p>06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617559" calcext:value-type="float">
            <text:p>9986617559</text:p>
          </table:table-cell>
          <table:table-cell table:style-name="ce7" office:value-type="string" calcext:value-type="string">
            <text:p>T20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FEC26</text:p>
          </table:table-cell>
          <table:table-cell office:value-type="string" calcext:value-type="string">
            <text:p>ACD9</text:p>
          </table:table-cell>
          <table:table-cell office:value-type="float" office:value="272132749359" calcext:value-type="float">
            <text:p>272132749359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9206" calcext:value-type="float">
            <text:p>89206</text:p>
          </table:table-cell>
          <table:table-cell office:value-type="string" calcext:value-type="string">
            <text:p>02/09/2015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14/04/2016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24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562387" calcext:value-type="float">
            <text:p>9961562387</text:p>
          </table:table-cell>
          <table:table-cell table:style-name="ce7" office:value-type="string" calcext:value-type="string">
            <text:p>B87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23928</text:p>
          </table:table-cell>
          <table:table-cell office:value-type="string" calcext:value-type="string">
            <text:p>EEB0</text:p>
          </table:table-cell>
          <table:table-cell office:value-type="float" office:value="222238407706" calcext:value-type="float">
            <text:p>22223840770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8931" calcext:value-type="float">
            <text:p>98931</text:p>
          </table:table-cell>
          <table:table-cell office:value-type="string" calcext:value-type="string">
            <text:p>03/01/2016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09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7767381" calcext:value-type="float">
            <text:p>9927767381</text:p>
          </table:table-cell>
          <table:table-cell table:style-name="ce7" office:value-type="string" calcext:value-type="string">
            <text:p>Z4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019BA</text:p>
          </table:table-cell>
          <table:table-cell office:value-type="string" calcext:value-type="string">
            <text:p>89FF</text:p>
          </table:table-cell>
          <table:table-cell office:value-type="float" office:value="256554389337" calcext:value-type="float">
            <text:p>25655438933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0172" calcext:value-type="float">
            <text:p>90172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04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0762579" calcext:value-type="float">
            <text:p>9900762579</text:p>
          </table:table-cell>
          <table:table-cell table:style-name="ce7" office:value-type="string" calcext:value-type="string">
            <text:p>v17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91709</text:p>
          </table:table-cell>
          <table:table-cell office:value-type="string" calcext:value-type="string">
            <text:p>A0D7</text:p>
          </table:table-cell>
          <table:table-cell office:value-type="float" office:value="297287270682" calcext:value-type="float">
            <text:p>29728727068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3593" calcext:value-type="float">
            <text:p>23593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22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8590231" calcext:value-type="float">
            <text:p>9948590231</text:p>
          </table:table-cell>
          <table:table-cell table:style-name="ce7" office:value-type="string" calcext:value-type="string">
            <text:p>f45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FB53B</text:p>
          </table:table-cell>
          <table:table-cell office:value-type="string" calcext:value-type="string">
            <text:p>ECD3</text:p>
          </table:table-cell>
          <table:table-cell office:value-type="float" office:value="214185616983" calcext:value-type="float">
            <text:p>214185616983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4366" calcext:value-type="float">
            <text:p>3436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22/05/2017</text:p>
          </table:table-cell>
          <table:table-cell office:value-type="string" calcext:value-type="string">
            <text:p>23/05/2017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19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7740357" calcext:value-type="float">
            <text:p>9937740357</text:p>
          </table:table-cell>
          <table:table-cell table:style-name="ce7" office:value-type="string" calcext:value-type="string">
            <text:p>q30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F1BF3</text:p>
          </table:table-cell>
          <table:table-cell office:value-type="string" calcext:value-type="string">
            <text:p>6C64</text:p>
          </table:table-cell>
          <table:table-cell office:value-type="float" office:value="204790718836" calcext:value-type="float">
            <text:p>204790718836</text:p>
          </table:table-cell>
          <table:table-cell office:value-type="float" office:value="95" calcext:value-type="float">
            <text:p>9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7351" calcext:value-type="float">
            <text:p>67351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04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413117" calcext:value-type="float">
            <text:p>9901413117</text:p>
          </table:table-cell>
          <table:table-cell table:style-name="ce7" office:value-type="string" calcext:value-type="string">
            <text:p>e96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70CF4</text:p>
          </table:table-cell>
          <table:table-cell office:value-type="string" calcext:value-type="string">
            <text:p>5DCC</text:p>
          </table:table-cell>
          <table:table-cell office:value-type="float" office:value="208470341519" calcext:value-type="float">
            <text:p>208470341519</text:p>
          </table:table-cell>
          <table:table-cell office:value-type="float" office:value="33" calcext:value-type="float">
            <text:p>3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9533" calcext:value-type="float">
            <text:p>79533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02/10/2016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09/07/2015</text:p>
          </table:table-cell>
          <table:table-cell office:value-type="string" calcext:value-type="string">
            <text:p>06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6676188" calcext:value-type="float">
            <text:p>9936676188</text:p>
          </table:table-cell>
          <table:table-cell table:style-name="ce7" office:value-type="string" calcext:value-type="string">
            <text:p>Y7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56F07</text:p>
          </table:table-cell>
          <table:table-cell office:value-type="string" calcext:value-type="string">
            <text:p>CCE7</text:p>
          </table:table-cell>
          <table:table-cell office:value-type="float" office:value="297291795094" calcext:value-type="float">
            <text:p>297291795094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7604" calcext:value-type="float">
            <text:p>67604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08/01/2016</text:p>
          </table:table-cell>
          <table:table-cell office:value-type="string" calcext:value-type="string">
            <text:p>17/02/2016</text:p>
          </table:table-cell>
          <table:table-cell office:value-type="string" calcext:value-type="string">
            <text:p>22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8841463" calcext:value-type="float">
            <text:p>9938841463</text:p>
          </table:table-cell>
          <table:table-cell table:style-name="ce7" office:value-type="string" calcext:value-type="string">
            <text:p>O5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D3D76</text:p>
          </table:table-cell>
          <table:table-cell office:value-type="string" calcext:value-type="string">
            <text:p>5E6E</text:p>
          </table:table-cell>
          <table:table-cell office:value-type="float" office:value="218520041397" calcext:value-type="float">
            <text:p>21852004139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3658" calcext:value-type="float">
            <text:p>33658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27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6001679" calcext:value-type="float">
            <text:p>9936001679</text:p>
          </table:table-cell>
          <table:table-cell table:style-name="ce7" office:value-type="string" calcext:value-type="string">
            <text:p>q77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E17A7</text:p>
          </table:table-cell>
          <table:table-cell office:value-type="string" calcext:value-type="string">
            <text:p>F6BC</text:p>
          </table:table-cell>
          <table:table-cell office:value-type="float" office:value="235973967905" calcext:value-type="float">
            <text:p>23597396790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3381" calcext:value-type="float">
            <text:p>93381</text:p>
          </table:table-cell>
          <table:table-cell office:value-type="string" calcext:value-type="string">
            <text:p>21/12/2016</text:p>
          </table:table-cell>
          <table:table-cell office:value-type="string" calcext:value-type="string">
            <text:p>01/05/2016</text:p>
          </table:table-cell>
          <table:table-cell office:value-type="string" calcext:value-type="string">
            <text:p>25/12/2016</text:p>
          </table:table-cell>
          <table:table-cell office:value-type="string" calcext:value-type="string">
            <text:p>09/09/2016</text:p>
          </table:table-cell>
          <table:table-cell office:value-type="string" calcext:value-type="string">
            <text:p>29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3765757" calcext:value-type="float">
            <text:p>9943765757</text:p>
          </table:table-cell>
          <table:table-cell table:style-name="ce7" office:value-type="string" calcext:value-type="string">
            <text:p>l34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10926</text:p>
          </table:table-cell>
          <table:table-cell office:value-type="string" calcext:value-type="string">
            <text:p>15B2</text:p>
          </table:table-cell>
          <table:table-cell office:value-type="float" office:value="261207728664" calcext:value-type="float">
            <text:p>261207728664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5252" calcext:value-type="float">
            <text:p>65252</text:p>
          </table:table-cell>
          <table:table-cell office:value-type="string" calcext:value-type="string">
            <text:p>15/09/2015</text:p>
          </table:table-cell>
          <table:table-cell office:value-type="string" calcext:value-type="string">
            <text:p>04/06/2017</text:p>
          </table:table-cell>
          <table:table-cell office:value-type="string" calcext:value-type="string">
            <text:p>05/06/2016</text:p>
          </table:table-cell>
          <table:table-cell office:value-type="string" calcext:value-type="string">
            <text:p>04/03/2017</text:p>
          </table:table-cell>
          <table:table-cell office:value-type="string" calcext:value-type="string">
            <text:p>18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9797921" calcext:value-type="float">
            <text:p>9959797921</text:p>
          </table:table-cell>
          <table:table-cell table:style-name="ce7" office:value-type="string" calcext:value-type="string">
            <text:p>B23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36BEF</text:p>
          </table:table-cell>
          <table:table-cell office:value-type="string" calcext:value-type="string">
            <text:p>8C8A</text:p>
          </table:table-cell>
          <table:table-cell office:value-type="float" office:value="226208090533" calcext:value-type="float">
            <text:p>2262080905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5506" calcext:value-type="float">
            <text:p>65506</text:p>
          </table:table-cell>
          <table:table-cell office:value-type="string" calcext:value-type="string">
            <text:p>21/02/2016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0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1421140" calcext:value-type="float">
            <text:p>9911421140</text:p>
          </table:table-cell>
          <table:table-cell table:style-name="ce7" office:value-type="string" calcext:value-type="string">
            <text:p>y45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31D02</text:p>
          </table:table-cell>
          <table:table-cell office:value-type="string" calcext:value-type="string">
            <text:p>669F</text:p>
          </table:table-cell>
          <table:table-cell office:value-type="float" office:value="277049417818" calcext:value-type="float">
            <text:p>277049417818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5693" calcext:value-type="float">
            <text:p>35693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01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024853" calcext:value-type="float">
            <text:p>9982024853</text:p>
          </table:table-cell>
          <table:table-cell table:style-name="ce7" office:value-type="string" calcext:value-type="string">
            <text:p>K56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186BE</text:p>
          </table:table-cell>
          <table:table-cell office:value-type="string" calcext:value-type="string">
            <text:p>1248</text:p>
          </table:table-cell>
          <table:table-cell office:value-type="float" office:value="237414292689" calcext:value-type="float">
            <text:p>23741429268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9027" calcext:value-type="float">
            <text:p>79027</text:p>
          </table:table-cell>
          <table:table-cell office:value-type="string" calcext:value-type="string">
            <text:p>22/04/2017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04/07/2015</text:p>
          </table:table-cell>
          <table:table-cell office:value-type="string" calcext:value-type="string">
            <text:p>21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3717367" calcext:value-type="float">
            <text:p>9933717367</text:p>
          </table:table-cell>
          <table:table-cell table:style-name="ce7" office:value-type="string" calcext:value-type="string">
            <text:p>t53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404DF</text:p>
          </table:table-cell>
          <table:table-cell office:value-type="string" calcext:value-type="string">
            <text:p>4CE0</text:p>
          </table:table-cell>
          <table:table-cell office:value-type="float" office:value="259561183398" calcext:value-type="float">
            <text:p>25956118339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3017" calcext:value-type="float">
            <text:p>83017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3/01/2016</text:p>
          </table:table-cell>
          <table:table-cell office:value-type="string" calcext:value-type="string">
            <text:p>30/03/2016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0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466408" calcext:value-type="float">
            <text:p>9965466408</text:p>
          </table:table-cell>
          <table:table-cell table:style-name="ce7" office:value-type="string" calcext:value-type="string">
            <text:p>L73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674CE</text:p>
          </table:table-cell>
          <table:table-cell office:value-type="string" calcext:value-type="string">
            <text:p>61BB</text:p>
          </table:table-cell>
          <table:table-cell office:value-type="float" office:value="224381943882" calcext:value-type="float">
            <text:p>224381943882</text:p>
          </table:table-cell>
          <table:table-cell office:value-type="float" office:value="34" calcext:value-type="float">
            <text:p>3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3637" calcext:value-type="float">
            <text:p>43637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22/05/2017</text:p>
          </table:table-cell>
          <table:table-cell office:value-type="string" calcext:value-type="string">
            <text:p>30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8765354" calcext:value-type="float">
            <text:p>9928765354</text:p>
          </table:table-cell>
          <table:table-cell table:style-name="ce7" office:value-type="string" calcext:value-type="string">
            <text:p>G53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A4105</text:p>
          </table:table-cell>
          <table:table-cell office:value-type="string" calcext:value-type="string">
            <text:p>0C4A</text:p>
          </table:table-cell>
          <table:table-cell office:value-type="float" office:value="206299629948" calcext:value-type="float">
            <text:p>20629962994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85291" calcext:value-type="float">
            <text:p>85291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05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253087" calcext:value-type="float">
            <text:p>9925253087</text:p>
          </table:table-cell>
          <table:table-cell table:style-name="ce7" office:value-type="string" calcext:value-type="string">
            <text:p>g3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EF966</text:p>
          </table:table-cell>
          <table:table-cell office:value-type="string" calcext:value-type="string">
            <text:p>D1C8</text:p>
          </table:table-cell>
          <table:table-cell office:value-type="float" office:value="263263128154" calcext:value-type="float">
            <text:p>263263128154</text:p>
          </table:table-cell>
          <table:table-cell office:value-type="float" office:value="33" calcext:value-type="float">
            <text:p>3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3008" calcext:value-type="float">
            <text:p>43008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7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163650" calcext:value-type="float">
            <text:p>9947163650</text:p>
          </table:table-cell>
          <table:table-cell table:style-name="ce7" office:value-type="string" calcext:value-type="string">
            <text:p>f1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137FD</text:p>
          </table:table-cell>
          <table:table-cell office:value-type="string" calcext:value-type="string">
            <text:p>0930</text:p>
          </table:table-cell>
          <table:table-cell office:value-type="float" office:value="260284105716" calcext:value-type="float">
            <text:p>260284105716</text:p>
          </table:table-cell>
          <table:table-cell office:value-type="float" office:value="64" calcext:value-type="float">
            <text:p>6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5628" calcext:value-type="float">
            <text:p>55628</text:p>
          </table:table-cell>
          <table:table-cell office:value-type="string" calcext:value-type="string">
            <text:p>21/03/2016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21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301133" calcext:value-type="float">
            <text:p>9945301133</text:p>
          </table:table-cell>
          <table:table-cell table:style-name="ce7" office:value-type="string" calcext:value-type="string">
            <text:p>E1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E75AF</text:p>
          </table:table-cell>
          <table:table-cell office:value-type="string" calcext:value-type="string">
            <text:p>4C9A</text:p>
          </table:table-cell>
          <table:table-cell office:value-type="float" office:value="284474390070" calcext:value-type="float">
            <text:p>284474390070</text:p>
          </table:table-cell>
          <table:table-cell office:value-type="float" office:value="38" calcext:value-type="float">
            <text:p>3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3150" calcext:value-type="float">
            <text:p>43150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26/11/2016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03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9312415" calcext:value-type="float">
            <text:p>9919312415</text:p>
          </table:table-cell>
          <table:table-cell table:style-name="ce7" office:value-type="string" calcext:value-type="string">
            <text:p>S15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9F524</text:p>
          </table:table-cell>
          <table:table-cell office:value-type="string" calcext:value-type="string">
            <text:p>895C</text:p>
          </table:table-cell>
          <table:table-cell office:value-type="float" office:value="212611284319" calcext:value-type="float">
            <text:p>212611284319</text:p>
          </table:table-cell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6856" calcext:value-type="float">
            <text:p>76856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26/04/2016</text:p>
          </table:table-cell>
          <table:table-cell office:value-type="string" calcext:value-type="string">
            <text:p>11/04/2017</text:p>
          </table:table-cell>
          <table:table-cell office:value-type="string" calcext:value-type="string">
            <text:p>27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1176752" calcext:value-type="float">
            <text:p>9951176752</text:p>
          </table:table-cell>
          <table:table-cell table:style-name="ce7" office:value-type="string" calcext:value-type="string">
            <text:p>j4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83656</text:p>
          </table:table-cell>
          <table:table-cell office:value-type="string" calcext:value-type="string">
            <text:p>15BC</text:p>
          </table:table-cell>
          <table:table-cell office:value-type="float" office:value="286984494204" calcext:value-type="float">
            <text:p>28698449420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8565" calcext:value-type="float">
            <text:p>58565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09/05/2016</text:p>
          </table:table-cell>
          <table:table-cell office:value-type="string" calcext:value-type="string">
            <text:p>28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8124978" calcext:value-type="float">
            <text:p>9968124978</text:p>
          </table:table-cell>
          <table:table-cell table:style-name="ce7" office:value-type="string" calcext:value-type="string">
            <text:p>O24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94217</text:p>
          </table:table-cell>
          <table:table-cell office:value-type="string" calcext:value-type="string">
            <text:p>E527</text:p>
          </table:table-cell>
          <table:table-cell office:value-type="float" office:value="227977530496" calcext:value-type="float">
            <text:p>227977530496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6632" calcext:value-type="float">
            <text:p>56632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04/03/2017</text:p>
          </table:table-cell>
          <table:table-cell office:value-type="string" calcext:value-type="string">
            <text:p>11/09/2016</text:p>
          </table:table-cell>
          <table:table-cell office:value-type="string" calcext:value-type="string">
            <text:p>06/04/2017</text:p>
          </table:table-cell>
          <table:table-cell office:value-type="string" calcext:value-type="string">
            <text:p>15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0914450" calcext:value-type="float">
            <text:p>9980914450</text:p>
          </table:table-cell>
          <table:table-cell table:style-name="ce7" office:value-type="string" calcext:value-type="string">
            <text:p>x8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8C48D</text:p>
          </table:table-cell>
          <table:table-cell office:value-type="string" calcext:value-type="string">
            <text:p>EDFF</text:p>
          </table:table-cell>
          <table:table-cell office:value-type="float" office:value="202018698937" calcext:value-type="float">
            <text:p>202018698937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8321" calcext:value-type="float">
            <text:p>28321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02/01/2017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0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147678" calcext:value-type="float">
            <text:p>9901147678</text:p>
          </table:table-cell>
          <table:table-cell table:style-name="ce7" office:value-type="string" calcext:value-type="string">
            <text:p>k64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F3F28</text:p>
          </table:table-cell>
          <table:table-cell office:value-type="string" calcext:value-type="string">
            <text:p>BA3F</text:p>
          </table:table-cell>
          <table:table-cell office:value-type="float" office:value="219469675453" calcext:value-type="float">
            <text:p>219469675453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4662" calcext:value-type="float">
            <text:p>54662</text:p>
          </table:table-cell>
          <table:table-cell office:value-type="string" calcext:value-type="string">
            <text:p>20/03/2016</text:p>
          </table:table-cell>
          <table:table-cell office:value-type="string" calcext:value-type="string">
            <text:p>25/12/2016</text:p>
          </table:table-cell>
          <table:table-cell office:value-type="string" calcext:value-type="string">
            <text:p>31/05/2016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1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831635" calcext:value-type="float">
            <text:p>9975831635</text:p>
          </table:table-cell>
          <table:table-cell table:style-name="ce7" office:value-type="string" calcext:value-type="string">
            <text:p>w28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29892</text:p>
          </table:table-cell>
          <table:table-cell office:value-type="string" calcext:value-type="string">
            <text:p>FC2D</text:p>
          </table:table-cell>
          <table:table-cell office:value-type="float" office:value="271725461528" calcext:value-type="float">
            <text:p>271725461528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7295" calcext:value-type="float">
            <text:p>27295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22/01/2016</text:p>
          </table:table-cell>
          <table:table-cell office:value-type="string" calcext:value-type="string">
            <text:p>24/09/2016</text:p>
          </table:table-cell>
          <table:table-cell office:value-type="string" calcext:value-type="string">
            <text:p>14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996999" calcext:value-type="float">
            <text:p>9961996999</text:p>
          </table:table-cell>
          <table:table-cell table:style-name="ce7" office:value-type="string" calcext:value-type="string">
            <text:p>z8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BDF7F</text:p>
          </table:table-cell>
          <table:table-cell office:value-type="string" calcext:value-type="string">
            <text:p>99A9</text:p>
          </table:table-cell>
          <table:table-cell office:value-type="float" office:value="292714611194" calcext:value-type="float">
            <text:p>292714611194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2973" calcext:value-type="float">
            <text:p>22973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06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3732193" calcext:value-type="float">
            <text:p>9903732193</text:p>
          </table:table-cell>
          <table:table-cell table:style-name="ce7" office:value-type="string" calcext:value-type="string">
            <text:p>R93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DC382</text:p>
          </table:table-cell>
          <table:table-cell office:value-type="string" calcext:value-type="string">
            <text:p>8E2C</text:p>
          </table:table-cell>
          <table:table-cell office:value-type="float" office:value="230252654833" calcext:value-type="float">
            <text:p>230252654833</text:p>
          </table:table-cell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5729" calcext:value-type="float">
            <text:p>95729</text:p>
          </table:table-cell>
          <table:table-cell office:value-type="string" calcext:value-type="string">
            <text:p>22/08/2015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21/02/2016</text:p>
          </table:table-cell>
          <table:table-cell office:value-type="string" calcext:value-type="string">
            <text:p>18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9731487" calcext:value-type="float">
            <text:p>9919731487</text:p>
          </table:table-cell>
          <table:table-cell table:style-name="ce7" office:value-type="string" calcext:value-type="string">
            <text:p>y1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0ADA5</text:p>
          </table:table-cell>
          <table:table-cell office:value-type="string" calcext:value-type="string">
            <text:p>AC5E</text:p>
          </table:table-cell>
          <table:table-cell office:value-type="float" office:value="211420585848" calcext:value-type="float">
            <text:p>211420585848</text:p>
          </table:table-cell>
          <table:table-cell office:value-type="float" office:value="62" calcext:value-type="float">
            <text:p>6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2798" calcext:value-type="float">
            <text:p>32798</text:p>
          </table:table-cell>
          <table:table-cell office:value-type="string" calcext:value-type="string">
            <text:p>28/05/2017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24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7210245" calcext:value-type="float">
            <text:p>9927210245</text:p>
          </table:table-cell>
          <table:table-cell table:style-name="ce7" office:value-type="string" calcext:value-type="string">
            <text:p>B34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6AADA</text:p>
          </table:table-cell>
          <table:table-cell office:value-type="string" calcext:value-type="string">
            <text:p>A654</text:p>
          </table:table-cell>
          <table:table-cell office:value-type="float" office:value="276683533875" calcext:value-type="float">
            <text:p>276683533875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3538" calcext:value-type="float">
            <text:p>63538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05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6529424" calcext:value-type="float">
            <text:p>9946529424</text:p>
          </table:table-cell>
          <table:table-cell table:style-name="ce7" office:value-type="string" calcext:value-type="string">
            <text:p>Y64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BEEA0</text:p>
          </table:table-cell>
          <table:table-cell office:value-type="string" calcext:value-type="string">
            <text:p>35DE</text:p>
          </table:table-cell>
          <table:table-cell office:value-type="float" office:value="272939894327" calcext:value-type="float">
            <text:p>272939894327</text:p>
          </table:table-cell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5163" calcext:value-type="float">
            <text:p>85163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23/06/2017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19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540749" calcext:value-type="float">
            <text:p>9929540749</text:p>
          </table:table-cell>
          <table:table-cell table:style-name="ce7" office:value-type="string" calcext:value-type="string">
            <text:p>p9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251E7</text:p>
          </table:table-cell>
          <table:table-cell office:value-type="string" calcext:value-type="string">
            <text:p>CC41</text:p>
          </table:table-cell>
          <table:table-cell office:value-type="float" office:value="258838329107" calcext:value-type="float">
            <text:p>25883832910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2276" calcext:value-type="float">
            <text:p>32276</text:p>
          </table:table-cell>
          <table:table-cell office:value-type="string" calcext:value-type="string">
            <text:p>13/11/2015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03/04/2016</text:p>
          </table:table-cell>
          <table:table-cell office:value-type="string" calcext:value-type="string">
            <text:p>25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6634676" calcext:value-type="float">
            <text:p>9936634676</text:p>
          </table:table-cell>
          <table:table-cell table:style-name="ce7" office:value-type="string" calcext:value-type="string">
            <text:p>M78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FE20F</text:p>
          </table:table-cell>
          <table:table-cell office:value-type="string" calcext:value-type="string">
            <text:p>30AA</text:p>
          </table:table-cell>
          <table:table-cell office:value-type="float" office:value="240605809584" calcext:value-type="float">
            <text:p>240605809584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3885" calcext:value-type="float">
            <text:p>93885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15/06/2016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13/07/2015</text:p>
          </table:table-cell>
          <table:table-cell office:value-type="string" calcext:value-type="string">
            <text:p>15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147342" calcext:value-type="float">
            <text:p>9922147342</text:p>
          </table:table-cell>
          <table:table-cell table:style-name="ce7" office:value-type="string" calcext:value-type="string">
            <text:p>V49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AEFC8</text:p>
          </table:table-cell>
          <table:table-cell office:value-type="string" calcext:value-type="string">
            <text:p>78A2</text:p>
          </table:table-cell>
          <table:table-cell office:value-type="float" office:value="295948348504" calcext:value-type="float">
            <text:p>295948348504</text:p>
          </table:table-cell>
          <table:table-cell office:value-type="float" office:value="35" calcext:value-type="float">
            <text:p>3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4036" calcext:value-type="float">
            <text:p>54036</text:p>
          </table:table-cell>
          <table:table-cell office:value-type="string" calcext:value-type="string">
            <text:p>23/12/2015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15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478429" calcext:value-type="float">
            <text:p>9951478429</text:p>
          </table:table-cell>
          <table:table-cell table:style-name="ce7" office:value-type="string" calcext:value-type="string">
            <text:p>D4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E01E6</text:p>
          </table:table-cell>
          <table:table-cell office:value-type="string" calcext:value-type="string">
            <text:p>96BE</text:p>
          </table:table-cell>
          <table:table-cell office:value-type="float" office:value="298195832752" calcext:value-type="float">
            <text:p>298195832752</text:p>
          </table:table-cell>
          <table:table-cell office:value-type="float" office:value="92" calcext:value-type="float">
            <text:p>9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6201" calcext:value-type="float">
            <text:p>66201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18/05/2017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20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658242" calcext:value-type="float">
            <text:p>9922658242</text:p>
          </table:table-cell>
          <table:table-cell table:style-name="ce7" office:value-type="string" calcext:value-type="string">
            <text:p>s91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54AE1</text:p>
          </table:table-cell>
          <table:table-cell office:value-type="string" calcext:value-type="string">
            <text:p>48D3</text:p>
          </table:table-cell>
          <table:table-cell office:value-type="float" office:value="268091717216" calcext:value-type="float">
            <text:p>268091717216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4616" calcext:value-type="float">
            <text:p>44616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08/02/2016</text:p>
          </table:table-cell>
          <table:table-cell office:value-type="string" calcext:value-type="string">
            <text:p>22/12/2016</text:p>
          </table:table-cell>
          <table:table-cell office:value-type="string" calcext:value-type="string">
            <text:p>23/03/2016</text:p>
          </table:table-cell>
          <table:table-cell office:value-type="string" calcext:value-type="string">
            <text:p>26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4666680" calcext:value-type="float">
            <text:p>9934666680</text:p>
          </table:table-cell>
          <table:table-cell table:style-name="ce7" office:value-type="string" calcext:value-type="string">
            <text:p>T61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F5752</text:p>
          </table:table-cell>
          <table:table-cell office:value-type="string" calcext:value-type="string">
            <text:p>7601</text:p>
          </table:table-cell>
          <table:table-cell office:value-type="float" office:value="233315954509" calcext:value-type="float">
            <text:p>233315954509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6500" calcext:value-type="float">
            <text:p>46500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29/10/2016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26/07/2016</text:p>
          </table:table-cell>
          <table:table-cell office:value-type="string" calcext:value-type="string">
            <text:p>12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2441120" calcext:value-type="float">
            <text:p>9952441120</text:p>
          </table:table-cell>
          <table:table-cell table:style-name="ce7" office:value-type="string" calcext:value-type="string">
            <text:p>j29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3C235</text:p>
          </table:table-cell>
          <table:table-cell office:value-type="string" calcext:value-type="string">
            <text:p>6932</text:p>
          </table:table-cell>
          <table:table-cell office:value-type="float" office:value="216222075462" calcext:value-type="float">
            <text:p>21622207546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7036" calcext:value-type="float">
            <text:p>67036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22/05/2017</text:p>
          </table:table-cell>
          <table:table-cell office:value-type="string" calcext:value-type="string">
            <text:p>16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125060" calcext:value-type="float">
            <text:p>9913125060</text:p>
          </table:table-cell>
          <table:table-cell table:style-name="ce7" office:value-type="string" calcext:value-type="string">
            <text:p>Y09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88875</text:p>
          </table:table-cell>
          <table:table-cell office:value-type="string" calcext:value-type="string">
            <text:p>F1FB</text:p>
          </table:table-cell>
          <table:table-cell office:value-type="float" office:value="254792760963" calcext:value-type="float">
            <text:p>254792760963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0184" calcext:value-type="float">
            <text:p>20184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27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7604767" calcext:value-type="float">
            <text:p>9957604767</text:p>
          </table:table-cell>
          <table:table-cell table:style-name="ce7" office:value-type="string" calcext:value-type="string">
            <text:p>S19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D95BE</text:p>
          </table:table-cell>
          <table:table-cell office:value-type="string" calcext:value-type="string">
            <text:p>933E</text:p>
          </table:table-cell>
          <table:table-cell office:value-type="float" office:value="239125520563" calcext:value-type="float">
            <text:p>239125520563</text:p>
          </table:table-cell>
          <table:table-cell office:value-type="float" office:value="45" calcext:value-type="float">
            <text:p>4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1272" calcext:value-type="float">
            <text:p>61272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30/04/2017</text:p>
          </table:table-cell>
          <table:table-cell office:value-type="string" calcext:value-type="string">
            <text:p>01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2988198" calcext:value-type="float">
            <text:p>9942988198</text:p>
          </table:table-cell>
          <table:table-cell table:style-name="ce7" office:value-type="string" calcext:value-type="string">
            <text:p>p00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9B2F4</text:p>
          </table:table-cell>
          <table:table-cell office:value-type="string" calcext:value-type="string">
            <text:p>BB7A</text:p>
          </table:table-cell>
          <table:table-cell office:value-type="float" office:value="217499009940" calcext:value-type="float">
            <text:p>217499009940</text:p>
          </table:table-cell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0967" calcext:value-type="float">
            <text:p>80967</text:p>
          </table:table-cell>
          <table:table-cell office:value-type="string" calcext:value-type="string">
            <text:p>06/04/2016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20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322568" calcext:value-type="float">
            <text:p>9925322568</text:p>
          </table:table-cell>
          <table:table-cell table:style-name="ce7" office:value-type="string" calcext:value-type="string">
            <text:p>n3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00801</text:p>
          </table:table-cell>
          <table:table-cell office:value-type="string" calcext:value-type="string">
            <text:p>EC35</text:p>
          </table:table-cell>
          <table:table-cell office:value-type="float" office:value="207108789029" calcext:value-type="float">
            <text:p>20710878902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6553" calcext:value-type="float">
            <text:p>76553</text:p>
          </table:table-cell>
          <table:table-cell office:value-type="string" calcext:value-type="string">
            <text:p>18/06/2017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01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7445189" calcext:value-type="float">
            <text:p>9947445189</text:p>
          </table:table-cell>
          <table:table-cell table:style-name="ce7" office:value-type="string" calcext:value-type="string">
            <text:p>b0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51CAD</text:p>
          </table:table-cell>
          <table:table-cell office:value-type="string" calcext:value-type="string">
            <text:p>457F</text:p>
          </table:table-cell>
          <table:table-cell office:value-type="float" office:value="296161310489" calcext:value-type="float">
            <text:p>29616131048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0419" calcext:value-type="float">
            <text:p>20419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15/06/2016</text:p>
          </table:table-cell>
          <table:table-cell office:value-type="string" calcext:value-type="string">
            <text:p>02/04/2017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07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580337" calcext:value-type="float">
            <text:p>9956580337</text:p>
          </table:table-cell>
          <table:table-cell table:style-name="ce7" office:value-type="string" calcext:value-type="string">
            <text:p>w1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2FEF4</text:p>
          </table:table-cell>
          <table:table-cell office:value-type="string" calcext:value-type="string">
            <text:p>A759</text:p>
          </table:table-cell>
          <table:table-cell office:value-type="float" office:value="236048686750" calcext:value-type="float">
            <text:p>23604868675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7433" calcext:value-type="float">
            <text:p>87433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21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410377" calcext:value-type="float">
            <text:p>9912410377</text:p>
          </table:table-cell>
          <table:table-cell table:style-name="ce7" office:value-type="string" calcext:value-type="string">
            <text:p>g84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8897C</text:p>
          </table:table-cell>
          <table:table-cell office:value-type="string" calcext:value-type="string">
            <text:p>2BED</text:p>
          </table:table-cell>
          <table:table-cell office:value-type="float" office:value="244120075897" calcext:value-type="float">
            <text:p>244120075897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5516" calcext:value-type="float">
            <text:p>65516</text:p>
          </table:table-cell>
          <table:table-cell office:value-type="string" calcext:value-type="string">
            <text:p>29/03/2016</text:p>
          </table:table-cell>
          <table:table-cell office:value-type="string" calcext:value-type="string">
            <text:p>13/03/2016</text:p>
          </table:table-cell>
          <table:table-cell office:value-type="string" calcext:value-type="string">
            <text:p>12/04/2016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26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574863" calcext:value-type="float">
            <text:p>9947574863</text:p>
          </table:table-cell>
          <table:table-cell table:style-name="ce7" office:value-type="string" calcext:value-type="string">
            <text:p>i51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8D367</text:p>
          </table:table-cell>
          <table:table-cell office:value-type="string" calcext:value-type="string">
            <text:p>7302</text:p>
          </table:table-cell>
          <table:table-cell office:value-type="float" office:value="218046361660" calcext:value-type="float">
            <text:p>218046361660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4002" calcext:value-type="float">
            <text:p>44002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29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8889515" calcext:value-type="float">
            <text:p>9958889515</text:p>
          </table:table-cell>
          <table:table-cell table:style-name="ce7" office:value-type="string" calcext:value-type="string">
            <text:p>D85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C8DD3</text:p>
          </table:table-cell>
          <table:table-cell office:value-type="string" calcext:value-type="string">
            <text:p>0A30</text:p>
          </table:table-cell>
          <table:table-cell office:value-type="float" office:value="220962953831" calcext:value-type="float">
            <text:p>22096295383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2390" calcext:value-type="float">
            <text:p>72390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4/03/2017</text:p>
          </table:table-cell>
          <table:table-cell office:value-type="string" calcext:value-type="string">
            <text:p>29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929962" calcext:value-type="float">
            <text:p>9946929962</text:p>
          </table:table-cell>
          <table:table-cell table:style-name="ce7" office:value-type="string" calcext:value-type="string">
            <text:p>c19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8E917</text:p>
          </table:table-cell>
          <table:table-cell office:value-type="string" calcext:value-type="string">
            <text:p>B0CD</text:p>
          </table:table-cell>
          <table:table-cell office:value-type="float" office:value="210831213652" calcext:value-type="float">
            <text:p>21083121365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0781" calcext:value-type="float">
            <text:p>20781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04/07/2015</text:p>
          </table:table-cell>
          <table:table-cell office:value-type="string" calcext:value-type="string">
            <text:p>14/08/2015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9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8874480" calcext:value-type="float">
            <text:p>9968874480</text:p>
          </table:table-cell>
          <table:table-cell table:style-name="ce7" office:value-type="string" calcext:value-type="string">
            <text:p>x6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512E8</text:p>
          </table:table-cell>
          <table:table-cell office:value-type="string" calcext:value-type="string">
            <text:p>B798</text:p>
          </table:table-cell>
          <table:table-cell office:value-type="float" office:value="228133604168" calcext:value-type="float">
            <text:p>228133604168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5225" calcext:value-type="float">
            <text:p>85225</text:p>
          </table:table-cell>
          <table:table-cell office:value-type="string" calcext:value-type="string">
            <text:p>18/04/2017</text:p>
          </table:table-cell>
          <table:table-cell office:value-type="string" calcext:value-type="string">
            <text:p>30/01/2016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16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510961" calcext:value-type="float">
            <text:p>9978510961</text:p>
          </table:table-cell>
          <table:table-cell table:style-name="ce7" office:value-type="string" calcext:value-type="string">
            <text:p>Z41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7417D</text:p>
          </table:table-cell>
          <table:table-cell office:value-type="string" calcext:value-type="string">
            <text:p>0D6D</text:p>
          </table:table-cell>
          <table:table-cell office:value-type="float" office:value="282535360957" calcext:value-type="float">
            <text:p>282535360957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4810" calcext:value-type="float">
            <text:p>54810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20/06/2017</text:p>
          </table:table-cell>
          <table:table-cell office:value-type="string" calcext:value-type="string">
            <text:p>20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3304772" calcext:value-type="float">
            <text:p>9983304772</text:p>
          </table:table-cell>
          <table:table-cell table:style-name="ce7" office:value-type="string" calcext:value-type="string">
            <text:p>V26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94DFE</text:p>
          </table:table-cell>
          <table:table-cell office:value-type="string" calcext:value-type="string">
            <text:p>A6F7</text:p>
          </table:table-cell>
          <table:table-cell office:value-type="float" office:value="226268886194" calcext:value-type="float">
            <text:p>226268886194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7294" calcext:value-type="float">
            <text:p>37294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27/04/2017</text:p>
          </table:table-cell>
          <table:table-cell office:value-type="string" calcext:value-type="string">
            <text:p>26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3612888" calcext:value-type="float">
            <text:p>9933612888</text:p>
          </table:table-cell>
          <table:table-cell table:style-name="ce7" office:value-type="string" calcext:value-type="string">
            <text:p>C76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1493B</text:p>
          </table:table-cell>
          <table:table-cell office:value-type="string" calcext:value-type="string">
            <text:p>845D</text:p>
          </table:table-cell>
          <table:table-cell office:value-type="float" office:value="206320945656" calcext:value-type="float">
            <text:p>206320945656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6276" calcext:value-type="float">
            <text:p>56276</text:p>
          </table:table-cell>
          <table:table-cell office:value-type="string" calcext:value-type="string">
            <text:p>27/09/2015</text:p>
          </table:table-cell>
          <table:table-cell office:value-type="string" calcext:value-type="string">
            <text:p>09/09/2015</text:p>
          </table:table-cell>
          <table:table-cell office:value-type="string" calcext:value-type="string">
            <text:p>13/01/2016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08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231240" calcext:value-type="float">
            <text:p>9930231240</text:p>
          </table:table-cell>
          <table:table-cell table:style-name="ce7" office:value-type="string" calcext:value-type="string">
            <text:p>A42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D4031</text:p>
          </table:table-cell>
          <table:table-cell office:value-type="string" calcext:value-type="string">
            <text:p>5AEB</text:p>
          </table:table-cell>
          <table:table-cell office:value-type="float" office:value="276607810267" calcext:value-type="float">
            <text:p>27660781026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1822" calcext:value-type="float">
            <text:p>21822</text:p>
          </table:table-cell>
          <table:table-cell office:value-type="string" calcext:value-type="string">
            <text:p>21/06/2017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27/02/2017</text:p>
          </table:table-cell>
          <table:table-cell office:value-type="string" calcext:value-type="string">
            <text:p>16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0517084" calcext:value-type="float">
            <text:p>9920517084</text:p>
          </table:table-cell>
          <table:table-cell table:style-name="ce7" office:value-type="string" calcext:value-type="string">
            <text:p>v7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579B5</text:p>
          </table:table-cell>
          <table:table-cell office:value-type="string" calcext:value-type="string">
            <text:p>CDF4</text:p>
          </table:table-cell>
          <table:table-cell office:value-type="float" office:value="265965383035" calcext:value-type="float">
            <text:p>265965383035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1387" calcext:value-type="float">
            <text:p>71387</text:p>
          </table:table-cell>
          <table:table-cell office:value-type="string" calcext:value-type="string">
            <text:p>09/01/2016</text:p>
          </table:table-cell>
          <table:table-cell office:value-type="string" calcext:value-type="string">
            <text:p>10/09/2015</text:p>
          </table:table-cell>
          <table:table-cell office:value-type="string" calcext:value-type="string">
            <text:p>24/08/2015</text:p>
          </table:table-cell>
          <table:table-cell office:value-type="string" calcext:value-type="string">
            <text:p>01/06/2016</text:p>
          </table:table-cell>
          <table:table-cell office:value-type="string" calcext:value-type="string">
            <text:p>27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8619355" calcext:value-type="float">
            <text:p>9918619355</text:p>
          </table:table-cell>
          <table:table-cell table:style-name="ce7" office:value-type="string" calcext:value-type="string">
            <text:p>z96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93735</text:p>
          </table:table-cell>
          <table:table-cell office:value-type="string" calcext:value-type="string">
            <text:p>27A0</text:p>
          </table:table-cell>
          <table:table-cell office:value-type="float" office:value="234144038030" calcext:value-type="float">
            <text:p>234144038030</text:p>
          </table:table-cell>
          <table:table-cell office:value-type="float" office:value="93" calcext:value-type="float">
            <text:p>9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3275" calcext:value-type="float">
            <text:p>23275</text:p>
          </table:table-cell>
          <table:table-cell office:value-type="string" calcext:value-type="string">
            <text:p>28/10/2015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31/08/2015</text:p>
          </table:table-cell>
          <table:table-cell office:value-type="string" calcext:value-type="string">
            <text:p>28/01/2017</text:p>
          </table:table-cell>
          <table:table-cell office:value-type="string" calcext:value-type="string">
            <text:p>26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4226316" calcext:value-type="float">
            <text:p>9974226316</text:p>
          </table:table-cell>
          <table:table-cell table:style-name="ce7" office:value-type="string" calcext:value-type="string">
            <text:p>G19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F28E8</text:p>
          </table:table-cell>
          <table:table-cell office:value-type="string" calcext:value-type="string">
            <text:p>3F9D</text:p>
          </table:table-cell>
          <table:table-cell office:value-type="float" office:value="291335551116" calcext:value-type="float">
            <text:p>29133555111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6874" calcext:value-type="float">
            <text:p>76874</text:p>
          </table:table-cell>
          <table:table-cell office:value-type="string" calcext:value-type="string">
            <text:p>05/07/2015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14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9186410" calcext:value-type="float">
            <text:p>9919186410</text:p>
          </table:table-cell>
          <table:table-cell table:style-name="ce7" office:value-type="string" calcext:value-type="string">
            <text:p>T90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9791B</text:p>
          </table:table-cell>
          <table:table-cell office:value-type="string" calcext:value-type="string">
            <text:p>6BAC</text:p>
          </table:table-cell>
          <table:table-cell office:value-type="float" office:value="299614617183" calcext:value-type="float">
            <text:p>299614617183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2482" calcext:value-type="float">
            <text:p>72482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27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731602" calcext:value-type="float">
            <text:p>9924731602</text:p>
          </table:table-cell>
          <table:table-cell table:style-name="ce7" office:value-type="string" calcext:value-type="string">
            <text:p>Q62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0C1AD</text:p>
          </table:table-cell>
          <table:table-cell office:value-type="string" calcext:value-type="string">
            <text:p>3A0C</text:p>
          </table:table-cell>
          <table:table-cell office:value-type="float" office:value="278675169850" calcext:value-type="float">
            <text:p>27867516985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8202" calcext:value-type="float">
            <text:p>68202</text:p>
          </table:table-cell>
          <table:table-cell office:value-type="string" calcext:value-type="string">
            <text:p>05/02/2016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3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370734" calcext:value-type="float">
            <text:p>9971370734</text:p>
          </table:table-cell>
          <table:table-cell table:style-name="ce7" office:value-type="string" calcext:value-type="string">
            <text:p>T77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C8F79</text:p>
          </table:table-cell>
          <table:table-cell office:value-type="string" calcext:value-type="string">
            <text:p>15A9</text:p>
          </table:table-cell>
          <table:table-cell office:value-type="float" office:value="278659981035" calcext:value-type="float">
            <text:p>278659981035</text:p>
          </table:table-cell>
          <table:table-cell office:value-type="float" office:value="52" calcext:value-type="float">
            <text:p>52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7354" calcext:value-type="float">
            <text:p>97354</text:p>
          </table:table-cell>
          <table:table-cell office:value-type="string" calcext:value-type="string">
            <text:p>18/04/2017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27/04/2017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04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263452" calcext:value-type="float">
            <text:p>9924263452</text:p>
          </table:table-cell>
          <table:table-cell table:style-name="ce7" office:value-type="string" calcext:value-type="string">
            <text:p>H59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30E8C</text:p>
          </table:table-cell>
          <table:table-cell office:value-type="string" calcext:value-type="string">
            <text:p>4351</text:p>
          </table:table-cell>
          <table:table-cell office:value-type="float" office:value="213698259025" calcext:value-type="float">
            <text:p>21369825902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7789" calcext:value-type="float">
            <text:p>97789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13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080437" calcext:value-type="float">
            <text:p>9949080437</text:p>
          </table:table-cell>
          <table:table-cell table:style-name="ce7" office:value-type="string" calcext:value-type="string">
            <text:p>O8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1E01A</text:p>
          </table:table-cell>
          <table:table-cell office:value-type="string" calcext:value-type="string">
            <text:p>EA56</text:p>
          </table:table-cell>
          <table:table-cell office:value-type="float" office:value="272992554386" calcext:value-type="float">
            <text:p>272992554386</text:p>
          </table:table-cell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3890" calcext:value-type="float">
            <text:p>93890</text:p>
          </table:table-cell>
          <table:table-cell office:value-type="string" calcext:value-type="string">
            <text:p>29/12/2015</text:p>
          </table:table-cell>
          <table:table-cell office:value-type="string" calcext:value-type="string">
            <text:p>20/03/2017</text:p>
          </table:table-cell>
          <table:table-cell office:value-type="string" calcext:value-type="string">
            <text:p>19/02/2016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30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8871043" calcext:value-type="float">
            <text:p>9968871043</text:p>
          </table:table-cell>
          <table:table-cell table:style-name="ce7" office:value-type="string" calcext:value-type="string">
            <text:p>N81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DC2DF</text:p>
          </table:table-cell>
          <table:table-cell office:value-type="string" calcext:value-type="string">
            <text:p>3FE5</text:p>
          </table:table-cell>
          <table:table-cell office:value-type="float" office:value="300486144115" calcext:value-type="float">
            <text:p>30048614411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8725" calcext:value-type="float">
            <text:p>68725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25/03/2016</text:p>
          </table:table-cell>
          <table:table-cell office:value-type="string" calcext:value-type="string">
            <text:p>15/06/2016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24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733773" calcext:value-type="float">
            <text:p>9912733773</text:p>
          </table:table-cell>
          <table:table-cell table:style-name="ce7" office:value-type="string" calcext:value-type="string">
            <text:p>w29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D0831</text:p>
          </table:table-cell>
          <table:table-cell office:value-type="string" calcext:value-type="string">
            <text:p>9678</text:p>
          </table:table-cell>
          <table:table-cell office:value-type="float" office:value="277441806651" calcext:value-type="float">
            <text:p>27744180665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5115" calcext:value-type="float">
            <text:p>85115</text:p>
          </table:table-cell>
          <table:table-cell office:value-type="string" calcext:value-type="string">
            <text:p>30/01/2016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14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431146" calcext:value-type="float">
            <text:p>9985431146</text:p>
          </table:table-cell>
          <table:table-cell table:style-name="ce7" office:value-type="string" calcext:value-type="string">
            <text:p>q93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FA181</text:p>
          </table:table-cell>
          <table:table-cell office:value-type="string" calcext:value-type="string">
            <text:p>D2E9</text:p>
          </table:table-cell>
          <table:table-cell office:value-type="float" office:value="261902973633" calcext:value-type="float">
            <text:p>261902973633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5756" calcext:value-type="float">
            <text:p>65756</text:p>
          </table:table-cell>
          <table:table-cell office:value-type="string" calcext:value-type="string">
            <text:p>23/06/2017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14/04/2017</text:p>
          </table:table-cell>
          <table:table-cell office:value-type="string" calcext:value-type="string">
            <text:p>24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143206" calcext:value-type="float">
            <text:p>9946143206</text:p>
          </table:table-cell>
          <table:table-cell table:style-name="ce7" office:value-type="string" calcext:value-type="string">
            <text:p>k45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A8F6B</text:p>
          </table:table-cell>
          <table:table-cell office:value-type="string" calcext:value-type="string">
            <text:p>D415</text:p>
          </table:table-cell>
          <table:table-cell office:value-type="float" office:value="248158563122" calcext:value-type="float">
            <text:p>24815856312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5715" calcext:value-type="float">
            <text:p>85715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16/06/2017</text:p>
          </table:table-cell>
          <table:table-cell office:value-type="string" calcext:value-type="string">
            <text:p>07/08/2016</text:p>
          </table:table-cell>
          <table:table-cell office:value-type="string" calcext:value-type="string">
            <text:p>19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6694500" calcext:value-type="float">
            <text:p>9916694500</text:p>
          </table:table-cell>
          <table:table-cell table:style-name="ce7" office:value-type="string" calcext:value-type="string">
            <text:p>K19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6601E</text:p>
          </table:table-cell>
          <table:table-cell office:value-type="string" calcext:value-type="string">
            <text:p>A874</text:p>
          </table:table-cell>
          <table:table-cell office:value-type="float" office:value="251301284979" calcext:value-type="float">
            <text:p>251301284979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6376" calcext:value-type="float">
            <text:p>86376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19/11/2016</text:p>
          </table:table-cell>
          <table:table-cell office:value-type="string" calcext:value-type="string">
            <text:p>24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960311" calcext:value-type="float">
            <text:p>9956960311</text:p>
          </table:table-cell>
          <table:table-cell table:style-name="ce7" office:value-type="string" calcext:value-type="string">
            <text:p>g69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0618D</text:p>
          </table:table-cell>
          <table:table-cell office:value-type="string" calcext:value-type="string">
            <text:p>08B8</text:p>
          </table:table-cell>
          <table:table-cell office:value-type="float" office:value="213564008133" calcext:value-type="float">
            <text:p>213564008133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5694" calcext:value-type="float">
            <text:p>75694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10/06/2017</text:p>
          </table:table-cell>
          <table:table-cell office:value-type="string" calcext:value-type="string">
            <text:p>10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334481" calcext:value-type="float">
            <text:p>9909334481</text:p>
          </table:table-cell>
          <table:table-cell table:style-name="ce7" office:value-type="string" calcext:value-type="string">
            <text:p>m82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795EB</text:p>
          </table:table-cell>
          <table:table-cell office:value-type="string" calcext:value-type="string">
            <text:p>2DDF</text:p>
          </table:table-cell>
          <table:table-cell office:value-type="float" office:value="247242478082" calcext:value-type="float">
            <text:p>247242478082</text:p>
          </table:table-cell>
          <table:table-cell office:value-type="float" office:value="96" calcext:value-type="float">
            <text:p>9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3285" calcext:value-type="float">
            <text:p>93285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12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682575" calcext:value-type="float">
            <text:p>9941682575</text:p>
          </table:table-cell>
          <table:table-cell table:style-name="ce7" office:value-type="string" calcext:value-type="string">
            <text:p>j22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F0963</text:p>
          </table:table-cell>
          <table:table-cell office:value-type="string" calcext:value-type="string">
            <text:p>6A09</text:p>
          </table:table-cell>
          <table:table-cell office:value-type="float" office:value="215364650295" calcext:value-type="float">
            <text:p>21536465029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9926" calcext:value-type="float">
            <text:p>89926</text:p>
          </table:table-cell>
          <table:table-cell office:value-type="string" calcext:value-type="string">
            <text:p>30/07/2016</text:p>
          </table:table-cell>
          <table:table-cell office:value-type="string" calcext:value-type="string">
            <text:p>01/06/2016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28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886179" calcext:value-type="float">
            <text:p>9961886179</text:p>
          </table:table-cell>
          <table:table-cell table:style-name="ce7" office:value-type="string" calcext:value-type="string">
            <text:p>b50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009DB</text:p>
          </table:table-cell>
          <table:table-cell office:value-type="string" calcext:value-type="string">
            <text:p>1D69</text:p>
          </table:table-cell>
          <table:table-cell office:value-type="float" office:value="299582764191" calcext:value-type="float">
            <text:p>29958276419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9954" calcext:value-type="float">
            <text:p>69954</text:p>
          </table:table-cell>
          <table:table-cell office:value-type="string" calcext:value-type="string">
            <text:p>09/09/2016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22/02/2016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29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427524" calcext:value-type="float">
            <text:p>9947427524</text:p>
          </table:table-cell>
          <table:table-cell table:style-name="ce7" office:value-type="string" calcext:value-type="string">
            <text:p>e5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A6AE2</text:p>
          </table:table-cell>
          <table:table-cell office:value-type="string" calcext:value-type="string">
            <text:p>B42F</text:p>
          </table:table-cell>
          <table:table-cell office:value-type="float" office:value="222694310113" calcext:value-type="float">
            <text:p>2226943101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81982" calcext:value-type="float">
            <text:p>81982</text:p>
          </table:table-cell>
          <table:table-cell office:value-type="string" calcext:value-type="string">
            <text:p>02/06/2017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11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1891251" calcext:value-type="float">
            <text:p>9931891251</text:p>
          </table:table-cell>
          <table:table-cell table:style-name="ce7" office:value-type="string" calcext:value-type="string">
            <text:p>D02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4D4C8</text:p>
          </table:table-cell>
          <table:table-cell office:value-type="string" calcext:value-type="string">
            <text:p>8358</text:p>
          </table:table-cell>
          <table:table-cell office:value-type="float" office:value="275689636512" calcext:value-type="float">
            <text:p>27568963651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3057" calcext:value-type="float">
            <text:p>93057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04/05/2017</text:p>
          </table:table-cell>
          <table:table-cell office:value-type="string" calcext:value-type="string">
            <text:p>14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7080327" calcext:value-type="float">
            <text:p>9927080327</text:p>
          </table:table-cell>
          <table:table-cell table:style-name="ce7" office:value-type="string" calcext:value-type="string">
            <text:p>x4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F12D8</text:p>
          </table:table-cell>
          <table:table-cell office:value-type="string" calcext:value-type="string">
            <text:p>CA93</text:p>
          </table:table-cell>
          <table:table-cell office:value-type="float" office:value="292752757854" calcext:value-type="float">
            <text:p>292752757854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7785" calcext:value-type="float">
            <text:p>37785</text:p>
          </table:table-cell>
          <table:table-cell office:value-type="string" calcext:value-type="string">
            <text:p>15/10/2015</text:p>
          </table:table-cell>
          <table:table-cell office:value-type="string" calcext:value-type="string">
            <text:p>18/08/2016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01/12/2015</text:p>
          </table:table-cell>
          <table:table-cell office:value-type="string" calcext:value-type="string">
            <text:p>18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255190" calcext:value-type="float">
            <text:p>9986255190</text:p>
          </table:table-cell>
          <table:table-cell table:style-name="ce7" office:value-type="string" calcext:value-type="string">
            <text:p>o09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903A7</text:p>
          </table:table-cell>
          <table:table-cell office:value-type="string" calcext:value-type="string">
            <text:p>15E8</text:p>
          </table:table-cell>
          <table:table-cell office:value-type="float" office:value="224390755252" calcext:value-type="float">
            <text:p>22439075525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9807" calcext:value-type="float">
            <text:p>19807</text:p>
          </table:table-cell>
          <table:table-cell office:value-type="string" calcext:value-type="string">
            <text:p>16/12/2015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16/12/2015</text:p>
          </table:table-cell>
          <table:table-cell office:value-type="string" calcext:value-type="string">
            <text:p>14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155887" calcext:value-type="float">
            <text:p>9972155887</text:p>
          </table:table-cell>
          <table:table-cell table:style-name="ce7" office:value-type="string" calcext:value-type="string">
            <text:p>j35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E2F0D</text:p>
          </table:table-cell>
          <table:table-cell office:value-type="string" calcext:value-type="string">
            <text:p>5293</text:p>
          </table:table-cell>
          <table:table-cell office:value-type="float" office:value="209409853202" calcext:value-type="float">
            <text:p>20940985320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2066" calcext:value-type="float">
            <text:p>62066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23/09/2016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20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4341953" calcext:value-type="float">
            <text:p>9984341953</text:p>
          </table:table-cell>
          <table:table-cell table:style-name="ce7" office:value-type="string" calcext:value-type="string">
            <text:p>w7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9B102</text:p>
          </table:table-cell>
          <table:table-cell office:value-type="string" calcext:value-type="string">
            <text:p>8E12</text:p>
          </table:table-cell>
          <table:table-cell office:value-type="float" office:value="210439588536" calcext:value-type="float">
            <text:p>21043958853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4042" calcext:value-type="float">
            <text:p>94042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27/12/2015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14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775526" calcext:value-type="float">
            <text:p>9941775526</text:p>
          </table:table-cell>
          <table:table-cell table:style-name="ce7" office:value-type="string" calcext:value-type="string">
            <text:p>U6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0544E</text:p>
          </table:table-cell>
          <table:table-cell office:value-type="string" calcext:value-type="string">
            <text:p>A0FC</text:p>
          </table:table-cell>
          <table:table-cell office:value-type="float" office:value="207716499577" calcext:value-type="float">
            <text:p>207716499577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3427" calcext:value-type="float">
            <text:p>73427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16/05/2017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21/06/2017</text:p>
          </table:table-cell>
          <table:table-cell office:value-type="string" calcext:value-type="string">
            <text:p>17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449761" calcext:value-type="float">
            <text:p>9982449761</text:p>
          </table:table-cell>
          <table:table-cell table:style-name="ce7" office:value-type="string" calcext:value-type="string">
            <text:p>G3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C276C</text:p>
          </table:table-cell>
          <table:table-cell office:value-type="string" calcext:value-type="string">
            <text:p>8C9C</text:p>
          </table:table-cell>
          <table:table-cell office:value-type="float" office:value="210255267880" calcext:value-type="float">
            <text:p>210255267880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8734" calcext:value-type="float">
            <text:p>18734</text:p>
          </table:table-cell>
          <table:table-cell office:value-type="string" calcext:value-type="string">
            <text:p>04/06/2017</text:p>
          </table:table-cell>
          <table:table-cell office:value-type="string" calcext:value-type="string">
            <text:p>20/03/2016</text:p>
          </table:table-cell>
          <table:table-cell office:value-type="string" calcext:value-type="string">
            <text:p>12/02/2016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02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6527304" calcext:value-type="float">
            <text:p>9976527304</text:p>
          </table:table-cell>
          <table:table-cell table:style-name="ce7" office:value-type="string" calcext:value-type="string">
            <text:p>x14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59A14</text:p>
          </table:table-cell>
          <table:table-cell office:value-type="string" calcext:value-type="string">
            <text:p>4580</text:p>
          </table:table-cell>
          <table:table-cell office:value-type="float" office:value="259761714109" calcext:value-type="float">
            <text:p>259761714109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9815" calcext:value-type="float">
            <text:p>2981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27/03/2016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31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295708" calcext:value-type="float">
            <text:p>9982295708</text:p>
          </table:table-cell>
          <table:table-cell table:style-name="ce7" office:value-type="string" calcext:value-type="string">
            <text:p>A11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23B68</text:p>
          </table:table-cell>
          <table:table-cell office:value-type="string" calcext:value-type="string">
            <text:p>70BA</text:p>
          </table:table-cell>
          <table:table-cell office:value-type="float" office:value="276377901636" calcext:value-type="float">
            <text:p>276377901636</text:p>
          </table:table-cell>
          <table:table-cell office:value-type="float" office:value="41" calcext:value-type="float">
            <text:p>4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9414" calcext:value-type="float">
            <text:p>49414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11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716166" calcext:value-type="float">
            <text:p>9949716166</text:p>
          </table:table-cell>
          <table:table-cell table:style-name="ce7" office:value-type="string" calcext:value-type="string">
            <text:p>X30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D38FE</text:p>
          </table:table-cell>
          <table:table-cell office:value-type="string" calcext:value-type="string">
            <text:p>BBD7</text:p>
          </table:table-cell>
          <table:table-cell office:value-type="float" office:value="290613242923" calcext:value-type="float">
            <text:p>290613242923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1656" calcext:value-type="float">
            <text:p>21656</text:p>
          </table:table-cell>
          <table:table-cell office:value-type="string" calcext:value-type="string">
            <text:p>17/04/2017</text:p>
          </table:table-cell>
          <table:table-cell office:value-type="string" calcext:value-type="string">
            <text:p>08/02/2016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11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9687647" calcext:value-type="float">
            <text:p>9959687647</text:p>
          </table:table-cell>
          <table:table-cell table:style-name="ce7" office:value-type="string" calcext:value-type="string">
            <text:p>W1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C829C</text:p>
          </table:table-cell>
          <table:table-cell office:value-type="string" calcext:value-type="string">
            <text:p>74E6</text:p>
          </table:table-cell>
          <table:table-cell office:value-type="float" office:value="226505375235" calcext:value-type="float">
            <text:p>226505375235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6531" calcext:value-type="float">
            <text:p>56531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09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792490" calcext:value-type="float">
            <text:p>9922792490</text:p>
          </table:table-cell>
          <table:table-cell table:style-name="ce7" office:value-type="string" calcext:value-type="string">
            <text:p>G83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FE6B2</text:p>
          </table:table-cell>
          <table:table-cell office:value-type="string" calcext:value-type="string">
            <text:p>A8AE</text:p>
          </table:table-cell>
          <table:table-cell office:value-type="float" office:value="248854954590" calcext:value-type="float">
            <text:p>2488549545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4079" calcext:value-type="float">
            <text:p>94079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14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3301958" calcext:value-type="float">
            <text:p>9973301958</text:p>
          </table:table-cell>
          <table:table-cell table:style-name="ce7" office:value-type="string" calcext:value-type="string">
            <text:p>z12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6D522</text:p>
          </table:table-cell>
          <table:table-cell office:value-type="string" calcext:value-type="string">
            <text:p>5E20</text:p>
          </table:table-cell>
          <table:table-cell office:value-type="float" office:value="229209285619" calcext:value-type="float">
            <text:p>229209285619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5321" calcext:value-type="float">
            <text:p>25321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9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6062467" calcext:value-type="float">
            <text:p>9936062467</text:p>
          </table:table-cell>
          <table:table-cell table:style-name="ce7" office:value-type="string" calcext:value-type="string">
            <text:p>E95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7AAC1</text:p>
          </table:table-cell>
          <table:table-cell office:value-type="string" calcext:value-type="string">
            <text:p>F9D5</text:p>
          </table:table-cell>
          <table:table-cell office:value-type="float" office:value="213535356467" calcext:value-type="float">
            <text:p>213535356467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1648" calcext:value-type="float">
            <text:p>31648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25/11/2016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08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178329" calcext:value-type="float">
            <text:p>9925178329</text:p>
          </table:table-cell>
          <table:table-cell table:style-name="ce7" office:value-type="string" calcext:value-type="string">
            <text:p>a44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3FAC6</text:p>
          </table:table-cell>
          <table:table-cell office:value-type="string" calcext:value-type="string">
            <text:p>4390</text:p>
          </table:table-cell>
          <table:table-cell office:value-type="float" office:value="281322817450" calcext:value-type="float">
            <text:p>281322817450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0726" calcext:value-type="float">
            <text:p>60726</text:p>
          </table:table-cell>
          <table:table-cell office:value-type="string" calcext:value-type="string">
            <text:p>24/02/2016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06/09/2015</text:p>
          </table:table-cell>
          <table:table-cell office:value-type="string" calcext:value-type="string">
            <text:p>07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3881864" calcext:value-type="float">
            <text:p>9933881864</text:p>
          </table:table-cell>
          <table:table-cell table:style-name="ce7" office:value-type="string" calcext:value-type="string">
            <text:p>j89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FCD1B</text:p>
          </table:table-cell>
          <table:table-cell office:value-type="string" calcext:value-type="string">
            <text:p>89AF</text:p>
          </table:table-cell>
          <table:table-cell office:value-type="float" office:value="277113745841" calcext:value-type="float">
            <text:p>277113745841</text:p>
          </table:table-cell>
          <table:table-cell office:value-type="float" office:value="95" calcext:value-type="float">
            <text:p>9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3528" calcext:value-type="float">
            <text:p>13528</text:p>
          </table:table-cell>
          <table:table-cell office:value-type="string" calcext:value-type="string">
            <text:p>19/02/2016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17/01/2016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11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576850" calcext:value-type="float">
            <text:p>9923576850</text:p>
          </table:table-cell>
          <table:table-cell table:style-name="ce7" office:value-type="string" calcext:value-type="string">
            <text:p>o3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76CB4</text:p>
          </table:table-cell>
          <table:table-cell office:value-type="string" calcext:value-type="string">
            <text:p>3809</text:p>
          </table:table-cell>
          <table:table-cell office:value-type="float" office:value="228011357319" calcext:value-type="float">
            <text:p>228011357319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6482" calcext:value-type="float">
            <text:p>46482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27/02/2017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04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401090" calcext:value-type="float">
            <text:p>9941401090</text:p>
          </table:table-cell>
          <table:table-cell table:style-name="ce7" office:value-type="string" calcext:value-type="string">
            <text:p>L42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75DE5</text:p>
          </table:table-cell>
          <table:table-cell office:value-type="string" calcext:value-type="string">
            <text:p>9E1B</text:p>
          </table:table-cell>
          <table:table-cell office:value-type="float" office:value="204564910158" calcext:value-type="float">
            <text:p>204564910158</text:p>
          </table:table-cell>
          <table:table-cell office:value-type="float" office:value="64" calcext:value-type="float">
            <text:p>6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8675" calcext:value-type="float">
            <text:p>58675</text:p>
          </table:table-cell>
          <table:table-cell office:value-type="string" calcext:value-type="string">
            <text:p>25/01/2016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07/12/2016</text:p>
          </table:table-cell>
          <table:table-cell office:value-type="string" calcext:value-type="string">
            <text:p>04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3200783" calcext:value-type="float">
            <text:p>9983200783</text:p>
          </table:table-cell>
          <table:table-cell table:style-name="ce7" office:value-type="string" calcext:value-type="string">
            <text:p>h10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DDF5C</text:p>
          </table:table-cell>
          <table:table-cell office:value-type="string" calcext:value-type="string">
            <text:p>5FCB</text:p>
          </table:table-cell>
          <table:table-cell office:value-type="float" office:value="227549188669" calcext:value-type="float">
            <text:p>227549188669</text:p>
          </table:table-cell>
          <table:table-cell office:value-type="float" office:value="29" calcext:value-type="float">
            <text:p>2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0501" calcext:value-type="float">
            <text:p>50501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03/04/2016</text:p>
          </table:table-cell>
          <table:table-cell office:value-type="string" calcext:value-type="string">
            <text:p>01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514553" calcext:value-type="float">
            <text:p>9922514553</text:p>
          </table:table-cell>
          <table:table-cell table:style-name="ce7" office:value-type="string" calcext:value-type="string">
            <text:p>Z40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01360</text:p>
          </table:table-cell>
          <table:table-cell office:value-type="string" calcext:value-type="string">
            <text:p>FDAC</text:p>
          </table:table-cell>
          <table:table-cell office:value-type="float" office:value="248314749809" calcext:value-type="float">
            <text:p>248314749809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6362" calcext:value-type="float">
            <text:p>7636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23/04/2016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07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4888878" calcext:value-type="float">
            <text:p>9934888878</text:p>
          </table:table-cell>
          <table:table-cell table:style-name="ce7" office:value-type="string" calcext:value-type="string">
            <text:p>E82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F933B</text:p>
          </table:table-cell>
          <table:table-cell office:value-type="string" calcext:value-type="string">
            <text:p>BD46</text:p>
          </table:table-cell>
          <table:table-cell office:value-type="float" office:value="265503484287" calcext:value-type="float">
            <text:p>26550348428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7871" calcext:value-type="float">
            <text:p>57871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05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771566" calcext:value-type="float">
            <text:p>9918771566</text:p>
          </table:table-cell>
          <table:table-cell table:style-name="ce7" office:value-type="string" calcext:value-type="string">
            <text:p>E51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4365F</text:p>
          </table:table-cell>
          <table:table-cell office:value-type="string" calcext:value-type="string">
            <text:p>C168</text:p>
          </table:table-cell>
          <table:table-cell office:value-type="float" office:value="234267603229" calcext:value-type="float">
            <text:p>234267603229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7710" calcext:value-type="float">
            <text:p>97710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03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9972869" calcext:value-type="float">
            <text:p>9949972869</text:p>
          </table:table-cell>
          <table:table-cell table:style-name="ce7" office:value-type="string" calcext:value-type="string">
            <text:p>q56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C1D37</text:p>
          </table:table-cell>
          <table:table-cell office:value-type="string" calcext:value-type="string">
            <text:p>7264</text:p>
          </table:table-cell>
          <table:table-cell office:value-type="float" office:value="278973611376" calcext:value-type="float">
            <text:p>278973611376</text:p>
          </table:table-cell>
          <table:table-cell office:value-type="float" office:value="63" calcext:value-type="float">
            <text:p>6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9664" calcext:value-type="float">
            <text:p>99664</text:p>
          </table:table-cell>
          <table:table-cell office:value-type="string" calcext:value-type="string">
            <text:p>04/05/2016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21/12/2016</text:p>
          </table:table-cell>
          <table:table-cell office:value-type="string" calcext:value-type="string">
            <text:p>07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5963930" calcext:value-type="float">
            <text:p>9965963930</text:p>
          </table:table-cell>
          <table:table-cell table:style-name="ce7" office:value-type="string" calcext:value-type="string">
            <text:p>k52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93264</text:p>
          </table:table-cell>
          <table:table-cell office:value-type="string" calcext:value-type="string">
            <text:p>267F</text:p>
          </table:table-cell>
          <table:table-cell office:value-type="float" office:value="204641366483" calcext:value-type="float">
            <text:p>204641366483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4861" calcext:value-type="float">
            <text:p>34861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09/11/2015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23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935140" calcext:value-type="float">
            <text:p>9930935140</text:p>
          </table:table-cell>
          <table:table-cell table:style-name="ce7" office:value-type="string" calcext:value-type="string">
            <text:p>N9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B6EA6</text:p>
          </table:table-cell>
          <table:table-cell office:value-type="string" calcext:value-type="string">
            <text:p>ECBE</text:p>
          </table:table-cell>
          <table:table-cell office:value-type="float" office:value="265275255202" calcext:value-type="float">
            <text:p>265275255202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7574" calcext:value-type="float">
            <text:p>47574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17/01/2017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03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754112" calcext:value-type="float">
            <text:p>9977754112</text:p>
          </table:table-cell>
          <table:table-cell table:style-name="ce7" office:value-type="string" calcext:value-type="string">
            <text:p>o2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D558A</text:p>
          </table:table-cell>
          <table:table-cell office:value-type="string" calcext:value-type="string">
            <text:p>FE86</text:p>
          </table:table-cell>
          <table:table-cell office:value-type="float" office:value="205222626323" calcext:value-type="float">
            <text:p>205222626323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5506" calcext:value-type="float">
            <text:p>65506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06/01/2017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19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3658060" calcext:value-type="float">
            <text:p>9903658060</text:p>
          </table:table-cell>
          <table:table-cell table:style-name="ce7" office:value-type="string" calcext:value-type="string">
            <text:p>q37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51A45</text:p>
          </table:table-cell>
          <table:table-cell office:value-type="string" calcext:value-type="string">
            <text:p>A9FA</text:p>
          </table:table-cell>
          <table:table-cell office:value-type="float" office:value="252405268360" calcext:value-type="float">
            <text:p>252405268360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1200" calcext:value-type="float">
            <text:p>11200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01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238790" calcext:value-type="float">
            <text:p>9978238790</text:p>
          </table:table-cell>
          <table:table-cell table:style-name="ce7" office:value-type="string" calcext:value-type="string">
            <text:p>f1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BE1A9</text:p>
          </table:table-cell>
          <table:table-cell office:value-type="string" calcext:value-type="string">
            <text:p>B3C6</text:p>
          </table:table-cell>
          <table:table-cell office:value-type="float" office:value="217347040458" calcext:value-type="float">
            <text:p>217347040458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6897" calcext:value-type="float">
            <text:p>36897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30/05/2017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03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960406" calcext:value-type="float">
            <text:p>9961960406</text:p>
          </table:table-cell>
          <table:table-cell table:style-name="ce7" office:value-type="string" calcext:value-type="string">
            <text:p>F8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268DA</text:p>
          </table:table-cell>
          <table:table-cell office:value-type="string" calcext:value-type="string">
            <text:p>A734</text:p>
          </table:table-cell>
          <table:table-cell office:value-type="float" office:value="248778089453" calcext:value-type="float">
            <text:p>248778089453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7166" calcext:value-type="float">
            <text:p>17166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14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7577491" calcext:value-type="float">
            <text:p>9927577491</text:p>
          </table:table-cell>
          <table:table-cell table:style-name="ce7" office:value-type="string" calcext:value-type="string">
            <text:p>Z03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E69DF</text:p>
          </table:table-cell>
          <table:table-cell office:value-type="string" calcext:value-type="string">
            <text:p>0608</text:p>
          </table:table-cell>
          <table:table-cell office:value-type="float" office:value="275868822760" calcext:value-type="float">
            <text:p>27586882276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7398" calcext:value-type="float">
            <text:p>17398</text:p>
          </table:table-cell>
          <table:table-cell office:value-type="string" calcext:value-type="string">
            <text:p>04/06/2017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13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5233599" calcext:value-type="float">
            <text:p>9935233599</text:p>
          </table:table-cell>
          <table:table-cell table:style-name="ce7" office:value-type="string" calcext:value-type="string">
            <text:p>M0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7B556</text:p>
          </table:table-cell>
          <table:table-cell office:value-type="string" calcext:value-type="string">
            <text:p>5808</text:p>
          </table:table-cell>
          <table:table-cell office:value-type="float" office:value="204232331431" calcext:value-type="float">
            <text:p>204232331431</text:p>
          </table:table-cell>
          <table:table-cell office:value-type="float" office:value="37" calcext:value-type="float">
            <text:p>37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3872" calcext:value-type="float">
            <text:p>23872</text:p>
          </table:table-cell>
          <table:table-cell office:value-type="string" calcext:value-type="string">
            <text:p>07/05/2016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3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8690196" calcext:value-type="float">
            <text:p>9948690196</text:p>
          </table:table-cell>
          <table:table-cell table:style-name="ce7" office:value-type="string" calcext:value-type="string">
            <text:p>Y2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D90D2</text:p>
          </table:table-cell>
          <table:table-cell office:value-type="string" calcext:value-type="string">
            <text:p>A134</text:p>
          </table:table-cell>
          <table:table-cell office:value-type="float" office:value="295804527456" calcext:value-type="float">
            <text:p>29580452745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6108" calcext:value-type="float">
            <text:p>16108</text:p>
          </table:table-cell>
          <table:table-cell office:value-type="string" calcext:value-type="string">
            <text:p>24/02/2017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07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718768" calcext:value-type="float">
            <text:p>9967718768</text:p>
          </table:table-cell>
          <table:table-cell table:style-name="ce7" office:value-type="string" calcext:value-type="string">
            <text:p>t9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E6044</text:p>
          </table:table-cell>
          <table:table-cell office:value-type="string" calcext:value-type="string">
            <text:p>BBBC</text:p>
          </table:table-cell>
          <table:table-cell office:value-type="float" office:value="298703345057" calcext:value-type="float">
            <text:p>298703345057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6636" calcext:value-type="float">
            <text:p>96636</text:p>
          </table:table-cell>
          <table:table-cell office:value-type="string" calcext:value-type="string">
            <text:p>15/04/2016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07/08/2015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26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5819706" calcext:value-type="float">
            <text:p>9965819706</text:p>
          </table:table-cell>
          <table:table-cell table:style-name="ce7" office:value-type="string" calcext:value-type="string">
            <text:p>H55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2A921</text:p>
          </table:table-cell>
          <table:table-cell office:value-type="string" calcext:value-type="string">
            <text:p>61C3</text:p>
          </table:table-cell>
          <table:table-cell office:value-type="float" office:value="248503060195" calcext:value-type="float">
            <text:p>248503060195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9257" calcext:value-type="float">
            <text:p>69257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05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6854949" calcext:value-type="float">
            <text:p>9976854949</text:p>
          </table:table-cell>
          <table:table-cell table:style-name="ce7" office:value-type="string" calcext:value-type="string">
            <text:p>o93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C15E0</text:p>
          </table:table-cell>
          <table:table-cell office:value-type="string" calcext:value-type="string">
            <text:p>9D3B</text:p>
          </table:table-cell>
          <table:table-cell office:value-type="float" office:value="271698689250" calcext:value-type="float">
            <text:p>271698689250</text:p>
          </table:table-cell>
          <table:table-cell office:value-type="float" office:value="29" calcext:value-type="float">
            <text:p>2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2918" calcext:value-type="float">
            <text:p>32918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24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6108667" calcext:value-type="float">
            <text:p>9976108667</text:p>
          </table:table-cell>
          <table:table-cell table:style-name="ce7" office:value-type="string" calcext:value-type="string">
            <text:p>N5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F824E</text:p>
          </table:table-cell>
          <table:table-cell office:value-type="string" calcext:value-type="string">
            <text:p>EB53</text:p>
          </table:table-cell>
          <table:table-cell office:value-type="float" office:value="286282229674" calcext:value-type="float">
            <text:p>286282229674</text:p>
          </table:table-cell>
          <table:table-cell office:value-type="float" office:value="78" calcext:value-type="float">
            <text:p>7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3901" calcext:value-type="float">
            <text:p>43901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0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844069" calcext:value-type="float">
            <text:p>9949844069</text:p>
          </table:table-cell>
          <table:table-cell table:style-name="ce7" office:value-type="string" calcext:value-type="string">
            <text:p>f9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CC461</text:p>
          </table:table-cell>
          <table:table-cell office:value-type="string" calcext:value-type="string">
            <text:p>A9DF</text:p>
          </table:table-cell>
          <table:table-cell office:value-type="float" office:value="222152606922" calcext:value-type="float">
            <text:p>222152606922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2030" calcext:value-type="float">
            <text:p>92030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21/05/2017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27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9522277" calcext:value-type="float">
            <text:p>9919522277</text:p>
          </table:table-cell>
          <table:table-cell table:style-name="ce7" office:value-type="string" calcext:value-type="string">
            <text:p>j30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CC99F</text:p>
          </table:table-cell>
          <table:table-cell office:value-type="string" calcext:value-type="string">
            <text:p>97B5</text:p>
          </table:table-cell>
          <table:table-cell office:value-type="float" office:value="244206048773" calcext:value-type="float">
            <text:p>24420604877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5877" calcext:value-type="float">
            <text:p>95877</text:p>
          </table:table-cell>
          <table:table-cell office:value-type="string" calcext:value-type="string">
            <text:p>08/06/2016</text:p>
          </table:table-cell>
          <table:table-cell office:value-type="string" calcext:value-type="string">
            <text:p>03/08/2015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30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3042084" calcext:value-type="float">
            <text:p>9903042084</text:p>
          </table:table-cell>
          <table:table-cell table:style-name="ce7" office:value-type="string" calcext:value-type="string">
            <text:p>o0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A377E</text:p>
          </table:table-cell>
          <table:table-cell office:value-type="string" calcext:value-type="string">
            <text:p>FF98</text:p>
          </table:table-cell>
          <table:table-cell office:value-type="float" office:value="233615652109" calcext:value-type="float">
            <text:p>23361565210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7261" calcext:value-type="float">
            <text:p>97261</text:p>
          </table:table-cell>
          <table:table-cell office:value-type="string" calcext:value-type="string">
            <text:p>24/04/2016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08/02/2017</text:p>
          </table:table-cell>
          <table:table-cell office:value-type="string" calcext:value-type="string">
            <text:p>23/09/2016</text:p>
          </table:table-cell>
          <table:table-cell office:value-type="string" calcext:value-type="string">
            <text:p>16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7891765" calcext:value-type="float">
            <text:p>9937891765</text:p>
          </table:table-cell>
          <table:table-cell table:style-name="ce7" office:value-type="string" calcext:value-type="string">
            <text:p>p10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5EA1F</text:p>
          </table:table-cell>
          <table:table-cell office:value-type="string" calcext:value-type="string">
            <text:p>7E9C</text:p>
          </table:table-cell>
          <table:table-cell office:value-type="float" office:value="211416492346" calcext:value-type="float">
            <text:p>211416492346</text:p>
          </table:table-cell>
          <table:table-cell office:value-type="float" office:value="35" calcext:value-type="float">
            <text:p>3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1085" calcext:value-type="float">
            <text:p>51085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15/07/2015</text:p>
          </table:table-cell>
          <table:table-cell office:value-type="string" calcext:value-type="string">
            <text:p>20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990440" calcext:value-type="float">
            <text:p>9909990440</text:p>
          </table:table-cell>
          <table:table-cell table:style-name="ce7" office:value-type="string" calcext:value-type="string">
            <text:p>M38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16475</text:p>
          </table:table-cell>
          <table:table-cell office:value-type="string" calcext:value-type="string">
            <text:p>7581</text:p>
          </table:table-cell>
          <table:table-cell office:value-type="float" office:value="259874085113" calcext:value-type="float">
            <text:p>259874085113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9339" calcext:value-type="float">
            <text:p>29339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22/07/2015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18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399947" calcext:value-type="float">
            <text:p>9972399947</text:p>
          </table:table-cell>
          <table:table-cell table:style-name="ce7" office:value-type="string" calcext:value-type="string">
            <text:p>N5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5682D</text:p>
          </table:table-cell>
          <table:table-cell office:value-type="string" calcext:value-type="string">
            <text:p>14FB</text:p>
          </table:table-cell>
          <table:table-cell office:value-type="float" office:value="238755023596" calcext:value-type="float">
            <text:p>23875502359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6011" calcext:value-type="float">
            <text:p>76011</text:p>
          </table:table-cell>
          <table:table-cell office:value-type="string" calcext:value-type="string">
            <text:p>30/04/2017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30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7773057" calcext:value-type="float">
            <text:p>9927773057</text:p>
          </table:table-cell>
          <table:table-cell table:style-name="ce7" office:value-type="string" calcext:value-type="string">
            <text:p>D4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D3E80</text:p>
          </table:table-cell>
          <table:table-cell office:value-type="string" calcext:value-type="string">
            <text:p>8DC9</text:p>
          </table:table-cell>
          <table:table-cell office:value-type="float" office:value="296798052741" calcext:value-type="float">
            <text:p>29679805274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1252" calcext:value-type="float">
            <text:p>11252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17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2188589" calcext:value-type="float">
            <text:p>9932188589</text:p>
          </table:table-cell>
          <table:table-cell table:style-name="ce7" office:value-type="string" calcext:value-type="string">
            <text:p>Z9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C3BD2</text:p>
          </table:table-cell>
          <table:table-cell office:value-type="string" calcext:value-type="string">
            <text:p>A74E</text:p>
          </table:table-cell>
          <table:table-cell office:value-type="float" office:value="279034884897" calcext:value-type="float">
            <text:p>279034884897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3596" calcext:value-type="float">
            <text:p>43596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08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2397482" calcext:value-type="float">
            <text:p>9982397482</text:p>
          </table:table-cell>
          <table:table-cell table:style-name="ce7" office:value-type="string" calcext:value-type="string">
            <text:p>b1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EC2FD</text:p>
          </table:table-cell>
          <table:table-cell office:value-type="string" calcext:value-type="string">
            <text:p>F8AF</text:p>
          </table:table-cell>
          <table:table-cell office:value-type="float" office:value="270746920524" calcext:value-type="float">
            <text:p>27074692052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6858" calcext:value-type="float">
            <text:p>36858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9/02/2016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04/10/2015</text:p>
          </table:table-cell>
          <table:table-cell office:value-type="string" calcext:value-type="string">
            <text:p>28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169386" calcext:value-type="float">
            <text:p>9952169386</text:p>
          </table:table-cell>
          <table:table-cell table:style-name="ce7" office:value-type="string" calcext:value-type="string">
            <text:p>g98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FA675</text:p>
          </table:table-cell>
          <table:table-cell office:value-type="string" calcext:value-type="string">
            <text:p>5A10</text:p>
          </table:table-cell>
          <table:table-cell office:value-type="float" office:value="235659936982" calcext:value-type="float">
            <text:p>235659936982</text:p>
          </table:table-cell>
          <table:table-cell office:value-type="float" office:value="87" calcext:value-type="float">
            <text:p>8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4097" calcext:value-type="float">
            <text:p>14097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27/02/2017</text:p>
          </table:table-cell>
          <table:table-cell office:value-type="string" calcext:value-type="string">
            <text:p>07/10/2015</text:p>
          </table:table-cell>
          <table:table-cell office:value-type="string" calcext:value-type="string">
            <text:p>22/05/2017</text:p>
          </table:table-cell>
          <table:table-cell office:value-type="string" calcext:value-type="string">
            <text:p>08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7137414" calcext:value-type="float">
            <text:p>9907137414</text:p>
          </table:table-cell>
          <table:table-cell table:style-name="ce7" office:value-type="string" calcext:value-type="string">
            <text:p>u2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81554</text:p>
          </table:table-cell>
          <table:table-cell office:value-type="string" calcext:value-type="string">
            <text:p>0C73</text:p>
          </table:table-cell>
          <table:table-cell office:value-type="float" office:value="262411957864" calcext:value-type="float">
            <text:p>26241195786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7478" calcext:value-type="float">
            <text:p>17478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23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233007" calcext:value-type="float">
            <text:p>9981233007</text:p>
          </table:table-cell>
          <table:table-cell table:style-name="ce7" office:value-type="string" calcext:value-type="string">
            <text:p>S6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3875A</text:p>
          </table:table-cell>
          <table:table-cell office:value-type="string" calcext:value-type="string">
            <text:p>22B2</text:p>
          </table:table-cell>
          <table:table-cell office:value-type="float" office:value="203533035101" calcext:value-type="float">
            <text:p>203533035101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3154" calcext:value-type="float">
            <text:p>43154</text:p>
          </table:table-cell>
          <table:table-cell office:value-type="string" calcext:value-type="string">
            <text:p>16/02/2017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23/03/2016</text:p>
          </table:table-cell>
          <table:table-cell office:value-type="string" calcext:value-type="string">
            <text:p>15/09/2015</text:p>
          </table:table-cell>
          <table:table-cell office:value-type="string" calcext:value-type="string">
            <text:p>15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9727109" calcext:value-type="float">
            <text:p>9979727109</text:p>
          </table:table-cell>
          <table:table-cell table:style-name="ce7" office:value-type="string" calcext:value-type="string">
            <text:p>J13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FB095</text:p>
          </table:table-cell>
          <table:table-cell office:value-type="string" calcext:value-type="string">
            <text:p>A39D</text:p>
          </table:table-cell>
          <table:table-cell office:value-type="float" office:value="282965506831" calcext:value-type="float">
            <text:p>282965506831</text:p>
          </table:table-cell>
          <table:table-cell office:value-type="float" office:value="73" calcext:value-type="float">
            <text:p>7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8002" calcext:value-type="float">
            <text:p>88002</text:p>
          </table:table-cell>
          <table:table-cell office:value-type="string" calcext:value-type="string">
            <text:p>29/05/2016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05/02/2016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13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083567" calcext:value-type="float">
            <text:p>9912083567</text:p>
          </table:table-cell>
          <table:table-cell table:style-name="ce7" office:value-type="string" calcext:value-type="string">
            <text:p>C36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B0975</text:p>
          </table:table-cell>
          <table:table-cell office:value-type="string" calcext:value-type="string">
            <text:p>7C27</text:p>
          </table:table-cell>
          <table:table-cell office:value-type="float" office:value="274889828026" calcext:value-type="float">
            <text:p>27488982802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6306" calcext:value-type="float">
            <text:p>16306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19/04/2016</text:p>
          </table:table-cell>
          <table:table-cell office:value-type="string" calcext:value-type="string">
            <text:p>13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808293" calcext:value-type="float">
            <text:p>9917808293</text:p>
          </table:table-cell>
          <table:table-cell table:style-name="ce7" office:value-type="string" calcext:value-type="string">
            <text:p>M33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C2E26</text:p>
          </table:table-cell>
          <table:table-cell office:value-type="string" calcext:value-type="string">
            <text:p>CAD8</text:p>
          </table:table-cell>
          <table:table-cell office:value-type="float" office:value="237318197066" calcext:value-type="float">
            <text:p>23731819706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6943" calcext:value-type="float">
            <text:p>76943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22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9883474" calcext:value-type="float">
            <text:p>9979883474</text:p>
          </table:table-cell>
          <table:table-cell table:style-name="ce7" office:value-type="string" calcext:value-type="string">
            <text:p>q59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7581B</text:p>
          </table:table-cell>
          <table:table-cell office:value-type="string" calcext:value-type="string">
            <text:p>48DC</text:p>
          </table:table-cell>
          <table:table-cell office:value-type="float" office:value="298549186400" calcext:value-type="float">
            <text:p>298549186400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3925" calcext:value-type="float">
            <text:p>13925</text:p>
          </table:table-cell>
          <table:table-cell office:value-type="string" calcext:value-type="string">
            <text:p>15/06/2016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14/10/2015</text:p>
          </table:table-cell>
          <table:table-cell office:value-type="string" calcext:value-type="string">
            <text:p>23/05/2017</text:p>
          </table:table-cell>
          <table:table-cell office:value-type="string" calcext:value-type="string">
            <text:p>29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034776" calcext:value-type="float">
            <text:p>9975034776</text:p>
          </table:table-cell>
          <table:table-cell table:style-name="ce7" office:value-type="string" calcext:value-type="string">
            <text:p>a3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F35FB</text:p>
          </table:table-cell>
          <table:table-cell office:value-type="string" calcext:value-type="string">
            <text:p>8E2E</text:p>
          </table:table-cell>
          <table:table-cell office:value-type="float" office:value="261829080525" calcext:value-type="float">
            <text:p>26182908052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0156" calcext:value-type="float">
            <text:p>60156</text:p>
          </table:table-cell>
          <table:table-cell office:value-type="string" calcext:value-type="string">
            <text:p>31/07/2015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21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7752367" calcext:value-type="float">
            <text:p>9947752367</text:p>
          </table:table-cell>
          <table:table-cell table:style-name="ce7" office:value-type="string" calcext:value-type="string">
            <text:p>G08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77C68</text:p>
          </table:table-cell>
          <table:table-cell office:value-type="string" calcext:value-type="string">
            <text:p>EF4D</text:p>
          </table:table-cell>
          <table:table-cell office:value-type="float" office:value="237209847244" calcext:value-type="float">
            <text:p>237209847244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6720" calcext:value-type="float">
            <text:p>46720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17/04/2017</text:p>
          </table:table-cell>
          <table:table-cell office:value-type="string" calcext:value-type="string">
            <text:p>26/04/2016</text:p>
          </table:table-cell>
          <table:table-cell office:value-type="string" calcext:value-type="string">
            <text:p>08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238406" calcext:value-type="float">
            <text:p>9924238406</text:p>
          </table:table-cell>
          <table:table-cell table:style-name="ce7" office:value-type="string" calcext:value-type="string">
            <text:p>G27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CD46E</text:p>
          </table:table-cell>
          <table:table-cell office:value-type="string" calcext:value-type="string">
            <text:p>D42B</text:p>
          </table:table-cell>
          <table:table-cell office:value-type="float" office:value="264516986463" calcext:value-type="float">
            <text:p>26451698646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6857" calcext:value-type="float">
            <text:p>56857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11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277193" calcext:value-type="float">
            <text:p>9911277193</text:p>
          </table:table-cell>
          <table:table-cell table:style-name="ce7" office:value-type="string" calcext:value-type="string">
            <text:p>Q30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5D49A</text:p>
          </table:table-cell>
          <table:table-cell office:value-type="string" calcext:value-type="string">
            <text:p>BAE6</text:p>
          </table:table-cell>
          <table:table-cell office:value-type="float" office:value="266066151289" calcext:value-type="float">
            <text:p>266066151289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6708" calcext:value-type="float">
            <text:p>56708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19/01/2017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14/10/2015</text:p>
          </table:table-cell>
          <table:table-cell office:value-type="string" calcext:value-type="string">
            <text:p>01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882371" calcext:value-type="float">
            <text:p>9913882371</text:p>
          </table:table-cell>
          <table:table-cell table:style-name="ce7" office:value-type="string" calcext:value-type="string">
            <text:p>y07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1D406</text:p>
          </table:table-cell>
          <table:table-cell office:value-type="string" calcext:value-type="string">
            <text:p>9840</text:p>
          </table:table-cell>
          <table:table-cell office:value-type="float" office:value="214806157815" calcext:value-type="float">
            <text:p>214806157815</text:p>
          </table:table-cell>
          <table:table-cell office:value-type="float" office:value="19" calcext:value-type="float">
            <text:p>1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5177" calcext:value-type="float">
            <text:p>15177</text:p>
          </table:table-cell>
          <table:table-cell office:value-type="string" calcext:value-type="string">
            <text:p>06/03/2016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14/09/2016</text:p>
          </table:table-cell>
          <table:table-cell office:value-type="string" calcext:value-type="string">
            <text:p>04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6551491" calcext:value-type="float">
            <text:p>9966551491</text:p>
          </table:table-cell>
          <table:table-cell table:style-name="ce7" office:value-type="string" calcext:value-type="string">
            <text:p>n93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9B3AC</text:p>
          </table:table-cell>
          <table:table-cell office:value-type="string" calcext:value-type="string">
            <text:p>AAD7</text:p>
          </table:table-cell>
          <table:table-cell office:value-type="float" office:value="218141456455" calcext:value-type="float">
            <text:p>218141456455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3758" calcext:value-type="float">
            <text:p>43758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12/03/2016</text:p>
          </table:table-cell>
          <table:table-cell office:value-type="string" calcext:value-type="string">
            <text:p>16/03/2016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06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159705" calcext:value-type="float">
            <text:p>9967159705</text:p>
          </table:table-cell>
          <table:table-cell table:style-name="ce7" office:value-type="string" calcext:value-type="string">
            <text:p>g98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48EAA</text:p>
          </table:table-cell>
          <table:table-cell office:value-type="string" calcext:value-type="string">
            <text:p>5158</text:p>
          </table:table-cell>
          <table:table-cell office:value-type="float" office:value="223511222010" calcext:value-type="float">
            <text:p>223511222010</text:p>
          </table:table-cell>
          <table:table-cell office:value-type="float" office:value="35" calcext:value-type="float">
            <text:p>3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2728" calcext:value-type="float">
            <text:p>22728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28/01/2017</text:p>
          </table:table-cell>
          <table:table-cell office:value-type="string" calcext:value-type="string">
            <text:p>05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3125068" calcext:value-type="float">
            <text:p>9943125068</text:p>
          </table:table-cell>
          <table:table-cell table:style-name="ce7" office:value-type="string" calcext:value-type="string">
            <text:p>W5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C12D2</text:p>
          </table:table-cell>
          <table:table-cell office:value-type="string" calcext:value-type="string">
            <text:p>7B10</text:p>
          </table:table-cell>
          <table:table-cell office:value-type="float" office:value="257197494142" calcext:value-type="float">
            <text:p>25719749414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3596" calcext:value-type="float">
            <text:p>53596</text:p>
          </table:table-cell>
          <table:table-cell office:value-type="string" calcext:value-type="string">
            <text:p>07/07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04/11/2016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18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358603" calcext:value-type="float">
            <text:p>9905358603</text:p>
          </table:table-cell>
          <table:table-cell table:style-name="ce7" office:value-type="string" calcext:value-type="string">
            <text:p>b01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74C6F</text:p>
          </table:table-cell>
          <table:table-cell office:value-type="string" calcext:value-type="string">
            <text:p>60AE</text:p>
          </table:table-cell>
          <table:table-cell office:value-type="float" office:value="241305962680" calcext:value-type="float">
            <text:p>241305962680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3038" calcext:value-type="float">
            <text:p>23038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08/12/2016</text:p>
          </table:table-cell>
          <table:table-cell office:value-type="string" calcext:value-type="string">
            <text:p>17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850975" calcext:value-type="float">
            <text:p>9929850975</text:p>
          </table:table-cell>
          <table:table-cell table:style-name="ce7" office:value-type="string" calcext:value-type="string">
            <text:p>I43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C2D0E</text:p>
          </table:table-cell>
          <table:table-cell office:value-type="string" calcext:value-type="string">
            <text:p>7991</text:p>
          </table:table-cell>
          <table:table-cell office:value-type="float" office:value="265513235615" calcext:value-type="float">
            <text:p>265513235615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6414" calcext:value-type="float">
            <text:p>96414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07/01/2016</text:p>
          </table:table-cell>
          <table:table-cell office:value-type="string" calcext:value-type="string">
            <text:p>21/06/2017</text:p>
          </table:table-cell>
          <table:table-cell office:value-type="string" calcext:value-type="string">
            <text:p>26/02/2017</text:p>
          </table:table-cell>
          <table:table-cell office:value-type="string" calcext:value-type="string">
            <text:p>23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075541" calcext:value-type="float">
            <text:p>9941075541</text:p>
          </table:table-cell>
          <table:table-cell table:style-name="ce7" office:value-type="string" calcext:value-type="string">
            <text:p>e18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3C644</text:p>
          </table:table-cell>
          <table:table-cell office:value-type="string" calcext:value-type="string">
            <text:p>4FB7</text:p>
          </table:table-cell>
          <table:table-cell office:value-type="float" office:value="214997041974" calcext:value-type="float">
            <text:p>214997041974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9917" calcext:value-type="float">
            <text:p>19917</text:p>
          </table:table-cell>
          <table:table-cell office:value-type="string" calcext:value-type="string">
            <text:p>16/02/2017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04/07/2016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17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4876607" calcext:value-type="float">
            <text:p>9944876607</text:p>
          </table:table-cell>
          <table:table-cell table:style-name="ce7" office:value-type="string" calcext:value-type="string">
            <text:p>C27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BD626</text:p>
          </table:table-cell>
          <table:table-cell office:value-type="string" calcext:value-type="string">
            <text:p>76FD</text:p>
          </table:table-cell>
          <table:table-cell office:value-type="float" office:value="244917270825" calcext:value-type="float">
            <text:p>244917270825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4092" calcext:value-type="float">
            <text:p>44092</text:p>
          </table:table-cell>
          <table:table-cell office:value-type="string" calcext:value-type="string">
            <text:p>19/03/2017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19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9934847" calcext:value-type="float">
            <text:p>9979934847</text:p>
          </table:table-cell>
          <table:table-cell table:style-name="ce7" office:value-type="string" calcext:value-type="string">
            <text:p>y55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CCA4C</text:p>
          </table:table-cell>
          <table:table-cell office:value-type="string" calcext:value-type="string">
            <text:p>8B85</text:p>
          </table:table-cell>
          <table:table-cell office:value-type="float" office:value="206902514937" calcext:value-type="float">
            <text:p>206902514937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8230" calcext:value-type="float">
            <text:p>28230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11/06/2017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29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156091" calcext:value-type="float">
            <text:p>9973156091</text:p>
          </table:table-cell>
          <table:table-cell table:style-name="ce7" office:value-type="string" calcext:value-type="string">
            <text:p>K49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5873A</text:p>
          </table:table-cell>
          <table:table-cell office:value-type="string" calcext:value-type="string">
            <text:p>E21B</text:p>
          </table:table-cell>
          <table:table-cell office:value-type="float" office:value="243138892626" calcext:value-type="float">
            <text:p>243138892626</text:p>
          </table:table-cell>
          <table:table-cell office:value-type="float" office:value="23" calcext:value-type="float">
            <text:p>2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6056" calcext:value-type="float">
            <text:p>26056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15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311113" calcext:value-type="float">
            <text:p>9909311113</text:p>
          </table:table-cell>
          <table:table-cell table:style-name="ce7" office:value-type="string" calcext:value-type="string">
            <text:p>g2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A4981</text:p>
          </table:table-cell>
          <table:table-cell office:value-type="string" calcext:value-type="string">
            <text:p>AE27</text:p>
          </table:table-cell>
          <table:table-cell office:value-type="float" office:value="223209416938" calcext:value-type="float">
            <text:p>223209416938</text:p>
          </table:table-cell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9286" calcext:value-type="float">
            <text:p>19286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27/11/2016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25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7755597" calcext:value-type="float">
            <text:p>9937755597</text:p>
          </table:table-cell>
          <table:table-cell table:style-name="ce7" office:value-type="string" calcext:value-type="string">
            <text:p>V43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387B1</text:p>
          </table:table-cell>
          <table:table-cell office:value-type="string" calcext:value-type="string">
            <text:p>E993</text:p>
          </table:table-cell>
          <table:table-cell office:value-type="float" office:value="279333480946" calcext:value-type="float">
            <text:p>279333480946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4660" calcext:value-type="float">
            <text:p>34660</text:p>
          </table:table-cell>
          <table:table-cell office:value-type="string" calcext:value-type="string">
            <text:p>14/08/2015</text:p>
          </table:table-cell>
          <table:table-cell office:value-type="string" calcext:value-type="string">
            <text:p>17/05/2017</text:p>
          </table:table-cell>
          <table:table-cell office:value-type="string" calcext:value-type="string">
            <text:p>31/05/2016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09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6105304" calcext:value-type="float">
            <text:p>9926105304</text:p>
          </table:table-cell>
          <table:table-cell table:style-name="ce7" office:value-type="string" calcext:value-type="string">
            <text:p>J71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869B9</text:p>
          </table:table-cell>
          <table:table-cell office:value-type="string" calcext:value-type="string">
            <text:p>A53E</text:p>
          </table:table-cell>
          <table:table-cell office:value-type="float" office:value="261966918314" calcext:value-type="float">
            <text:p>261966918314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3321" calcext:value-type="float">
            <text:p>13321</text:p>
          </table:table-cell>
          <table:table-cell office:value-type="string" calcext:value-type="string">
            <text:p>09/01/2016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09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9995828" calcext:value-type="float">
            <text:p>9929995828</text:p>
          </table:table-cell>
          <table:table-cell table:style-name="ce7" office:value-type="string" calcext:value-type="string">
            <text:p>V4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ACD40</text:p>
          </table:table-cell>
          <table:table-cell office:value-type="string" calcext:value-type="string">
            <text:p>C25E</text:p>
          </table:table-cell>
          <table:table-cell office:value-type="float" office:value="280078745418" calcext:value-type="float">
            <text:p>280078745418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0890" calcext:value-type="float">
            <text:p>20890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5/02/2016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26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0683072" calcext:value-type="float">
            <text:p>9980683072</text:p>
          </table:table-cell>
          <table:table-cell table:style-name="ce7" office:value-type="string" calcext:value-type="string">
            <text:p>F56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9AC2A</text:p>
          </table:table-cell>
          <table:table-cell office:value-type="string" calcext:value-type="string">
            <text:p>1433</text:p>
          </table:table-cell>
          <table:table-cell office:value-type="float" office:value="231944912101" calcext:value-type="float">
            <text:p>23194491210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4524" calcext:value-type="float">
            <text:p>74524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19/08/2015</text:p>
          </table:table-cell>
          <table:table-cell office:value-type="string" calcext:value-type="string">
            <text:p>11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3623073" calcext:value-type="float">
            <text:p>9963623073</text:p>
          </table:table-cell>
          <table:table-cell table:style-name="ce7" office:value-type="string" calcext:value-type="string">
            <text:p>T1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5061B</text:p>
          </table:table-cell>
          <table:table-cell office:value-type="string" calcext:value-type="string">
            <text:p>8F08</text:p>
          </table:table-cell>
          <table:table-cell office:value-type="float" office:value="205309069700" calcext:value-type="float">
            <text:p>205309069700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5880" calcext:value-type="float">
            <text:p>65880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02/11/201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12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146283" calcext:value-type="float">
            <text:p>9978146283</text:p>
          </table:table-cell>
          <table:table-cell table:style-name="ce7" office:value-type="string" calcext:value-type="string">
            <text:p>T39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80DBA</text:p>
          </table:table-cell>
          <table:table-cell office:value-type="string" calcext:value-type="string">
            <text:p>24E5</text:p>
          </table:table-cell>
          <table:table-cell office:value-type="float" office:value="282733112276" calcext:value-type="float">
            <text:p>282733112276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9273" calcext:value-type="float">
            <text:p>59273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05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138411" calcext:value-type="float">
            <text:p>9961138411</text:p>
          </table:table-cell>
          <table:table-cell table:style-name="ce7" office:value-type="string" calcext:value-type="string">
            <text:p>W4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7BBBA</text:p>
          </table:table-cell>
          <table:table-cell office:value-type="string" calcext:value-type="string">
            <text:p>EE9E</text:p>
          </table:table-cell>
          <table:table-cell office:value-type="float" office:value="216422855331" calcext:value-type="float">
            <text:p>21642285533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2991" calcext:value-type="float">
            <text:p>62991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08/10/2015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8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3959341" calcext:value-type="float">
            <text:p>9963959341</text:p>
          </table:table-cell>
          <table:table-cell table:style-name="ce7" office:value-type="string" calcext:value-type="string">
            <text:p>v09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3C9B4</text:p>
          </table:table-cell>
          <table:table-cell office:value-type="string" calcext:value-type="string">
            <text:p>8F16</text:p>
          </table:table-cell>
          <table:table-cell office:value-type="float" office:value="229134954724" calcext:value-type="float">
            <text:p>229134954724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1134" calcext:value-type="float">
            <text:p>61134</text:p>
          </table:table-cell>
          <table:table-cell office:value-type="string" calcext:value-type="string">
            <text:p>27/12/2015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26/07/2015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19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489599" calcext:value-type="float">
            <text:p>9978489599</text:p>
          </table:table-cell>
          <table:table-cell table:style-name="ce7" office:value-type="string" calcext:value-type="string">
            <text:p>g89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D1A51</text:p>
          </table:table-cell>
          <table:table-cell office:value-type="string" calcext:value-type="string">
            <text:p>D619</text:p>
          </table:table-cell>
          <table:table-cell office:value-type="float" office:value="256892221731" calcext:value-type="float">
            <text:p>256892221731</text:p>
          </table:table-cell>
          <table:table-cell office:value-type="float" office:value="22" calcext:value-type="float">
            <text:p>2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0189" calcext:value-type="float">
            <text:p>40189</text:p>
          </table:table-cell>
          <table:table-cell office:value-type="string" calcext:value-type="string">
            <text:p>31/03/2016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06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4630849" calcext:value-type="float">
            <text:p>9964630849</text:p>
          </table:table-cell>
          <table:table-cell table:style-name="ce7" office:value-type="string" calcext:value-type="string">
            <text:p>g01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A3377</text:p>
          </table:table-cell>
          <table:table-cell office:value-type="string" calcext:value-type="string">
            <text:p>D345</text:p>
          </table:table-cell>
          <table:table-cell office:value-type="float" office:value="203702216227" calcext:value-type="float">
            <text:p>20370221622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7867" calcext:value-type="float">
            <text:p>67867</text:p>
          </table:table-cell>
          <table:table-cell office:value-type="string" calcext:value-type="string">
            <text:p>26/07/2016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25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5749678" calcext:value-type="float">
            <text:p>9955749678</text:p>
          </table:table-cell>
          <table:table-cell table:style-name="ce7" office:value-type="string" calcext:value-type="string">
            <text:p>Y94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F09AA</text:p>
          </table:table-cell>
          <table:table-cell office:value-type="string" calcext:value-type="string">
            <text:p>C668</text:p>
          </table:table-cell>
          <table:table-cell office:value-type="float" office:value="202256712055" calcext:value-type="float">
            <text:p>202256712055</text:p>
          </table:table-cell>
          <table:table-cell office:value-type="float" office:value="61" calcext:value-type="float">
            <text:p>6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9607" calcext:value-type="float">
            <text:p>59607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09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8644181" calcext:value-type="float">
            <text:p>9938644181</text:p>
          </table:table-cell>
          <table:table-cell table:style-name="ce7" office:value-type="string" calcext:value-type="string">
            <text:p>S96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34D92</text:p>
          </table:table-cell>
          <table:table-cell office:value-type="string" calcext:value-type="string">
            <text:p>E3B1</text:p>
          </table:table-cell>
          <table:table-cell office:value-type="float" office:value="255963203573" calcext:value-type="float">
            <text:p>25596320357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2502" calcext:value-type="float">
            <text:p>92502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31/08/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06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9428539" calcext:value-type="float">
            <text:p>9979428539</text:p>
          </table:table-cell>
          <table:table-cell table:style-name="ce7" office:value-type="string" calcext:value-type="string">
            <text:p>j11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C466A</text:p>
          </table:table-cell>
          <table:table-cell office:value-type="string" calcext:value-type="string">
            <text:p>6ACD</text:p>
          </table:table-cell>
          <table:table-cell office:value-type="float" office:value="276268293588" calcext:value-type="float">
            <text:p>276268293588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4644" calcext:value-type="float">
            <text:p>14644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03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8363438" calcext:value-type="float">
            <text:p>9928363438</text:p>
          </table:table-cell>
          <table:table-cell table:style-name="ce7" office:value-type="string" calcext:value-type="string">
            <text:p>b4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8BFA6</text:p>
          </table:table-cell>
          <table:table-cell office:value-type="string" calcext:value-type="string">
            <text:p>87D9</text:p>
          </table:table-cell>
          <table:table-cell office:value-type="float" office:value="204792198048" calcext:value-type="float">
            <text:p>204792198048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2856" calcext:value-type="float">
            <text:p>92856</text:p>
          </table:table-cell>
          <table:table-cell office:value-type="string" calcext:value-type="string">
            <text:p>21/08/2015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17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0037909" calcext:value-type="float">
            <text:p>9950037909</text:p>
          </table:table-cell>
          <table:table-cell table:style-name="ce7" office:value-type="string" calcext:value-type="string">
            <text:p>Q59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021B9</text:p>
          </table:table-cell>
          <table:table-cell office:value-type="string" calcext:value-type="string">
            <text:p>7D5E</text:p>
          </table:table-cell>
          <table:table-cell office:value-type="float" office:value="279075434266" calcext:value-type="float">
            <text:p>279075434266</text:p>
          </table:table-cell>
          <table:table-cell office:value-type="float" office:value="77" calcext:value-type="float">
            <text:p>77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3619" calcext:value-type="float">
            <text:p>43619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05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8332959" calcext:value-type="float">
            <text:p>9908332959</text:p>
          </table:table-cell>
          <table:table-cell table:style-name="ce7" office:value-type="string" calcext:value-type="string">
            <text:p>p09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4A8AA</text:p>
          </table:table-cell>
          <table:table-cell office:value-type="string" calcext:value-type="string">
            <text:p>21FA</text:p>
          </table:table-cell>
          <table:table-cell office:value-type="float" office:value="254344467524" calcext:value-type="float">
            <text:p>25434446752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3680" calcext:value-type="float">
            <text:p>83680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5/03/2017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11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710429" calcext:value-type="float">
            <text:p>9961710429</text:p>
          </table:table-cell>
          <table:table-cell table:style-name="ce7" office:value-type="string" calcext:value-type="string">
            <text:p>H60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782E7</text:p>
          </table:table-cell>
          <table:table-cell office:value-type="string" calcext:value-type="string">
            <text:p>AE52</text:p>
          </table:table-cell>
          <table:table-cell office:value-type="float" office:value="258500254673" calcext:value-type="float">
            <text:p>25850025467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8871" calcext:value-type="float">
            <text:p>78871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10/06/2016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07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3504993" calcext:value-type="float">
            <text:p>9943504993</text:p>
          </table:table-cell>
          <table:table-cell table:style-name="ce7" office:value-type="string" calcext:value-type="string">
            <text:p>g3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DF04E</text:p>
          </table:table-cell>
          <table:table-cell office:value-type="string" calcext:value-type="string">
            <text:p>7FE6</text:p>
          </table:table-cell>
          <table:table-cell office:value-type="float" office:value="224339364777" calcext:value-type="float">
            <text:p>22433936477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1697" calcext:value-type="float">
            <text:p>71697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24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538047" calcext:value-type="float">
            <text:p>9953538047</text:p>
          </table:table-cell>
          <table:table-cell table:style-name="ce7" office:value-type="string" calcext:value-type="string">
            <text:p>I25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AA4CC</text:p>
          </table:table-cell>
          <table:table-cell office:value-type="string" calcext:value-type="string">
            <text:p>21F1</text:p>
          </table:table-cell>
          <table:table-cell office:value-type="float" office:value="245538884925" calcext:value-type="float">
            <text:p>245538884925</text:p>
          </table:table-cell>
          <table:table-cell office:value-type="float" office:value="21" calcext:value-type="float">
            <text:p>2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0567" calcext:value-type="float">
            <text:p>30567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02/06/2017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07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132885" calcext:value-type="float">
            <text:p>9957132885</text:p>
          </table:table-cell>
          <table:table-cell table:style-name="ce7" office:value-type="string" calcext:value-type="string">
            <text:p>d43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11190</text:p>
          </table:table-cell>
          <table:table-cell office:value-type="string" calcext:value-type="string">
            <text:p>4ED4</text:p>
          </table:table-cell>
          <table:table-cell office:value-type="float" office:value="299827466452" calcext:value-type="float">
            <text:p>299827466452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3299" calcext:value-type="float">
            <text:p>13299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01/05/2016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22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4719941" calcext:value-type="float">
            <text:p>9954719941</text:p>
          </table:table-cell>
          <table:table-cell table:style-name="ce7" office:value-type="string" calcext:value-type="string">
            <text:p>O70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3FA83</text:p>
          </table:table-cell>
          <table:table-cell office:value-type="string" calcext:value-type="string">
            <text:p>FF4D</text:p>
          </table:table-cell>
          <table:table-cell office:value-type="float" office:value="254906678091" calcext:value-type="float">
            <text:p>254906678091</text:p>
          </table:table-cell>
          <table:table-cell office:value-type="float" office:value="67" calcext:value-type="float">
            <text:p>6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3973" calcext:value-type="float">
            <text:p>43973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24/04/2017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10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7437771" calcext:value-type="float">
            <text:p>9907437771</text:p>
          </table:table-cell>
          <table:table-cell table:style-name="ce7" office:value-type="string" calcext:value-type="string">
            <text:p>E1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F52BF</text:p>
          </table:table-cell>
          <table:table-cell office:value-type="string" calcext:value-type="string">
            <text:p>3D56</text:p>
          </table:table-cell>
          <table:table-cell office:value-type="float" office:value="282707639843" calcext:value-type="float">
            <text:p>282707639843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1259" calcext:value-type="float">
            <text:p>81259</text:p>
          </table:table-cell>
          <table:table-cell office:value-type="string" calcext:value-type="string">
            <text:p>20/05/2017</text:p>
          </table:table-cell>
          <table:table-cell office:value-type="string" calcext:value-type="string">
            <text:p>09/08/2015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09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1208144" calcext:value-type="float">
            <text:p>9971208144</text:p>
          </table:table-cell>
          <table:table-cell table:style-name="ce7" office:value-type="string" calcext:value-type="string">
            <text:p>N63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D739F</text:p>
          </table:table-cell>
          <table:table-cell office:value-type="string" calcext:value-type="string">
            <text:p>D9C1</text:p>
          </table:table-cell>
          <table:table-cell office:value-type="float" office:value="263020097326" calcext:value-type="float">
            <text:p>263020097326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4163" calcext:value-type="float">
            <text:p>94163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11/09/2015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5/03/2017</text:p>
          </table:table-cell>
          <table:table-cell office:value-type="string" calcext:value-type="string">
            <text:p>01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162585" calcext:value-type="float">
            <text:p>9918162585</text:p>
          </table:table-cell>
          <table:table-cell table:style-name="ce7" office:value-type="string" calcext:value-type="string">
            <text:p>E5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23A24</text:p>
          </table:table-cell>
          <table:table-cell office:value-type="string" calcext:value-type="string">
            <text:p>449F</text:p>
          </table:table-cell>
          <table:table-cell office:value-type="float" office:value="204917583781" calcext:value-type="float">
            <text:p>204917583781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2654" calcext:value-type="float">
            <text:p>52654</text:p>
          </table:table-cell>
          <table:table-cell office:value-type="string" calcext:value-type="string">
            <text:p>04/07/2016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26/02/2017</text:p>
          </table:table-cell>
          <table:table-cell office:value-type="string" calcext:value-type="string">
            <text:p>08/06/2016</text:p>
          </table:table-cell>
          <table:table-cell office:value-type="string" calcext:value-type="string">
            <text:p>31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5684616" calcext:value-type="float">
            <text:p>9975684616</text:p>
          </table:table-cell>
          <table:table-cell table:style-name="ce7" office:value-type="string" calcext:value-type="string">
            <text:p>k45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D0398</text:p>
          </table:table-cell>
          <table:table-cell office:value-type="string" calcext:value-type="string">
            <text:p>0DE7</text:p>
          </table:table-cell>
          <table:table-cell office:value-type="float" office:value="245401909150" calcext:value-type="float">
            <text:p>245401909150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2541" calcext:value-type="float">
            <text:p>32541</text:p>
          </table:table-cell>
          <table:table-cell office:value-type="string" calcext:value-type="string">
            <text:p>04/05/2017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8/08/2016</text:p>
          </table:table-cell>
          <table:table-cell office:value-type="string" calcext:value-type="string">
            <text:p>07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8733636" calcext:value-type="float">
            <text:p>9968733636</text:p>
          </table:table-cell>
          <table:table-cell table:style-name="ce7" office:value-type="string" calcext:value-type="string">
            <text:p>j9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A9865</text:p>
          </table:table-cell>
          <table:table-cell office:value-type="string" calcext:value-type="string">
            <text:p>4E61</text:p>
          </table:table-cell>
          <table:table-cell office:value-type="float" office:value="221929941177" calcext:value-type="float">
            <text:p>221929941177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4569" calcext:value-type="float">
            <text:p>74569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13/11/2015</text:p>
          </table:table-cell>
          <table:table-cell office:value-type="string" calcext:value-type="string">
            <text:p>25/11/2016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09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339510" calcext:value-type="float">
            <text:p>9923339510</text:p>
          </table:table-cell>
          <table:table-cell table:style-name="ce7" office:value-type="string" calcext:value-type="string">
            <text:p>F8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574D9</text:p>
          </table:table-cell>
          <table:table-cell office:value-type="string" calcext:value-type="string">
            <text:p>9DF2</text:p>
          </table:table-cell>
          <table:table-cell office:value-type="float" office:value="254101081096" calcext:value-type="float">
            <text:p>254101081096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5319" calcext:value-type="float">
            <text:p>65319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21/08/2016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20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760091" calcext:value-type="float">
            <text:p>9949760091</text:p>
          </table:table-cell>
          <table:table-cell table:style-name="ce7" office:value-type="string" calcext:value-type="string">
            <text:p>i65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2E085</text:p>
          </table:table-cell>
          <table:table-cell office:value-type="string" calcext:value-type="string">
            <text:p>10CC</text:p>
          </table:table-cell>
          <table:table-cell office:value-type="float" office:value="229813397889" calcext:value-type="float">
            <text:p>229813397889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6171" calcext:value-type="float">
            <text:p>26171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02/12/2016</text:p>
          </table:table-cell>
          <table:table-cell office:value-type="string" calcext:value-type="string">
            <text:p>26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6970530" calcext:value-type="float">
            <text:p>9916970530</text:p>
          </table:table-cell>
          <table:table-cell table:style-name="ce7" office:value-type="string" calcext:value-type="string">
            <text:p>L4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5C584</text:p>
          </table:table-cell>
          <table:table-cell office:value-type="string" calcext:value-type="string">
            <text:p>FC95</text:p>
          </table:table-cell>
          <table:table-cell office:value-type="float" office:value="220066754405" calcext:value-type="float">
            <text:p>220066754405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7565" calcext:value-type="float">
            <text:p>67565</text:p>
          </table:table-cell>
          <table:table-cell office:value-type="string" calcext:value-type="string">
            <text:p>06/11/2015</text:p>
          </table:table-cell>
          <table:table-cell office:value-type="string" calcext:value-type="string">
            <text:p>10/06/2017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24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189835" calcext:value-type="float">
            <text:p>9905189835</text:p>
          </table:table-cell>
          <table:table-cell table:style-name="ce7" office:value-type="string" calcext:value-type="string">
            <text:p>T23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B75B2</text:p>
          </table:table-cell>
          <table:table-cell office:value-type="string" calcext:value-type="string">
            <text:p>49DD</text:p>
          </table:table-cell>
          <table:table-cell office:value-type="float" office:value="266495649206" calcext:value-type="float">
            <text:p>266495649206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7795" calcext:value-type="float">
            <text:p>17795</text:p>
          </table:table-cell>
          <table:table-cell office:value-type="string" calcext:value-type="string">
            <text:p>26/09/2015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6/07/2015</text:p>
          </table:table-cell>
          <table:table-cell office:value-type="string" calcext:value-type="string">
            <text:p>02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923101" calcext:value-type="float">
            <text:p>9942923101</text:p>
          </table:table-cell>
          <table:table-cell table:style-name="ce7" office:value-type="string" calcext:value-type="string">
            <text:p>H4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62648</text:p>
          </table:table-cell>
          <table:table-cell office:value-type="string" calcext:value-type="string">
            <text:p>05D8</text:p>
          </table:table-cell>
          <table:table-cell office:value-type="float" office:value="205835590643" calcext:value-type="float">
            <text:p>20583559064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8653" calcext:value-type="float">
            <text:p>18653</text:p>
          </table:table-cell>
          <table:table-cell office:value-type="string" calcext:value-type="string">
            <text:p>10/12/2015</text:p>
          </table:table-cell>
          <table:table-cell office:value-type="string" calcext:value-type="string">
            <text:p>11/02/2017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11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4323616" calcext:value-type="float">
            <text:p>9934323616</text:p>
          </table:table-cell>
          <table:table-cell table:style-name="ce7" office:value-type="string" calcext:value-type="string">
            <text:p>I8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24A23</text:p>
          </table:table-cell>
          <table:table-cell office:value-type="string" calcext:value-type="string">
            <text:p>4689</text:p>
          </table:table-cell>
          <table:table-cell office:value-type="float" office:value="287318003891" calcext:value-type="float">
            <text:p>287318003891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9223" calcext:value-type="float">
            <text:p>89223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22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3440612" calcext:value-type="float">
            <text:p>9943440612</text:p>
          </table:table-cell>
          <table:table-cell table:style-name="ce7" office:value-type="string" calcext:value-type="string">
            <text:p>E5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87CB6</text:p>
          </table:table-cell>
          <table:table-cell office:value-type="string" calcext:value-type="string">
            <text:p>4F5E</text:p>
          </table:table-cell>
          <table:table-cell office:value-type="float" office:value="266365315140" calcext:value-type="float">
            <text:p>266365315140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4405" calcext:value-type="float">
            <text:p>74405</text:p>
          </table:table-cell>
          <table:table-cell office:value-type="string" calcext:value-type="string">
            <text:p>15/05/2016</text:p>
          </table:table-cell>
          <table:table-cell office:value-type="string" calcext:value-type="string">
            <text:p>27/03/2016</text:p>
          </table:table-cell>
          <table:table-cell office:value-type="string" calcext:value-type="string">
            <text:p>05/06/2017</text:p>
          </table:table-cell>
          <table:table-cell office:value-type="string" calcext:value-type="string">
            <text:p>27/07/2016</text:p>
          </table:table-cell>
          <table:table-cell office:value-type="string" calcext:value-type="string">
            <text:p>13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238328" calcext:value-type="float">
            <text:p>9973238328</text:p>
          </table:table-cell>
          <table:table-cell table:style-name="ce7" office:value-type="string" calcext:value-type="string">
            <text:p>f4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982AD</text:p>
          </table:table-cell>
          <table:table-cell office:value-type="string" calcext:value-type="string">
            <text:p>5F55</text:p>
          </table:table-cell>
          <table:table-cell office:value-type="float" office:value="290903394609" calcext:value-type="float">
            <text:p>290903394609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8560" calcext:value-type="float">
            <text:p>28560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27/05/2017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21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0597178" calcext:value-type="float">
            <text:p>9970597178</text:p>
          </table:table-cell>
          <table:table-cell table:style-name="ce7" office:value-type="string" calcext:value-type="string">
            <text:p>M24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A5FD6</text:p>
          </table:table-cell>
          <table:table-cell office:value-type="string" calcext:value-type="string">
            <text:p>9C4C</text:p>
          </table:table-cell>
          <table:table-cell office:value-type="float" office:value="280317181188" calcext:value-type="float">
            <text:p>28031718118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0282" calcext:value-type="float">
            <text:p>20282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31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458356" calcext:value-type="float">
            <text:p>9978458356</text:p>
          </table:table-cell>
          <table:table-cell table:style-name="ce7" office:value-type="string" calcext:value-type="string">
            <text:p>w1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62B9E</text:p>
          </table:table-cell>
          <table:table-cell office:value-type="string" calcext:value-type="string">
            <text:p>1C8A</text:p>
          </table:table-cell>
          <table:table-cell office:value-type="float" office:value="270320568548" calcext:value-type="float">
            <text:p>27032056854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2888" calcext:value-type="float">
            <text:p>32888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15/04/2016</text:p>
          </table:table-cell>
          <table:table-cell office:value-type="string" calcext:value-type="string">
            <text:p>26/07/2015</text:p>
          </table:table-cell>
          <table:table-cell office:value-type="string" calcext:value-type="string">
            <text:p>17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5760179" calcext:value-type="float">
            <text:p>9935760179</text:p>
          </table:table-cell>
          <table:table-cell table:style-name="ce7" office:value-type="string" calcext:value-type="string">
            <text:p>I86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AFD39</text:p>
          </table:table-cell>
          <table:table-cell office:value-type="string" calcext:value-type="string">
            <text:p>1BF5</text:p>
          </table:table-cell>
          <table:table-cell office:value-type="float" office:value="263399111720" calcext:value-type="float">
            <text:p>263399111720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3781" calcext:value-type="float">
            <text:p>93781</text:p>
          </table:table-cell>
          <table:table-cell office:value-type="string" calcext:value-type="string">
            <text:p>20/09/2016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03/01/2016</text:p>
          </table:table-cell>
          <table:table-cell office:value-type="string" calcext:value-type="string">
            <text:p>06/09/2015</text:p>
          </table:table-cell>
          <table:table-cell office:value-type="string" calcext:value-type="string">
            <text:p>05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4396817" calcext:value-type="float">
            <text:p>9904396817</text:p>
          </table:table-cell>
          <table:table-cell table:style-name="ce7" office:value-type="string" calcext:value-type="string">
            <text:p>Q57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7E735</text:p>
          </table:table-cell>
          <table:table-cell office:value-type="string" calcext:value-type="string">
            <text:p>5942</text:p>
          </table:table-cell>
          <table:table-cell office:value-type="float" office:value="273890030275" calcext:value-type="float">
            <text:p>27389003027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7316" calcext:value-type="float">
            <text:p>97316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19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2942750" calcext:value-type="float">
            <text:p>9902942750</text:p>
          </table:table-cell>
          <table:table-cell table:style-name="ce7" office:value-type="string" calcext:value-type="string">
            <text:p>k68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F4F2F</text:p>
          </table:table-cell>
          <table:table-cell office:value-type="string" calcext:value-type="string">
            <text:p>199D</text:p>
          </table:table-cell>
          <table:table-cell office:value-type="float" office:value="265416667610" calcext:value-type="float">
            <text:p>265416667610</text:p>
          </table:table-cell>
          <table:table-cell office:value-type="float" office:value="56" calcext:value-type="float">
            <text:p>5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6935" calcext:value-type="float">
            <text:p>56935</text:p>
          </table:table-cell>
          <table:table-cell office:value-type="string" calcext:value-type="string">
            <text:p>15/02/2016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28/10/2015</text:p>
          </table:table-cell>
          <table:table-cell office:value-type="string" calcext:value-type="string">
            <text:p>06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0408008" calcext:value-type="float">
            <text:p>9900408008</text:p>
          </table:table-cell>
          <table:table-cell table:style-name="ce7" office:value-type="string" calcext:value-type="string">
            <text:p>V31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2D4B3</text:p>
          </table:table-cell>
          <table:table-cell office:value-type="string" calcext:value-type="string">
            <text:p>11D1</text:p>
          </table:table-cell>
          <table:table-cell office:value-type="float" office:value="263635051043" calcext:value-type="float">
            <text:p>263635051043</text:p>
          </table:table-cell>
          <table:table-cell office:value-type="float" office:value="61" calcext:value-type="float">
            <text:p>6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5649" calcext:value-type="float">
            <text:p>55649</text:p>
          </table:table-cell>
          <table:table-cell office:value-type="string" calcext:value-type="string">
            <text:p>14/04/2017</text:p>
          </table:table-cell>
          <table:table-cell office:value-type="string" calcext:value-type="string">
            <text:p>29/03/2017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14/10/2015</text:p>
          </table:table-cell>
          <table:table-cell office:value-type="string" calcext:value-type="string">
            <text:p>12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5649712" calcext:value-type="float">
            <text:p>9975649712</text:p>
          </table:table-cell>
          <table:table-cell table:style-name="ce7" office:value-type="string" calcext:value-type="string">
            <text:p>h8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9BCCE</text:p>
          </table:table-cell>
          <table:table-cell office:value-type="string" calcext:value-type="string">
            <text:p>ACA6</text:p>
          </table:table-cell>
          <table:table-cell office:value-type="float" office:value="200973532394" calcext:value-type="float">
            <text:p>200973532394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8760" calcext:value-type="float">
            <text:p>58760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4/07/2016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12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123231" calcext:value-type="float">
            <text:p>9978123231</text:p>
          </table:table-cell>
          <table:table-cell table:style-name="ce7" office:value-type="string" calcext:value-type="string">
            <text:p>p39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4318A</text:p>
          </table:table-cell>
          <table:table-cell office:value-type="string" calcext:value-type="string">
            <text:p>C325</text:p>
          </table:table-cell>
          <table:table-cell office:value-type="float" office:value="242993208163" calcext:value-type="float">
            <text:p>242993208163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9103" calcext:value-type="float">
            <text:p>59103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05/09/2016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06/04/2016</text:p>
          </table:table-cell>
          <table:table-cell office:value-type="string" calcext:value-type="string">
            <text:p>19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3168437" calcext:value-type="float">
            <text:p>9963168437</text:p>
          </table:table-cell>
          <table:table-cell table:style-name="ce7" office:value-type="string" calcext:value-type="string">
            <text:p>L6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CF7C4</text:p>
          </table:table-cell>
          <table:table-cell office:value-type="string" calcext:value-type="string">
            <text:p>4606</text:p>
          </table:table-cell>
          <table:table-cell office:value-type="float" office:value="235691867469" calcext:value-type="float">
            <text:p>23569186746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3424" calcext:value-type="float">
            <text:p>73424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28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888900" calcext:value-type="float">
            <text:p>9981888900</text:p>
          </table:table-cell>
          <table:table-cell table:style-name="ce7" office:value-type="string" calcext:value-type="string">
            <text:p>p44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8BEF7</text:p>
          </table:table-cell>
          <table:table-cell office:value-type="string" calcext:value-type="string">
            <text:p>EA5F</text:p>
          </table:table-cell>
          <table:table-cell office:value-type="float" office:value="275020663508" calcext:value-type="float">
            <text:p>27502066350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80394" calcext:value-type="float">
            <text:p>80394</text:p>
          </table:table-cell>
          <table:table-cell office:value-type="string" calcext:value-type="string">
            <text:p>05/08/2016</text:p>
          </table:table-cell>
          <table:table-cell office:value-type="string" calcext:value-type="string">
            <text:p>02/10/2015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27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4451724" calcext:value-type="float">
            <text:p>9904451724</text:p>
          </table:table-cell>
          <table:table-cell table:style-name="ce7" office:value-type="string" calcext:value-type="string">
            <text:p>N38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17381</text:p>
          </table:table-cell>
          <table:table-cell office:value-type="string" calcext:value-type="string">
            <text:p>1936</text:p>
          </table:table-cell>
          <table:table-cell office:value-type="float" office:value="272821169986" calcext:value-type="float">
            <text:p>272821169986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7235" calcext:value-type="float">
            <text:p>17235</text:p>
          </table:table-cell>
          <table:table-cell office:value-type="string" calcext:value-type="string">
            <text:p>05/09/2015</text:p>
          </table:table-cell>
          <table:table-cell office:value-type="string" calcext:value-type="string">
            <text:p>27/09/2015</text:p>
          </table:table-cell>
          <table:table-cell office:value-type="string" calcext:value-type="string">
            <text:p>22/06/2016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05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951973" calcext:value-type="float">
            <text:p>9951951973</text:p>
          </table:table-cell>
          <table:table-cell table:style-name="ce7" office:value-type="string" calcext:value-type="string">
            <text:p>O82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0F612</text:p>
          </table:table-cell>
          <table:table-cell office:value-type="string" calcext:value-type="string">
            <text:p>E914</text:p>
          </table:table-cell>
          <table:table-cell office:value-type="float" office:value="283982968634" calcext:value-type="float">
            <text:p>283982968634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42239" calcext:value-type="float">
            <text:p>42239</text:p>
          </table:table-cell>
          <table:table-cell office:value-type="string" calcext:value-type="string">
            <text:p>30/03/2017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02/01/2016</text:p>
          </table:table-cell>
          <table:table-cell office:value-type="string" calcext:value-type="string">
            <text:p>21/11/2016</text:p>
          </table:table-cell>
          <table:table-cell office:value-type="string" calcext:value-type="string">
            <text:p>28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4681176" calcext:value-type="float">
            <text:p>9984681176</text:p>
          </table:table-cell>
          <table:table-cell table:style-name="ce7" office:value-type="string" calcext:value-type="string">
            <text:p>D70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F4204</text:p>
          </table:table-cell>
          <table:table-cell office:value-type="string" calcext:value-type="string">
            <text:p>9D0E</text:p>
          </table:table-cell>
          <table:table-cell office:value-type="float" office:value="233267190312" calcext:value-type="float">
            <text:p>233267190312</text:p>
          </table:table-cell>
          <table:table-cell office:value-type="float" office:value="35" calcext:value-type="float">
            <text:p>3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2718" calcext:value-type="float">
            <text:p>42718</text:p>
          </table:table-cell>
          <table:table-cell office:value-type="string" calcext:value-type="string">
            <text:p>28/12/2015</text:p>
          </table:table-cell>
          <table:table-cell office:value-type="string" calcext:value-type="string">
            <text:p>26/07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0/05/2017</text:p>
          </table:table-cell>
          <table:table-cell office:value-type="string" calcext:value-type="string">
            <text:p>30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421211" calcext:value-type="float">
            <text:p>9961421211</text:p>
          </table:table-cell>
          <table:table-cell table:style-name="ce7" office:value-type="string" calcext:value-type="string">
            <text:p>F50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CACA1</text:p>
          </table:table-cell>
          <table:table-cell office:value-type="string" calcext:value-type="string">
            <text:p>3FC3</text:p>
          </table:table-cell>
          <table:table-cell office:value-type="float" office:value="265854404599" calcext:value-type="float">
            <text:p>265854404599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6259" calcext:value-type="float">
            <text:p>16259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07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2337589" calcext:value-type="float">
            <text:p>9932337589</text:p>
          </table:table-cell>
          <table:table-cell table:style-name="ce7" office:value-type="string" calcext:value-type="string">
            <text:p>N23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ADA84</text:p>
          </table:table-cell>
          <table:table-cell office:value-type="string" calcext:value-type="string">
            <text:p>BF5B</text:p>
          </table:table-cell>
          <table:table-cell office:value-type="float" office:value="202982990425" calcext:value-type="float">
            <text:p>20298299042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7993" calcext:value-type="float">
            <text:p>37993</text:p>
          </table:table-cell>
          <table:table-cell office:value-type="string" calcext:value-type="string">
            <text:p>12/07/2016</text:p>
          </table:table-cell>
          <table:table-cell office:value-type="string" calcext:value-type="string">
            <text:p>17/02/2017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11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550571" calcext:value-type="float">
            <text:p>9964550571</text:p>
          </table:table-cell>
          <table:table-cell table:style-name="ce7" office:value-type="string" calcext:value-type="string">
            <text:p>d30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9E9C8</text:p>
          </table:table-cell>
          <table:table-cell office:value-type="string" calcext:value-type="string">
            <text:p>451F</text:p>
          </table:table-cell>
          <table:table-cell office:value-type="float" office:value="202183680552" calcext:value-type="float">
            <text:p>202183680552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9621" calcext:value-type="float">
            <text:p>19621</text:p>
          </table:table-cell>
          <table:table-cell office:value-type="string" calcext:value-type="string">
            <text:p>21/03/2016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16/06/2017</text:p>
          </table:table-cell>
          <table:table-cell office:value-type="string" calcext:value-type="string">
            <text:p>23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0878177" calcext:value-type="float">
            <text:p>9910878177</text:p>
          </table:table-cell>
          <table:table-cell table:style-name="ce7" office:value-type="string" calcext:value-type="string">
            <text:p>K52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AF8ED</text:p>
          </table:table-cell>
          <table:table-cell office:value-type="string" calcext:value-type="string">
            <text:p>D0DE</text:p>
          </table:table-cell>
          <table:table-cell office:value-type="float" office:value="300163475067" calcext:value-type="float">
            <text:p>30016347506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9861" calcext:value-type="float">
            <text:p>19861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08/06/2017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05/12/2016</text:p>
          </table:table-cell>
          <table:table-cell office:value-type="string" calcext:value-type="string">
            <text:p>03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1271102" calcext:value-type="float">
            <text:p>9921271102</text:p>
          </table:table-cell>
          <table:table-cell table:style-name="ce7" office:value-type="string" calcext:value-type="string">
            <text:p>U95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2F330</text:p>
          </table:table-cell>
          <table:table-cell office:value-type="string" calcext:value-type="string">
            <text:p>ABEB</text:p>
          </table:table-cell>
          <table:table-cell office:value-type="float" office:value="242886763248" calcext:value-type="float">
            <text:p>242886763248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4303" calcext:value-type="float">
            <text:p>24303</text:p>
          </table:table-cell>
          <table:table-cell table:number-columns-repeated="2" office:value-type="string" calcext:value-type="string">
            <text:p>21/10/2016</text:p>
          </table:table-cell>
          <table:table-cell office:value-type="string" calcext:value-type="string">
            <text:p>16/04/2016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02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725713" calcext:value-type="float">
            <text:p>9952725713</text:p>
          </table:table-cell>
          <table:table-cell table:style-name="ce7" office:value-type="string" calcext:value-type="string">
            <text:p>J81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6DB5E</text:p>
          </table:table-cell>
          <table:table-cell office:value-type="string" calcext:value-type="string">
            <text:p>E4B3</text:p>
          </table:table-cell>
          <table:table-cell office:value-type="float" office:value="273595626613" calcext:value-type="float">
            <text:p>2735956266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5937" calcext:value-type="float">
            <text:p>95937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22/04/2016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26/09/2015</text:p>
          </table:table-cell>
          <table:table-cell office:value-type="string" calcext:value-type="string">
            <text:p>18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459563" calcext:value-type="float">
            <text:p>9909459563</text:p>
          </table:table-cell>
          <table:table-cell table:style-name="ce7" office:value-type="string" calcext:value-type="string">
            <text:p>H89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7E997</text:p>
          </table:table-cell>
          <table:table-cell office:value-type="string" calcext:value-type="string">
            <text:p>9CE0</text:p>
          </table:table-cell>
          <table:table-cell office:value-type="float" office:value="206486592385" calcext:value-type="float">
            <text:p>206486592385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7964" calcext:value-type="float">
            <text:p>27964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22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365054" calcext:value-type="float">
            <text:p>9953365054</text:p>
          </table:table-cell>
          <table:table-cell table:style-name="ce7" office:value-type="string" calcext:value-type="string">
            <text:p>B10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F1834</text:p>
          </table:table-cell>
          <table:table-cell office:value-type="string" calcext:value-type="string">
            <text:p>A941</text:p>
          </table:table-cell>
          <table:table-cell office:value-type="float" office:value="295579724994" calcext:value-type="float">
            <text:p>29557972499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7799" calcext:value-type="float">
            <text:p>87799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19/03/2017</text:p>
          </table:table-cell>
          <table:table-cell office:value-type="string" calcext:value-type="string">
            <text:p>06/10/2015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0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0299869" calcext:value-type="float">
            <text:p>9970299869</text:p>
          </table:table-cell>
          <table:table-cell table:style-name="ce7" office:value-type="string" calcext:value-type="string">
            <text:p>B34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242B2</text:p>
          </table:table-cell>
          <table:table-cell office:value-type="string" calcext:value-type="string">
            <text:p>BD69</text:p>
          </table:table-cell>
          <table:table-cell office:value-type="float" office:value="287600836410" calcext:value-type="float">
            <text:p>287600836410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2122" calcext:value-type="float">
            <text:p>72122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17/05/2016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26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167245" calcext:value-type="float">
            <text:p>9939167245</text:p>
          </table:table-cell>
          <table:table-cell table:style-name="ce7" office:value-type="string" calcext:value-type="string">
            <text:p>j8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A18F3</text:p>
          </table:table-cell>
          <table:table-cell office:value-type="string" calcext:value-type="string">
            <text:p>387C</text:p>
          </table:table-cell>
          <table:table-cell office:value-type="float" office:value="241545553767" calcext:value-type="float">
            <text:p>241545553767</text:p>
          </table:table-cell>
          <table:table-cell office:value-type="float" office:value="79" calcext:value-type="float">
            <text:p>7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6344" calcext:value-type="float">
            <text:p>76344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09/05/2016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28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5217123" calcext:value-type="float">
            <text:p>9965217123</text:p>
          </table:table-cell>
          <table:table-cell table:style-name="ce7" office:value-type="string" calcext:value-type="string">
            <text:p>x74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1868D</text:p>
          </table:table-cell>
          <table:table-cell office:value-type="string" calcext:value-type="string">
            <text:p>0F98</text:p>
          </table:table-cell>
          <table:table-cell office:value-type="float" office:value="234486532695" calcext:value-type="float">
            <text:p>234486532695</text:p>
          </table:table-cell>
          <table:table-cell office:value-type="float" office:value="68" calcext:value-type="float">
            <text:p>6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7575" calcext:value-type="float">
            <text:p>87575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09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6714474" calcext:value-type="float">
            <text:p>9916714474</text:p>
          </table:table-cell>
          <table:table-cell table:style-name="ce7" office:value-type="string" calcext:value-type="string">
            <text:p>e91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C64DD</text:p>
          </table:table-cell>
          <table:table-cell office:value-type="string" calcext:value-type="string">
            <text:p>0FB7</text:p>
          </table:table-cell>
          <table:table-cell office:value-type="float" office:value="204165323701" calcext:value-type="float">
            <text:p>204165323701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2569" calcext:value-type="float">
            <text:p>92569</text:p>
          </table:table-cell>
          <table:table-cell office:value-type="string" calcext:value-type="string">
            <text:p>08/01/2016</text:p>
          </table:table-cell>
          <table:table-cell office:value-type="string" calcext:value-type="string">
            <text:p>01/08/2016</text:p>
          </table:table-cell>
          <table:table-cell office:value-type="string" calcext:value-type="string">
            <text:p>09/06/2016</text:p>
          </table:table-cell>
          <table:table-cell office:value-type="string" calcext:value-type="string">
            <text:p>11/09/2016</text:p>
          </table:table-cell>
          <table:table-cell office:value-type="string" calcext:value-type="string">
            <text:p>28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878957" calcext:value-type="float">
            <text:p>9901878957</text:p>
          </table:table-cell>
          <table:table-cell table:style-name="ce7" office:value-type="string" calcext:value-type="string">
            <text:p>f3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467CF</text:p>
          </table:table-cell>
          <table:table-cell office:value-type="string" calcext:value-type="string">
            <text:p>4406</text:p>
          </table:table-cell>
          <table:table-cell office:value-type="float" office:value="284007497110" calcext:value-type="float">
            <text:p>284007497110</text:p>
          </table:table-cell>
          <table:table-cell office:value-type="float" office:value="99" calcext:value-type="float">
            <text:p>9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3826" calcext:value-type="float">
            <text:p>33826</text:p>
          </table:table-cell>
          <table:table-cell office:value-type="string" calcext:value-type="string">
            <text:p>12/02/2017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24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612996" calcext:value-type="float">
            <text:p>9911612996</text:p>
          </table:table-cell>
          <table:table-cell table:style-name="ce7" office:value-type="string" calcext:value-type="string">
            <text:p>f12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E0ACE</text:p>
          </table:table-cell>
          <table:table-cell office:value-type="string" calcext:value-type="string">
            <text:p>BF4D</text:p>
          </table:table-cell>
          <table:table-cell office:value-type="float" office:value="244909256272" calcext:value-type="float">
            <text:p>244909256272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3533" calcext:value-type="float">
            <text:p>43533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25/01/2016</text:p>
          </table:table-cell>
          <table:table-cell office:value-type="string" calcext:value-type="string">
            <text:p>15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835229" calcext:value-type="float">
            <text:p>9978835229</text:p>
          </table:table-cell>
          <table:table-cell table:style-name="ce7" office:value-type="string" calcext:value-type="string">
            <text:p>W89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07E20</text:p>
          </table:table-cell>
          <table:table-cell office:value-type="string" calcext:value-type="string">
            <text:p>559F</text:p>
          </table:table-cell>
          <table:table-cell office:value-type="float" office:value="210622050933" calcext:value-type="float">
            <text:p>210622050933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7000" calcext:value-type="float">
            <text:p>77000</text:p>
          </table:table-cell>
          <table:table-cell office:value-type="string" calcext:value-type="string">
            <text:p>03/12/2015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03/10/2015</text:p>
          </table:table-cell>
          <table:table-cell office:value-type="string" calcext:value-type="string">
            <text:p>09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503722" calcext:value-type="float">
            <text:p>9902503722</text:p>
          </table:table-cell>
          <table:table-cell table:style-name="ce7" office:value-type="string" calcext:value-type="string">
            <text:p>m8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4008A</text:p>
          </table:table-cell>
          <table:table-cell office:value-type="string" calcext:value-type="string">
            <text:p>5853</text:p>
          </table:table-cell>
          <table:table-cell office:value-type="float" office:value="223234526279" calcext:value-type="float">
            <text:p>223234526279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0446" calcext:value-type="float">
            <text:p>80446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29/05/2016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23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187219" calcext:value-type="float">
            <text:p>9981187219</text:p>
          </table:table-cell>
          <table:table-cell table:style-name="ce7" office:value-type="string" calcext:value-type="string">
            <text:p>F14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9C13B</text:p>
          </table:table-cell>
          <table:table-cell office:value-type="string" calcext:value-type="string">
            <text:p>8989</text:p>
          </table:table-cell>
          <table:table-cell office:value-type="float" office:value="206341746736" calcext:value-type="float">
            <text:p>206341746736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0082" calcext:value-type="float">
            <text:p>40082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05/05/2017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19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882696" calcext:value-type="float">
            <text:p>9925882696</text:p>
          </table:table-cell>
          <table:table-cell table:style-name="ce7" office:value-type="string" calcext:value-type="string">
            <text:p>C0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4DE0A</text:p>
          </table:table-cell>
          <table:table-cell office:value-type="string" calcext:value-type="string">
            <text:p>9E00</text:p>
          </table:table-cell>
          <table:table-cell office:value-type="float" office:value="261212371899" calcext:value-type="float">
            <text:p>261212371899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6518" calcext:value-type="float">
            <text:p>86518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8/01/2017</text:p>
          </table:table-cell>
          <table:table-cell office:value-type="string" calcext:value-type="string">
            <text:p>26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0683522" calcext:value-type="float">
            <text:p>9930683522</text:p>
          </table:table-cell>
          <table:table-cell table:style-name="ce7" office:value-type="string" calcext:value-type="string">
            <text:p>I81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DDF4E</text:p>
          </table:table-cell>
          <table:table-cell office:value-type="string" calcext:value-type="string">
            <text:p>09F3</text:p>
          </table:table-cell>
          <table:table-cell office:value-type="float" office:value="215015173256" calcext:value-type="float">
            <text:p>215015173256</text:p>
          </table:table-cell>
          <table:table-cell office:value-type="float" office:value="62" calcext:value-type="float">
            <text:p>6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9894" calcext:value-type="float">
            <text:p>89894</text:p>
          </table:table-cell>
          <table:table-cell office:value-type="string" calcext:value-type="string">
            <text:p>25/07/2016</text:p>
          </table:table-cell>
          <table:table-cell office:value-type="string" calcext:value-type="string">
            <text:p>05/12/2016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12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481806" calcext:value-type="float">
            <text:p>9972481806</text:p>
          </table:table-cell>
          <table:table-cell table:style-name="ce7" office:value-type="string" calcext:value-type="string">
            <text:p>B41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8CD51</text:p>
          </table:table-cell>
          <table:table-cell office:value-type="string" calcext:value-type="string">
            <text:p>9F06</text:p>
          </table:table-cell>
          <table:table-cell office:value-type="float" office:value="243500310865" calcext:value-type="float">
            <text:p>243500310865</text:p>
          </table:table-cell>
          <table:table-cell office:value-type="float" office:value="82" calcext:value-type="float">
            <text:p>8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3083" calcext:value-type="float">
            <text:p>33083</text:p>
          </table:table-cell>
          <table:table-cell office:value-type="string" calcext:value-type="string">
            <text:p>13/05/2017</text:p>
          </table:table-cell>
          <table:table-cell office:value-type="string" calcext:value-type="string">
            <text:p>26/03/2017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04/06/2017</text:p>
          </table:table-cell>
          <table:table-cell office:value-type="string" calcext:value-type="string">
            <text:p>24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466366" calcext:value-type="float">
            <text:p>9960466366</text:p>
          </table:table-cell>
          <table:table-cell table:style-name="ce7" office:value-type="string" calcext:value-type="string">
            <text:p>e95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F1E67</text:p>
          </table:table-cell>
          <table:table-cell office:value-type="string" calcext:value-type="string">
            <text:p>98A4</text:p>
          </table:table-cell>
          <table:table-cell office:value-type="float" office:value="269046835265" calcext:value-type="float">
            <text:p>26904683526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9177" calcext:value-type="float">
            <text:p>49177</text:p>
          </table:table-cell>
          <table:table-cell office:value-type="string" calcext:value-type="string">
            <text:p>23/01/2016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09/08/2015</text:p>
          </table:table-cell>
          <table:table-cell office:value-type="string" calcext:value-type="string">
            <text:p>19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486801" calcext:value-type="float">
            <text:p>9978486801</text:p>
          </table:table-cell>
          <table:table-cell table:style-name="ce7" office:value-type="string" calcext:value-type="string">
            <text:p>C79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2269F</text:p>
          </table:table-cell>
          <table:table-cell office:value-type="string" calcext:value-type="string">
            <text:p>B343</text:p>
          </table:table-cell>
          <table:table-cell office:value-type="float" office:value="241557948795" calcext:value-type="float">
            <text:p>241557948795</text:p>
          </table:table-cell>
          <table:table-cell office:value-type="float" office:value="28" calcext:value-type="float">
            <text:p>2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6618" calcext:value-type="float">
            <text:p>36618</text:p>
          </table:table-cell>
          <table:table-cell office:value-type="string" calcext:value-type="string">
            <text:p>17/05/2016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17/01/2017</text:p>
          </table:table-cell>
          <table:table-cell office:value-type="string" calcext:value-type="string">
            <text:p>26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408950" calcext:value-type="float">
            <text:p>9978408950</text:p>
          </table:table-cell>
          <table:table-cell table:style-name="ce7" office:value-type="string" calcext:value-type="string">
            <text:p>C58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4AA9D</text:p>
          </table:table-cell>
          <table:table-cell office:value-type="string" calcext:value-type="string">
            <text:p>234F</text:p>
          </table:table-cell>
          <table:table-cell office:value-type="float" office:value="218545057552" calcext:value-type="float">
            <text:p>218545057552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1319" calcext:value-type="float">
            <text:p>51319</text:p>
          </table:table-cell>
          <table:table-cell office:value-type="string" calcext:value-type="string">
            <text:p>06/08/2015</text:p>
          </table:table-cell>
          <table:table-cell office:value-type="string" calcext:value-type="string">
            <text:p>30/07/2016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19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477471" calcext:value-type="float">
            <text:p>9973477471</text:p>
          </table:table-cell>
          <table:table-cell table:style-name="ce7" office:value-type="string" calcext:value-type="string">
            <text:p>B94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A6543</text:p>
          </table:table-cell>
          <table:table-cell office:value-type="string" calcext:value-type="string">
            <text:p>797A</text:p>
          </table:table-cell>
          <table:table-cell office:value-type="float" office:value="258117686772" calcext:value-type="float">
            <text:p>258117686772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2845" calcext:value-type="float">
            <text:p>62845</text:p>
          </table:table-cell>
          <table:table-cell office:value-type="string" calcext:value-type="string">
            <text:p>09/08/2015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08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4646324" calcext:value-type="float">
            <text:p>9954646324</text:p>
          </table:table-cell>
          <table:table-cell table:style-name="ce7" office:value-type="string" calcext:value-type="string">
            <text:p>z1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1114A</text:p>
          </table:table-cell>
          <table:table-cell office:value-type="string" calcext:value-type="string">
            <text:p>EF92</text:p>
          </table:table-cell>
          <table:table-cell office:value-type="float" office:value="277851834833" calcext:value-type="float">
            <text:p>277851834833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5771" calcext:value-type="float">
            <text:p>25771</text:p>
          </table:table-cell>
          <table:table-cell office:value-type="string" calcext:value-type="string">
            <text:p>23/11/2016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31/05/2016</text:p>
          </table:table-cell>
          <table:table-cell office:value-type="string" calcext:value-type="string">
            <text:p>17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970733" calcext:value-type="float">
            <text:p>9951970733</text:p>
          </table:table-cell>
          <table:table-cell table:style-name="ce7" office:value-type="string" calcext:value-type="string">
            <text:p>B79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D205A</text:p>
          </table:table-cell>
          <table:table-cell office:value-type="string" calcext:value-type="string">
            <text:p>4712</text:p>
          </table:table-cell>
          <table:table-cell office:value-type="float" office:value="239044254400" calcext:value-type="float">
            <text:p>2390442544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7757" calcext:value-type="float">
            <text:p>17757</text:p>
          </table:table-cell>
          <table:table-cell office:value-type="string" calcext:value-type="string">
            <text:p>17/02/2016</text:p>
          </table:table-cell>
          <table:table-cell office:value-type="string" calcext:value-type="string">
            <text:p>13/07/2016</text:p>
          </table:table-cell>
          <table:table-cell office:value-type="string" calcext:value-type="string">
            <text:p>02/09/2015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07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492281" calcext:value-type="float">
            <text:p>9948492281</text:p>
          </table:table-cell>
          <table:table-cell table:style-name="ce7" office:value-type="string" calcext:value-type="string">
            <text:p>V8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39F9F</text:p>
          </table:table-cell>
          <table:table-cell office:value-type="string" calcext:value-type="string">
            <text:p>A30E</text:p>
          </table:table-cell>
          <table:table-cell office:value-type="float" office:value="253168662984" calcext:value-type="float">
            <text:p>253168662984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2126" calcext:value-type="float">
            <text:p>3212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24/12/2016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27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0532333" calcext:value-type="float">
            <text:p>9910532333</text:p>
          </table:table-cell>
          <table:table-cell table:style-name="ce7" office:value-type="string" calcext:value-type="string">
            <text:p>h0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C1A8F</text:p>
          </table:table-cell>
          <table:table-cell office:value-type="string" calcext:value-type="string">
            <text:p>9752</text:p>
          </table:table-cell>
          <table:table-cell office:value-type="float" office:value="252577331464" calcext:value-type="float">
            <text:p>25257733146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88462" calcext:value-type="float">
            <text:p>88462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13/11/2015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18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7506777" calcext:value-type="float">
            <text:p>9957506777</text:p>
          </table:table-cell>
          <table:table-cell table:style-name="ce7" office:value-type="string" calcext:value-type="string">
            <text:p>I6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D114A</text:p>
          </table:table-cell>
          <table:table-cell office:value-type="string" calcext:value-type="string">
            <text:p>3189</text:p>
          </table:table-cell>
          <table:table-cell office:value-type="float" office:value="285057685574" calcext:value-type="float">
            <text:p>285057685574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2684" calcext:value-type="float">
            <text:p>82684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13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2471295" calcext:value-type="float">
            <text:p>9962471295</text:p>
          </table:table-cell>
          <table:table-cell table:style-name="ce7" office:value-type="string" calcext:value-type="string">
            <text:p>t35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C0B77</text:p>
          </table:table-cell>
          <table:table-cell office:value-type="string" calcext:value-type="string">
            <text:p>D680</text:p>
          </table:table-cell>
          <table:table-cell office:value-type="float" office:value="246079530367" calcext:value-type="float">
            <text:p>24607953036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2101" calcext:value-type="float">
            <text:p>62101</text:p>
          </table:table-cell>
          <table:table-cell office:value-type="string" calcext:value-type="string">
            <text:p>21/12/2016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19/03/2017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30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456999" calcext:value-type="float">
            <text:p>9902456999</text:p>
          </table:table-cell>
          <table:table-cell table:style-name="ce7" office:value-type="string" calcext:value-type="string">
            <text:p>i16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1A1D7</text:p>
          </table:table-cell>
          <table:table-cell office:value-type="string" calcext:value-type="string">
            <text:p>C31F</text:p>
          </table:table-cell>
          <table:table-cell office:value-type="float" office:value="266458468764" calcext:value-type="float">
            <text:p>266458468764</text:p>
          </table:table-cell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5695" calcext:value-type="float">
            <text:p>3569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16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825734" calcext:value-type="float">
            <text:p>9923825734</text:p>
          </table:table-cell>
          <table:table-cell table:style-name="ce7" office:value-type="string" calcext:value-type="string">
            <text:p>K03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91A2A</text:p>
          </table:table-cell>
          <table:table-cell office:value-type="string" calcext:value-type="string">
            <text:p>120B</text:p>
          </table:table-cell>
          <table:table-cell office:value-type="float" office:value="245467441233" calcext:value-type="float">
            <text:p>24546744123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0085" calcext:value-type="float">
            <text:p>40085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13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9514799" calcext:value-type="float">
            <text:p>9949514799</text:p>
          </table:table-cell>
          <table:table-cell table:style-name="ce7" office:value-type="string" calcext:value-type="string">
            <text:p>x5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0B925</text:p>
          </table:table-cell>
          <table:table-cell office:value-type="string" calcext:value-type="string">
            <text:p>FB67</text:p>
          </table:table-cell>
          <table:table-cell office:value-type="float" office:value="259328516029" calcext:value-type="float">
            <text:p>259328516029</text:p>
          </table:table-cell>
          <table:table-cell office:value-type="float" office:value="68" calcext:value-type="float">
            <text:p>6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8650" calcext:value-type="float">
            <text:p>18650</text:p>
          </table:table-cell>
          <table:table-cell office:value-type="string" calcext:value-type="string">
            <text:p>09/01/2016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07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844599" calcext:value-type="float">
            <text:p>9964844599</text:p>
          </table:table-cell>
          <table:table-cell table:style-name="ce7" office:value-type="string" calcext:value-type="string">
            <text:p>U81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C5154</text:p>
          </table:table-cell>
          <table:table-cell office:value-type="string" calcext:value-type="string">
            <text:p>252C</text:p>
          </table:table-cell>
          <table:table-cell office:value-type="float" office:value="299514782270" calcext:value-type="float">
            <text:p>299514782270</text:p>
          </table:table-cell>
          <table:table-cell office:value-type="float" office:value="62" calcext:value-type="float">
            <text:p>6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3404" calcext:value-type="float">
            <text:p>13404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12/07/2016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8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583806" calcext:value-type="float">
            <text:p>9953583806</text:p>
          </table:table-cell>
          <table:table-cell table:style-name="ce7" office:value-type="string" calcext:value-type="string">
            <text:p>t00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CB83B</text:p>
          </table:table-cell>
          <table:table-cell office:value-type="string" calcext:value-type="string">
            <text:p>BAB4</text:p>
          </table:table-cell>
          <table:table-cell office:value-type="float" office:value="266596453196" calcext:value-type="float">
            <text:p>266596453196</text:p>
          </table:table-cell>
          <table:table-cell office:value-type="float" office:value="68" calcext:value-type="float">
            <text:p>6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7430" calcext:value-type="float">
            <text:p>17430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05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2456953" calcext:value-type="float">
            <text:p>9942456953</text:p>
          </table:table-cell>
          <table:table-cell table:style-name="ce7" office:value-type="string" calcext:value-type="string">
            <text:p>k64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5FCF2</text:p>
          </table:table-cell>
          <table:table-cell office:value-type="string" calcext:value-type="string">
            <text:p>84A4</text:p>
          </table:table-cell>
          <table:table-cell office:value-type="float" office:value="297497040551" calcext:value-type="float">
            <text:p>297497040551</text:p>
          </table:table-cell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4784" calcext:value-type="float">
            <text:p>34784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06/03/2017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27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9867543" calcext:value-type="float">
            <text:p>9959867543</text:p>
          </table:table-cell>
          <table:table-cell table:style-name="ce7" office:value-type="string" calcext:value-type="string">
            <text:p>Q54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B3294</text:p>
          </table:table-cell>
          <table:table-cell office:value-type="string" calcext:value-type="string">
            <text:p>1578</text:p>
          </table:table-cell>
          <table:table-cell office:value-type="float" office:value="251171514598" calcext:value-type="float">
            <text:p>251171514598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7531" calcext:value-type="float">
            <text:p>57531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02/06/2017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04/02/2017</text:p>
          </table:table-cell>
          <table:table-cell office:value-type="string" calcext:value-type="string">
            <text:p>23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4287805" calcext:value-type="float">
            <text:p>9954287805</text:p>
          </table:table-cell>
          <table:table-cell table:style-name="ce7" office:value-type="string" calcext:value-type="string">
            <text:p>d92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304D5</text:p>
          </table:table-cell>
          <table:table-cell office:value-type="string" calcext:value-type="string">
            <text:p>D25C</text:p>
          </table:table-cell>
          <table:table-cell office:value-type="float" office:value="276503746518" calcext:value-type="float">
            <text:p>276503746518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5322" calcext:value-type="float">
            <text:p>35322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03/06/2016</text:p>
          </table:table-cell>
          <table:table-cell office:value-type="string" calcext:value-type="string">
            <text:p>14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6883691" calcext:value-type="float">
            <text:p>9916883691</text:p>
          </table:table-cell>
          <table:table-cell table:style-name="ce7" office:value-type="string" calcext:value-type="string">
            <text:p>A9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218A9</text:p>
          </table:table-cell>
          <table:table-cell office:value-type="string" calcext:value-type="string">
            <text:p>D1D2</text:p>
          </table:table-cell>
          <table:table-cell office:value-type="float" office:value="229473533010" calcext:value-type="float">
            <text:p>229473533010</text:p>
          </table:table-cell>
          <table:table-cell office:value-type="float" office:value="86" calcext:value-type="float">
            <text:p>8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1320" calcext:value-type="float">
            <text:p>21320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09/05/2016</text:p>
          </table:table-cell>
          <table:table-cell office:value-type="string" calcext:value-type="string">
            <text:p>31/08/2016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17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472786" calcext:value-type="float">
            <text:p>9981472786</text:p>
          </table:table-cell>
          <table:table-cell table:style-name="ce7" office:value-type="string" calcext:value-type="string">
            <text:p>I73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2ED3B</text:p>
          </table:table-cell>
          <table:table-cell office:value-type="string" calcext:value-type="string">
            <text:p>C0BB</text:p>
          </table:table-cell>
          <table:table-cell office:value-type="float" office:value="238133261886" calcext:value-type="float">
            <text:p>238133261886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8848" calcext:value-type="float">
            <text:p>58848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20/06/2017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20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4797087" calcext:value-type="float">
            <text:p>9904797087</text:p>
          </table:table-cell>
          <table:table-cell table:style-name="ce7" office:value-type="string" calcext:value-type="string">
            <text:p>I10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37DE6</text:p>
          </table:table-cell>
          <table:table-cell office:value-type="string" calcext:value-type="string">
            <text:p>5DF2</text:p>
          </table:table-cell>
          <table:table-cell office:value-type="float" office:value="288373058033" calcext:value-type="float">
            <text:p>2883730580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0157" calcext:value-type="float">
            <text:p>50157</text:p>
          </table:table-cell>
          <table:table-cell office:value-type="string" calcext:value-type="string">
            <text:p>14/02/2016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30/04/2016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01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976255" calcext:value-type="float">
            <text:p>9929976255</text:p>
          </table:table-cell>
          <table:table-cell table:style-name="ce7" office:value-type="string" calcext:value-type="string">
            <text:p>M91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B3C58</text:p>
          </table:table-cell>
          <table:table-cell office:value-type="string" calcext:value-type="string">
            <text:p>26D7</text:p>
          </table:table-cell>
          <table:table-cell office:value-type="float" office:value="212844585836" calcext:value-type="float">
            <text:p>212844585836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8970" calcext:value-type="float">
            <text:p>58970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30/03/2017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28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801133" calcext:value-type="float">
            <text:p>9905801133</text:p>
          </table:table-cell>
          <table:table-cell table:style-name="ce7" office:value-type="string" calcext:value-type="string">
            <text:p>u07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DE4AF</text:p>
          </table:table-cell>
          <table:table-cell office:value-type="string" calcext:value-type="string">
            <text:p>047C</text:p>
          </table:table-cell>
          <table:table-cell office:value-type="float" office:value="280818449696" calcext:value-type="float">
            <text:p>280818449696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1717" calcext:value-type="float">
            <text:p>41717</text:p>
          </table:table-cell>
          <table:table-cell office:value-type="string" calcext:value-type="string">
            <text:p>11/02/2017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28/05/2016</text:p>
          </table:table-cell>
          <table:table-cell office:value-type="string" calcext:value-type="string">
            <text:p>10/09/2015</text:p>
          </table:table-cell>
          <table:table-cell office:value-type="string" calcext:value-type="string">
            <text:p>04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8966788" calcext:value-type="float">
            <text:p>9908966788</text:p>
          </table:table-cell>
          <table:table-cell table:style-name="ce7" office:value-type="string" calcext:value-type="string">
            <text:p>m5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7199C</text:p>
          </table:table-cell>
          <table:table-cell office:value-type="string" calcext:value-type="string">
            <text:p>0C6C</text:p>
          </table:table-cell>
          <table:table-cell office:value-type="float" office:value="225019076968" calcext:value-type="float">
            <text:p>22501907696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44190" calcext:value-type="float">
            <text:p>44190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14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4676871" calcext:value-type="float">
            <text:p>9944676871</text:p>
          </table:table-cell>
          <table:table-cell table:style-name="ce7" office:value-type="string" calcext:value-type="string">
            <text:p>Q08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AEA5C</text:p>
          </table:table-cell>
          <table:table-cell office:value-type="string" calcext:value-type="string">
            <text:p>7089</text:p>
          </table:table-cell>
          <table:table-cell office:value-type="float" office:value="285640218517" calcext:value-type="float">
            <text:p>285640218517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8902" calcext:value-type="float">
            <text:p>8890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16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466362" calcext:value-type="float">
            <text:p>9952466362</text:p>
          </table:table-cell>
          <table:table-cell table:style-name="ce7" office:value-type="string" calcext:value-type="string">
            <text:p>D21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EF0F8</text:p>
          </table:table-cell>
          <table:table-cell office:value-type="string" calcext:value-type="string">
            <text:p>9F61</text:p>
          </table:table-cell>
          <table:table-cell office:value-type="float" office:value="267971574448" calcext:value-type="float">
            <text:p>267971574448</text:p>
          </table:table-cell>
          <table:table-cell office:value-type="float" office:value="41" calcext:value-type="float">
            <text:p>4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8635" calcext:value-type="float">
            <text:p>28635</text:p>
          </table:table-cell>
          <table:table-cell office:value-type="string" calcext:value-type="string">
            <text:p>13/05/2016</text:p>
          </table:table-cell>
          <table:table-cell office:value-type="string" calcext:value-type="string">
            <text:p>19/02/2017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23/03/2016</text:p>
          </table:table-cell>
          <table:table-cell office:value-type="string" calcext:value-type="string">
            <text:p>02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3735774" calcext:value-type="float">
            <text:p>9983735774</text:p>
          </table:table-cell>
          <table:table-cell table:style-name="ce7" office:value-type="string" calcext:value-type="string">
            <text:p>G11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E81CA</text:p>
          </table:table-cell>
          <table:table-cell office:value-type="string" calcext:value-type="string">
            <text:p>9ADC</text:p>
          </table:table-cell>
          <table:table-cell office:value-type="float" office:value="265804816219" calcext:value-type="float">
            <text:p>265804816219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0021" calcext:value-type="float">
            <text:p>20021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25/12/2016</text:p>
          </table:table-cell>
          <table:table-cell office:value-type="string" calcext:value-type="string">
            <text:p>07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194601" calcext:value-type="float">
            <text:p>9901194601</text:p>
          </table:table-cell>
          <table:table-cell table:style-name="ce7" office:value-type="string" calcext:value-type="string">
            <text:p>C71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E5590</text:p>
          </table:table-cell>
          <table:table-cell office:value-type="string" calcext:value-type="string">
            <text:p>5FFC</text:p>
          </table:table-cell>
          <table:table-cell office:value-type="float" office:value="232799790394" calcext:value-type="float">
            <text:p>232799790394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9247" calcext:value-type="float">
            <text:p>49247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05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058874" calcext:value-type="float">
            <text:p>9917058874</text:p>
          </table:table-cell>
          <table:table-cell table:style-name="ce7" office:value-type="string" calcext:value-type="string">
            <text:p>U01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EECAC</text:p>
          </table:table-cell>
          <table:table-cell office:value-type="string" calcext:value-type="string">
            <text:p>F9FB</text:p>
          </table:table-cell>
          <table:table-cell office:value-type="float" office:value="255966915958" calcext:value-type="float">
            <text:p>25596691595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3220" calcext:value-type="float">
            <text:p>13220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26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0158585" calcext:value-type="float">
            <text:p>9940158585</text:p>
          </table:table-cell>
          <table:table-cell table:style-name="ce7" office:value-type="string" calcext:value-type="string">
            <text:p>d83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A2465</text:p>
          </table:table-cell>
          <table:table-cell office:value-type="string" calcext:value-type="string">
            <text:p>62C4</text:p>
          </table:table-cell>
          <table:table-cell office:value-type="float" office:value="274152373869" calcext:value-type="float">
            <text:p>27415237386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6210" calcext:value-type="float">
            <text:p>36210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19/01/2017</text:p>
          </table:table-cell>
          <table:table-cell office:value-type="string" calcext:value-type="string">
            <text:p>27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2952083" calcext:value-type="float">
            <text:p>9962952083</text:p>
          </table:table-cell>
          <table:table-cell table:style-name="ce7" office:value-type="string" calcext:value-type="string">
            <text:p>A47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1F8F5</text:p>
          </table:table-cell>
          <table:table-cell office:value-type="string" calcext:value-type="string">
            <text:p>F2C2</text:p>
          </table:table-cell>
          <table:table-cell office:value-type="float" office:value="264220929197" calcext:value-type="float">
            <text:p>264220929197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7927" calcext:value-type="float">
            <text:p>87927</text:p>
          </table:table-cell>
          <table:table-cell office:value-type="string" calcext:value-type="string">
            <text:p>19/08/2015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11/04/2016</text:p>
          </table:table-cell>
          <table:table-cell office:value-type="string" calcext:value-type="string">
            <text:p>10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743529" calcext:value-type="float">
            <text:p>9971743529</text:p>
          </table:table-cell>
          <table:table-cell table:style-name="ce7" office:value-type="string" calcext:value-type="string">
            <text:p>D50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2D0EE</text:p>
          </table:table-cell>
          <table:table-cell office:value-type="string" calcext:value-type="string">
            <text:p>5F62</text:p>
          </table:table-cell>
          <table:table-cell office:value-type="float" office:value="214003896734" calcext:value-type="float">
            <text:p>214003896734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1838" calcext:value-type="float">
            <text:p>11838</text:p>
          </table:table-cell>
          <table:table-cell office:value-type="string" calcext:value-type="string">
            <text:p>30/04/2016</text:p>
          </table:table-cell>
          <table:table-cell office:value-type="string" calcext:value-type="string">
            <text:p>13/01/2017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29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372280" calcext:value-type="float">
            <text:p>9961372280</text:p>
          </table:table-cell>
          <table:table-cell table:style-name="ce7" office:value-type="string" calcext:value-type="string">
            <text:p>Q38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27F76</text:p>
          </table:table-cell>
          <table:table-cell office:value-type="string" calcext:value-type="string">
            <text:p>70F9</text:p>
          </table:table-cell>
          <table:table-cell office:value-type="float" office:value="243774612181" calcext:value-type="float">
            <text:p>243774612181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8990" calcext:value-type="float">
            <text:p>48990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07/09/2016</text:p>
          </table:table-cell>
          <table:table-cell office:value-type="string" calcext:value-type="string">
            <text:p>08/02/2016</text:p>
          </table:table-cell>
          <table:table-cell office:value-type="string" calcext:value-type="string">
            <text:p>23/08/2016</text:p>
          </table:table-cell>
          <table:table-cell office:value-type="string" calcext:value-type="string">
            <text:p>01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3365141" calcext:value-type="float">
            <text:p>9983365141</text:p>
          </table:table-cell>
          <table:table-cell table:style-name="ce7" office:value-type="string" calcext:value-type="string">
            <text:p>T88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24929</text:p>
          </table:table-cell>
          <table:table-cell office:value-type="string" calcext:value-type="string">
            <text:p>C6A8</text:p>
          </table:table-cell>
          <table:table-cell office:value-type="float" office:value="217636443475" calcext:value-type="float">
            <text:p>2176364434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9602" calcext:value-type="float">
            <text:p>59602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08/02/2017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06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000938" calcext:value-type="float">
            <text:p>9975000938</text:p>
          </table:table-cell>
          <table:table-cell table:style-name="ce7" office:value-type="string" calcext:value-type="string">
            <text:p>Q9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83C46</text:p>
          </table:table-cell>
          <table:table-cell office:value-type="string" calcext:value-type="string">
            <text:p>E106</text:p>
          </table:table-cell>
          <table:table-cell office:value-type="float" office:value="253344426578" calcext:value-type="float">
            <text:p>253344426578</text:p>
          </table:table-cell>
          <table:table-cell office:value-type="float" office:value="37" calcext:value-type="float">
            <text:p>37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5864" calcext:value-type="float">
            <text:p>45864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04/01/2016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22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267959" calcext:value-type="float">
            <text:p>9945267959</text:p>
          </table:table-cell>
          <table:table-cell table:style-name="ce7" office:value-type="string" calcext:value-type="string">
            <text:p>W0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7F8EC</text:p>
          </table:table-cell>
          <table:table-cell office:value-type="string" calcext:value-type="string">
            <text:p>B9D3</text:p>
          </table:table-cell>
          <table:table-cell office:value-type="float" office:value="279277631761" calcext:value-type="float">
            <text:p>279277631761</text:p>
          </table:table-cell>
          <table:table-cell office:value-type="float" office:value="78" calcext:value-type="float">
            <text:p>7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3532" calcext:value-type="float">
            <text:p>53532</text:p>
          </table:table-cell>
          <table:table-cell office:value-type="string" calcext:value-type="string">
            <text:p>17/02/2016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10/12/2015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28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5572061" calcext:value-type="float">
            <text:p>9955572061</text:p>
          </table:table-cell>
          <table:table-cell table:style-name="ce7" office:value-type="string" calcext:value-type="string">
            <text:p>m79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9AB1B</text:p>
          </table:table-cell>
          <table:table-cell office:value-type="string" calcext:value-type="string">
            <text:p>24AF</text:p>
          </table:table-cell>
          <table:table-cell office:value-type="float" office:value="284648603585" calcext:value-type="float">
            <text:p>284648603585</text:p>
          </table:table-cell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4725" calcext:value-type="float">
            <text:p>64725</text:p>
          </table:table-cell>
          <table:table-cell office:value-type="string" calcext:value-type="string">
            <text:p>06/04/2017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10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2541651" calcext:value-type="float">
            <text:p>9982541651</text:p>
          </table:table-cell>
          <table:table-cell table:style-name="ce7" office:value-type="string" calcext:value-type="string">
            <text:p>q00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DD254</text:p>
          </table:table-cell>
          <table:table-cell office:value-type="string" calcext:value-type="string">
            <text:p>9529</text:p>
          </table:table-cell>
          <table:table-cell office:value-type="float" office:value="230251868558" calcext:value-type="float">
            <text:p>23025186855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8586" calcext:value-type="float">
            <text:p>78586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14/04/2017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10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9571251" calcext:value-type="float">
            <text:p>9959571251</text:p>
          </table:table-cell>
          <table:table-cell table:style-name="ce7" office:value-type="string" calcext:value-type="string">
            <text:p>G25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06BD3</text:p>
          </table:table-cell>
          <table:table-cell office:value-type="string" calcext:value-type="string">
            <text:p>BF68</text:p>
          </table:table-cell>
          <table:table-cell office:value-type="float" office:value="271265871931" calcext:value-type="float">
            <text:p>271265871931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8543" calcext:value-type="float">
            <text:p>68543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11/12/2016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14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440409" calcext:value-type="float">
            <text:p>9922440409</text:p>
          </table:table-cell>
          <table:table-cell table:style-name="ce7" office:value-type="string" calcext:value-type="string">
            <text:p>o9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C1C63</text:p>
          </table:table-cell>
          <table:table-cell office:value-type="string" calcext:value-type="string">
            <text:p>7A56</text:p>
          </table:table-cell>
          <table:table-cell office:value-type="float" office:value="265317120402" calcext:value-type="float">
            <text:p>26531712040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2049" calcext:value-type="float">
            <text:p>92049</text:p>
          </table:table-cell>
          <table:table-cell office:value-type="string" calcext:value-type="string">
            <text:p>06/01/2017</text:p>
          </table:table-cell>
          <table:table-cell office:value-type="string" calcext:value-type="string">
            <text:p>28/12/2015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11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3437100" calcext:value-type="float">
            <text:p>9973437100</text:p>
          </table:table-cell>
          <table:table-cell table:style-name="ce7" office:value-type="string" calcext:value-type="string">
            <text:p>z91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9EF2A</text:p>
          </table:table-cell>
          <table:table-cell office:value-type="string" calcext:value-type="string">
            <text:p>03DE</text:p>
          </table:table-cell>
          <table:table-cell office:value-type="float" office:value="298641447255" calcext:value-type="float">
            <text:p>29864144725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3300" calcext:value-type="float">
            <text:p>93300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11/06/2017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08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9681262" calcext:value-type="float">
            <text:p>9949681262</text:p>
          </table:table-cell>
          <table:table-cell table:style-name="ce7" office:value-type="string" calcext:value-type="string">
            <text:p>q34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51D55</text:p>
          </table:table-cell>
          <table:table-cell office:value-type="string" calcext:value-type="string">
            <text:p>D6DF</text:p>
          </table:table-cell>
          <table:table-cell office:value-type="float" office:value="218831936199" calcext:value-type="float">
            <text:p>218831936199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8778" calcext:value-type="float">
            <text:p>58778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07/08/2015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9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1610582" calcext:value-type="float">
            <text:p>9961610582</text:p>
          </table:table-cell>
          <table:table-cell table:style-name="ce7" office:value-type="string" calcext:value-type="string">
            <text:p>S48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2C67C</text:p>
          </table:table-cell>
          <table:table-cell office:value-type="string" calcext:value-type="string">
            <text:p>A63E</text:p>
          </table:table-cell>
          <table:table-cell office:value-type="float" office:value="228218048203" calcext:value-type="float">
            <text:p>22821804820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7894" calcext:value-type="float">
            <text:p>47894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24/06/2016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08/04/2017</text:p>
          </table:table-cell>
          <table:table-cell office:value-type="string" calcext:value-type="string">
            <text:p>13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4086354" calcext:value-type="float">
            <text:p>9984086354</text:p>
          </table:table-cell>
          <table:table-cell table:style-name="ce7" office:value-type="string" calcext:value-type="string">
            <text:p>c30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881C0</text:p>
          </table:table-cell>
          <table:table-cell office:value-type="string" calcext:value-type="string">
            <text:p>E9FB</text:p>
          </table:table-cell>
          <table:table-cell office:value-type="float" office:value="274112607423" calcext:value-type="float">
            <text:p>27411260742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6778" calcext:value-type="float">
            <text:p>26778</text:p>
          </table:table-cell>
          <table:table-cell office:value-type="string" calcext:value-type="string">
            <text:p>14/10/2015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23/08/2016</text:p>
          </table:table-cell>
          <table:table-cell office:value-type="string" calcext:value-type="string">
            <text:p>01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1345041" calcext:value-type="float">
            <text:p>9971345041</text:p>
          </table:table-cell>
          <table:table-cell table:style-name="ce7" office:value-type="string" calcext:value-type="string">
            <text:p>h10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A4D03</text:p>
          </table:table-cell>
          <table:table-cell office:value-type="string" calcext:value-type="string">
            <text:p>1F59</text:p>
          </table:table-cell>
          <table:table-cell office:value-type="float" office:value="247360518287" calcext:value-type="float">
            <text:p>247360518287</text:p>
          </table:table-cell>
          <table:table-cell office:value-type="float" office:value="40" calcext:value-type="float">
            <text:p>4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7025" calcext:value-type="float">
            <text:p>27025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17/12/2016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01/10/2015</text:p>
          </table:table-cell>
          <table:table-cell office:value-type="string" calcext:value-type="string">
            <text:p>05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579936" calcext:value-type="float">
            <text:p>9975579936</text:p>
          </table:table-cell>
          <table:table-cell table:style-name="ce7" office:value-type="string" calcext:value-type="string">
            <text:p>R8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9C8F6</text:p>
          </table:table-cell>
          <table:table-cell office:value-type="string" calcext:value-type="string">
            <text:p>91D8</text:p>
          </table:table-cell>
          <table:table-cell office:value-type="float" office:value="247738604740" calcext:value-type="float">
            <text:p>24773860474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4775" calcext:value-type="float">
            <text:p>84775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03/04/2016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22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0559348" calcext:value-type="float">
            <text:p>9950559348</text:p>
          </table:table-cell>
          <table:table-cell table:style-name="ce7" office:value-type="string" calcext:value-type="string">
            <text:p>O2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5D579</text:p>
          </table:table-cell>
          <table:table-cell office:value-type="string" calcext:value-type="string">
            <text:p>00DF</text:p>
          </table:table-cell>
          <table:table-cell office:value-type="float" office:value="231494041003" calcext:value-type="float">
            <text:p>23149404100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5641" calcext:value-type="float">
            <text:p>45641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18/01/2017</text:p>
          </table:table-cell>
          <table:table-cell office:value-type="string" calcext:value-type="string">
            <text:p>02/11/2016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09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0303058" calcext:value-type="float">
            <text:p>9920303058</text:p>
          </table:table-cell>
          <table:table-cell table:style-name="ce7" office:value-type="string" calcext:value-type="string">
            <text:p>f8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868C6</text:p>
          </table:table-cell>
          <table:table-cell office:value-type="string" calcext:value-type="string">
            <text:p>573D</text:p>
          </table:table-cell>
          <table:table-cell office:value-type="float" office:value="229782381892" calcext:value-type="float">
            <text:p>22978238189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5646" calcext:value-type="float">
            <text:p>75646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02/11/2016</text:p>
          </table:table-cell>
          <table:table-cell office:value-type="string" calcext:value-type="string">
            <text:p>12/04/2016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0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2146427" calcext:value-type="float">
            <text:p>9962146427</text:p>
          </table:table-cell>
          <table:table-cell table:style-name="ce7" office:value-type="string" calcext:value-type="string">
            <text:p>L83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97548</text:p>
          </table:table-cell>
          <table:table-cell office:value-type="string" calcext:value-type="string">
            <text:p>DFE0</text:p>
          </table:table-cell>
          <table:table-cell office:value-type="float" office:value="263685421621" calcext:value-type="float">
            <text:p>263685421621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5368" calcext:value-type="float">
            <text:p>75368</text:p>
          </table:table-cell>
          <table:table-cell office:value-type="string" calcext:value-type="string">
            <text:p>13/02/2017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17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0026295" calcext:value-type="float">
            <text:p>9920026295</text:p>
          </table:table-cell>
          <table:table-cell table:style-name="ce7" office:value-type="string" calcext:value-type="string">
            <text:p>U34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CD957</text:p>
          </table:table-cell>
          <table:table-cell office:value-type="string" calcext:value-type="string">
            <text:p>C7F7</text:p>
          </table:table-cell>
          <table:table-cell office:value-type="float" office:value="276985322329" calcext:value-type="float">
            <text:p>276985322329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4877" calcext:value-type="float">
            <text:p>64877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29/02/2016</text:p>
          </table:table-cell>
          <table:table-cell office:value-type="string" calcext:value-type="string">
            <text:p>12/03/2017</text:p>
          </table:table-cell>
          <table:table-cell office:value-type="string" calcext:value-type="string">
            <text:p>20/09/2016</text:p>
          </table:table-cell>
          <table:table-cell office:value-type="string" calcext:value-type="string">
            <text:p>26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781357" calcext:value-type="float">
            <text:p>9975781357</text:p>
          </table:table-cell>
          <table:table-cell table:style-name="ce7" office:value-type="string" calcext:value-type="string">
            <text:p>c32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44FEE</text:p>
          </table:table-cell>
          <table:table-cell office:value-type="string" calcext:value-type="string">
            <text:p>AFB2</text:p>
          </table:table-cell>
          <table:table-cell office:value-type="float" office:value="296185196922" calcext:value-type="float">
            <text:p>296185196922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8804" calcext:value-type="float">
            <text:p>98804</text:p>
          </table:table-cell>
          <table:table-cell office:value-type="string" calcext:value-type="string">
            <text:p>05/10/2015</text:p>
          </table:table-cell>
          <table:table-cell office:value-type="string" calcext:value-type="string">
            <text:p>21/03/2016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29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388769" calcext:value-type="float">
            <text:p>9978388769</text:p>
          </table:table-cell>
          <table:table-cell table:style-name="ce7" office:value-type="string" calcext:value-type="string">
            <text:p>j1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CCBAC</text:p>
          </table:table-cell>
          <table:table-cell office:value-type="string" calcext:value-type="string">
            <text:p>4019</text:p>
          </table:table-cell>
          <table:table-cell office:value-type="float" office:value="286258292683" calcext:value-type="float">
            <text:p>28625829268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3394" calcext:value-type="float">
            <text:p>63394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22/12/2016</text:p>
          </table:table-cell>
          <table:table-cell office:value-type="string" calcext:value-type="string">
            <text:p>06/07/2015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4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8216475" calcext:value-type="float">
            <text:p>9918216475</text:p>
          </table:table-cell>
          <table:table-cell table:style-name="ce7" office:value-type="string" calcext:value-type="string">
            <text:p>M08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165A0</text:p>
          </table:table-cell>
          <table:table-cell office:value-type="string" calcext:value-type="string">
            <text:p>7AE8</text:p>
          </table:table-cell>
          <table:table-cell office:value-type="float" office:value="206894076507" calcext:value-type="float">
            <text:p>206894076507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4939" calcext:value-type="float">
            <text:p>54939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21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080789" calcext:value-type="float">
            <text:p>9963080789</text:p>
          </table:table-cell>
          <table:table-cell table:style-name="ce7" office:value-type="string" calcext:value-type="string">
            <text:p>C23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7FA30</text:p>
          </table:table-cell>
          <table:table-cell office:value-type="string" calcext:value-type="string">
            <text:p>C3BC</text:p>
          </table:table-cell>
          <table:table-cell office:value-type="float" office:value="236395319037" calcext:value-type="float">
            <text:p>236395319037</text:p>
          </table:table-cell>
          <table:table-cell office:value-type="float" office:value="78" calcext:value-type="float">
            <text:p>7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9975" calcext:value-type="float">
            <text:p>19975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28/12/2015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21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5666693" calcext:value-type="float">
            <text:p>9945666693</text:p>
          </table:table-cell>
          <table:table-cell table:style-name="ce7" office:value-type="string" calcext:value-type="string">
            <text:p>o9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AF9F9</text:p>
          </table:table-cell>
          <table:table-cell office:value-type="string" calcext:value-type="string">
            <text:p>D305</text:p>
          </table:table-cell>
          <table:table-cell office:value-type="float" office:value="217941053981" calcext:value-type="float">
            <text:p>217941053981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6266" calcext:value-type="float">
            <text:p>86266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15/06/2017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06/11/2015</text:p>
          </table:table-cell>
          <table:table-cell office:value-type="string" calcext:value-type="string">
            <text:p>11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4020360" calcext:value-type="float">
            <text:p>9934020360</text:p>
          </table:table-cell>
          <table:table-cell table:style-name="ce7" office:value-type="string" calcext:value-type="string">
            <text:p>e6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BF982</text:p>
          </table:table-cell>
          <table:table-cell office:value-type="string" calcext:value-type="string">
            <text:p>D99C</text:p>
          </table:table-cell>
          <table:table-cell office:value-type="float" office:value="211935447098" calcext:value-type="float">
            <text:p>211935447098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3281" calcext:value-type="float">
            <text:p>53281</text:p>
          </table:table-cell>
          <table:table-cell office:value-type="string" calcext:value-type="string">
            <text:p>12/09/2015</text:p>
          </table:table-cell>
          <table:table-cell office:value-type="string" calcext:value-type="string">
            <text:p>25/03/2016</text:p>
          </table:table-cell>
          <table:table-cell office:value-type="string" calcext:value-type="string">
            <text:p>04/02/2017</text:p>
          </table:table-cell>
          <table:table-cell office:value-type="string" calcext:value-type="string">
            <text:p>01/09/2015</text:p>
          </table:table-cell>
          <table:table-cell office:value-type="string" calcext:value-type="string">
            <text:p>07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3243198" calcext:value-type="float">
            <text:p>9983243198</text:p>
          </table:table-cell>
          <table:table-cell table:style-name="ce7" office:value-type="string" calcext:value-type="string">
            <text:p>j73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FFEF1</text:p>
          </table:table-cell>
          <table:table-cell office:value-type="string" calcext:value-type="string">
            <text:p>565F</text:p>
          </table:table-cell>
          <table:table-cell office:value-type="float" office:value="211206253420" calcext:value-type="float">
            <text:p>21120625342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0780" calcext:value-type="float">
            <text:p>60780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8/08/2016</text:p>
          </table:table-cell>
          <table:table-cell table:number-columns-repeated="2" office:value-type="string" calcext:value-type="string">
            <text:p>08/11/2015</text:p>
          </table:table-cell>
          <table:table-cell office:value-type="string" calcext:value-type="string">
            <text:p>22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8918435" calcext:value-type="float">
            <text:p>9968918435</text:p>
          </table:table-cell>
          <table:table-cell table:style-name="ce7" office:value-type="string" calcext:value-type="string">
            <text:p>k86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1DFE2</text:p>
          </table:table-cell>
          <table:table-cell office:value-type="string" calcext:value-type="string">
            <text:p>ACBB</text:p>
          </table:table-cell>
          <table:table-cell office:value-type="float" office:value="295581184118" calcext:value-type="float">
            <text:p>295581184118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78575" calcext:value-type="float">
            <text:p>78575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13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2897388" calcext:value-type="float">
            <text:p>9962897388</text:p>
          </table:table-cell>
          <table:table-cell table:style-name="ce7" office:value-type="string" calcext:value-type="string">
            <text:p>o75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03370</text:p>
          </table:table-cell>
          <table:table-cell office:value-type="string" calcext:value-type="string">
            <text:p>E3CA</text:p>
          </table:table-cell>
          <table:table-cell office:value-type="float" office:value="296711505746" calcext:value-type="float">
            <text:p>296711505746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0160" calcext:value-type="float">
            <text:p>20160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12/02/2016</text:p>
          </table:table-cell>
          <table:table-cell office:value-type="string" calcext:value-type="string">
            <text:p>24/12/2016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06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7114516" calcext:value-type="float">
            <text:p>9987114516</text:p>
          </table:table-cell>
          <table:table-cell table:style-name="ce7" office:value-type="string" calcext:value-type="string">
            <text:p>p3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C7C7B</text:p>
          </table:table-cell>
          <table:table-cell office:value-type="string" calcext:value-type="string">
            <text:p>6452</text:p>
          </table:table-cell>
          <table:table-cell office:value-type="float" office:value="243514146395" calcext:value-type="float">
            <text:p>24351414639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3155" calcext:value-type="float">
            <text:p>43155</text:p>
          </table:table-cell>
          <table:table-cell office:value-type="string" calcext:value-type="string">
            <text:p>18/06/2017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19/09/2015</text:p>
          </table:table-cell>
          <table:table-cell office:value-type="string" calcext:value-type="string">
            <text:p>04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685178" calcext:value-type="float">
            <text:p>9941685178</text:p>
          </table:table-cell>
          <table:table-cell table:style-name="ce7" office:value-type="string" calcext:value-type="string">
            <text:p>F57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84966</text:p>
          </table:table-cell>
          <table:table-cell office:value-type="string" calcext:value-type="string">
            <text:p>D8C3</text:p>
          </table:table-cell>
          <table:table-cell office:value-type="float" office:value="241599258970" calcext:value-type="float">
            <text:p>24159925897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5441" calcext:value-type="float">
            <text:p>75441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29/08/2015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26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4202344" calcext:value-type="float">
            <text:p>9914202344</text:p>
          </table:table-cell>
          <table:table-cell table:style-name="ce7" office:value-type="string" calcext:value-type="string">
            <text:p>Z8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19275</text:p>
          </table:table-cell>
          <table:table-cell office:value-type="string" calcext:value-type="string">
            <text:p>2D13</text:p>
          </table:table-cell>
          <table:table-cell office:value-type="float" office:value="219651575813" calcext:value-type="float">
            <text:p>21965157581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3370" calcext:value-type="float">
            <text:p>13370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14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654457" calcext:value-type="float">
            <text:p>9901654457</text:p>
          </table:table-cell>
          <table:table-cell table:style-name="ce7" office:value-type="string" calcext:value-type="string">
            <text:p>o76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62146</text:p>
          </table:table-cell>
          <table:table-cell office:value-type="string" calcext:value-type="string">
            <text:p>85E6</text:p>
          </table:table-cell>
          <table:table-cell office:value-type="float" office:value="203526929901" calcext:value-type="float">
            <text:p>203526929901</text:p>
          </table:table-cell>
          <table:table-cell office:value-type="float" office:value="36" calcext:value-type="float">
            <text:p>3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9781" calcext:value-type="float">
            <text:p>69781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29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3062850" calcext:value-type="float">
            <text:p>9933062850</text:p>
          </table:table-cell>
          <table:table-cell table:style-name="ce7" office:value-type="string" calcext:value-type="string">
            <text:p>Q2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FDD05</text:p>
          </table:table-cell>
          <table:table-cell office:value-type="string" calcext:value-type="string">
            <text:p>D2D3</text:p>
          </table:table-cell>
          <table:table-cell office:value-type="float" office:value="282744985328" calcext:value-type="float">
            <text:p>282744985328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0193" calcext:value-type="float">
            <text:p>30193</text:p>
          </table:table-cell>
          <table:table-cell office:value-type="string" calcext:value-type="string">
            <text:p>18/06/2017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04/10/2015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05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7891354" calcext:value-type="float">
            <text:p>9937891354</text:p>
          </table:table-cell>
          <table:table-cell table:style-name="ce7" office:value-type="string" calcext:value-type="string">
            <text:p>q43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F237F</text:p>
          </table:table-cell>
          <table:table-cell office:value-type="string" calcext:value-type="string">
            <text:p>2634</text:p>
          </table:table-cell>
          <table:table-cell office:value-type="float" office:value="263519682693" calcext:value-type="float">
            <text:p>26351968269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6846" calcext:value-type="float">
            <text:p>66846</text:p>
          </table:table-cell>
          <table:table-cell office:value-type="string" calcext:value-type="string">
            <text:p>08/01/2017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23/03/2017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30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7877643" calcext:value-type="float">
            <text:p>9937877643</text:p>
          </table:table-cell>
          <table:table-cell table:style-name="ce7" office:value-type="string" calcext:value-type="string">
            <text:p>m0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EB2D7</text:p>
          </table:table-cell>
          <table:table-cell office:value-type="string" calcext:value-type="string">
            <text:p>0EF9</text:p>
          </table:table-cell>
          <table:table-cell office:value-type="float" office:value="269499627938" calcext:value-type="float">
            <text:p>26949962793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70650" calcext:value-type="float">
            <text:p>70650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07/10/2015</text:p>
          </table:table-cell>
          <table:table-cell office:value-type="string" calcext:value-type="string">
            <text:p>20/07/2016</text:p>
          </table:table-cell>
          <table:table-cell office:value-type="string" calcext:value-type="string">
            <text:p>16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700215" calcext:value-type="float">
            <text:p>9948700215</text:p>
          </table:table-cell>
          <table:table-cell table:style-name="ce7" office:value-type="string" calcext:value-type="string">
            <text:p>U65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AC999</text:p>
          </table:table-cell>
          <table:table-cell office:value-type="string" calcext:value-type="string">
            <text:p>26BA</text:p>
          </table:table-cell>
          <table:table-cell office:value-type="float" office:value="295776975279" calcext:value-type="float">
            <text:p>29577697527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9402" calcext:value-type="float">
            <text:p>69402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04/02/2016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09/09/2016</text:p>
          </table:table-cell>
          <table:table-cell office:value-type="string" calcext:value-type="string">
            <text:p>23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7451654" calcext:value-type="float">
            <text:p>9907451654</text:p>
          </table:table-cell>
          <table:table-cell table:style-name="ce7" office:value-type="string" calcext:value-type="string">
            <text:p>T41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F2729</text:p>
          </table:table-cell>
          <table:table-cell office:value-type="string" calcext:value-type="string">
            <text:p>4444</text:p>
          </table:table-cell>
          <table:table-cell office:value-type="float" office:value="273684699486" calcext:value-type="float">
            <text:p>27368469948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1855" calcext:value-type="float">
            <text:p>61855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03/09/2016</text:p>
          </table:table-cell>
          <table:table-cell office:value-type="string" calcext:value-type="string">
            <text:p>14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4942606" calcext:value-type="float">
            <text:p>9974942606</text:p>
          </table:table-cell>
          <table:table-cell table:style-name="ce7" office:value-type="string" calcext:value-type="string">
            <text:p>q93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892AD</text:p>
          </table:table-cell>
          <table:table-cell office:value-type="string" calcext:value-type="string">
            <text:p>401B</text:p>
          </table:table-cell>
          <table:table-cell office:value-type="float" office:value="253618775607" calcext:value-type="float">
            <text:p>25361877560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8038" calcext:value-type="float">
            <text:p>98038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21/01/2016</text:p>
          </table:table-cell>
          <table:table-cell office:value-type="string" calcext:value-type="string">
            <text:p>23/01/2016</text:p>
          </table:table-cell>
          <table:table-cell office:value-type="string" calcext:value-type="string">
            <text:p>28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4251185" calcext:value-type="float">
            <text:p>9974251185</text:p>
          </table:table-cell>
          <table:table-cell table:style-name="ce7" office:value-type="string" calcext:value-type="string">
            <text:p>O15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3292E</text:p>
          </table:table-cell>
          <table:table-cell office:value-type="string" calcext:value-type="string">
            <text:p>B9AC</text:p>
          </table:table-cell>
          <table:table-cell office:value-type="float" office:value="207654759066" calcext:value-type="float">
            <text:p>207654759066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3863" calcext:value-type="float">
            <text:p>13863</text:p>
          </table:table-cell>
          <table:table-cell office:value-type="string" calcext:value-type="string">
            <text:p>24/02/2016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18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650849" calcext:value-type="float">
            <text:p>9972650849</text:p>
          </table:table-cell>
          <table:table-cell table:style-name="ce7" office:value-type="string" calcext:value-type="string">
            <text:p>V80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E8AAB</text:p>
          </table:table-cell>
          <table:table-cell office:value-type="string" calcext:value-type="string">
            <text:p>1F71</text:p>
          </table:table-cell>
          <table:table-cell office:value-type="float" office:value="242835287661" calcext:value-type="float">
            <text:p>24283528766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4551" calcext:value-type="float">
            <text:p>14551</text:p>
          </table:table-cell>
          <table:table-cell office:value-type="string" calcext:value-type="string">
            <text:p>15/09/2015</text:p>
          </table:table-cell>
          <table:table-cell office:value-type="string" calcext:value-type="string">
            <text:p>27/06/2015</text:p>
          </table:table-cell>
          <table:table-cell office:value-type="string" calcext:value-type="string">
            <text:p>20/03/2016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29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8449103" calcext:value-type="float">
            <text:p>9928449103</text:p>
          </table:table-cell>
          <table:table-cell table:style-name="ce7" office:value-type="string" calcext:value-type="string">
            <text:p>z71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010DE</text:p>
          </table:table-cell>
          <table:table-cell office:value-type="string" calcext:value-type="string">
            <text:p>B7EE</text:p>
          </table:table-cell>
          <table:table-cell office:value-type="float" office:value="242467866548" calcext:value-type="float">
            <text:p>242467866548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1500" calcext:value-type="float">
            <text:p>41500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30/11/2016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17/01/2016</text:p>
          </table:table-cell>
          <table:table-cell office:value-type="string" calcext:value-type="string">
            <text:p>09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0507329" calcext:value-type="float">
            <text:p>9970507329</text:p>
          </table:table-cell>
          <table:table-cell table:style-name="ce7" office:value-type="string" calcext:value-type="string">
            <text:p>D9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6F0D8</text:p>
          </table:table-cell>
          <table:table-cell office:value-type="string" calcext:value-type="string">
            <text:p>2BE5</text:p>
          </table:table-cell>
          <table:table-cell office:value-type="float" office:value="283923974088" calcext:value-type="float">
            <text:p>283923974088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1507" calcext:value-type="float">
            <text:p>61507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16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2511345" calcext:value-type="float">
            <text:p>9982511345</text:p>
          </table:table-cell>
          <table:table-cell table:style-name="ce7" office:value-type="string" calcext:value-type="string">
            <text:p>X9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A453A</text:p>
          </table:table-cell>
          <table:table-cell office:value-type="string" calcext:value-type="string">
            <text:p>203E</text:p>
          </table:table-cell>
          <table:table-cell office:value-type="float" office:value="281766162070" calcext:value-type="float">
            <text:p>281766162070</text:p>
          </table:table-cell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0932" calcext:value-type="float">
            <text:p>30932</text:p>
          </table:table-cell>
          <table:table-cell office:value-type="string" calcext:value-type="string">
            <text:p>05/08/2016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22/06/2016</text:p>
          </table:table-cell>
          <table:table-cell office:value-type="string" calcext:value-type="string">
            <text:p>27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362827" calcext:value-type="float">
            <text:p>9956362827</text:p>
          </table:table-cell>
          <table:table-cell table:style-name="ce7" office:value-type="string" calcext:value-type="string">
            <text:p>c2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59C76</text:p>
          </table:table-cell>
          <table:table-cell office:value-type="string" calcext:value-type="string">
            <text:p>D856</text:p>
          </table:table-cell>
          <table:table-cell office:value-type="float" office:value="227055433328" calcext:value-type="float">
            <text:p>22705543332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2964" calcext:value-type="float">
            <text:p>12964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03/10/2015</text:p>
          </table:table-cell>
          <table:table-cell office:value-type="string" calcext:value-type="string">
            <text:p>25/10/2015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22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7160555" calcext:value-type="float">
            <text:p>9957160555</text:p>
          </table:table-cell>
          <table:table-cell table:style-name="ce7" office:value-type="string" calcext:value-type="string">
            <text:p>u96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4E728</text:p>
          </table:table-cell>
          <table:table-cell office:value-type="string" calcext:value-type="string">
            <text:p>B2CC</text:p>
          </table:table-cell>
          <table:table-cell office:value-type="float" office:value="241939335028" calcext:value-type="float">
            <text:p>24193933502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5040" calcext:value-type="float">
            <text:p>85040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25/08/2015</text:p>
          </table:table-cell>
          <table:table-cell office:value-type="string" calcext:value-type="string">
            <text:p>24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551189" calcext:value-type="float">
            <text:p>9939551189</text:p>
          </table:table-cell>
          <table:table-cell table:style-name="ce7" office:value-type="string" calcext:value-type="string">
            <text:p>p74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4E284</text:p>
          </table:table-cell>
          <table:table-cell office:value-type="string" calcext:value-type="string">
            <text:p>52CD</text:p>
          </table:table-cell>
          <table:table-cell office:value-type="float" office:value="209571969770" calcext:value-type="float">
            <text:p>20957196977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6009" calcext:value-type="float">
            <text:p>66009</text:p>
          </table:table-cell>
          <table:table-cell office:value-type="string" calcext:value-type="string">
            <text:p>02/06/2017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06/04/2016</text:p>
          </table:table-cell>
          <table:table-cell office:value-type="string" calcext:value-type="string">
            <text:p>17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998672" calcext:value-type="float">
            <text:p>9956998672</text:p>
          </table:table-cell>
          <table:table-cell table:style-name="ce7" office:value-type="string" calcext:value-type="string">
            <text:p>A2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02942</text:p>
          </table:table-cell>
          <table:table-cell office:value-type="string" calcext:value-type="string">
            <text:p>AEC9</text:p>
          </table:table-cell>
          <table:table-cell office:value-type="float" office:value="207257767352" calcext:value-type="float">
            <text:p>207257767352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0755" calcext:value-type="float">
            <text:p>50755</text:p>
          </table:table-cell>
          <table:table-cell office:value-type="string" calcext:value-type="string">
            <text:p>16/02/2017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17/02/2017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18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0210044" calcext:value-type="float">
            <text:p>9950210044</text:p>
          </table:table-cell>
          <table:table-cell table:style-name="ce7" office:value-type="string" calcext:value-type="string">
            <text:p>W11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FB2B9</text:p>
          </table:table-cell>
          <table:table-cell office:value-type="string" calcext:value-type="string">
            <text:p>1092</text:p>
          </table:table-cell>
          <table:table-cell office:value-type="float" office:value="282320184370" calcext:value-type="float">
            <text:p>282320184370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4799" calcext:value-type="float">
            <text:p>74799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02/07/2016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30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1505646" calcext:value-type="float">
            <text:p>9911505646</text:p>
          </table:table-cell>
          <table:table-cell table:style-name="ce7" office:value-type="string" calcext:value-type="string">
            <text:p>m2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577EB</text:p>
          </table:table-cell>
          <table:table-cell office:value-type="string" calcext:value-type="string">
            <text:p>E9D6</text:p>
          </table:table-cell>
          <table:table-cell office:value-type="float" office:value="236629263690" calcext:value-type="float">
            <text:p>236629263690</text:p>
          </table:table-cell>
          <table:table-cell office:value-type="float" office:value="72" calcext:value-type="float">
            <text:p>7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4201" calcext:value-type="float">
            <text:p>14201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01/08/2015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17/05/2017</text:p>
          </table:table-cell>
          <table:table-cell office:value-type="string" calcext:value-type="string">
            <text:p>01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003073" calcext:value-type="float">
            <text:p>9923003073</text:p>
          </table:table-cell>
          <table:table-cell table:style-name="ce7" office:value-type="string" calcext:value-type="string">
            <text:p>Y41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28947</text:p>
          </table:table-cell>
          <table:table-cell office:value-type="string" calcext:value-type="string">
            <text:p>5478</text:p>
          </table:table-cell>
          <table:table-cell office:value-type="float" office:value="251013448172" calcext:value-type="float">
            <text:p>25101344817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6240" calcext:value-type="float">
            <text:p>56240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17/02/2016</text:p>
          </table:table-cell>
          <table:table-cell office:value-type="string" calcext:value-type="string">
            <text:p>02/11/2015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24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085978" calcext:value-type="float">
            <text:p>9911085978</text:p>
          </table:table-cell>
          <table:table-cell table:style-name="ce7" office:value-type="string" calcext:value-type="string">
            <text:p>C1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30903</text:p>
          </table:table-cell>
          <table:table-cell office:value-type="string" calcext:value-type="string">
            <text:p>7DA6</text:p>
          </table:table-cell>
          <table:table-cell office:value-type="float" office:value="207211108087" calcext:value-type="float">
            <text:p>20721110808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8194" calcext:value-type="float">
            <text:p>28194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08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730297" calcext:value-type="float">
            <text:p>9978730297</text:p>
          </table:table-cell>
          <table:table-cell table:style-name="ce7" office:value-type="string" calcext:value-type="string">
            <text:p>w21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1DFDC</text:p>
          </table:table-cell>
          <table:table-cell office:value-type="string" calcext:value-type="string">
            <text:p>6924</text:p>
          </table:table-cell>
          <table:table-cell office:value-type="float" office:value="208443940300" calcext:value-type="float">
            <text:p>208443940300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1674" calcext:value-type="float">
            <text:p>81674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31/08/2016</text:p>
          </table:table-cell>
          <table:table-cell office:value-type="string" calcext:value-type="string">
            <text:p>06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4278103" calcext:value-type="float">
            <text:p>9944278103</text:p>
          </table:table-cell>
          <table:table-cell table:style-name="ce7" office:value-type="string" calcext:value-type="string">
            <text:p>M46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3C741</text:p>
          </table:table-cell>
          <table:table-cell office:value-type="string" calcext:value-type="string">
            <text:p>7D94</text:p>
          </table:table-cell>
          <table:table-cell office:value-type="float" office:value="278951126447" calcext:value-type="float">
            <text:p>278951126447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0201" calcext:value-type="float">
            <text:p>90201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25/08/2015</text:p>
          </table:table-cell>
          <table:table-cell office:value-type="string" calcext:value-type="string">
            <text:p>17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7761601" calcext:value-type="float">
            <text:p>9937761601</text:p>
          </table:table-cell>
          <table:table-cell table:style-name="ce7" office:value-type="string" calcext:value-type="string">
            <text:p>L1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5D979</text:p>
          </table:table-cell>
          <table:table-cell office:value-type="string" calcext:value-type="string">
            <text:p>E345</text:p>
          </table:table-cell>
          <table:table-cell office:value-type="float" office:value="233190772322" calcext:value-type="float">
            <text:p>23319077232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1084" calcext:value-type="float">
            <text:p>71084</text:p>
          </table:table-cell>
          <table:table-cell office:value-type="string" calcext:value-type="string">
            <text:p>28/05/2016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11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0486862" calcext:value-type="float">
            <text:p>9930486862</text:p>
          </table:table-cell>
          <table:table-cell table:style-name="ce7" office:value-type="string" calcext:value-type="string">
            <text:p>A7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A9064</text:p>
          </table:table-cell>
          <table:table-cell office:value-type="string" calcext:value-type="string">
            <text:p>0A4F</text:p>
          </table:table-cell>
          <table:table-cell office:value-type="float" office:value="246544192957" calcext:value-type="float">
            <text:p>246544192957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1934" calcext:value-type="float">
            <text:p>51934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07/10/2015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22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1550048" calcext:value-type="float">
            <text:p>9911550048</text:p>
          </table:table-cell>
          <table:table-cell table:style-name="ce7" office:value-type="string" calcext:value-type="string">
            <text:p>N53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70A0E</text:p>
          </table:table-cell>
          <table:table-cell office:value-type="string" calcext:value-type="string">
            <text:p>48EB</text:p>
          </table:table-cell>
          <table:table-cell office:value-type="float" office:value="242748886801" calcext:value-type="float">
            <text:p>242748886801</text:p>
          </table:table-cell>
          <table:table-cell office:value-type="float" office:value="92" calcext:value-type="float">
            <text:p>9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4229" calcext:value-type="float">
            <text:p>34229</text:p>
          </table:table-cell>
          <table:table-cell office:value-type="string" calcext:value-type="string">
            <text:p>08/10/2015</text:p>
          </table:table-cell>
          <table:table-cell office:value-type="string" calcext:value-type="string">
            <text:p>12/02/2017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29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9606417" calcext:value-type="float">
            <text:p>9959606417</text:p>
          </table:table-cell>
          <table:table-cell table:style-name="ce7" office:value-type="string" calcext:value-type="string">
            <text:p>P21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F57A3</text:p>
          </table:table-cell>
          <table:table-cell office:value-type="string" calcext:value-type="string">
            <text:p>818A</text:p>
          </table:table-cell>
          <table:table-cell office:value-type="float" office:value="241553412878" calcext:value-type="float">
            <text:p>241553412878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0830" calcext:value-type="float">
            <text:p>60830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16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0619409" calcext:value-type="float">
            <text:p>9970619409</text:p>
          </table:table-cell>
          <table:table-cell table:style-name="ce7" office:value-type="string" calcext:value-type="string">
            <text:p>c22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87DFE</text:p>
          </table:table-cell>
          <table:table-cell office:value-type="string" calcext:value-type="string">
            <text:p>5FE4</text:p>
          </table:table-cell>
          <table:table-cell office:value-type="float" office:value="274983940493" calcext:value-type="float">
            <text:p>27498394049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8148" calcext:value-type="float">
            <text:p>38148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27/07/2016</text:p>
          </table:table-cell>
          <table:table-cell office:value-type="string" calcext:value-type="string">
            <text:p>15/06/2017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28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8518923" calcext:value-type="float">
            <text:p>9928518923</text:p>
          </table:table-cell>
          <table:table-cell table:style-name="ce7" office:value-type="string" calcext:value-type="string">
            <text:p>M22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F05F3</text:p>
          </table:table-cell>
          <table:table-cell office:value-type="string" calcext:value-type="string">
            <text:p>995E</text:p>
          </table:table-cell>
          <table:table-cell office:value-type="float" office:value="295869208842" calcext:value-type="float">
            <text:p>295869208842</text:p>
          </table:table-cell>
          <table:table-cell office:value-type="float" office:value="33" calcext:value-type="float">
            <text:p>3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1146" calcext:value-type="float">
            <text:p>51146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02/10/2015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1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2699533" calcext:value-type="float">
            <text:p>9962699533</text:p>
          </table:table-cell>
          <table:table-cell table:style-name="ce7" office:value-type="string" calcext:value-type="string">
            <text:p>P17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48E72</text:p>
          </table:table-cell>
          <table:table-cell office:value-type="string" calcext:value-type="string">
            <text:p>FA0C</text:p>
          </table:table-cell>
          <table:table-cell office:value-type="float" office:value="297091879476" calcext:value-type="float">
            <text:p>297091879476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9070" calcext:value-type="float">
            <text:p>59070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06/03/2016</text:p>
          </table:table-cell>
          <table:table-cell office:value-type="string" calcext:value-type="string">
            <text:p>14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6538185" calcext:value-type="float">
            <text:p>9946538185</text:p>
          </table:table-cell>
          <table:table-cell table:style-name="ce7" office:value-type="string" calcext:value-type="string">
            <text:p>u8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813D2</text:p>
          </table:table-cell>
          <table:table-cell office:value-type="string" calcext:value-type="string">
            <text:p>0152</text:p>
          </table:table-cell>
          <table:table-cell office:value-type="float" office:value="293239458616" calcext:value-type="float">
            <text:p>293239458616</text:p>
          </table:table-cell>
          <table:table-cell office:value-type="float" office:value="38" calcext:value-type="float">
            <text:p>3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6869" calcext:value-type="float">
            <text:p>26869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05/06/2016</text:p>
          </table:table-cell>
          <table:table-cell office:value-type="string" calcext:value-type="string">
            <text:p>26/11/2015</text:p>
          </table:table-cell>
          <table:table-cell office:value-type="string" calcext:value-type="string">
            <text:p>26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8887649" calcext:value-type="float">
            <text:p>9938887649</text:p>
          </table:table-cell>
          <table:table-cell table:style-name="ce7" office:value-type="string" calcext:value-type="string">
            <text:p>h37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A0FDA</text:p>
          </table:table-cell>
          <table:table-cell office:value-type="string" calcext:value-type="string">
            <text:p>D89E</text:p>
          </table:table-cell>
          <table:table-cell office:value-type="float" office:value="201333862880" calcext:value-type="float">
            <text:p>2013338628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7854" calcext:value-type="float">
            <text:p>77854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16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0619845" calcext:value-type="float">
            <text:p>9950619845</text:p>
          </table:table-cell>
          <table:table-cell table:style-name="ce7" office:value-type="string" calcext:value-type="string">
            <text:p>u0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D45E1</text:p>
          </table:table-cell>
          <table:table-cell office:value-type="string" calcext:value-type="string">
            <text:p>728E</text:p>
          </table:table-cell>
          <table:table-cell office:value-type="float" office:value="245378914001" calcext:value-type="float">
            <text:p>245378914001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4051" calcext:value-type="float">
            <text:p>44051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20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828075" calcext:value-type="float">
            <text:p>9960828075</text:p>
          </table:table-cell>
          <table:table-cell table:style-name="ce7" office:value-type="string" calcext:value-type="string">
            <text:p>f7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D0B90</text:p>
          </table:table-cell>
          <table:table-cell office:value-type="string" calcext:value-type="string">
            <text:p>4A49</text:p>
          </table:table-cell>
          <table:table-cell office:value-type="float" office:value="268801053529" calcext:value-type="float">
            <text:p>26880105352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7333" calcext:value-type="float">
            <text:p>17333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30/10/2016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07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015303" calcext:value-type="float">
            <text:p>9963015303</text:p>
          </table:table-cell>
          <table:table-cell table:style-name="ce7" office:value-type="string" calcext:value-type="string">
            <text:p>Q22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D4243</text:p>
          </table:table-cell>
          <table:table-cell office:value-type="string" calcext:value-type="string">
            <text:p>EB02</text:p>
          </table:table-cell>
          <table:table-cell office:value-type="float" office:value="253561356374" calcext:value-type="float">
            <text:p>253561356374</text:p>
          </table:table-cell>
          <table:table-cell office:value-type="float" office:value="23" calcext:value-type="float">
            <text:p>2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4909" calcext:value-type="float">
            <text:p>14909</text:p>
          </table:table-cell>
          <table:table-cell office:value-type="string" calcext:value-type="string">
            <text:p>04/08/2015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06/02/2016</text:p>
          </table:table-cell>
          <table:table-cell office:value-type="string" calcext:value-type="string">
            <text:p>04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4684009" calcext:value-type="float">
            <text:p>9984684009</text:p>
          </table:table-cell>
          <table:table-cell table:style-name="ce7" office:value-type="string" calcext:value-type="string">
            <text:p>P92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B7979</text:p>
          </table:table-cell>
          <table:table-cell office:value-type="string" calcext:value-type="string">
            <text:p>61FC</text:p>
          </table:table-cell>
          <table:table-cell office:value-type="float" office:value="263180873790" calcext:value-type="float">
            <text:p>26318087379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48589" calcext:value-type="float">
            <text:p>48589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08/04/2017</text:p>
          </table:table-cell>
          <table:table-cell office:value-type="string" calcext:value-type="string">
            <text:p>21/01/2016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8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3356073" calcext:value-type="float">
            <text:p>9973356073</text:p>
          </table:table-cell>
          <table:table-cell table:style-name="ce7" office:value-type="string" calcext:value-type="string">
            <text:p>g59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825B0</text:p>
          </table:table-cell>
          <table:table-cell office:value-type="string" calcext:value-type="string">
            <text:p>0D6D</text:p>
          </table:table-cell>
          <table:table-cell office:value-type="float" office:value="287689176955" calcext:value-type="float">
            <text:p>287689176955</text:p>
          </table:table-cell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7505" calcext:value-type="float">
            <text:p>37505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02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105364" calcext:value-type="float">
            <text:p>9909105364</text:p>
          </table:table-cell>
          <table:table-cell table:style-name="ce7" office:value-type="string" calcext:value-type="string">
            <text:p>i82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0C4BC</text:p>
          </table:table-cell>
          <table:table-cell office:value-type="string" calcext:value-type="string">
            <text:p>62C4</text:p>
          </table:table-cell>
          <table:table-cell office:value-type="float" office:value="229053002591" calcext:value-type="float">
            <text:p>229053002591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6162" calcext:value-type="float">
            <text:p>46162</text:p>
          </table:table-cell>
          <table:table-cell office:value-type="string" calcext:value-type="string">
            <text:p>18/05/2017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27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0985403" calcext:value-type="float">
            <text:p>9910985403</text:p>
          </table:table-cell>
          <table:table-cell table:style-name="ce7" office:value-type="string" calcext:value-type="string">
            <text:p>j51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C510D</text:p>
          </table:table-cell>
          <table:table-cell office:value-type="string" calcext:value-type="string">
            <text:p>430E</text:p>
          </table:table-cell>
          <table:table-cell office:value-type="float" office:value="236244548964" calcext:value-type="float">
            <text:p>236244548964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3462" calcext:value-type="float">
            <text:p>83462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26/12/2016</text:p>
          </table:table-cell>
          <table:table-cell office:value-type="string" calcext:value-type="string">
            <text:p>05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9998733" calcext:value-type="float">
            <text:p>9979998733</text:p>
          </table:table-cell>
          <table:table-cell table:style-name="ce7" office:value-type="string" calcext:value-type="string">
            <text:p>T12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C6EDD</text:p>
          </table:table-cell>
          <table:table-cell office:value-type="string" calcext:value-type="string">
            <text:p>E0D9</text:p>
          </table:table-cell>
          <table:table-cell office:value-type="float" office:value="283631020778" calcext:value-type="float">
            <text:p>283631020778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4042" calcext:value-type="float">
            <text:p>64042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12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0774621" calcext:value-type="float">
            <text:p>9920774621</text:p>
          </table:table-cell>
          <table:table-cell table:style-name="ce7" office:value-type="string" calcext:value-type="string">
            <text:p>f9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8DE13</text:p>
          </table:table-cell>
          <table:table-cell office:value-type="string" calcext:value-type="string">
            <text:p>C74A</text:p>
          </table:table-cell>
          <table:table-cell office:value-type="float" office:value="209841792642" calcext:value-type="float">
            <text:p>209841792642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8588" calcext:value-type="float">
            <text:p>48588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02/09/2015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27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508984" calcext:value-type="float">
            <text:p>9958508984</text:p>
          </table:table-cell>
          <table:table-cell table:style-name="ce7" office:value-type="string" calcext:value-type="string">
            <text:p>B3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80B95</text:p>
          </table:table-cell>
          <table:table-cell office:value-type="string" calcext:value-type="string">
            <text:p>ADFE</text:p>
          </table:table-cell>
          <table:table-cell office:value-type="float" office:value="297397637332" calcext:value-type="float">
            <text:p>297397637332</text:p>
          </table:table-cell>
          <table:table-cell office:value-type="float" office:value="49" calcext:value-type="float">
            <text:p>4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7748" calcext:value-type="float">
            <text:p>27748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1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2735415" calcext:value-type="float">
            <text:p>9962735415</text:p>
          </table:table-cell>
          <table:table-cell table:style-name="ce7" office:value-type="string" calcext:value-type="string">
            <text:p>a29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31688</text:p>
          </table:table-cell>
          <table:table-cell office:value-type="string" calcext:value-type="string">
            <text:p>2E67</text:p>
          </table:table-cell>
          <table:table-cell office:value-type="float" office:value="225596436006" calcext:value-type="float">
            <text:p>225596436006</text:p>
          </table:table-cell>
          <table:table-cell office:value-type="float" office:value="97" calcext:value-type="float">
            <text:p>9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3378" calcext:value-type="float">
            <text:p>23378</text:p>
          </table:table-cell>
          <table:table-cell office:value-type="string" calcext:value-type="string">
            <text:p>05/12/2016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09/03/2017</text:p>
          </table:table-cell>
          <table:table-cell office:value-type="string" calcext:value-type="string">
            <text:p>11/09/2015</text:p>
          </table:table-cell>
          <table:table-cell office:value-type="string" calcext:value-type="string">
            <text:p>01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1339378" calcext:value-type="float">
            <text:p>9971339378</text:p>
          </table:table-cell>
          <table:table-cell table:style-name="ce7" office:value-type="string" calcext:value-type="string">
            <text:p>e2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02057</text:p>
          </table:table-cell>
          <table:table-cell office:value-type="string" calcext:value-type="string">
            <text:p>2CC2</text:p>
          </table:table-cell>
          <table:table-cell office:value-type="float" office:value="284277931730" calcext:value-type="float">
            <text:p>28427793173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0841" calcext:value-type="float">
            <text:p>20841</text:p>
          </table:table-cell>
          <table:table-cell office:value-type="string" calcext:value-type="string">
            <text:p>09/09/2015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15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716821" calcext:value-type="float">
            <text:p>9901716821</text:p>
          </table:table-cell>
          <table:table-cell table:style-name="ce7" office:value-type="string" calcext:value-type="string">
            <text:p>O99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54722</text:p>
          </table:table-cell>
          <table:table-cell office:value-type="string" calcext:value-type="string">
            <text:p>05F1</text:p>
          </table:table-cell>
          <table:table-cell office:value-type="float" office:value="203552503223" calcext:value-type="float">
            <text:p>203552503223</text:p>
          </table:table-cell>
          <table:table-cell office:value-type="float" office:value="48" calcext:value-type="float">
            <text:p>4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1008" calcext:value-type="float">
            <text:p>21008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23/09/2016</text:p>
          </table:table-cell>
          <table:table-cell office:value-type="string" calcext:value-type="string">
            <text:p>08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6033764" calcext:value-type="float">
            <text:p>9926033764</text:p>
          </table:table-cell>
          <table:table-cell table:style-name="ce7" office:value-type="string" calcext:value-type="string">
            <text:p>o39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DE37C</text:p>
          </table:table-cell>
          <table:table-cell office:value-type="string" calcext:value-type="string">
            <text:p>DB0A</text:p>
          </table:table-cell>
          <table:table-cell office:value-type="float" office:value="222191487900" calcext:value-type="float">
            <text:p>2221914879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7385" calcext:value-type="float">
            <text:p>87385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05/02/2016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11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9459688" calcext:value-type="float">
            <text:p>9969459688</text:p>
          </table:table-cell>
          <table:table-cell table:style-name="ce7" office:value-type="string" calcext:value-type="string">
            <text:p>n1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08B7C</text:p>
          </table:table-cell>
          <table:table-cell office:value-type="string" calcext:value-type="string">
            <text:p>FF85</text:p>
          </table:table-cell>
          <table:table-cell office:value-type="float" office:value="216726825395" calcext:value-type="float">
            <text:p>21672682539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9988" calcext:value-type="float">
            <text:p>79988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18/05/2017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27/03/2016</text:p>
          </table:table-cell>
          <table:table-cell office:value-type="string" calcext:value-type="string">
            <text:p>03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710684" calcext:value-type="float">
            <text:p>9960710684</text:p>
          </table:table-cell>
          <table:table-cell table:style-name="ce7" office:value-type="string" calcext:value-type="string">
            <text:p>U2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6781C</text:p>
          </table:table-cell>
          <table:table-cell office:value-type="string" calcext:value-type="string">
            <text:p>99CA</text:p>
          </table:table-cell>
          <table:table-cell office:value-type="float" office:value="285018161845" calcext:value-type="float">
            <text:p>285018161845</text:p>
          </table:table-cell>
          <table:table-cell office:value-type="float" office:value="24" calcext:value-type="float">
            <text:p>2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6888" calcext:value-type="float">
            <text:p>66888</text:p>
          </table:table-cell>
          <table:table-cell office:value-type="string" calcext:value-type="string">
            <text:p>31/08/2015</text:p>
          </table:table-cell>
          <table:table-cell office:value-type="string" calcext:value-type="string">
            <text:p>05/11/2016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02/07/2016</text:p>
          </table:table-cell>
          <table:table-cell office:value-type="string" calcext:value-type="string">
            <text:p>29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7458136" calcext:value-type="float">
            <text:p>9977458136</text:p>
          </table:table-cell>
          <table:table-cell table:style-name="ce7" office:value-type="string" calcext:value-type="string">
            <text:p>R52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8C2CE</text:p>
          </table:table-cell>
          <table:table-cell office:value-type="string" calcext:value-type="string">
            <text:p>B518</text:p>
          </table:table-cell>
          <table:table-cell office:value-type="float" office:value="264818551567" calcext:value-type="float">
            <text:p>26481855156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6079" calcext:value-type="float">
            <text:p>76079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19/06/2016</text:p>
          </table:table-cell>
          <table:table-cell office:value-type="string" calcext:value-type="string">
            <text:p>08/05/2017</text:p>
          </table:table-cell>
          <table:table-cell office:value-type="string" calcext:value-type="string">
            <text:p>15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9904452" calcext:value-type="float">
            <text:p>9949904452</text:p>
          </table:table-cell>
          <table:table-cell table:style-name="ce7" office:value-type="string" calcext:value-type="string">
            <text:p>g5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77553</text:p>
          </table:table-cell>
          <table:table-cell office:value-type="string" calcext:value-type="string">
            <text:p>39C8</text:p>
          </table:table-cell>
          <table:table-cell office:value-type="float" office:value="277753710753" calcext:value-type="float">
            <text:p>277753710753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5185" calcext:value-type="float">
            <text:p>55185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01/05/2017</text:p>
          </table:table-cell>
          <table:table-cell office:value-type="string" calcext:value-type="string">
            <text:p>16/05/2017</text:p>
          </table:table-cell>
          <table:table-cell office:value-type="string" calcext:value-type="string">
            <text:p>17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9107931" calcext:value-type="float">
            <text:p>9919107931</text:p>
          </table:table-cell>
          <table:table-cell table:style-name="ce7" office:value-type="string" calcext:value-type="string">
            <text:p>U01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16C09</text:p>
          </table:table-cell>
          <table:table-cell office:value-type="string" calcext:value-type="string">
            <text:p>E189</text:p>
          </table:table-cell>
          <table:table-cell office:value-type="float" office:value="228696849198" calcext:value-type="float">
            <text:p>228696849198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0852" calcext:value-type="float">
            <text:p>70852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22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586075" calcext:value-type="float">
            <text:p>9923586075</text:p>
          </table:table-cell>
          <table:table-cell table:style-name="ce7" office:value-type="string" calcext:value-type="string">
            <text:p>S47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D9D3D</text:p>
          </table:table-cell>
          <table:table-cell office:value-type="string" calcext:value-type="string">
            <text:p>F160</text:p>
          </table:table-cell>
          <table:table-cell office:value-type="float" office:value="254970886389" calcext:value-type="float">
            <text:p>254970886389</text:p>
          </table:table-cell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9671" calcext:value-type="float">
            <text:p>29671</text:p>
          </table:table-cell>
          <table:table-cell office:value-type="string" calcext:value-type="string">
            <text:p>30/07/2015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01/09/2015</text:p>
          </table:table-cell>
          <table:table-cell office:value-type="string" calcext:value-type="string">
            <text:p>10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115384" calcext:value-type="float">
            <text:p>9924115384</text:p>
          </table:table-cell>
          <table:table-cell table:style-name="ce7" office:value-type="string" calcext:value-type="string">
            <text:p>A18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AC073</text:p>
          </table:table-cell>
          <table:table-cell office:value-type="string" calcext:value-type="string">
            <text:p>C2DA</text:p>
          </table:table-cell>
          <table:table-cell office:value-type="float" office:value="248621914857" calcext:value-type="float">
            <text:p>248621914857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5087" calcext:value-type="float">
            <text:p>75087</text:p>
          </table:table-cell>
          <table:table-cell office:value-type="string" calcext:value-type="string">
            <text:p>08/12/2016</text:p>
          </table:table-cell>
          <table:table-cell office:value-type="string" calcext:value-type="string">
            <text:p>16/01/2017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21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940973" calcext:value-type="float">
            <text:p>9901940973</text:p>
          </table:table-cell>
          <table:table-cell table:style-name="ce7" office:value-type="string" calcext:value-type="string">
            <text:p>y78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D1CCB</text:p>
          </table:table-cell>
          <table:table-cell office:value-type="string" calcext:value-type="string">
            <text:p>3650</text:p>
          </table:table-cell>
          <table:table-cell office:value-type="float" office:value="250712445023" calcext:value-type="float">
            <text:p>250712445023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3329" calcext:value-type="float">
            <text:p>13329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29/04/2017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02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347449" calcext:value-type="float">
            <text:p>9905347449</text:p>
          </table:table-cell>
          <table:table-cell table:style-name="ce7" office:value-type="string" calcext:value-type="string">
            <text:p>Z56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BDC59</text:p>
          </table:table-cell>
          <table:table-cell office:value-type="string" calcext:value-type="string">
            <text:p>EB16</text:p>
          </table:table-cell>
          <table:table-cell office:value-type="float" office:value="259666299892" calcext:value-type="float">
            <text:p>259666299892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1182" calcext:value-type="float">
            <text:p>21182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01/05/2016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21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3206118" calcext:value-type="float">
            <text:p>9983206118</text:p>
          </table:table-cell>
          <table:table-cell table:style-name="ce7" office:value-type="string" calcext:value-type="string">
            <text:p>F6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54B0D</text:p>
          </table:table-cell>
          <table:table-cell office:value-type="string" calcext:value-type="string">
            <text:p>648C</text:p>
          </table:table-cell>
          <table:table-cell office:value-type="float" office:value="218465102636" calcext:value-type="float">
            <text:p>218465102636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0085" calcext:value-type="float">
            <text:p>10085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11/03/2017</text:p>
          </table:table-cell>
          <table:table-cell office:value-type="string" calcext:value-type="string">
            <text:p>09/07/2015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19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9479731" calcext:value-type="float">
            <text:p>9969479731</text:p>
          </table:table-cell>
          <table:table-cell table:style-name="ce7" office:value-type="string" calcext:value-type="string">
            <text:p>Q65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EC39B</text:p>
          </table:table-cell>
          <table:table-cell office:value-type="string" calcext:value-type="string">
            <text:p>5E3D</text:p>
          </table:table-cell>
          <table:table-cell office:value-type="float" office:value="239947853638" calcext:value-type="float">
            <text:p>239947853638</text:p>
          </table:table-cell>
          <table:table-cell office:value-type="float" office:value="89" calcext:value-type="float">
            <text:p>8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5555" calcext:value-type="float">
            <text:p>35555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20/05/2017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19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036112" calcext:value-type="float">
            <text:p>9947036112</text:p>
          </table:table-cell>
          <table:table-cell table:style-name="ce7" office:value-type="string" calcext:value-type="string">
            <text:p>B7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2DA28</text:p>
          </table:table-cell>
          <table:table-cell office:value-type="string" calcext:value-type="string">
            <text:p>EFE1</text:p>
          </table:table-cell>
          <table:table-cell office:value-type="float" office:value="248922758944" calcext:value-type="float">
            <text:p>248922758944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8358" calcext:value-type="float">
            <text:p>38358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12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0085417" calcext:value-type="float">
            <text:p>9950085417</text:p>
          </table:table-cell>
          <table:table-cell table:style-name="ce7" office:value-type="string" calcext:value-type="string">
            <text:p>H11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85D02</text:p>
          </table:table-cell>
          <table:table-cell office:value-type="string" calcext:value-type="string">
            <text:p>658B</text:p>
          </table:table-cell>
          <table:table-cell office:value-type="float" office:value="288381690690" calcext:value-type="float">
            <text:p>288381690690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8043" calcext:value-type="float">
            <text:p>88043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20/12/2015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02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347795" calcext:value-type="float">
            <text:p>9952347795</text:p>
          </table:table-cell>
          <table:table-cell table:style-name="ce7" office:value-type="string" calcext:value-type="string">
            <text:p>J34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75A07</text:p>
          </table:table-cell>
          <table:table-cell office:value-type="string" calcext:value-type="string">
            <text:p>34C4</text:p>
          </table:table-cell>
          <table:table-cell office:value-type="float" office:value="228769267761" calcext:value-type="float">
            <text:p>22876926776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1500" calcext:value-type="float">
            <text:p>21500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08/01/2016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26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842751" calcext:value-type="float">
            <text:p>9981842751</text:p>
          </table:table-cell>
          <table:table-cell table:style-name="ce7" office:value-type="string" calcext:value-type="string">
            <text:p>h23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2082D</text:p>
          </table:table-cell>
          <table:table-cell office:value-type="string" calcext:value-type="string">
            <text:p>C5FD</text:p>
          </table:table-cell>
          <table:table-cell office:value-type="float" office:value="245093362878" calcext:value-type="float">
            <text:p>245093362878</text:p>
          </table:table-cell>
          <table:table-cell office:value-type="float" office:value="72" calcext:value-type="float">
            <text:p>7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2610" calcext:value-type="float">
            <text:p>72610</text:p>
          </table:table-cell>
          <table:table-cell office:value-type="string" calcext:value-type="string">
            <text:p>17/08/2015</text:p>
          </table:table-cell>
          <table:table-cell office:value-type="string" calcext:value-type="string">
            <text:p>03/10/2015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31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8432371" calcext:value-type="float">
            <text:p>9928432371</text:p>
          </table:table-cell>
          <table:table-cell table:style-name="ce7" office:value-type="string" calcext:value-type="string">
            <text:p>b68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9AD76</text:p>
          </table:table-cell>
          <table:table-cell office:value-type="string" calcext:value-type="string">
            <text:p>09C8</text:p>
          </table:table-cell>
          <table:table-cell office:value-type="float" office:value="253444992910" calcext:value-type="float">
            <text:p>253444992910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9684" calcext:value-type="float">
            <text:p>69684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21/03/2016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11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606870" calcext:value-type="float">
            <text:p>9981606870</text:p>
          </table:table-cell>
          <table:table-cell table:style-name="ce7" office:value-type="string" calcext:value-type="string">
            <text:p>C64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9F961</text:p>
          </table:table-cell>
          <table:table-cell office:value-type="string" calcext:value-type="string">
            <text:p>D007</text:p>
          </table:table-cell>
          <table:table-cell office:value-type="float" office:value="279621059930" calcext:value-type="float">
            <text:p>279621059930</text:p>
          </table:table-cell>
          <table:table-cell office:value-type="float" office:value="74" calcext:value-type="float">
            <text:p>7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9311" calcext:value-type="float">
            <text:p>99311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16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7595121" calcext:value-type="float">
            <text:p>9947595121</text:p>
          </table:table-cell>
          <table:table-cell table:style-name="ce7" office:value-type="string" calcext:value-type="string">
            <text:p>h90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0C0FC</text:p>
          </table:table-cell>
          <table:table-cell office:value-type="string" calcext:value-type="string">
            <text:p>75EF</text:p>
          </table:table-cell>
          <table:table-cell office:value-type="float" office:value="294301139491" calcext:value-type="float">
            <text:p>294301139491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2655" calcext:value-type="float">
            <text:p>92655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21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530388" calcext:value-type="float">
            <text:p>9956530388</text:p>
          </table:table-cell>
          <table:table-cell table:style-name="ce7" office:value-type="string" calcext:value-type="string">
            <text:p>X92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A4A22</text:p>
          </table:table-cell>
          <table:table-cell office:value-type="string" calcext:value-type="string">
            <text:p>9C05</text:p>
          </table:table-cell>
          <table:table-cell office:value-type="float" office:value="245495183011" calcext:value-type="float">
            <text:p>245495183011</text:p>
          </table:table-cell>
          <table:table-cell office:value-type="float" office:value="63" calcext:value-type="float">
            <text:p>6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7317" calcext:value-type="float">
            <text:p>17317</text:p>
          </table:table-cell>
          <table:table-cell office:value-type="string" calcext:value-type="string">
            <text:p>07/09/2016</text:p>
          </table:table-cell>
          <table:table-cell office:value-type="string" calcext:value-type="string">
            <text:p>31/10/2015</text:p>
          </table:table-cell>
          <table:table-cell office:value-type="string" calcext:value-type="string">
            <text:p>05/09/2015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11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764846" calcext:value-type="float">
            <text:p>9913764846</text:p>
          </table:table-cell>
          <table:table-cell table:style-name="ce7" office:value-type="string" calcext:value-type="string">
            <text:p>B63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103A0</text:p>
          </table:table-cell>
          <table:table-cell office:value-type="string" calcext:value-type="string">
            <text:p>A8F3</text:p>
          </table:table-cell>
          <table:table-cell office:value-type="float" office:value="266717084392" calcext:value-type="float">
            <text:p>26671708439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9277" calcext:value-type="float">
            <text:p>19277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06/01/2016</text:p>
          </table:table-cell>
          <table:table-cell office:value-type="string" calcext:value-type="string">
            <text:p>13/03/2016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23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0888539" calcext:value-type="float">
            <text:p>9930888539</text:p>
          </table:table-cell>
          <table:table-cell table:style-name="ce7" office:value-type="string" calcext:value-type="string">
            <text:p>L93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0AF80</text:p>
          </table:table-cell>
          <table:table-cell office:value-type="string" calcext:value-type="string">
            <text:p>2FDC</text:p>
          </table:table-cell>
          <table:table-cell office:value-type="float" office:value="297170926136" calcext:value-type="float">
            <text:p>297170926136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1180" calcext:value-type="float">
            <text:p>11180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27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7500166" calcext:value-type="float">
            <text:p>9967500166</text:p>
          </table:table-cell>
          <table:table-cell table:style-name="ce7" office:value-type="string" calcext:value-type="string">
            <text:p>e75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6A33D</text:p>
          </table:table-cell>
          <table:table-cell office:value-type="string" calcext:value-type="string">
            <text:p>F403</text:p>
          </table:table-cell>
          <table:table-cell office:value-type="float" office:value="234648531689" calcext:value-type="float">
            <text:p>234648531689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0143" calcext:value-type="float">
            <text:p>70143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02/11/2016</text:p>
          </table:table-cell>
          <table:table-cell office:value-type="string" calcext:value-type="string">
            <text:p>11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6027663" calcext:value-type="float">
            <text:p>9976027663</text:p>
          </table:table-cell>
          <table:table-cell table:style-name="ce7" office:value-type="string" calcext:value-type="string">
            <text:p>t03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A4FF6</text:p>
          </table:table-cell>
          <table:table-cell office:value-type="string" calcext:value-type="string">
            <text:p>24F2</text:p>
          </table:table-cell>
          <table:table-cell office:value-type="float" office:value="264633952067" calcext:value-type="float">
            <text:p>264633952067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0740" calcext:value-type="float">
            <text:p>60740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06/04/2017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29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0794317" calcext:value-type="float">
            <text:p>9920794317</text:p>
          </table:table-cell>
          <table:table-cell table:style-name="ce7" office:value-type="string" calcext:value-type="string">
            <text:p>v19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F0D3B</text:p>
          </table:table-cell>
          <table:table-cell office:value-type="string" calcext:value-type="string">
            <text:p>18A4</text:p>
          </table:table-cell>
          <table:table-cell office:value-type="float" office:value="210349041788" calcext:value-type="float">
            <text:p>210349041788</text:p>
          </table:table-cell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4462" calcext:value-type="float">
            <text:p>14462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26/03/2017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21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3979681" calcext:value-type="float">
            <text:p>9963979681</text:p>
          </table:table-cell>
          <table:table-cell table:style-name="ce7" office:value-type="string" calcext:value-type="string">
            <text:p>s06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2775E</text:p>
          </table:table-cell>
          <table:table-cell office:value-type="string" calcext:value-type="string">
            <text:p>B8C9</text:p>
          </table:table-cell>
          <table:table-cell office:value-type="float" office:value="241065007479" calcext:value-type="float">
            <text:p>24106500747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6798" calcext:value-type="float">
            <text:p>86798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26/02/2017</text:p>
          </table:table-cell>
          <table:table-cell office:value-type="string" calcext:value-type="string">
            <text:p>20/03/2017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17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6023408" calcext:value-type="float">
            <text:p>9916023408</text:p>
          </table:table-cell>
          <table:table-cell table:style-name="ce7" office:value-type="string" calcext:value-type="string">
            <text:p>G09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4F8DF</text:p>
          </table:table-cell>
          <table:table-cell office:value-type="string" calcext:value-type="string">
            <text:p>E444</text:p>
          </table:table-cell>
          <table:table-cell office:value-type="float" office:value="264633352807" calcext:value-type="float">
            <text:p>264633352807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0058" calcext:value-type="float">
            <text:p>40058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16/04/2016</text:p>
          </table:table-cell>
          <table:table-cell office:value-type="string" calcext:value-type="string">
            <text:p>21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7411533" calcext:value-type="float">
            <text:p>9977411533</text:p>
          </table:table-cell>
          <table:table-cell table:style-name="ce7" office:value-type="string" calcext:value-type="string">
            <text:p>f09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4B9E1</text:p>
          </table:table-cell>
          <table:table-cell office:value-type="string" calcext:value-type="string">
            <text:p>3306</text:p>
          </table:table-cell>
          <table:table-cell office:value-type="float" office:value="260616887890" calcext:value-type="float">
            <text:p>260616887890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1692" calcext:value-type="float">
            <text:p>31692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26/11/2015</text:p>
          </table:table-cell>
          <table:table-cell office:value-type="string" calcext:value-type="string">
            <text:p>21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4042537" calcext:value-type="float">
            <text:p>9974042537</text:p>
          </table:table-cell>
          <table:table-cell table:style-name="ce7" office:value-type="string" calcext:value-type="string">
            <text:p>A3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ACFBB</text:p>
          </table:table-cell>
          <table:table-cell office:value-type="string" calcext:value-type="string">
            <text:p>EEE6</text:p>
          </table:table-cell>
          <table:table-cell office:value-type="float" office:value="291905996837" calcext:value-type="float">
            <text:p>291905996837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3695" calcext:value-type="float">
            <text:p>63695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26/07/2015</text:p>
          </table:table-cell>
          <table:table-cell office:value-type="string" calcext:value-type="string">
            <text:p>22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0725651" calcext:value-type="float">
            <text:p>9940725651</text:p>
          </table:table-cell>
          <table:table-cell table:style-name="ce7" office:value-type="string" calcext:value-type="string">
            <text:p>D7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9FCE3</text:p>
          </table:table-cell>
          <table:table-cell office:value-type="string" calcext:value-type="string">
            <text:p>F170</text:p>
          </table:table-cell>
          <table:table-cell office:value-type="float" office:value="241278700194" calcext:value-type="float">
            <text:p>241278700194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8745" calcext:value-type="float">
            <text:p>58745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03/07/2015</text:p>
          </table:table-cell>
          <table:table-cell office:value-type="string" calcext:value-type="string">
            <text:p>12/02/2017</text:p>
          </table:table-cell>
          <table:table-cell office:value-type="string" calcext:value-type="string">
            <text:p>04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0360716" calcext:value-type="float">
            <text:p>9900360716</text:p>
          </table:table-cell>
          <table:table-cell table:style-name="ce7" office:value-type="string" calcext:value-type="string">
            <text:p>T73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154A5</text:p>
          </table:table-cell>
          <table:table-cell office:value-type="string" calcext:value-type="string">
            <text:p>E9BE</text:p>
          </table:table-cell>
          <table:table-cell office:value-type="float" office:value="287276475814" calcext:value-type="float">
            <text:p>287276475814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6600" calcext:value-type="float">
            <text:p>66600</text:p>
          </table:table-cell>
          <table:table-cell office:value-type="string" calcext:value-type="string">
            <text:p>28/10/2015</text:p>
          </table:table-cell>
          <table:table-cell office:value-type="string" calcext:value-type="string">
            <text:p>13/02/2017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23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052895" calcext:value-type="float">
            <text:p>9924052895</text:p>
          </table:table-cell>
          <table:table-cell table:style-name="ce7" office:value-type="string" calcext:value-type="string">
            <text:p>Q77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D47AE</text:p>
          </table:table-cell>
          <table:table-cell office:value-type="string" calcext:value-type="string">
            <text:p>811D</text:p>
          </table:table-cell>
          <table:table-cell office:value-type="float" office:value="247048274270" calcext:value-type="float">
            <text:p>2470482742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2611" calcext:value-type="float">
            <text:p>92611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25/03/2016</text:p>
          </table:table-cell>
          <table:table-cell office:value-type="string" calcext:value-type="string">
            <text:p>20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0054299" calcext:value-type="float">
            <text:p>9900054299</text:p>
          </table:table-cell>
          <table:table-cell table:style-name="ce7" office:value-type="string" calcext:value-type="string">
            <text:p>W01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179F5</text:p>
          </table:table-cell>
          <table:table-cell office:value-type="string" calcext:value-type="string">
            <text:p>CC0F</text:p>
          </table:table-cell>
          <table:table-cell office:value-type="float" office:value="296130634692" calcext:value-type="float">
            <text:p>296130634692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3933" calcext:value-type="float">
            <text:p>33933</text:p>
          </table:table-cell>
          <table:table-cell office:value-type="string" calcext:value-type="string">
            <text:p>05/05/2016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13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7862131" calcext:value-type="float">
            <text:p>9927862131</text:p>
          </table:table-cell>
          <table:table-cell table:style-name="ce7" office:value-type="string" calcext:value-type="string">
            <text:p>V79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C1A17</text:p>
          </table:table-cell>
          <table:table-cell office:value-type="string" calcext:value-type="string">
            <text:p>4D2C</text:p>
          </table:table-cell>
          <table:table-cell office:value-type="float" office:value="254585982755" calcext:value-type="float">
            <text:p>254585982755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5117" calcext:value-type="float">
            <text:p>45117</text:p>
          </table:table-cell>
          <table:table-cell office:value-type="string" calcext:value-type="string">
            <text:p>16/02/2017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02/09/2016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05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707495" calcext:value-type="float">
            <text:p>9911707495</text:p>
          </table:table-cell>
          <table:table-cell table:style-name="ce7" office:value-type="string" calcext:value-type="string">
            <text:p>I9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641A5</text:p>
          </table:table-cell>
          <table:table-cell office:value-type="string" calcext:value-type="string">
            <text:p>7DEF</text:p>
          </table:table-cell>
          <table:table-cell office:value-type="float" office:value="215287438930" calcext:value-type="float">
            <text:p>215287438930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2253" calcext:value-type="float">
            <text:p>72253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02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8621105" calcext:value-type="float">
            <text:p>9908621105</text:p>
          </table:table-cell>
          <table:table-cell table:style-name="ce7" office:value-type="string" calcext:value-type="string">
            <text:p>t79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7CC98</text:p>
          </table:table-cell>
          <table:table-cell office:value-type="string" calcext:value-type="string">
            <text:p>75F7</text:p>
          </table:table-cell>
          <table:table-cell office:value-type="float" office:value="240224697466" calcext:value-type="float">
            <text:p>2402246974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4045" calcext:value-type="float">
            <text:p>24045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17/12/2016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28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7111306" calcext:value-type="float">
            <text:p>9967111306</text:p>
          </table:table-cell>
          <table:table-cell table:style-name="ce7" office:value-type="string" calcext:value-type="string">
            <text:p>H3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FDC71</text:p>
          </table:table-cell>
          <table:table-cell office:value-type="string" calcext:value-type="string">
            <text:p>CB62</text:p>
          </table:table-cell>
          <table:table-cell office:value-type="float" office:value="245869012035" calcext:value-type="float">
            <text:p>245869012035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5007" calcext:value-type="float">
            <text:p>55007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22/06/2017</text:p>
          </table:table-cell>
          <table:table-cell office:value-type="string" calcext:value-type="string">
            <text:p>02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161146" calcext:value-type="float">
            <text:p>9965161146</text:p>
          </table:table-cell>
          <table:table-cell table:style-name="ce7" office:value-type="string" calcext:value-type="string">
            <text:p>t0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D61A7</text:p>
          </table:table-cell>
          <table:table-cell office:value-type="string" calcext:value-type="string">
            <text:p>2DB4</text:p>
          </table:table-cell>
          <table:table-cell office:value-type="float" office:value="280396880861" calcext:value-type="float">
            <text:p>280396880861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6345" calcext:value-type="float">
            <text:p>16345</text:p>
          </table:table-cell>
          <table:table-cell office:value-type="string" calcext:value-type="string">
            <text:p>27/04/2017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26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4057973" calcext:value-type="float">
            <text:p>9964057973</text:p>
          </table:table-cell>
          <table:table-cell table:style-name="ce7" office:value-type="string" calcext:value-type="string">
            <text:p>s16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A5466</text:p>
          </table:table-cell>
          <table:table-cell office:value-type="string" calcext:value-type="string">
            <text:p>8914</text:p>
          </table:table-cell>
          <table:table-cell office:value-type="float" office:value="221931918696" calcext:value-type="float">
            <text:p>221931918696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4519" calcext:value-type="float">
            <text:p>14519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04/03/2016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16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207028" calcext:value-type="float">
            <text:p>9972207028</text:p>
          </table:table-cell>
          <table:table-cell table:style-name="ce7" office:value-type="string" calcext:value-type="string">
            <text:p>w06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7AD78</text:p>
          </table:table-cell>
          <table:table-cell office:value-type="string" calcext:value-type="string">
            <text:p>712D</text:p>
          </table:table-cell>
          <table:table-cell office:value-type="float" office:value="279200625833" calcext:value-type="float">
            <text:p>279200625833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3058" calcext:value-type="float">
            <text:p>93058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13/07/2016</text:p>
          </table:table-cell>
          <table:table-cell office:value-type="string" calcext:value-type="string">
            <text:p>22/05/2017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29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197523" calcext:value-type="float">
            <text:p>9975197523</text:p>
          </table:table-cell>
          <table:table-cell table:style-name="ce7" office:value-type="string" calcext:value-type="string">
            <text:p>q9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A8C70</text:p>
          </table:table-cell>
          <table:table-cell office:value-type="string" calcext:value-type="string">
            <text:p>BFC1</text:p>
          </table:table-cell>
          <table:table-cell office:value-type="float" office:value="287202317931" calcext:value-type="float">
            <text:p>28720231793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9657" calcext:value-type="float">
            <text:p>39657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06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507281" calcext:value-type="float">
            <text:p>9947507281</text:p>
          </table:table-cell>
          <table:table-cell table:style-name="ce7" office:value-type="string" calcext:value-type="string">
            <text:p>Y73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ECC85</text:p>
          </table:table-cell>
          <table:table-cell office:value-type="string" calcext:value-type="string">
            <text:p>506F</text:p>
          </table:table-cell>
          <table:table-cell office:value-type="float" office:value="290605654618" calcext:value-type="float">
            <text:p>290605654618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0288" calcext:value-type="float">
            <text:p>80288</text:p>
          </table:table-cell>
          <table:table-cell office:value-type="string" calcext:value-type="string">
            <text:p>28/10/2015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16/12/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02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435516" calcext:value-type="float">
            <text:p>9978435516</text:p>
          </table:table-cell>
          <table:table-cell table:style-name="ce7" office:value-type="string" calcext:value-type="string">
            <text:p>q4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8DA62</text:p>
          </table:table-cell>
          <table:table-cell office:value-type="string" calcext:value-type="string">
            <text:p>693A</text:p>
          </table:table-cell>
          <table:table-cell office:value-type="float" office:value="283037407342" calcext:value-type="float">
            <text:p>283037407342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7263" calcext:value-type="float">
            <text:p>97263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06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6653146" calcext:value-type="float">
            <text:p>9916653146</text:p>
          </table:table-cell>
          <table:table-cell table:style-name="ce7" office:value-type="string" calcext:value-type="string">
            <text:p>D4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68664</text:p>
          </table:table-cell>
          <table:table-cell office:value-type="string" calcext:value-type="string">
            <text:p>E782</text:p>
          </table:table-cell>
          <table:table-cell office:value-type="float" office:value="289614275525" calcext:value-type="float">
            <text:p>2896142755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4567" calcext:value-type="float">
            <text:p>34567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18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9281078" calcext:value-type="float">
            <text:p>9939281078</text:p>
          </table:table-cell>
          <table:table-cell table:style-name="ce7" office:value-type="string" calcext:value-type="string">
            <text:p>a5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36571</text:p>
          </table:table-cell>
          <table:table-cell office:value-type="string" calcext:value-type="string">
            <text:p>B34A</text:p>
          </table:table-cell>
          <table:table-cell office:value-type="float" office:value="268021769082" calcext:value-type="float">
            <text:p>268021769082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9056" calcext:value-type="float">
            <text:p>29056</text:p>
          </table:table-cell>
          <table:table-cell office:value-type="string" calcext:value-type="string">
            <text:p>17/06/2017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07/03/2017</text:p>
          </table:table-cell>
          <table:table-cell office:value-type="string" calcext:value-type="string">
            <text:p>07/05/2017</text:p>
          </table:table-cell>
          <table:table-cell office:value-type="string" calcext:value-type="string">
            <text:p>28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143757" calcext:value-type="float">
            <text:p>9986143757</text:p>
          </table:table-cell>
          <table:table-cell table:style-name="ce7" office:value-type="string" calcext:value-type="string">
            <text:p>r07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B2530</text:p>
          </table:table-cell>
          <table:table-cell office:value-type="string" calcext:value-type="string">
            <text:p>84F4</text:p>
          </table:table-cell>
          <table:table-cell office:value-type="float" office:value="214326904704" calcext:value-type="float">
            <text:p>214326904704</text:p>
          </table:table-cell>
          <table:table-cell office:value-type="float" office:value="53" calcext:value-type="float">
            <text:p>5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5620" calcext:value-type="float">
            <text:p>85620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28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674317" calcext:value-type="float">
            <text:p>9922674317</text:p>
          </table:table-cell>
          <table:table-cell table:style-name="ce7" office:value-type="string" calcext:value-type="string">
            <text:p>J9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B52BF</text:p>
          </table:table-cell>
          <table:table-cell office:value-type="string" calcext:value-type="string">
            <text:p>0603</text:p>
          </table:table-cell>
          <table:table-cell office:value-type="float" office:value="284640562388" calcext:value-type="float">
            <text:p>284640562388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4998" calcext:value-type="float">
            <text:p>14998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19/09/2015</text:p>
          </table:table-cell>
          <table:table-cell office:value-type="string" calcext:value-type="string">
            <text:p>29/08/2015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30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889152" calcext:value-type="float">
            <text:p>9939889152</text:p>
          </table:table-cell>
          <table:table-cell table:style-name="ce7" office:value-type="string" calcext:value-type="string">
            <text:p>T06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83F74</text:p>
          </table:table-cell>
          <table:table-cell office:value-type="string" calcext:value-type="string">
            <text:p>9068</text:p>
          </table:table-cell>
          <table:table-cell office:value-type="float" office:value="253119029515" calcext:value-type="float">
            <text:p>253119029515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2544" calcext:value-type="float">
            <text:p>72544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21/11/2016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07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077219" calcext:value-type="float">
            <text:p>9977077219</text:p>
          </table:table-cell>
          <table:table-cell table:style-name="ce7" office:value-type="string" calcext:value-type="string">
            <text:p>V38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92D08</text:p>
          </table:table-cell>
          <table:table-cell office:value-type="string" calcext:value-type="string">
            <text:p>2EA6</text:p>
          </table:table-cell>
          <table:table-cell office:value-type="float" office:value="256560639419" calcext:value-type="float">
            <text:p>256560639419</text:p>
          </table:table-cell>
          <table:table-cell office:value-type="float" office:value="67" calcext:value-type="float">
            <text:p>6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7284" calcext:value-type="float">
            <text:p>27284</text:p>
          </table:table-cell>
          <table:table-cell office:value-type="string" calcext:value-type="string">
            <text:p>22/01/2016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12/03/2017</text:p>
          </table:table-cell>
          <table:table-cell office:value-type="string" calcext:value-type="string">
            <text:p>02/10/2016</text:p>
          </table:table-cell>
          <table:table-cell office:value-type="string" calcext:value-type="string">
            <text:p>17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6288370" calcext:value-type="float">
            <text:p>9946288370</text:p>
          </table:table-cell>
          <table:table-cell table:style-name="ce7" office:value-type="string" calcext:value-type="string">
            <text:p>F39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24E86</text:p>
          </table:table-cell>
          <table:table-cell office:value-type="string" calcext:value-type="string">
            <text:p>B0BA</text:p>
          </table:table-cell>
          <table:table-cell office:value-type="float" office:value="269217803880" calcext:value-type="float">
            <text:p>26921780388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0474" calcext:value-type="float">
            <text:p>30474</text:p>
          </table:table-cell>
          <table:table-cell office:value-type="string" calcext:value-type="string">
            <text:p>31/07/2016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12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566747" calcext:value-type="float">
            <text:p>9905566747</text:p>
          </table:table-cell>
          <table:table-cell table:style-name="ce7" office:value-type="string" calcext:value-type="string">
            <text:p>F9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7AD17</text:p>
          </table:table-cell>
          <table:table-cell office:value-type="string" calcext:value-type="string">
            <text:p>8259</text:p>
          </table:table-cell>
          <table:table-cell office:value-type="float" office:value="260902177110" calcext:value-type="float">
            <text:p>260902177110</text:p>
          </table:table-cell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4425" calcext:value-type="float">
            <text:p>74425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22/02/2016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23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4209653" calcext:value-type="float">
            <text:p>9934209653</text:p>
          </table:table-cell>
          <table:table-cell table:style-name="ce7" office:value-type="string" calcext:value-type="string">
            <text:p>D0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04A77</text:p>
          </table:table-cell>
          <table:table-cell office:value-type="string" calcext:value-type="string">
            <text:p>12D3</text:p>
          </table:table-cell>
          <table:table-cell office:value-type="float" office:value="215175120583" calcext:value-type="float">
            <text:p>2151751205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9179" calcext:value-type="float">
            <text:p>99179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02/05/2016</text:p>
          </table:table-cell>
          <table:table-cell office:value-type="string" calcext:value-type="string">
            <text:p>28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895906" calcext:value-type="float">
            <text:p>9929895906</text:p>
          </table:table-cell>
          <table:table-cell table:style-name="ce7" office:value-type="string" calcext:value-type="string">
            <text:p>a32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EFABA</text:p>
          </table:table-cell>
          <table:table-cell office:value-type="string" calcext:value-type="string">
            <text:p>F99D</text:p>
          </table:table-cell>
          <table:table-cell office:value-type="float" office:value="286778739987" calcext:value-type="float">
            <text:p>28677873998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9813" calcext:value-type="float">
            <text:p>79813</text:p>
          </table:table-cell>
          <table:table-cell office:value-type="string" calcext:value-type="string">
            <text:p>18/04/2017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29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5310180" calcext:value-type="float">
            <text:p>9935310180</text:p>
          </table:table-cell>
          <table:table-cell table:style-name="ce7" office:value-type="string" calcext:value-type="string">
            <text:p>c56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D5F7F</text:p>
          </table:table-cell>
          <table:table-cell office:value-type="string" calcext:value-type="string">
            <text:p>E9F4</text:p>
          </table:table-cell>
          <table:table-cell office:value-type="float" office:value="210493597682" calcext:value-type="float">
            <text:p>21049359768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5823" calcext:value-type="float">
            <text:p>25823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20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673060" calcext:value-type="float">
            <text:p>9952673060</text:p>
          </table:table-cell>
          <table:table-cell table:style-name="ce7" office:value-type="string" calcext:value-type="string">
            <text:p>d6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2170F</text:p>
          </table:table-cell>
          <table:table-cell office:value-type="string" calcext:value-type="string">
            <text:p>9084</text:p>
          </table:table-cell>
          <table:table-cell office:value-type="float" office:value="275767017084" calcext:value-type="float">
            <text:p>27576701708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4837" calcext:value-type="float">
            <text:p>34837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22/07/2015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9/12/2015</text:p>
          </table:table-cell>
          <table:table-cell office:value-type="string" calcext:value-type="string">
            <text:p>26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9817624" calcext:value-type="float">
            <text:p>9949817624</text:p>
          </table:table-cell>
          <table:table-cell table:style-name="ce7" office:value-type="string" calcext:value-type="string">
            <text:p>E21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C78E1</text:p>
          </table:table-cell>
          <table:table-cell office:value-type="string" calcext:value-type="string">
            <text:p>4102</text:p>
          </table:table-cell>
          <table:table-cell office:value-type="float" office:value="256458732439" calcext:value-type="float">
            <text:p>256458732439</text:p>
          </table:table-cell>
          <table:table-cell office:value-type="float" office:value="72" calcext:value-type="float">
            <text:p>7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8576" calcext:value-type="float">
            <text:p>38576</text:p>
          </table:table-cell>
          <table:table-cell office:value-type="string" calcext:value-type="string">
            <text:p>23/04/2016</text:p>
          </table:table-cell>
          <table:table-cell office:value-type="string" calcext:value-type="string">
            <text:p>02/09/2015</text:p>
          </table:table-cell>
          <table:table-cell office:value-type="string" calcext:value-type="string">
            <text:p>19/06/2016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31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9802215" calcext:value-type="float">
            <text:p>9929802215</text:p>
          </table:table-cell>
          <table:table-cell table:style-name="ce7" office:value-type="string" calcext:value-type="string">
            <text:p>X72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E5485</text:p>
          </table:table-cell>
          <table:table-cell office:value-type="string" calcext:value-type="string">
            <text:p>F63B</text:p>
          </table:table-cell>
          <table:table-cell office:value-type="float" office:value="290531149846" calcext:value-type="float">
            <text:p>290531149846</text:p>
          </table:table-cell>
          <table:table-cell office:value-type="float" office:value="47" calcext:value-type="float">
            <text:p>4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3476" calcext:value-type="float">
            <text:p>23476</text:p>
          </table:table-cell>
          <table:table-cell office:value-type="string" calcext:value-type="string">
            <text:p>17/02/2017</text:p>
          </table:table-cell>
          <table:table-cell office:value-type="string" calcext:value-type="string">
            <text:p>08/06/2017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09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889737" calcext:value-type="float">
            <text:p>9956889737</text:p>
          </table:table-cell>
          <table:table-cell table:style-name="ce7" office:value-type="string" calcext:value-type="string">
            <text:p>B16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B1705</text:p>
          </table:table-cell>
          <table:table-cell office:value-type="string" calcext:value-type="string">
            <text:p>4ECE</text:p>
          </table:table-cell>
          <table:table-cell office:value-type="float" office:value="293683464181" calcext:value-type="float">
            <text:p>293683464181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4798" calcext:value-type="float">
            <text:p>44798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25/02/2017</text:p>
          </table:table-cell>
          <table:table-cell office:value-type="string" calcext:value-type="string">
            <text:p>15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868674" calcext:value-type="float">
            <text:p>9956868674</text:p>
          </table:table-cell>
          <table:table-cell table:style-name="ce7" office:value-type="string" calcext:value-type="string">
            <text:p>h98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79822</text:p>
          </table:table-cell>
          <table:table-cell office:value-type="string" calcext:value-type="string">
            <text:p>F150</text:p>
          </table:table-cell>
          <table:table-cell office:value-type="float" office:value="220897104886" calcext:value-type="float">
            <text:p>220897104886</text:p>
          </table:table-cell>
          <table:table-cell office:value-type="float" office:value="71" calcext:value-type="float">
            <text:p>7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9513" calcext:value-type="float">
            <text:p>99513</text:p>
          </table:table-cell>
          <table:table-cell office:value-type="string" calcext:value-type="string">
            <text:p>15/10/2015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13/03/2017</text:p>
          </table:table-cell>
          <table:table-cell office:value-type="string" calcext:value-type="string">
            <text:p>06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872325" calcext:value-type="float">
            <text:p>9953872325</text:p>
          </table:table-cell>
          <table:table-cell table:style-name="ce7" office:value-type="string" calcext:value-type="string">
            <text:p>Y13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74997</text:p>
          </table:table-cell>
          <table:table-cell office:value-type="string" calcext:value-type="string">
            <text:p>B01F</text:p>
          </table:table-cell>
          <table:table-cell office:value-type="float" office:value="265312348032" calcext:value-type="float">
            <text:p>265312348032</text:p>
          </table:table-cell>
          <table:table-cell office:value-type="float" office:value="22" calcext:value-type="float">
            <text:p>2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6401" calcext:value-type="float">
            <text:p>36401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15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265132" calcext:value-type="float">
            <text:p>9963265132</text:p>
          </table:table-cell>
          <table:table-cell table:style-name="ce7" office:value-type="string" calcext:value-type="string">
            <text:p>e12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02213</text:p>
          </table:table-cell>
          <table:table-cell office:value-type="string" calcext:value-type="string">
            <text:p>AB85</text:p>
          </table:table-cell>
          <table:table-cell office:value-type="float" office:value="269061388068" calcext:value-type="float">
            <text:p>2690613880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1871" calcext:value-type="float">
            <text:p>61871</text:p>
          </table:table-cell>
          <table:table-cell office:value-type="string" calcext:value-type="string">
            <text:p>26/01/2016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29/03/2016</text:p>
          </table:table-cell>
          <table:table-cell office:value-type="string" calcext:value-type="string">
            <text:p>07/12/2016</text:p>
          </table:table-cell>
          <table:table-cell office:value-type="string" calcext:value-type="string">
            <text:p>04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0587499" calcext:value-type="float">
            <text:p>9940587499</text:p>
          </table:table-cell>
          <table:table-cell table:style-name="ce7" office:value-type="string" calcext:value-type="string">
            <text:p>g38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FDE42</text:p>
          </table:table-cell>
          <table:table-cell office:value-type="string" calcext:value-type="string">
            <text:p>F31D</text:p>
          </table:table-cell>
          <table:table-cell office:value-type="float" office:value="243439973020" calcext:value-type="float">
            <text:p>243439973020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1626" calcext:value-type="float">
            <text:p>61626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09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645017" calcext:value-type="float">
            <text:p>9942645017</text:p>
          </table:table-cell>
          <table:table-cell table:style-name="ce7" office:value-type="string" calcext:value-type="string">
            <text:p>y8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AA92C</text:p>
          </table:table-cell>
          <table:table-cell office:value-type="string" calcext:value-type="string">
            <text:p>0277</text:p>
          </table:table-cell>
          <table:table-cell office:value-type="float" office:value="201089924138" calcext:value-type="float">
            <text:p>201089924138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8251" calcext:value-type="float">
            <text:p>98251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29/04/2017</text:p>
          </table:table-cell>
          <table:table-cell office:value-type="string" calcext:value-type="string">
            <text:p>18/05/2017</text:p>
          </table:table-cell>
          <table:table-cell office:value-type="string" calcext:value-type="string">
            <text:p>09/11/2015</text:p>
          </table:table-cell>
          <table:table-cell office:value-type="string" calcext:value-type="string">
            <text:p>2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022722" calcext:value-type="float">
            <text:p>9978022722</text:p>
          </table:table-cell>
          <table:table-cell table:style-name="ce7" office:value-type="string" calcext:value-type="string">
            <text:p>a46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52B5E</text:p>
          </table:table-cell>
          <table:table-cell office:value-type="string" calcext:value-type="string">
            <text:p>DF58</text:p>
          </table:table-cell>
          <table:table-cell office:value-type="float" office:value="283109323136" calcext:value-type="float">
            <text:p>283109323136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3724" calcext:value-type="float">
            <text:p>73724</text:p>
          </table:table-cell>
          <table:table-cell office:value-type="string" calcext:value-type="string">
            <text:p>04/06/2017</text:p>
          </table:table-cell>
          <table:table-cell office:value-type="string" calcext:value-type="string">
            <text:p>18/06/2017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11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214286" calcext:value-type="float">
            <text:p>9913214286</text:p>
          </table:table-cell>
          <table:table-cell table:style-name="ce7" office:value-type="string" calcext:value-type="string">
            <text:p>v9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D39BA</text:p>
          </table:table-cell>
          <table:table-cell office:value-type="string" calcext:value-type="string">
            <text:p>89D4</text:p>
          </table:table-cell>
          <table:table-cell office:value-type="float" office:value="236250755522" calcext:value-type="float">
            <text:p>23625075552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7705" calcext:value-type="float">
            <text:p>17705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26/07/2015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28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4286721" calcext:value-type="float">
            <text:p>9974286721</text:p>
          </table:table-cell>
          <table:table-cell table:style-name="ce7" office:value-type="string" calcext:value-type="string">
            <text:p>d49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E0E04</text:p>
          </table:table-cell>
          <table:table-cell office:value-type="string" calcext:value-type="string">
            <text:p>ACA3</text:p>
          </table:table-cell>
          <table:table-cell office:value-type="float" office:value="297004028775" calcext:value-type="float">
            <text:p>297004028775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3054" calcext:value-type="float">
            <text:p>53054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03/06/2016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8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118413" calcext:value-type="float">
            <text:p>9957118413</text:p>
          </table:table-cell>
          <table:table-cell table:style-name="ce7" office:value-type="string" calcext:value-type="string">
            <text:p>Z16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BEE30</text:p>
          </table:table-cell>
          <table:table-cell office:value-type="string" calcext:value-type="string">
            <text:p>7F4E</text:p>
          </table:table-cell>
          <table:table-cell office:value-type="float" office:value="227232838263" calcext:value-type="float">
            <text:p>227232838263</text:p>
          </table:table-cell>
          <table:table-cell office:value-type="float" office:value="46" calcext:value-type="float">
            <text:p>4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9285" calcext:value-type="float">
            <text:p>19285</text:p>
          </table:table-cell>
          <table:table-cell office:value-type="string" calcext:value-type="string">
            <text:p>29/02/2016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23/09/2016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04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2452656" calcext:value-type="float">
            <text:p>9952452656</text:p>
          </table:table-cell>
          <table:table-cell table:style-name="ce7" office:value-type="string" calcext:value-type="string">
            <text:p>l37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B5F93</text:p>
          </table:table-cell>
          <table:table-cell office:value-type="string" calcext:value-type="string">
            <text:p>0784</text:p>
          </table:table-cell>
          <table:table-cell office:value-type="float" office:value="221098971487" calcext:value-type="float">
            <text:p>221098971487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8737" calcext:value-type="float">
            <text:p>58737</text:p>
          </table:table-cell>
          <table:table-cell office:value-type="string" calcext:value-type="string">
            <text:p>15/02/2016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02/01/2017</text:p>
          </table:table-cell>
          <table:table-cell office:value-type="string" calcext:value-type="string">
            <text:p>25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2010920" calcext:value-type="float">
            <text:p>9962010920</text:p>
          </table:table-cell>
          <table:table-cell table:style-name="ce7" office:value-type="string" calcext:value-type="string">
            <text:p>o3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1A986</text:p>
          </table:table-cell>
          <table:table-cell office:value-type="string" calcext:value-type="string">
            <text:p>F1A9</text:p>
          </table:table-cell>
          <table:table-cell office:value-type="float" office:value="225948704919" calcext:value-type="float">
            <text:p>225948704919</text:p>
          </table:table-cell>
          <table:table-cell office:value-type="float" office:value="5" calcext:value-type="float">
            <text:p>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1451" calcext:value-type="float">
            <text:p>71451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06/03/2016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23/08/2016</text:p>
          </table:table-cell>
          <table:table-cell office:value-type="string" calcext:value-type="string">
            <text:p>14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3741827" calcext:value-type="float">
            <text:p>9903741827</text:p>
          </table:table-cell>
          <table:table-cell table:style-name="ce7" office:value-type="string" calcext:value-type="string">
            <text:p>L81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4A0BD</text:p>
          </table:table-cell>
          <table:table-cell office:value-type="string" calcext:value-type="string">
            <text:p>C0F6</text:p>
          </table:table-cell>
          <table:table-cell office:value-type="float" office:value="300179998318" calcext:value-type="float">
            <text:p>30017999831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9063" calcext:value-type="float">
            <text:p>59063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29/02/2016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10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3672677" calcext:value-type="float">
            <text:p>9903672677</text:p>
          </table:table-cell>
          <table:table-cell table:style-name="ce7" office:value-type="string" calcext:value-type="string">
            <text:p>K6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DFBA5</text:p>
          </table:table-cell>
          <table:table-cell office:value-type="string" calcext:value-type="string">
            <text:p>76CD</text:p>
          </table:table-cell>
          <table:table-cell office:value-type="float" office:value="257375621139" calcext:value-type="float">
            <text:p>25737562113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4919" calcext:value-type="float">
            <text:p>74919</text:p>
          </table:table-cell>
          <table:table-cell office:value-type="string" calcext:value-type="string">
            <text:p>21/05/2016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13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6687569" calcext:value-type="float">
            <text:p>9966687569</text:p>
          </table:table-cell>
          <table:table-cell table:style-name="ce7" office:value-type="string" calcext:value-type="string">
            <text:p>m0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5CB56</text:p>
          </table:table-cell>
          <table:table-cell office:value-type="string" calcext:value-type="string">
            <text:p>7FD2</text:p>
          </table:table-cell>
          <table:table-cell office:value-type="float" office:value="208279117086" calcext:value-type="float">
            <text:p>208279117086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3901" calcext:value-type="float">
            <text:p>9390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17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779812" calcext:value-type="float">
            <text:p>9948779812</text:p>
          </table:table-cell>
          <table:table-cell table:style-name="ce7" office:value-type="string" calcext:value-type="string">
            <text:p>O5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887E1</text:p>
          </table:table-cell>
          <table:table-cell office:value-type="string" calcext:value-type="string">
            <text:p>8A9E</text:p>
          </table:table-cell>
          <table:table-cell office:value-type="float" office:value="222522555423" calcext:value-type="float">
            <text:p>222522555423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4657" calcext:value-type="float">
            <text:p>94657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18/09/2016</text:p>
          </table:table-cell>
          <table:table-cell office:value-type="string" calcext:value-type="string">
            <text:p>25/01/2016</text:p>
          </table:table-cell>
          <table:table-cell office:value-type="string" calcext:value-type="string">
            <text:p>22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848960" calcext:value-type="float">
            <text:p>9971848960</text:p>
          </table:table-cell>
          <table:table-cell table:style-name="ce7" office:value-type="string" calcext:value-type="string">
            <text:p>J00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B5BAC</text:p>
          </table:table-cell>
          <table:table-cell office:value-type="string" calcext:value-type="string">
            <text:p>1025</text:p>
          </table:table-cell>
          <table:table-cell office:value-type="float" office:value="289017486378" calcext:value-type="float">
            <text:p>289017486378</text:p>
          </table:table-cell>
          <table:table-cell office:value-type="float" office:value="78" calcext:value-type="float">
            <text:p>7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2390" calcext:value-type="float">
            <text:p>32390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27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4610414" calcext:value-type="float">
            <text:p>9944610414</text:p>
          </table:table-cell>
          <table:table-cell table:style-name="ce7" office:value-type="string" calcext:value-type="string">
            <text:p>e3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549D6</text:p>
          </table:table-cell>
          <table:table-cell office:value-type="string" calcext:value-type="string">
            <text:p>B596</text:p>
          </table:table-cell>
          <table:table-cell office:value-type="float" office:value="281511844271" calcext:value-type="float">
            <text:p>281511844271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8246" calcext:value-type="float">
            <text:p>98246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21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183644" calcext:value-type="float">
            <text:p>9956183644</text:p>
          </table:table-cell>
          <table:table-cell table:style-name="ce7" office:value-type="string" calcext:value-type="string">
            <text:p>f05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DE707</text:p>
          </table:table-cell>
          <table:table-cell office:value-type="string" calcext:value-type="string">
            <text:p>6063</text:p>
          </table:table-cell>
          <table:table-cell office:value-type="float" office:value="207108463084" calcext:value-type="float">
            <text:p>207108463084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7784" calcext:value-type="float">
            <text:p>37784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21/07/2015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02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289828" calcext:value-type="float">
            <text:p>9957289828</text:p>
          </table:table-cell>
          <table:table-cell table:style-name="ce7" office:value-type="string" calcext:value-type="string">
            <text:p>u12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5D76B</text:p>
          </table:table-cell>
          <table:table-cell office:value-type="string" calcext:value-type="string">
            <text:p>F234</text:p>
          </table:table-cell>
          <table:table-cell office:value-type="float" office:value="202696849855" calcext:value-type="float">
            <text:p>202696849855</text:p>
          </table:table-cell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8239" calcext:value-type="float">
            <text:p>38239</text:p>
          </table:table-cell>
          <table:table-cell office:value-type="string" calcext:value-type="string">
            <text:p>12/12/2016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21/07/2015</text:p>
          </table:table-cell>
          <table:table-cell office:value-type="string" calcext:value-type="string">
            <text:p>17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636907" calcext:value-type="float">
            <text:p>9924636907</text:p>
          </table:table-cell>
          <table:table-cell table:style-name="ce7" office:value-type="string" calcext:value-type="string">
            <text:p>d42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C293A</text:p>
          </table:table-cell>
          <table:table-cell office:value-type="string" calcext:value-type="string">
            <text:p>C997</text:p>
          </table:table-cell>
          <table:table-cell office:value-type="float" office:value="209735971382" calcext:value-type="float">
            <text:p>209735971382</text:p>
          </table:table-cell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2350" calcext:value-type="float">
            <text:p>32350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04/06/2016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04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4287854" calcext:value-type="float">
            <text:p>9924287854</text:p>
          </table:table-cell>
          <table:table-cell table:style-name="ce7" office:value-type="string" calcext:value-type="string">
            <text:p>B12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4E3BE</text:p>
          </table:table-cell>
          <table:table-cell office:value-type="string" calcext:value-type="string">
            <text:p>48F8</text:p>
          </table:table-cell>
          <table:table-cell office:value-type="float" office:value="291285824487" calcext:value-type="float">
            <text:p>29128582448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5219" calcext:value-type="float">
            <text:p>25219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24/06/2015</text:p>
          </table:table-cell>
          <table:table-cell office:value-type="string" calcext:value-type="string">
            <text:p>06/08/2015</text:p>
          </table:table-cell>
          <table:table-cell office:value-type="string" calcext:value-type="string">
            <text:p>08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7228306" calcext:value-type="float">
            <text:p>9907228306</text:p>
          </table:table-cell>
          <table:table-cell table:style-name="ce7" office:value-type="string" calcext:value-type="string">
            <text:p>m80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68A39</text:p>
          </table:table-cell>
          <table:table-cell office:value-type="string" calcext:value-type="string">
            <text:p>588E</text:p>
          </table:table-cell>
          <table:table-cell office:value-type="float" office:value="226654637050" calcext:value-type="float">
            <text:p>226654637050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4242" calcext:value-type="float">
            <text:p>14242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12/02/2016</text:p>
          </table:table-cell>
          <table:table-cell office:value-type="string" calcext:value-type="string">
            <text:p>11/12/2016</text:p>
          </table:table-cell>
          <table:table-cell office:value-type="string" calcext:value-type="string">
            <text:p>16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975329" calcext:value-type="float">
            <text:p>9905975329</text:p>
          </table:table-cell>
          <table:table-cell table:style-name="ce7" office:value-type="string" calcext:value-type="string">
            <text:p>P54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35F75</text:p>
          </table:table-cell>
          <table:table-cell office:value-type="string" calcext:value-type="string">
            <text:p>9BAC</text:p>
          </table:table-cell>
          <table:table-cell office:value-type="float" office:value="274964877670" calcext:value-type="float">
            <text:p>274964877670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5845" calcext:value-type="float">
            <text:p>95845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17/12/2016</text:p>
          </table:table-cell>
          <table:table-cell office:value-type="string" calcext:value-type="string">
            <text:p>18/12/2016</text:p>
          </table:table-cell>
          <table:table-cell office:value-type="string" calcext:value-type="string">
            <text:p>04/11/2016</text:p>
          </table:table-cell>
          <table:table-cell office:value-type="string" calcext:value-type="string">
            <text:p>29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5725590" calcext:value-type="float">
            <text:p>9935725590</text:p>
          </table:table-cell>
          <table:table-cell table:style-name="ce7" office:value-type="string" calcext:value-type="string">
            <text:p>S17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496D6</text:p>
          </table:table-cell>
          <table:table-cell office:value-type="string" calcext:value-type="string">
            <text:p>E241</text:p>
          </table:table-cell>
          <table:table-cell office:value-type="float" office:value="260676038515" calcext:value-type="float">
            <text:p>260676038515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9718" calcext:value-type="float">
            <text:p>69718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20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7438994" calcext:value-type="float">
            <text:p>9927438994</text:p>
          </table:table-cell>
          <table:table-cell table:style-name="ce7" office:value-type="string" calcext:value-type="string">
            <text:p>T0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8EE75</text:p>
          </table:table-cell>
          <table:table-cell office:value-type="string" calcext:value-type="string">
            <text:p>3F15</text:p>
          </table:table-cell>
          <table:table-cell office:value-type="float" office:value="224899811026" calcext:value-type="float">
            <text:p>224899811026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2905" calcext:value-type="float">
            <text:p>22905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23/03/2016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31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537699" calcext:value-type="float">
            <text:p>9958537699</text:p>
          </table:table-cell>
          <table:table-cell table:style-name="ce7" office:value-type="string" calcext:value-type="string">
            <text:p>n9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6008A</text:p>
          </table:table-cell>
          <table:table-cell office:value-type="string" calcext:value-type="string">
            <text:p>1A24</text:p>
          </table:table-cell>
          <table:table-cell office:value-type="float" office:value="258813210770" calcext:value-type="float">
            <text:p>25881321077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0023" calcext:value-type="float">
            <text:p>30023</text:p>
          </table:table-cell>
          <table:table-cell office:value-type="string" calcext:value-type="string">
            <text:p>22/04/2016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19/03/2017</text:p>
          </table:table-cell>
          <table:table-cell office:value-type="string" calcext:value-type="string">
            <text:p>26/03/2017</text:p>
          </table:table-cell>
          <table:table-cell office:value-type="string" calcext:value-type="string">
            <text:p>26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515284" calcext:value-type="float">
            <text:p>9930515284</text:p>
          </table:table-cell>
          <table:table-cell table:style-name="ce7" office:value-type="string" calcext:value-type="string">
            <text:p>d3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0D124</text:p>
          </table:table-cell>
          <table:table-cell office:value-type="string" calcext:value-type="string">
            <text:p>2D00</text:p>
          </table:table-cell>
          <table:table-cell office:value-type="float" office:value="270191691227" calcext:value-type="float">
            <text:p>270191691227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4714" calcext:value-type="float">
            <text:p>84714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03/04/2016</text:p>
          </table:table-cell>
          <table:table-cell office:value-type="string" calcext:value-type="string">
            <text:p>17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534947" calcext:value-type="float">
            <text:p>9948534947</text:p>
          </table:table-cell>
          <table:table-cell table:style-name="ce7" office:value-type="string" calcext:value-type="string">
            <text:p>W8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3B268</text:p>
          </table:table-cell>
          <table:table-cell office:value-type="string" calcext:value-type="string">
            <text:p>0782</text:p>
          </table:table-cell>
          <table:table-cell office:value-type="float" office:value="293717769792" calcext:value-type="float">
            <text:p>29371776979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4709" calcext:value-type="float">
            <text:p>64709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29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121327" calcext:value-type="float">
            <text:p>9922121327</text:p>
          </table:table-cell>
          <table:table-cell table:style-name="ce7" office:value-type="string" calcext:value-type="string">
            <text:p>D8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37585</text:p>
          </table:table-cell>
          <table:table-cell office:value-type="string" calcext:value-type="string">
            <text:p>E180</text:p>
          </table:table-cell>
          <table:table-cell office:value-type="float" office:value="214427226627" calcext:value-type="float">
            <text:p>21442722662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2878" calcext:value-type="float">
            <text:p>42878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4/05/2016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31/08/2016</text:p>
          </table:table-cell>
          <table:table-cell office:value-type="string" calcext:value-type="string">
            <text:p>15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748179" calcext:value-type="float">
            <text:p>9965748179</text:p>
          </table:table-cell>
          <table:table-cell table:style-name="ce7" office:value-type="string" calcext:value-type="string">
            <text:p>B10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6FA15</text:p>
          </table:table-cell>
          <table:table-cell office:value-type="string" calcext:value-type="string">
            <text:p>7563</text:p>
          </table:table-cell>
          <table:table-cell office:value-type="float" office:value="211689889224" calcext:value-type="float">
            <text:p>21168988922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8810" calcext:value-type="float">
            <text:p>38810</text:p>
          </table:table-cell>
          <table:table-cell office:value-type="string" calcext:value-type="string">
            <text:p>08/10/2016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02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452630" calcext:value-type="float">
            <text:p>9949452630</text:p>
          </table:table-cell>
          <table:table-cell table:style-name="ce7" office:value-type="string" calcext:value-type="string">
            <text:p>j27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69737</text:p>
          </table:table-cell>
          <table:table-cell office:value-type="string" calcext:value-type="string">
            <text:p>083D</text:p>
          </table:table-cell>
          <table:table-cell office:value-type="float" office:value="264949376590" calcext:value-type="float">
            <text:p>26494937659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3319" calcext:value-type="float">
            <text:p>53319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30/04/2017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05/05/2017</text:p>
          </table:table-cell>
          <table:table-cell office:value-type="string" calcext:value-type="string">
            <text:p>09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6257802" calcext:value-type="float">
            <text:p>9966257802</text:p>
          </table:table-cell>
          <table:table-cell table:style-name="ce7" office:value-type="string" calcext:value-type="string">
            <text:p>P62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89C63</text:p>
          </table:table-cell>
          <table:table-cell office:value-type="string" calcext:value-type="string">
            <text:p>95A4</text:p>
          </table:table-cell>
          <table:table-cell office:value-type="float" office:value="204361140979" calcext:value-type="float">
            <text:p>204361140979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5109" calcext:value-type="float">
            <text:p>15109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31/07/2016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21/03/2016</text:p>
          </table:table-cell>
          <table:table-cell office:value-type="string" calcext:value-type="string">
            <text:p>05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436537" calcext:value-type="float">
            <text:p>9953436537</text:p>
          </table:table-cell>
          <table:table-cell table:style-name="ce7" office:value-type="string" calcext:value-type="string">
            <text:p>F9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2ED2A</text:p>
          </table:table-cell>
          <table:table-cell office:value-type="string" calcext:value-type="string">
            <text:p>2108</text:p>
          </table:table-cell>
          <table:table-cell office:value-type="float" office:value="270068372487" calcext:value-type="float">
            <text:p>270068372487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0031" calcext:value-type="float">
            <text:p>50031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25/07/2015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16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443477" calcext:value-type="float">
            <text:p>9972443477</text:p>
          </table:table-cell>
          <table:table-cell table:style-name="ce7" office:value-type="string" calcext:value-type="string">
            <text:p>k69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1C58D</text:p>
          </table:table-cell>
          <table:table-cell office:value-type="string" calcext:value-type="string">
            <text:p>6124</text:p>
          </table:table-cell>
          <table:table-cell office:value-type="float" office:value="207717536443" calcext:value-type="float">
            <text:p>20771753644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9410" calcext:value-type="float">
            <text:p>29410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03/09/2016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24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501244" calcext:value-type="float">
            <text:p>9909501244</text:p>
          </table:table-cell>
          <table:table-cell table:style-name="ce7" office:value-type="string" calcext:value-type="string">
            <text:p>U1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6873D</text:p>
          </table:table-cell>
          <table:table-cell office:value-type="string" calcext:value-type="string">
            <text:p>4440</text:p>
          </table:table-cell>
          <table:table-cell office:value-type="float" office:value="281410943634" calcext:value-type="float">
            <text:p>281410943634</text:p>
          </table:table-cell>
          <table:table-cell office:value-type="float" office:value="65" calcext:value-type="float">
            <text:p>6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9425" calcext:value-type="float">
            <text:p>29425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16/06/2016</text:p>
          </table:table-cell>
          <table:table-cell office:value-type="string" calcext:value-type="string">
            <text:p>24/07/2016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6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902033" calcext:value-type="float">
            <text:p>9909902033</text:p>
          </table:table-cell>
          <table:table-cell table:style-name="ce7" office:value-type="string" calcext:value-type="string">
            <text:p>G55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2497E</text:p>
          </table:table-cell>
          <table:table-cell office:value-type="string" calcext:value-type="string">
            <text:p>C5B7</text:p>
          </table:table-cell>
          <table:table-cell office:value-type="float" office:value="263101982802" calcext:value-type="float">
            <text:p>263101982802</text:p>
          </table:table-cell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7795" calcext:value-type="float">
            <text:p>7779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30/03/2017</text:p>
          </table:table-cell>
          <table:table-cell office:value-type="string" calcext:value-type="string">
            <text:p>07/11/2015</text:p>
          </table:table-cell>
          <table:table-cell office:value-type="string" calcext:value-type="string">
            <text:p>16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0469098" calcext:value-type="float">
            <text:p>9960469098</text:p>
          </table:table-cell>
          <table:table-cell table:style-name="ce7" office:value-type="string" calcext:value-type="string">
            <text:p>X01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CDB87</text:p>
          </table:table-cell>
          <table:table-cell office:value-type="string" calcext:value-type="string">
            <text:p>6DF0</text:p>
          </table:table-cell>
          <table:table-cell office:value-type="float" office:value="284900188423" calcext:value-type="float">
            <text:p>28490018842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0313" calcext:value-type="float">
            <text:p>10313</text:p>
          </table:table-cell>
          <table:table-cell office:value-type="string" calcext:value-type="string">
            <text:p>18/07/2015</text:p>
          </table:table-cell>
          <table:table-cell office:value-type="string" calcext:value-type="string">
            <text:p>07/05/2016</text:p>
          </table:table-cell>
          <table:table-cell office:value-type="string" calcext:value-type="string">
            <text:p>14/02/2016</text:p>
          </table:table-cell>
          <table:table-cell office:value-type="string" calcext:value-type="string">
            <text:p>01/10/2016</text:p>
          </table:table-cell>
          <table:table-cell office:value-type="string" calcext:value-type="string">
            <text:p>20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510273" calcext:value-type="float">
            <text:p>9956510273</text:p>
          </table:table-cell>
          <table:table-cell table:style-name="ce7" office:value-type="string" calcext:value-type="string">
            <text:p>S26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BCDBB</text:p>
          </table:table-cell>
          <table:table-cell office:value-type="string" calcext:value-type="string">
            <text:p>D187</text:p>
          </table:table-cell>
          <table:table-cell office:value-type="float" office:value="206490820365" calcext:value-type="float">
            <text:p>20649082036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6911" calcext:value-type="float">
            <text:p>66911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07/09/2016</text:p>
          </table:table-cell>
          <table:table-cell office:value-type="string" calcext:value-type="string">
            <text:p>30/12/2015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16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297928" calcext:value-type="float">
            <text:p>9945297928</text:p>
          </table:table-cell>
          <table:table-cell table:style-name="ce7" office:value-type="string" calcext:value-type="string">
            <text:p>R5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C9597</text:p>
          </table:table-cell>
          <table:table-cell office:value-type="string" calcext:value-type="string">
            <text:p>6C0E</text:p>
          </table:table-cell>
          <table:table-cell office:value-type="float" office:value="207869054827" calcext:value-type="float">
            <text:p>20786905482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2579" calcext:value-type="float">
            <text:p>22579</text:p>
          </table:table-cell>
          <table:table-cell office:value-type="string" calcext:value-type="string">
            <text:p>08/07/2016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01/06/2016</text:p>
          </table:table-cell>
          <table:table-cell office:value-type="string" calcext:value-type="string">
            <text:p>14/04/2016</text:p>
          </table:table-cell>
          <table:table-cell office:value-type="string" calcext:value-type="string">
            <text:p>01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555478" calcext:value-type="float">
            <text:p>9913555478</text:p>
          </table:table-cell>
          <table:table-cell table:style-name="ce7" office:value-type="string" calcext:value-type="string">
            <text:p>j0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118B7</text:p>
          </table:table-cell>
          <table:table-cell office:value-type="string" calcext:value-type="string">
            <text:p>E3EA</text:p>
          </table:table-cell>
          <table:table-cell office:value-type="float" office:value="213006047270" calcext:value-type="float">
            <text:p>21300604727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4332" calcext:value-type="float">
            <text:p>24332</text:p>
          </table:table-cell>
          <table:table-cell office:value-type="string" calcext:value-type="string">
            <text:p>22/04/2017</text:p>
          </table:table-cell>
          <table:table-cell office:value-type="string" calcext:value-type="string">
            <text:p>30/07/2016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12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8757841" calcext:value-type="float">
            <text:p>9968757841</text:p>
          </table:table-cell>
          <table:table-cell table:style-name="ce7" office:value-type="string" calcext:value-type="string">
            <text:p>c18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97CFA</text:p>
          </table:table-cell>
          <table:table-cell office:value-type="string" calcext:value-type="string">
            <text:p>80CB</text:p>
          </table:table-cell>
          <table:table-cell office:value-type="float" office:value="265129856267" calcext:value-type="float">
            <text:p>2651298562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0667" calcext:value-type="float">
            <text:p>50667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0/09/2015</text:p>
          </table:table-cell>
          <table:table-cell office:value-type="string" calcext:value-type="string">
            <text:p>22/07/201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25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2292993" calcext:value-type="float">
            <text:p>9902292993</text:p>
          </table:table-cell>
          <table:table-cell table:style-name="ce7" office:value-type="string" calcext:value-type="string">
            <text:p>R11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DBD7B</text:p>
          </table:table-cell>
          <table:table-cell office:value-type="string" calcext:value-type="string">
            <text:p>E6CF</text:p>
          </table:table-cell>
          <table:table-cell office:value-type="float" office:value="263172935826" calcext:value-type="float">
            <text:p>263172935826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21838" calcext:value-type="float">
            <text:p>21838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15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074613" calcext:value-type="float">
            <text:p>9978074613</text:p>
          </table:table-cell>
          <table:table-cell table:style-name="ce7" office:value-type="string" calcext:value-type="string">
            <text:p>i8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3C429</text:p>
          </table:table-cell>
          <table:table-cell office:value-type="string" calcext:value-type="string">
            <text:p>1A7F</text:p>
          </table:table-cell>
          <table:table-cell office:value-type="float" office:value="217087170829" calcext:value-type="float">
            <text:p>217087170829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6683" calcext:value-type="float">
            <text:p>56683</text:p>
          </table:table-cell>
          <table:table-cell office:value-type="string" calcext:value-type="string">
            <text:p>02/01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25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919493" calcext:value-type="float">
            <text:p>9905919493</text:p>
          </table:table-cell>
          <table:table-cell table:style-name="ce7" office:value-type="string" calcext:value-type="string">
            <text:p>b6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6256B</text:p>
          </table:table-cell>
          <table:table-cell office:value-type="string" calcext:value-type="string">
            <text:p>88B1</text:p>
          </table:table-cell>
          <table:table-cell office:value-type="float" office:value="202664396749" calcext:value-type="float">
            <text:p>202664396749</text:p>
          </table:table-cell>
          <table:table-cell office:value-type="float" office:value="94" calcext:value-type="float">
            <text:p>9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0459" calcext:value-type="float">
            <text:p>90459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20/07/2016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14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7457057" calcext:value-type="float">
            <text:p>9907457057</text:p>
          </table:table-cell>
          <table:table-cell table:style-name="ce7" office:value-type="string" calcext:value-type="string">
            <text:p>C88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62378</text:p>
          </table:table-cell>
          <table:table-cell office:value-type="string" calcext:value-type="string">
            <text:p>83F9</text:p>
          </table:table-cell>
          <table:table-cell office:value-type="float" office:value="294577758389" calcext:value-type="float">
            <text:p>294577758389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1081" calcext:value-type="float">
            <text:p>51081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23/05/2017</text:p>
          </table:table-cell>
          <table:table-cell office:value-type="string" calcext:value-type="string">
            <text:p>02/10/2016</text:p>
          </table:table-cell>
          <table:table-cell office:value-type="string" calcext:value-type="string">
            <text:p>10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5858632" calcext:value-type="float">
            <text:p>9915858632</text:p>
          </table:table-cell>
          <table:table-cell table:style-name="ce7" office:value-type="string" calcext:value-type="string">
            <text:p>l09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9841D</text:p>
          </table:table-cell>
          <table:table-cell office:value-type="string" calcext:value-type="string">
            <text:p>574A</text:p>
          </table:table-cell>
          <table:table-cell office:value-type="float" office:value="214024294457" calcext:value-type="float">
            <text:p>214024294457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4760" calcext:value-type="float">
            <text:p>64760</text:p>
          </table:table-cell>
          <table:table-cell office:value-type="string" calcext:value-type="string">
            <text:p>06/04/2017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08/03/2016</text:p>
          </table:table-cell>
          <table:table-cell office:value-type="string" calcext:value-type="string">
            <text:p>17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4066404" calcext:value-type="float">
            <text:p>9904066404</text:p>
          </table:table-cell>
          <table:table-cell table:style-name="ce7" office:value-type="string" calcext:value-type="string">
            <text:p>S6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87A9B</text:p>
          </table:table-cell>
          <table:table-cell office:value-type="string" calcext:value-type="string">
            <text:p>DDDB</text:p>
          </table:table-cell>
          <table:table-cell office:value-type="float" office:value="225703842935" calcext:value-type="float">
            <text:p>22570384293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7697" calcext:value-type="float">
            <text:p>27697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31/03/2016</text:p>
          </table:table-cell>
          <table:table-cell office:value-type="string" calcext:value-type="string">
            <text:p>14/05/2017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8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001152" calcext:value-type="float">
            <text:p>9945001152</text:p>
          </table:table-cell>
          <table:table-cell table:style-name="ce7" office:value-type="string" calcext:value-type="string">
            <text:p>k51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B3107</text:p>
          </table:table-cell>
          <table:table-cell office:value-type="string" calcext:value-type="string">
            <text:p>1B5D</text:p>
          </table:table-cell>
          <table:table-cell office:value-type="float" office:value="201752787137" calcext:value-type="float">
            <text:p>201752787137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1590" calcext:value-type="float">
            <text:p>61590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01/08/2015</text:p>
          </table:table-cell>
          <table:table-cell office:value-type="string" calcext:value-type="string">
            <text:p>27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4034735" calcext:value-type="float">
            <text:p>9984034735</text:p>
          </table:table-cell>
          <table:table-cell table:style-name="ce7" office:value-type="string" calcext:value-type="string">
            <text:p>b4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8F674</text:p>
          </table:table-cell>
          <table:table-cell office:value-type="string" calcext:value-type="string">
            <text:p>D31D</text:p>
          </table:table-cell>
          <table:table-cell office:value-type="float" office:value="264566414814" calcext:value-type="float">
            <text:p>264566414814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9812" calcext:value-type="float">
            <text:p>99812</text:p>
          </table:table-cell>
          <table:table-cell office:value-type="string" calcext:value-type="string">
            <text:p>22/08/2015</text:p>
          </table:table-cell>
          <table:table-cell office:value-type="string" calcext:value-type="string">
            <text:p>18/01/2017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04/01/2016</text:p>
          </table:table-cell>
          <table:table-cell office:value-type="string" calcext:value-type="string">
            <text:p>06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062945" calcext:value-type="float">
            <text:p>9967062945</text:p>
          </table:table-cell>
          <table:table-cell table:style-name="ce7" office:value-type="string" calcext:value-type="string">
            <text:p>J3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9DB53</text:p>
          </table:table-cell>
          <table:table-cell office:value-type="string" calcext:value-type="string">
            <text:p>946D</text:p>
          </table:table-cell>
          <table:table-cell office:value-type="float" office:value="274930226734" calcext:value-type="float">
            <text:p>274930226734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6318" calcext:value-type="float">
            <text:p>16318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08/05/2017</text:p>
          </table:table-cell>
          <table:table-cell office:value-type="string" calcext:value-type="string">
            <text:p>27/05/2017</text:p>
          </table:table-cell>
          <table:table-cell office:value-type="string" calcext:value-type="string">
            <text:p>06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194803" calcext:value-type="float">
            <text:p>9972194803</text:p>
          </table:table-cell>
          <table:table-cell table:style-name="ce7" office:value-type="string" calcext:value-type="string">
            <text:p>q9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AA7A7</text:p>
          </table:table-cell>
          <table:table-cell office:value-type="string" calcext:value-type="string">
            <text:p>1CE9</text:p>
          </table:table-cell>
          <table:table-cell office:value-type="float" office:value="239187970967" calcext:value-type="float">
            <text:p>239187970967</text:p>
          </table:table-cell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3910" calcext:value-type="float">
            <text:p>33910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19/06/2016</text:p>
          </table:table-cell>
          <table:table-cell office:value-type="string" calcext:value-type="string">
            <text:p>04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383556" calcext:value-type="float">
            <text:p>9930383556</text:p>
          </table:table-cell>
          <table:table-cell table:style-name="ce7" office:value-type="string" calcext:value-type="string">
            <text:p>o5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07734</text:p>
          </table:table-cell>
          <table:table-cell office:value-type="string" calcext:value-type="string">
            <text:p>AE2F</text:p>
          </table:table-cell>
          <table:table-cell office:value-type="float" office:value="273472444622" calcext:value-type="float">
            <text:p>2734724446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9358" calcext:value-type="float">
            <text:p>29358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06/08/2015</text:p>
          </table:table-cell>
          <table:table-cell office:value-type="string" calcext:value-type="string">
            <text:p>02/10/2015</text:p>
          </table:table-cell>
          <table:table-cell office:value-type="string" calcext:value-type="string">
            <text:p>30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696439" calcext:value-type="float">
            <text:p>9985696439</text:p>
          </table:table-cell>
          <table:table-cell table:style-name="ce7" office:value-type="string" calcext:value-type="string">
            <text:p>s19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DB7A8</text:p>
          </table:table-cell>
          <table:table-cell office:value-type="string" calcext:value-type="string">
            <text:p>7360</text:p>
          </table:table-cell>
          <table:table-cell office:value-type="float" office:value="258429767127" calcext:value-type="float">
            <text:p>25842976712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6876" calcext:value-type="float">
            <text:p>26876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21/11/2016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02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545518" calcext:value-type="float">
            <text:p>9924545518</text:p>
          </table:table-cell>
          <table:table-cell table:style-name="ce7" office:value-type="string" calcext:value-type="string">
            <text:p>K83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877E5</text:p>
          </table:table-cell>
          <table:table-cell office:value-type="string" calcext:value-type="string">
            <text:p>0D2A</text:p>
          </table:table-cell>
          <table:table-cell office:value-type="float" office:value="201183731536" calcext:value-type="float">
            <text:p>201183731536</text:p>
          </table:table-cell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1794" calcext:value-type="float">
            <text:p>51794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28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7220536" calcext:value-type="float">
            <text:p>9917220536</text:p>
          </table:table-cell>
          <table:table-cell table:style-name="ce7" office:value-type="string" calcext:value-type="string">
            <text:p>u22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AC864</text:p>
          </table:table-cell>
          <table:table-cell office:value-type="string" calcext:value-type="string">
            <text:p>8392</text:p>
          </table:table-cell>
          <table:table-cell office:value-type="float" office:value="213232089418" calcext:value-type="float">
            <text:p>2132320894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0900" calcext:value-type="float">
            <text:p>30900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07/07/2016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17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0122958" calcext:value-type="float">
            <text:p>9920122958</text:p>
          </table:table-cell>
          <table:table-cell table:style-name="ce7" office:value-type="string" calcext:value-type="string">
            <text:p>e4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F42E6</text:p>
          </table:table-cell>
          <table:table-cell office:value-type="string" calcext:value-type="string">
            <text:p>A8C5</text:p>
          </table:table-cell>
          <table:table-cell office:value-type="float" office:value="289738266356" calcext:value-type="float">
            <text:p>289738266356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4279" calcext:value-type="float">
            <text:p>64279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28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079505" calcext:value-type="float">
            <text:p>9953079505</text:p>
          </table:table-cell>
          <table:table-cell table:style-name="ce7" office:value-type="string" calcext:value-type="string">
            <text:p>H55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326FD</text:p>
          </table:table-cell>
          <table:table-cell office:value-type="string" calcext:value-type="string">
            <text:p>DC33</text:p>
          </table:table-cell>
          <table:table-cell office:value-type="float" office:value="297997902302" calcext:value-type="float">
            <text:p>297997902302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5375" calcext:value-type="float">
            <text:p>35375</text:p>
          </table:table-cell>
          <table:table-cell office:value-type="string" calcext:value-type="string">
            <text:p>31/05/2016</text:p>
          </table:table-cell>
          <table:table-cell office:value-type="string" calcext:value-type="string">
            <text:p>19/03/2017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07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0516082" calcext:value-type="float">
            <text:p>9910516082</text:p>
          </table:table-cell>
          <table:table-cell table:style-name="ce7" office:value-type="string" calcext:value-type="string">
            <text:p>T81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06EC2</text:p>
          </table:table-cell>
          <table:table-cell office:value-type="string" calcext:value-type="string">
            <text:p>4FC1</text:p>
          </table:table-cell>
          <table:table-cell office:value-type="float" office:value="257081196640" calcext:value-type="float">
            <text:p>25708119664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0606" calcext:value-type="float">
            <text:p>60606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11/09/2015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07/12/2016</text:p>
          </table:table-cell>
          <table:table-cell office:value-type="string" calcext:value-type="string">
            <text:p>17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506322" calcext:value-type="float">
            <text:p>9964506322</text:p>
          </table:table-cell>
          <table:table-cell table:style-name="ce7" office:value-type="string" calcext:value-type="string">
            <text:p>F49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1F599</text:p>
          </table:table-cell>
          <table:table-cell office:value-type="string" calcext:value-type="string">
            <text:p>8563</text:p>
          </table:table-cell>
          <table:table-cell office:value-type="float" office:value="221263933609" calcext:value-type="float">
            <text:p>22126393360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7756" calcext:value-type="float">
            <text:p>17756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30/04/201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01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535700" calcext:value-type="float">
            <text:p>9917535700</text:p>
          </table:table-cell>
          <table:table-cell table:style-name="ce7" office:value-type="string" calcext:value-type="string">
            <text:p>f1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AF52D</text:p>
          </table:table-cell>
          <table:table-cell office:value-type="string" calcext:value-type="string">
            <text:p>07D3</text:p>
          </table:table-cell>
          <table:table-cell office:value-type="float" office:value="239867778561" calcext:value-type="float">
            <text:p>239867778561</text:p>
          </table:table-cell>
          <table:table-cell office:value-type="float" office:value="96" calcext:value-type="float">
            <text:p>9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1510" calcext:value-type="float">
            <text:p>31510</text:p>
          </table:table-cell>
          <table:table-cell office:value-type="string" calcext:value-type="string">
            <text:p>26/04/2016</text:p>
          </table:table-cell>
          <table:table-cell office:value-type="string" calcext:value-type="string">
            <text:p>13/07/2015</text:p>
          </table:table-cell>
          <table:table-cell office:value-type="string" calcext:value-type="string">
            <text:p>21/11/2016</text:p>
          </table:table-cell>
          <table:table-cell office:value-type="string" calcext:value-type="string">
            <text:p>30/12/2015</text:p>
          </table:table-cell>
          <table:table-cell office:value-type="string" calcext:value-type="string">
            <text:p>03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296847" calcext:value-type="float">
            <text:p>9981296847</text:p>
          </table:table-cell>
          <table:table-cell table:style-name="ce7" office:value-type="string" calcext:value-type="string">
            <text:p>B68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AF414</text:p>
          </table:table-cell>
          <table:table-cell office:value-type="string" calcext:value-type="string">
            <text:p>182D</text:p>
          </table:table-cell>
          <table:table-cell office:value-type="float" office:value="279567646269" calcext:value-type="float">
            <text:p>279567646269</text:p>
          </table:table-cell>
          <table:table-cell office:value-type="float" office:value="47" calcext:value-type="float">
            <text:p>4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0387" calcext:value-type="float">
            <text:p>80387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26/11/2015</text:p>
          </table:table-cell>
          <table:table-cell office:value-type="string" calcext:value-type="string">
            <text:p>10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248951" calcext:value-type="float">
            <text:p>9925248951</text:p>
          </table:table-cell>
          <table:table-cell table:style-name="ce7" office:value-type="string" calcext:value-type="string">
            <text:p>C88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269E0</text:p>
          </table:table-cell>
          <table:table-cell office:value-type="string" calcext:value-type="string">
            <text:p>BAE9</text:p>
          </table:table-cell>
          <table:table-cell office:value-type="float" office:value="232928412727" calcext:value-type="float">
            <text:p>232928412727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2075" calcext:value-type="float">
            <text:p>42075</text:p>
          </table:table-cell>
          <table:table-cell office:value-type="string" calcext:value-type="string">
            <text:p>22/04/2016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22/07/2015</text:p>
          </table:table-cell>
          <table:table-cell office:value-type="string" calcext:value-type="string">
            <text:p>19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080703" calcext:value-type="float">
            <text:p>9956080703</text:p>
          </table:table-cell>
          <table:table-cell table:style-name="ce7" office:value-type="string" calcext:value-type="string">
            <text:p>I2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586EE</text:p>
          </table:table-cell>
          <table:table-cell office:value-type="string" calcext:value-type="string">
            <text:p>5AC5</text:p>
          </table:table-cell>
          <table:table-cell office:value-type="float" office:value="258313713079" calcext:value-type="float">
            <text:p>258313713079</text:p>
          </table:table-cell>
          <table:table-cell office:value-type="float" office:value="67" calcext:value-type="float">
            <text:p>6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1737" calcext:value-type="float">
            <text:p>61737</text:p>
          </table:table-cell>
          <table:table-cell office:value-type="string" calcext:value-type="string">
            <text:p>17/12/2016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22/04/2016</text:p>
          </table:table-cell>
          <table:table-cell office:value-type="string" calcext:value-type="string">
            <text:p>05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571081" calcext:value-type="float">
            <text:p>9958571081</text:p>
          </table:table-cell>
          <table:table-cell table:style-name="ce7" office:value-type="string" calcext:value-type="string">
            <text:p>S33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6CD4E</text:p>
          </table:table-cell>
          <table:table-cell office:value-type="string" calcext:value-type="string">
            <text:p>43DE</text:p>
          </table:table-cell>
          <table:table-cell office:value-type="float" office:value="236453582629" calcext:value-type="float">
            <text:p>236453582629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4883" calcext:value-type="float">
            <text:p>44883</text:p>
          </table:table-cell>
          <table:table-cell office:value-type="string" calcext:value-type="string">
            <text:p>24/04/2017</text:p>
          </table:table-cell>
          <table:table-cell office:value-type="string" calcext:value-type="string">
            <text:p>20/03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09/01/2016</text:p>
          </table:table-cell>
          <table:table-cell office:value-type="string" calcext:value-type="string">
            <text:p>02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9482540" calcext:value-type="float">
            <text:p>9969482540</text:p>
          </table:table-cell>
          <table:table-cell table:style-name="ce7" office:value-type="string" calcext:value-type="string">
            <text:p>x60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980DE</text:p>
          </table:table-cell>
          <table:table-cell office:value-type="string" calcext:value-type="string">
            <text:p>5E76</text:p>
          </table:table-cell>
          <table:table-cell office:value-type="float" office:value="235808279689" calcext:value-type="float">
            <text:p>235808279689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1711" calcext:value-type="float">
            <text:p>71711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23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7494651" calcext:value-type="float">
            <text:p>9967494651</text:p>
          </table:table-cell>
          <table:table-cell table:style-name="ce7" office:value-type="string" calcext:value-type="string">
            <text:p>F74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F657F</text:p>
          </table:table-cell>
          <table:table-cell office:value-type="string" calcext:value-type="string">
            <text:p>7AD5</text:p>
          </table:table-cell>
          <table:table-cell office:value-type="float" office:value="277573464501" calcext:value-type="float">
            <text:p>277573464501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6264" calcext:value-type="float">
            <text:p>26264</text:p>
          </table:table-cell>
          <table:table-cell office:value-type="string" calcext:value-type="string">
            <text:p>17/01/2017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05/10/2015</text:p>
          </table:table-cell>
          <table:table-cell office:value-type="string" calcext:value-type="string">
            <text:p>15/02/2017</text:p>
          </table:table-cell>
          <table:table-cell office:value-type="string" calcext:value-type="string">
            <text:p>21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643413" calcext:value-type="float">
            <text:p>9917643413</text:p>
          </table:table-cell>
          <table:table-cell table:style-name="ce7" office:value-type="string" calcext:value-type="string">
            <text:p>J01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9914F</text:p>
          </table:table-cell>
          <table:table-cell office:value-type="string" calcext:value-type="string">
            <text:p>583A</text:p>
          </table:table-cell>
          <table:table-cell office:value-type="float" office:value="201861006242" calcext:value-type="float">
            <text:p>201861006242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3714" calcext:value-type="float">
            <text:p>33714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12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0148560" calcext:value-type="float">
            <text:p>9960148560</text:p>
          </table:table-cell>
          <table:table-cell table:style-name="ce7" office:value-type="string" calcext:value-type="string">
            <text:p>W01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5F2E0</text:p>
          </table:table-cell>
          <table:table-cell office:value-type="string" calcext:value-type="string">
            <text:p>5853</text:p>
          </table:table-cell>
          <table:table-cell office:value-type="float" office:value="216678610791" calcext:value-type="float">
            <text:p>21667861079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7897" calcext:value-type="float">
            <text:p>57897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2/08/2015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21/08/2015</text:p>
          </table:table-cell>
          <table:table-cell office:value-type="string" calcext:value-type="string">
            <text:p>04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9184500" calcext:value-type="float">
            <text:p>9969184500</text:p>
          </table:table-cell>
          <table:table-cell table:style-name="ce7" office:value-type="string" calcext:value-type="string">
            <text:p>m66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37551</text:p>
          </table:table-cell>
          <table:table-cell office:value-type="string" calcext:value-type="string">
            <text:p>A992</text:p>
          </table:table-cell>
          <table:table-cell office:value-type="float" office:value="238821454006" calcext:value-type="float">
            <text:p>238821454006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0947" calcext:value-type="float">
            <text:p>80947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21/08/2016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7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440017" calcext:value-type="float">
            <text:p>9972440017</text:p>
          </table:table-cell>
          <table:table-cell table:style-name="ce7" office:value-type="string" calcext:value-type="string">
            <text:p>k3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1BE0D</text:p>
          </table:table-cell>
          <table:table-cell office:value-type="string" calcext:value-type="string">
            <text:p>70B1</text:p>
          </table:table-cell>
          <table:table-cell office:value-type="float" office:value="229088264377" calcext:value-type="float">
            <text:p>229088264377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6855" calcext:value-type="float">
            <text:p>76855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8/10/2015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23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9929671" calcext:value-type="float">
            <text:p>9919929671</text:p>
          </table:table-cell>
          <table:table-cell table:style-name="ce7" office:value-type="string" calcext:value-type="string">
            <text:p>N65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54596</text:p>
          </table:table-cell>
          <table:table-cell office:value-type="string" calcext:value-type="string">
            <text:p>04E7</text:p>
          </table:table-cell>
          <table:table-cell office:value-type="float" office:value="226728088091" calcext:value-type="float">
            <text:p>22672808809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4920" calcext:value-type="float">
            <text:p>94920</text:p>
          </table:table-cell>
          <table:table-cell office:value-type="string" calcext:value-type="string">
            <text:p>26/11/2016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27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8546533" calcext:value-type="float">
            <text:p>9958546533</text:p>
          </table:table-cell>
          <table:table-cell table:style-name="ce7" office:value-type="string" calcext:value-type="string">
            <text:p>x13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438F8</text:p>
          </table:table-cell>
          <table:table-cell office:value-type="string" calcext:value-type="string">
            <text:p>D12D</text:p>
          </table:table-cell>
          <table:table-cell office:value-type="float" office:value="276505190549" calcext:value-type="float">
            <text:p>276505190549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2367" calcext:value-type="float">
            <text:p>92367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08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2991800" calcext:value-type="float">
            <text:p>9912991800</text:p>
          </table:table-cell>
          <table:table-cell table:style-name="ce7" office:value-type="string" calcext:value-type="string">
            <text:p>H81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7C7CE</text:p>
          </table:table-cell>
          <table:table-cell office:value-type="string" calcext:value-type="string">
            <text:p>CCA0</text:p>
          </table:table-cell>
          <table:table-cell office:value-type="float" office:value="248531708939" calcext:value-type="float">
            <text:p>24853170893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0190" calcext:value-type="float">
            <text:p>80190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17/08/2015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30/10/2015</text:p>
          </table:table-cell>
          <table:table-cell office:value-type="string" calcext:value-type="string">
            <text:p>06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0666490" calcext:value-type="float">
            <text:p>9970666490</text:p>
          </table:table-cell>
          <table:table-cell table:style-name="ce7" office:value-type="string" calcext:value-type="string">
            <text:p>f5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CD3AA</text:p>
          </table:table-cell>
          <table:table-cell office:value-type="string" calcext:value-type="string">
            <text:p>E376</text:p>
          </table:table-cell>
          <table:table-cell office:value-type="float" office:value="236343398519" calcext:value-type="float">
            <text:p>236343398519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3236" calcext:value-type="float">
            <text:p>43236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19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0154107" calcext:value-type="float">
            <text:p>9940154107</text:p>
          </table:table-cell>
          <table:table-cell table:style-name="ce7" office:value-type="string" calcext:value-type="string">
            <text:p>B35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3052C</text:p>
          </table:table-cell>
          <table:table-cell office:value-type="string" calcext:value-type="string">
            <text:p>8156</text:p>
          </table:table-cell>
          <table:table-cell office:value-type="float" office:value="238435813489" calcext:value-type="float">
            <text:p>238435813489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8049" calcext:value-type="float">
            <text:p>58049</text:p>
          </table:table-cell>
          <table:table-cell office:value-type="string" calcext:value-type="string">
            <text:p>29/04/2017</text:p>
          </table:table-cell>
          <table:table-cell office:value-type="string" calcext:value-type="string">
            <text:p>23/11/2015</text:p>
          </table:table-cell>
          <table:table-cell office:value-type="string" calcext:value-type="string">
            <text:p>16/03/2016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12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4655048" calcext:value-type="float">
            <text:p>9914655048</text:p>
          </table:table-cell>
          <table:table-cell table:style-name="ce7" office:value-type="string" calcext:value-type="string">
            <text:p>Y80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23D3E</text:p>
          </table:table-cell>
          <table:table-cell office:value-type="string" calcext:value-type="string">
            <text:p>F695</text:p>
          </table:table-cell>
          <table:table-cell office:value-type="float" office:value="232083193474" calcext:value-type="float">
            <text:p>232083193474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2356" calcext:value-type="float">
            <text:p>62356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24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5705923" calcext:value-type="float">
            <text:p>9915705923</text:p>
          </table:table-cell>
          <table:table-cell table:style-name="ce7" office:value-type="string" calcext:value-type="string">
            <text:p>b75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7FE15</text:p>
          </table:table-cell>
          <table:table-cell office:value-type="string" calcext:value-type="string">
            <text:p>AD0C</text:p>
          </table:table-cell>
          <table:table-cell office:value-type="float" office:value="202762912788" calcext:value-type="float">
            <text:p>20276291278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5542" calcext:value-type="float">
            <text:p>95542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19/04/2016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31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766588" calcext:value-type="float">
            <text:p>9973766588</text:p>
          </table:table-cell>
          <table:table-cell table:style-name="ce7" office:value-type="string" calcext:value-type="string">
            <text:p>A94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9083A</text:p>
          </table:table-cell>
          <table:table-cell office:value-type="string" calcext:value-type="string">
            <text:p>E23F</text:p>
          </table:table-cell>
          <table:table-cell office:value-type="float" office:value="255445796567" calcext:value-type="float">
            <text:p>25544579656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7888" calcext:value-type="float">
            <text:p>37888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31/08/2015</text:p>
          </table:table-cell>
          <table:table-cell office:value-type="string" calcext:value-type="string">
            <text:p>30/10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21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0753143" calcext:value-type="float">
            <text:p>9950753143</text:p>
          </table:table-cell>
          <table:table-cell table:style-name="ce7" office:value-type="string" calcext:value-type="string">
            <text:p>c4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0598C</text:p>
          </table:table-cell>
          <table:table-cell office:value-type="string" calcext:value-type="string">
            <text:p>CCB3</text:p>
          </table:table-cell>
          <table:table-cell office:value-type="float" office:value="212856731929" calcext:value-type="float">
            <text:p>212856731929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2113" calcext:value-type="float">
            <text:p>32113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26/08/2015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03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6074395" calcext:value-type="float">
            <text:p>9906074395</text:p>
          </table:table-cell>
          <table:table-cell table:style-name="ce7" office:value-type="string" calcext:value-type="string">
            <text:p>e9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0C425</text:p>
          </table:table-cell>
          <table:table-cell office:value-type="string" calcext:value-type="string">
            <text:p>85A4</text:p>
          </table:table-cell>
          <table:table-cell office:value-type="float" office:value="209513815185" calcext:value-type="float">
            <text:p>209513815185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2473" calcext:value-type="float">
            <text:p>72473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22/12/2016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09/07/2015</text:p>
          </table:table-cell>
          <table:table-cell office:value-type="string" calcext:value-type="string">
            <text:p>01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8738747" calcext:value-type="float">
            <text:p>9908738747</text:p>
          </table:table-cell>
          <table:table-cell table:style-name="ce7" office:value-type="string" calcext:value-type="string">
            <text:p>j1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8E9C5</text:p>
          </table:table-cell>
          <table:table-cell office:value-type="string" calcext:value-type="string">
            <text:p>5FAF</text:p>
          </table:table-cell>
          <table:table-cell office:value-type="float" office:value="281809071455" calcext:value-type="float">
            <text:p>281809071455</text:p>
          </table:table-cell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5611" calcext:value-type="float">
            <text:p>95611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30/12/2015</text:p>
          </table:table-cell>
          <table:table-cell office:value-type="string" calcext:value-type="string">
            <text:p>31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6626494" calcext:value-type="float">
            <text:p>9946626494</text:p>
          </table:table-cell>
          <table:table-cell table:style-name="ce7" office:value-type="string" calcext:value-type="string">
            <text:p>k4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40DB9</text:p>
          </table:table-cell>
          <table:table-cell office:value-type="string" calcext:value-type="string">
            <text:p>7A83</text:p>
          </table:table-cell>
          <table:table-cell office:value-type="float" office:value="266151465053" calcext:value-type="float">
            <text:p>266151465053</text:p>
          </table:table-cell>
          <table:table-cell office:value-type="float" office:value="33" calcext:value-type="float">
            <text:p>3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9402" calcext:value-type="float">
            <text:p>49402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09/11/2015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3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3653345" calcext:value-type="float">
            <text:p>9943653345</text:p>
          </table:table-cell>
          <table:table-cell table:style-name="ce7" office:value-type="string" calcext:value-type="string">
            <text:p>k3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D25A0</text:p>
          </table:table-cell>
          <table:table-cell office:value-type="string" calcext:value-type="string">
            <text:p>71DC</text:p>
          </table:table-cell>
          <table:table-cell office:value-type="float" office:value="258939838324" calcext:value-type="float">
            <text:p>258939838324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7236" calcext:value-type="float">
            <text:p>37236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21/05/2017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21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6395542" calcext:value-type="float">
            <text:p>9976395542</text:p>
          </table:table-cell>
          <table:table-cell table:style-name="ce7" office:value-type="string" calcext:value-type="string">
            <text:p>L53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4B927</text:p>
          </table:table-cell>
          <table:table-cell office:value-type="string" calcext:value-type="string">
            <text:p>0F1C</text:p>
          </table:table-cell>
          <table:table-cell office:value-type="float" office:value="290412768424" calcext:value-type="float">
            <text:p>290412768424</text:p>
          </table:table-cell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9072" calcext:value-type="float">
            <text:p>19072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19/11/2016</text:p>
          </table:table-cell>
          <table:table-cell office:value-type="string" calcext:value-type="string">
            <text:p>22/06/2016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13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1290583" calcext:value-type="float">
            <text:p>9971290583</text:p>
          </table:table-cell>
          <table:table-cell table:style-name="ce7" office:value-type="string" calcext:value-type="string">
            <text:p>Z95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4B815</text:p>
          </table:table-cell>
          <table:table-cell office:value-type="string" calcext:value-type="string">
            <text:p>66A4</text:p>
          </table:table-cell>
          <table:table-cell office:value-type="float" office:value="201557204006" calcext:value-type="float">
            <text:p>201557204006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8036" calcext:value-type="float">
            <text:p>48036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21/11/2016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19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0271878" calcext:value-type="float">
            <text:p>9900271878</text:p>
          </table:table-cell>
          <table:table-cell table:style-name="ce7" office:value-type="string" calcext:value-type="string">
            <text:p>d73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5BD40</text:p>
          </table:table-cell>
          <table:table-cell office:value-type="string" calcext:value-type="string">
            <text:p>C84E</text:p>
          </table:table-cell>
          <table:table-cell office:value-type="float" office:value="238346748335" calcext:value-type="float">
            <text:p>23834674833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1128" calcext:value-type="float">
            <text:p>41128</text:p>
          </table:table-cell>
          <table:table-cell office:value-type="string" calcext:value-type="string">
            <text:p>11/09/2016</text:p>
          </table:table-cell>
          <table:table-cell office:value-type="string" calcext:value-type="string">
            <text:p>13/02/2016</text:p>
          </table:table-cell>
          <table:table-cell office:value-type="string" calcext:value-type="string">
            <text:p>27/02/2017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25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783572" calcext:value-type="float">
            <text:p>9913783572</text:p>
          </table:table-cell>
          <table:table-cell table:style-name="ce7" office:value-type="string" calcext:value-type="string">
            <text:p>X2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5046C</text:p>
          </table:table-cell>
          <table:table-cell office:value-type="string" calcext:value-type="string">
            <text:p>B533</text:p>
          </table:table-cell>
          <table:table-cell office:value-type="float" office:value="293232029241" calcext:value-type="float">
            <text:p>293232029241</text:p>
          </table:table-cell>
          <table:table-cell office:value-type="float" office:value="43" calcext:value-type="float">
            <text:p>4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0395" calcext:value-type="float">
            <text:p>60395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30/10/2015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11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2012580" calcext:value-type="float">
            <text:p>9912012580</text:p>
          </table:table-cell>
          <table:table-cell table:style-name="ce7" office:value-type="string" calcext:value-type="string">
            <text:p>Q73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96711</text:p>
          </table:table-cell>
          <table:table-cell office:value-type="string" calcext:value-type="string">
            <text:p>73F7</text:p>
          </table:table-cell>
          <table:table-cell office:value-type="float" office:value="297744601264" calcext:value-type="float">
            <text:p>29774460126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5263" calcext:value-type="float">
            <text:p>45263</text:p>
          </table:table-cell>
          <table:table-cell office:value-type="string" calcext:value-type="string">
            <text:p>25/02/2016</text:p>
          </table:table-cell>
          <table:table-cell office:value-type="string" calcext:value-type="string">
            <text:p>04/05/2016</text:p>
          </table:table-cell>
          <table:table-cell office:value-type="string" calcext:value-type="string">
            <text:p>25/07/2015</text:p>
          </table:table-cell>
          <table:table-cell office:value-type="string" calcext:value-type="string">
            <text:p>02/10/2016</text:p>
          </table:table-cell>
          <table:table-cell office:value-type="string" calcext:value-type="string">
            <text:p>03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9022897" calcext:value-type="float">
            <text:p>9919022897</text:p>
          </table:table-cell>
          <table:table-cell table:style-name="ce7" office:value-type="string" calcext:value-type="string">
            <text:p>p1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AA9D6</text:p>
          </table:table-cell>
          <table:table-cell office:value-type="string" calcext:value-type="string">
            <text:p>5E8E</text:p>
          </table:table-cell>
          <table:table-cell office:value-type="float" office:value="291492535409" calcext:value-type="float">
            <text:p>291492535409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3151" calcext:value-type="float">
            <text:p>23151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22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0574614" calcext:value-type="float">
            <text:p>9980574614</text:p>
          </table:table-cell>
          <table:table-cell table:style-name="ce7" office:value-type="string" calcext:value-type="string">
            <text:p>U19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92DD1</text:p>
          </table:table-cell>
          <table:table-cell office:value-type="string" calcext:value-type="string">
            <text:p>D5D5</text:p>
          </table:table-cell>
          <table:table-cell office:value-type="float" office:value="287403214170" calcext:value-type="float">
            <text:p>28740321417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2022" calcext:value-type="float">
            <text:p>82022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27/06/2015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12/12/2016</text:p>
          </table:table-cell>
          <table:table-cell office:value-type="string" calcext:value-type="string">
            <text:p>20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784176" calcext:value-type="float">
            <text:p>9960784176</text:p>
          </table:table-cell>
          <table:table-cell table:style-name="ce7" office:value-type="string" calcext:value-type="string">
            <text:p>f0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5C75C</text:p>
          </table:table-cell>
          <table:table-cell office:value-type="string" calcext:value-type="string">
            <text:p>CD92</text:p>
          </table:table-cell>
          <table:table-cell office:value-type="float" office:value="299318777648" calcext:value-type="float">
            <text:p>299318777648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2463" calcext:value-type="float">
            <text:p>82463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25/07/2016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23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3852716" calcext:value-type="float">
            <text:p>9943852716</text:p>
          </table:table-cell>
          <table:table-cell table:style-name="ce7" office:value-type="string" calcext:value-type="string">
            <text:p>H60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289B4</text:p>
          </table:table-cell>
          <table:table-cell office:value-type="string" calcext:value-type="string">
            <text:p>DBC3</text:p>
          </table:table-cell>
          <table:table-cell office:value-type="float" office:value="206861763733" calcext:value-type="float">
            <text:p>206861763733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5898" calcext:value-type="float">
            <text:p>55898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11/03/2017</text:p>
          </table:table-cell>
          <table:table-cell office:value-type="string" calcext:value-type="string">
            <text:p>10/12/2016</text:p>
          </table:table-cell>
          <table:table-cell office:value-type="string" calcext:value-type="string">
            <text:p>09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0606729" calcext:value-type="float">
            <text:p>9970606729</text:p>
          </table:table-cell>
          <table:table-cell table:style-name="ce7" office:value-type="string" calcext:value-type="string">
            <text:p>q8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AC765</text:p>
          </table:table-cell>
          <table:table-cell office:value-type="string" calcext:value-type="string">
            <text:p>C716</text:p>
          </table:table-cell>
          <table:table-cell office:value-type="float" office:value="280621795529" calcext:value-type="float">
            <text:p>280621795529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2539" calcext:value-type="float">
            <text:p>92539</text:p>
          </table:table-cell>
          <table:table-cell office:value-type="string" calcext:value-type="string">
            <text:p>21/07/2015</text:p>
          </table:table-cell>
          <table:table-cell office:value-type="string" calcext:value-type="string">
            <text:p>19/06/2016</text:p>
          </table:table-cell>
          <table:table-cell office:value-type="string" calcext:value-type="string">
            <text:p>30/12/2015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06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8237269" calcext:value-type="float">
            <text:p>9968237269</text:p>
          </table:table-cell>
          <table:table-cell table:style-name="ce7" office:value-type="string" calcext:value-type="string">
            <text:p>B81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15F7D</text:p>
          </table:table-cell>
          <table:table-cell office:value-type="string" calcext:value-type="string">
            <text:p>8354</text:p>
          </table:table-cell>
          <table:table-cell office:value-type="float" office:value="276743924574" calcext:value-type="float">
            <text:p>27674392457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3773" calcext:value-type="float">
            <text:p>43773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16/12/2015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21/05/2016</text:p>
          </table:table-cell>
          <table:table-cell office:value-type="string" calcext:value-type="string">
            <text:p>26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609773" calcext:value-type="float">
            <text:p>9956609773</text:p>
          </table:table-cell>
          <table:table-cell table:style-name="ce7" office:value-type="string" calcext:value-type="string">
            <text:p>d45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B95A0</text:p>
          </table:table-cell>
          <table:table-cell office:value-type="string" calcext:value-type="string">
            <text:p>8776</text:p>
          </table:table-cell>
          <table:table-cell office:value-type="float" office:value="291752613461" calcext:value-type="float">
            <text:p>291752613461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7195" calcext:value-type="float">
            <text:p>37195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8/01/2017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04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5295527" calcext:value-type="float">
            <text:p>9935295527</text:p>
          </table:table-cell>
          <table:table-cell table:style-name="ce7" office:value-type="string" calcext:value-type="string">
            <text:p>m49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3E193</text:p>
          </table:table-cell>
          <table:table-cell office:value-type="string" calcext:value-type="string">
            <text:p>B8A9</text:p>
          </table:table-cell>
          <table:table-cell office:value-type="float" office:value="229951874960" calcext:value-type="float">
            <text:p>229951874960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0025" calcext:value-type="float">
            <text:p>80025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10/12/2016</text:p>
          </table:table-cell>
          <table:table-cell office:value-type="string" calcext:value-type="string">
            <text:p>18/06/2017</text:p>
          </table:table-cell>
          <table:table-cell office:value-type="string" calcext:value-type="string">
            <text:p>22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921381" calcext:value-type="float">
            <text:p>9986921381</text:p>
          </table:table-cell>
          <table:table-cell table:style-name="ce7" office:value-type="string" calcext:value-type="string">
            <text:p>z6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69ED7</text:p>
          </table:table-cell>
          <table:table-cell office:value-type="string" calcext:value-type="string">
            <text:p>C709</text:p>
          </table:table-cell>
          <table:table-cell office:value-type="float" office:value="201674631646" calcext:value-type="float">
            <text:p>201674631646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5289" calcext:value-type="float">
            <text:p>85289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18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622782" calcext:value-type="float">
            <text:p>9947622782</text:p>
          </table:table-cell>
          <table:table-cell table:style-name="ce7" office:value-type="string" calcext:value-type="string">
            <text:p>h44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9882A</text:p>
          </table:table-cell>
          <table:table-cell office:value-type="string" calcext:value-type="string">
            <text:p>1012</text:p>
          </table:table-cell>
          <table:table-cell office:value-type="float" office:value="236336564328" calcext:value-type="float">
            <text:p>236336564328</text:p>
          </table:table-cell>
          <table:table-cell office:value-type="float" office:value="32" calcext:value-type="float">
            <text:p>3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9016" calcext:value-type="float">
            <text:p>49016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9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263047" calcext:value-type="float">
            <text:p>9922263047</text:p>
          </table:table-cell>
          <table:table-cell table:style-name="ce7" office:value-type="string" calcext:value-type="string">
            <text:p>D2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BDE50</text:p>
          </table:table-cell>
          <table:table-cell office:value-type="string" calcext:value-type="string">
            <text:p>D83C</text:p>
          </table:table-cell>
          <table:table-cell office:value-type="float" office:value="206938452449" calcext:value-type="float">
            <text:p>206938452449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5780" calcext:value-type="float">
            <text:p>75780</text:p>
          </table:table-cell>
          <table:table-cell office:value-type="string" calcext:value-type="string">
            <text:p>14/04/2016</text:p>
          </table:table-cell>
          <table:table-cell office:value-type="string" calcext:value-type="string">
            <text:p>24/02/2017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05/11/2015</text:p>
          </table:table-cell>
          <table:table-cell office:value-type="string" calcext:value-type="string">
            <text:p>17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1058197" calcext:value-type="float">
            <text:p>9921058197</text:p>
          </table:table-cell>
          <table:table-cell table:style-name="ce7" office:value-type="string" calcext:value-type="string">
            <text:p>f8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2E950</text:p>
          </table:table-cell>
          <table:table-cell office:value-type="string" calcext:value-type="string">
            <text:p>87A4</text:p>
          </table:table-cell>
          <table:table-cell office:value-type="float" office:value="251460545850" calcext:value-type="float">
            <text:p>25146054585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5830" calcext:value-type="float">
            <text:p>25830</text:p>
          </table:table-cell>
          <table:table-cell office:value-type="string" calcext:value-type="string">
            <text:p>23/11/2016</text:p>
          </table:table-cell>
          <table:table-cell office:value-type="string" calcext:value-type="string">
            <text:p>07/09/2015</text:p>
          </table:table-cell>
          <table:table-cell office:value-type="string" calcext:value-type="string">
            <text:p>19/10/2016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06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251295" calcext:value-type="float">
            <text:p>9902251295</text:p>
          </table:table-cell>
          <table:table-cell table:style-name="ce7" office:value-type="string" calcext:value-type="string">
            <text:p>T93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93045</text:p>
          </table:table-cell>
          <table:table-cell office:value-type="string" calcext:value-type="string">
            <text:p>5E56</text:p>
          </table:table-cell>
          <table:table-cell office:value-type="float" office:value="300182325162" calcext:value-type="float">
            <text:p>300182325162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7961" calcext:value-type="float">
            <text:p>37961</text:p>
          </table:table-cell>
          <table:table-cell office:value-type="string" calcext:value-type="string">
            <text:p>19/11/2016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02/09/2016</text:p>
          </table:table-cell>
          <table:table-cell office:value-type="string" calcext:value-type="string">
            <text:p>23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4367087" calcext:value-type="float">
            <text:p>9904367087</text:p>
          </table:table-cell>
          <table:table-cell table:style-name="ce7" office:value-type="string" calcext:value-type="string">
            <text:p>w20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43F4A</text:p>
          </table:table-cell>
          <table:table-cell office:value-type="string" calcext:value-type="string">
            <text:p>8F79</text:p>
          </table:table-cell>
          <table:table-cell office:value-type="float" office:value="224259817917" calcext:value-type="float">
            <text:p>2242598179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2391" calcext:value-type="float">
            <text:p>32391</text:p>
          </table:table-cell>
          <table:table-cell office:value-type="string" calcext:value-type="string">
            <text:p>02/02/2017</text:p>
          </table:table-cell>
          <table:table-cell office:value-type="string" calcext:value-type="string">
            <text:p>25/10/2015</text:p>
          </table:table-cell>
          <table:table-cell office:value-type="string" calcext:value-type="string">
            <text:p>24/07/2016</text:p>
          </table:table-cell>
          <table:table-cell office:value-type="string" calcext:value-type="string">
            <text:p>09/03/2017</text:p>
          </table:table-cell>
          <table:table-cell office:value-type="string" calcext:value-type="string">
            <text:p>30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803155" calcext:value-type="float">
            <text:p>9978803155</text:p>
          </table:table-cell>
          <table:table-cell table:style-name="ce7" office:value-type="string" calcext:value-type="string">
            <text:p>J1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008CC</text:p>
          </table:table-cell>
          <table:table-cell office:value-type="string" calcext:value-type="string">
            <text:p>99B1</text:p>
          </table:table-cell>
          <table:table-cell office:value-type="float" office:value="293870000038" calcext:value-type="float">
            <text:p>293870000038</text:p>
          </table:table-cell>
          <table:table-cell office:value-type="float" office:value="78" calcext:value-type="float">
            <text:p>7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6542" calcext:value-type="float">
            <text:p>36542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4/03/2017</text:p>
          </table:table-cell>
          <table:table-cell office:value-type="string" calcext:value-type="string">
            <text:p>16/06/2016</text:p>
          </table:table-cell>
          <table:table-cell office:value-type="string" calcext:value-type="string">
            <text:p>04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191652" calcext:value-type="float">
            <text:p>9953191652</text:p>
          </table:table-cell>
          <table:table-cell table:style-name="ce7" office:value-type="string" calcext:value-type="string">
            <text:p>C6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965C1</text:p>
          </table:table-cell>
          <table:table-cell office:value-type="string" calcext:value-type="string">
            <text:p>84DF</text:p>
          </table:table-cell>
          <table:table-cell office:value-type="float" office:value="268597314047" calcext:value-type="float">
            <text:p>2685973140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3058" calcext:value-type="float">
            <text:p>33058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10/12/2016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02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6953734" calcext:value-type="float">
            <text:p>9966953734</text:p>
          </table:table-cell>
          <table:table-cell table:style-name="ce7" office:value-type="string" calcext:value-type="string">
            <text:p>J0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E7AFE</text:p>
          </table:table-cell>
          <table:table-cell office:value-type="string" calcext:value-type="string">
            <text:p>EFA2</text:p>
          </table:table-cell>
          <table:table-cell office:value-type="float" office:value="205213225954" calcext:value-type="float">
            <text:p>205213225954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3671" calcext:value-type="float">
            <text:p>83671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27/04/2017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15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457753" calcext:value-type="float">
            <text:p>9942457753</text:p>
          </table:table-cell>
          <table:table-cell table:style-name="ce7" office:value-type="string" calcext:value-type="string">
            <text:p>m70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86791</text:p>
          </table:table-cell>
          <table:table-cell office:value-type="string" calcext:value-type="string">
            <text:p>C594</text:p>
          </table:table-cell>
          <table:table-cell office:value-type="float" office:value="240264923326" calcext:value-type="float">
            <text:p>240264923326</text:p>
          </table:table-cell>
          <table:table-cell office:value-type="float" office:value="91" calcext:value-type="float">
            <text:p>9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7440" calcext:value-type="float">
            <text:p>97440</text:p>
          </table:table-cell>
          <table:table-cell office:value-type="string" calcext:value-type="string">
            <text:p>13/03/2016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07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3977322" calcext:value-type="float">
            <text:p>9903977322</text:p>
          </table:table-cell>
          <table:table-cell table:style-name="ce7" office:value-type="string" calcext:value-type="string">
            <text:p>x20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CA0D5</text:p>
          </table:table-cell>
          <table:table-cell office:value-type="string" calcext:value-type="string">
            <text:p>6024</text:p>
          </table:table-cell>
          <table:table-cell office:value-type="float" office:value="219403137197" calcext:value-type="float">
            <text:p>219403137197</text:p>
          </table:table-cell>
          <table:table-cell office:value-type="float" office:value="82" calcext:value-type="float">
            <text:p>8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8951" calcext:value-type="float">
            <text:p>48951</text:p>
          </table:table-cell>
          <table:table-cell office:value-type="string" calcext:value-type="string">
            <text:p>15/07/2015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13/09/2016</text:p>
          </table:table-cell>
          <table:table-cell office:value-type="string" calcext:value-type="string">
            <text:p>23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029641" calcext:value-type="float">
            <text:p>9956029641</text:p>
          </table:table-cell>
          <table:table-cell table:style-name="ce7" office:value-type="string" calcext:value-type="string">
            <text:p>w0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C0D86</text:p>
          </table:table-cell>
          <table:table-cell office:value-type="string" calcext:value-type="string">
            <text:p>5E11</text:p>
          </table:table-cell>
          <table:table-cell office:value-type="float" office:value="258762075942" calcext:value-type="float">
            <text:p>25876207594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1964" calcext:value-type="float">
            <text:p>21964</text:p>
          </table:table-cell>
          <table:table-cell office:value-type="string" calcext:value-type="string">
            <text:p>06/05/2017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09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8016284" calcext:value-type="float">
            <text:p>9918016284</text:p>
          </table:table-cell>
          <table:table-cell table:style-name="ce7" office:value-type="string" calcext:value-type="string">
            <text:p>G3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CB438</text:p>
          </table:table-cell>
          <table:table-cell office:value-type="string" calcext:value-type="string">
            <text:p>2B59</text:p>
          </table:table-cell>
          <table:table-cell office:value-type="float" office:value="279302504684" calcext:value-type="float">
            <text:p>279302504684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8561" calcext:value-type="float">
            <text:p>68561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24/06/2015</text:p>
          </table:table-cell>
          <table:table-cell office:value-type="string" calcext:value-type="string">
            <text:p>05/08/2016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12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426566" calcext:value-type="float">
            <text:p>9981426566</text:p>
          </table:table-cell>
          <table:table-cell table:style-name="ce7" office:value-type="string" calcext:value-type="string">
            <text:p>h07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6DFE3</text:p>
          </table:table-cell>
          <table:table-cell office:value-type="string" calcext:value-type="string">
            <text:p>0B8B</text:p>
          </table:table-cell>
          <table:table-cell office:value-type="float" office:value="267804791576" calcext:value-type="float">
            <text:p>267804791576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3375" calcext:value-type="float">
            <text:p>33375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06/11/2015</text:p>
          </table:table-cell>
          <table:table-cell office:value-type="string" calcext:value-type="string">
            <text:p>28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3050944" calcext:value-type="float">
            <text:p>9913050944</text:p>
          </table:table-cell>
          <table:table-cell table:style-name="ce7" office:value-type="string" calcext:value-type="string">
            <text:p>D82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2EB73</text:p>
          </table:table-cell>
          <table:table-cell office:value-type="string" calcext:value-type="string">
            <text:p>F38B</text:p>
          </table:table-cell>
          <table:table-cell office:value-type="float" office:value="298530216040" calcext:value-type="float">
            <text:p>29853021604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49190" calcext:value-type="float">
            <text:p>49190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24/09/2016</text:p>
          </table:table-cell>
          <table:table-cell office:value-type="string" calcext:value-type="string">
            <text:p>31/07/2016</text:p>
          </table:table-cell>
          <table:table-cell office:value-type="string" calcext:value-type="string">
            <text:p>02/09/2016</text:p>
          </table:table-cell>
          <table:table-cell office:value-type="string" calcext:value-type="string">
            <text:p>14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6661904" calcext:value-type="float">
            <text:p>9966661904</text:p>
          </table:table-cell>
          <table:table-cell table:style-name="ce7" office:value-type="string" calcext:value-type="string">
            <text:p>o31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AD2B0</text:p>
          </table:table-cell>
          <table:table-cell office:value-type="string" calcext:value-type="string">
            <text:p>B717</text:p>
          </table:table-cell>
          <table:table-cell office:value-type="float" office:value="209520593141" calcext:value-type="float">
            <text:p>209520593141</text:p>
          </table:table-cell>
          <table:table-cell office:value-type="float" office:value="86" calcext:value-type="float">
            <text:p>8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6223" calcext:value-type="float">
            <text:p>56223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04/07/2016</text:p>
          </table:table-cell>
          <table:table-cell office:value-type="string" calcext:value-type="string">
            <text:p>28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2988146" calcext:value-type="float">
            <text:p>9982988146</text:p>
          </table:table-cell>
          <table:table-cell table:style-name="ce7" office:value-type="string" calcext:value-type="string">
            <text:p>O8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32B96</text:p>
          </table:table-cell>
          <table:table-cell office:value-type="string" calcext:value-type="string">
            <text:p>14F2</text:p>
          </table:table-cell>
          <table:table-cell office:value-type="float" office:value="254602785218" calcext:value-type="float">
            <text:p>2546027852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3182" calcext:value-type="float">
            <text:p>63182</text:p>
          </table:table-cell>
          <table:table-cell office:value-type="string" calcext:value-type="string">
            <text:p>03/04/2016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14/04/2016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09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566292" calcext:value-type="float">
            <text:p>9911566292</text:p>
          </table:table-cell>
          <table:table-cell table:style-name="ce7" office:value-type="string" calcext:value-type="string">
            <text:p>v74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3DDE3</text:p>
          </table:table-cell>
          <table:table-cell office:value-type="string" calcext:value-type="string">
            <text:p>2731</text:p>
          </table:table-cell>
          <table:table-cell office:value-type="float" office:value="255052307521" calcext:value-type="float">
            <text:p>255052307521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9326" calcext:value-type="float">
            <text:p>99326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19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159872" calcext:value-type="float">
            <text:p>9942159872</text:p>
          </table:table-cell>
          <table:table-cell table:style-name="ce7" office:value-type="string" calcext:value-type="string">
            <text:p>z61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06C85</text:p>
          </table:table-cell>
          <table:table-cell office:value-type="string" calcext:value-type="string">
            <text:p>4B67</text:p>
          </table:table-cell>
          <table:table-cell office:value-type="float" office:value="201221351123" calcext:value-type="float">
            <text:p>20122135112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8257" calcext:value-type="float">
            <text:p>38257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30/04/2016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4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442207" calcext:value-type="float">
            <text:p>9925442207</text:p>
          </table:table-cell>
          <table:table-cell table:style-name="ce7" office:value-type="string" calcext:value-type="string">
            <text:p>t62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01A97</text:p>
          </table:table-cell>
          <table:table-cell office:value-type="string" calcext:value-type="string">
            <text:p>CE41</text:p>
          </table:table-cell>
          <table:table-cell office:value-type="float" office:value="245172624339" calcext:value-type="float">
            <text:p>245172624339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5145" calcext:value-type="float">
            <text:p>3514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05/04/2016</text:p>
          </table:table-cell>
          <table:table-cell office:value-type="string" calcext:value-type="string">
            <text:p>09/06/2016</text:p>
          </table:table-cell>
          <table:table-cell office:value-type="string" calcext:value-type="string">
            <text:p>03/01/2016</text:p>
          </table:table-cell>
          <table:table-cell office:value-type="string" calcext:value-type="string">
            <text:p>06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6553946" calcext:value-type="float">
            <text:p>9926553946</text:p>
          </table:table-cell>
          <table:table-cell table:style-name="ce7" office:value-type="string" calcext:value-type="string">
            <text:p>C4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0E86F</text:p>
          </table:table-cell>
          <table:table-cell office:value-type="string" calcext:value-type="string">
            <text:p>70D2</text:p>
          </table:table-cell>
          <table:table-cell office:value-type="float" office:value="248405845532" calcext:value-type="float">
            <text:p>24840584553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6412" calcext:value-type="float">
            <text:p>16412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08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7835708" calcext:value-type="float">
            <text:p>9937835708</text:p>
          </table:table-cell>
          <table:table-cell table:style-name="ce7" office:value-type="string" calcext:value-type="string">
            <text:p>D9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04D80</text:p>
          </table:table-cell>
          <table:table-cell office:value-type="string" calcext:value-type="string">
            <text:p>823E</text:p>
          </table:table-cell>
          <table:table-cell office:value-type="float" office:value="221385110046" calcext:value-type="float">
            <text:p>221385110046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3353" calcext:value-type="float">
            <text:p>43353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14/09/2016</text:p>
          </table:table-cell>
          <table:table-cell office:value-type="string" calcext:value-type="string">
            <text:p>25/11/2016</text:p>
          </table:table-cell>
          <table:table-cell office:value-type="string" calcext:value-type="string">
            <text:p>19/06/2016</text:p>
          </table:table-cell>
          <table:table-cell office:value-type="string" calcext:value-type="string">
            <text:p>24/06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3613595" calcext:value-type="float">
            <text:p>9943613595</text:p>
          </table:table-cell>
          <table:table-cell table:style-name="ce7" office:value-type="string" calcext:value-type="string">
            <text:p>H74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AF303</text:p>
          </table:table-cell>
          <table:table-cell office:value-type="string" calcext:value-type="string">
            <text:p>68D5</text:p>
          </table:table-cell>
          <table:table-cell office:value-type="float" office:value="228135518817" calcext:value-type="float">
            <text:p>228135518817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3102" calcext:value-type="float">
            <text:p>13102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27/07/2016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12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8378863" calcext:value-type="float">
            <text:p>9968378863</text:p>
          </table:table-cell>
          <table:table-cell table:style-name="ce7" office:value-type="string" calcext:value-type="string">
            <text:p>k9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C832C</text:p>
          </table:table-cell>
          <table:table-cell office:value-type="string" calcext:value-type="string">
            <text:p>6941</text:p>
          </table:table-cell>
          <table:table-cell office:value-type="float" office:value="256691938193" calcext:value-type="float">
            <text:p>256691938193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6584" calcext:value-type="float">
            <text:p>66584</text:p>
          </table:table-cell>
          <table:table-cell office:value-type="string" calcext:value-type="string">
            <text:p>06/03/2016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12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750856" calcext:value-type="float">
            <text:p>9978750856</text:p>
          </table:table-cell>
          <table:table-cell table:style-name="ce7" office:value-type="string" calcext:value-type="string">
            <text:p>r76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9FA83</text:p>
          </table:table-cell>
          <table:table-cell office:value-type="string" calcext:value-type="string">
            <text:p>FF5E</text:p>
          </table:table-cell>
          <table:table-cell office:value-type="float" office:value="280494083720" calcext:value-type="float">
            <text:p>280494083720</text:p>
          </table:table-cell>
          <table:table-cell office:value-type="float" office:value="46" calcext:value-type="float">
            <text:p>4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4559" calcext:value-type="float">
            <text:p>14559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08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679764" calcext:value-type="float">
            <text:p>9986679764</text:p>
          </table:table-cell>
          <table:table-cell table:style-name="ce7" office:value-type="string" calcext:value-type="string">
            <text:p>N80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54826</text:p>
          </table:table-cell>
          <table:table-cell office:value-type="string" calcext:value-type="string">
            <text:p>A787</text:p>
          </table:table-cell>
          <table:table-cell office:value-type="float" office:value="284388014956" calcext:value-type="float">
            <text:p>28438801495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7509" calcext:value-type="float">
            <text:p>97509</text:p>
          </table:table-cell>
          <table:table-cell office:value-type="string" calcext:value-type="string">
            <text:p>08/08/2015</text:p>
          </table:table-cell>
          <table:table-cell office:value-type="string" calcext:value-type="string">
            <text:p>21/02/2016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05/03/2016</text:p>
          </table:table-cell>
          <table:table-cell office:value-type="string" calcext:value-type="string">
            <text:p>12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165669" calcext:value-type="float">
            <text:p>9922165669</text:p>
          </table:table-cell>
          <table:table-cell table:style-name="ce7" office:value-type="string" calcext:value-type="string">
            <text:p>E96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79600</text:p>
          </table:table-cell>
          <table:table-cell office:value-type="string" calcext:value-type="string">
            <text:p>F9C0</text:p>
          </table:table-cell>
          <table:table-cell office:value-type="float" office:value="255081323024" calcext:value-type="float">
            <text:p>25508132302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1893" calcext:value-type="float">
            <text:p>11893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04/06/2016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30/12/2015</text:p>
          </table:table-cell>
          <table:table-cell office:value-type="string" calcext:value-type="string">
            <text:p>09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7438529" calcext:value-type="float">
            <text:p>9927438529</text:p>
          </table:table-cell>
          <table:table-cell table:style-name="ce7" office:value-type="string" calcext:value-type="string">
            <text:p>N2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38773</text:p>
          </table:table-cell>
          <table:table-cell office:value-type="string" calcext:value-type="string">
            <text:p>888C</text:p>
          </table:table-cell>
          <table:table-cell office:value-type="float" office:value="224201825082" calcext:value-type="float">
            <text:p>224201825082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3506" calcext:value-type="float">
            <text:p>9350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01/05/2016</text:p>
          </table:table-cell>
          <table:table-cell office:value-type="string" calcext:value-type="string">
            <text:p>26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319239" calcext:value-type="float">
            <text:p>9953319239</text:p>
          </table:table-cell>
          <table:table-cell table:style-name="ce7" office:value-type="string" calcext:value-type="string">
            <text:p>r4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DBCAC</text:p>
          </table:table-cell>
          <table:table-cell office:value-type="string" calcext:value-type="string">
            <text:p>EE29</text:p>
          </table:table-cell>
          <table:table-cell office:value-type="float" office:value="204080312844" calcext:value-type="float">
            <text:p>204080312844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0396" calcext:value-type="float">
            <text:p>70396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14/10/2015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23/09/2015</text:p>
          </table:table-cell>
          <table:table-cell office:value-type="string" calcext:value-type="string">
            <text:p>01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143764" calcext:value-type="float">
            <text:p>9985143764</text:p>
          </table:table-cell>
          <table:table-cell table:style-name="ce7" office:value-type="string" calcext:value-type="string">
            <text:p>b26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C8D75</text:p>
          </table:table-cell>
          <table:table-cell office:value-type="string" calcext:value-type="string">
            <text:p>FFFA</text:p>
          </table:table-cell>
          <table:table-cell office:value-type="float" office:value="245856921766" calcext:value-type="float">
            <text:p>245856921766</text:p>
          </table:table-cell>
          <table:table-cell office:value-type="float" office:value="51" calcext:value-type="float">
            <text:p>5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4804" calcext:value-type="float">
            <text:p>14804</text:p>
          </table:table-cell>
          <table:table-cell office:value-type="string" calcext:value-type="string">
            <text:p>11/06/2017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31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359745" calcext:value-type="float">
            <text:p>9945359745</text:p>
          </table:table-cell>
          <table:table-cell table:style-name="ce7" office:value-type="string" calcext:value-type="string">
            <text:p>G35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CC33C</text:p>
          </table:table-cell>
          <table:table-cell office:value-type="string" calcext:value-type="string">
            <text:p>D62F</text:p>
          </table:table-cell>
          <table:table-cell office:value-type="float" office:value="235030498283" calcext:value-type="float">
            <text:p>23503049828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46297" calcext:value-type="float">
            <text:p>46297</text:p>
          </table:table-cell>
          <table:table-cell office:value-type="string" calcext:value-type="string">
            <text:p>04/07/2015</text:p>
          </table:table-cell>
          <table:table-cell office:value-type="string" calcext:value-type="string">
            <text:p>26/08/2015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17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663805" calcext:value-type="float">
            <text:p>9913663805</text:p>
          </table:table-cell>
          <table:table-cell table:style-name="ce7" office:value-type="string" calcext:value-type="string">
            <text:p>v57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D6184</text:p>
          </table:table-cell>
          <table:table-cell office:value-type="string" calcext:value-type="string">
            <text:p>5201</text:p>
          </table:table-cell>
          <table:table-cell office:value-type="float" office:value="208828110987" calcext:value-type="float">
            <text:p>208828110987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3054" calcext:value-type="float">
            <text:p>43054</text:p>
          </table:table-cell>
          <table:table-cell office:value-type="string" calcext:value-type="string">
            <text:p>15/03/2017</text:p>
          </table:table-cell>
          <table:table-cell office:value-type="string" calcext:value-type="string">
            <text:p>17/04/2016</text:p>
          </table:table-cell>
          <table:table-cell office:value-type="string" calcext:value-type="string">
            <text:p>06/06/2017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01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132221" calcext:value-type="float">
            <text:p>9986132221</text:p>
          </table:table-cell>
          <table:table-cell table:style-name="ce7" office:value-type="string" calcext:value-type="string">
            <text:p>d9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B71FA</text:p>
          </table:table-cell>
          <table:table-cell office:value-type="string" calcext:value-type="string">
            <text:p>E409</text:p>
          </table:table-cell>
          <table:table-cell office:value-type="float" office:value="233296706231" calcext:value-type="float">
            <text:p>233296706231</text:p>
          </table:table-cell>
          <table:table-cell office:value-type="float" office:value="66" calcext:value-type="float">
            <text:p>6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4690" calcext:value-type="float">
            <text:p>74690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17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629744" calcext:value-type="float">
            <text:p>9909629744</text:p>
          </table:table-cell>
          <table:table-cell table:style-name="ce7" office:value-type="string" calcext:value-type="string">
            <text:p>V49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5BCD5</text:p>
          </table:table-cell>
          <table:table-cell office:value-type="string" calcext:value-type="string">
            <text:p>4EE2</text:p>
          </table:table-cell>
          <table:table-cell office:value-type="float" office:value="232462562761" calcext:value-type="float">
            <text:p>232462562761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6864" calcext:value-type="float">
            <text:p>96864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17/01/2016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15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774582" calcext:value-type="float">
            <text:p>9956774582</text:p>
          </table:table-cell>
          <table:table-cell table:style-name="ce7" office:value-type="string" calcext:value-type="string">
            <text:p>s5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51796</text:p>
          </table:table-cell>
          <table:table-cell office:value-type="string" calcext:value-type="string">
            <text:p>81EC</text:p>
          </table:table-cell>
          <table:table-cell office:value-type="float" office:value="276766247496" calcext:value-type="float">
            <text:p>276766247496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6047" calcext:value-type="float">
            <text:p>96047</text:p>
          </table:table-cell>
          <table:table-cell office:value-type="string" calcext:value-type="string">
            <text:p>08/05/2017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21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252074" calcext:value-type="float">
            <text:p>9917252074</text:p>
          </table:table-cell>
          <table:table-cell table:style-name="ce7" office:value-type="string" calcext:value-type="string">
            <text:p>q5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17AD9</text:p>
          </table:table-cell>
          <table:table-cell office:value-type="string" calcext:value-type="string">
            <text:p>7630</text:p>
          </table:table-cell>
          <table:table-cell office:value-type="float" office:value="298279735900" calcext:value-type="float">
            <text:p>298279735900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8143" calcext:value-type="float">
            <text:p>28143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25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8275110" calcext:value-type="float">
            <text:p>9928275110</text:p>
          </table:table-cell>
          <table:table-cell table:style-name="ce7" office:value-type="string" calcext:value-type="string">
            <text:p>f91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8A03C</text:p>
          </table:table-cell>
          <table:table-cell office:value-type="string" calcext:value-type="string">
            <text:p>1335</text:p>
          </table:table-cell>
          <table:table-cell office:value-type="float" office:value="265046256276" calcext:value-type="float">
            <text:p>265046256276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1688" calcext:value-type="float">
            <text:p>81688</text:p>
          </table:table-cell>
          <table:table-cell office:value-type="string" calcext:value-type="string">
            <text:p>11/04/2016</text:p>
          </table:table-cell>
          <table:table-cell office:value-type="string" calcext:value-type="string">
            <text:p>02/02/2016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25/07/2015</text:p>
          </table:table-cell>
          <table:table-cell office:value-type="string" calcext:value-type="string">
            <text:p>21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470742" calcext:value-type="float">
            <text:p>9930470742</text:p>
          </table:table-cell>
          <table:table-cell table:style-name="ce7" office:value-type="string" calcext:value-type="string">
            <text:p>C15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6130F</text:p>
          </table:table-cell>
          <table:table-cell office:value-type="string" calcext:value-type="string">
            <text:p>EAB7</text:p>
          </table:table-cell>
          <table:table-cell office:value-type="float" office:value="295956856321" calcext:value-type="float">
            <text:p>29595685632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7837" calcext:value-type="float">
            <text:p>27837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08/05/2017</text:p>
          </table:table-cell>
          <table:table-cell office:value-type="string" calcext:value-type="string">
            <text:p>05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0588076" calcext:value-type="float">
            <text:p>9920588076</text:p>
          </table:table-cell>
          <table:table-cell table:style-name="ce7" office:value-type="string" calcext:value-type="string">
            <text:p>q4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AEF2B</text:p>
          </table:table-cell>
          <table:table-cell office:value-type="string" calcext:value-type="string">
            <text:p>A64A</text:p>
          </table:table-cell>
          <table:table-cell office:value-type="float" office:value="214453161625" calcext:value-type="float">
            <text:p>214453161625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2017" calcext:value-type="float">
            <text:p>42017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04/11/2015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30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339573" calcext:value-type="float">
            <text:p>9977339573</text:p>
          </table:table-cell>
          <table:table-cell table:style-name="ce7" office:value-type="string" calcext:value-type="string">
            <text:p>g3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0EA7B</text:p>
          </table:table-cell>
          <table:table-cell office:value-type="string" calcext:value-type="string">
            <text:p>142F</text:p>
          </table:table-cell>
          <table:table-cell office:value-type="float" office:value="271878449335" calcext:value-type="float">
            <text:p>271878449335</text:p>
          </table:table-cell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3740" calcext:value-type="float">
            <text:p>13740</text:p>
          </table:table-cell>
          <table:table-cell office:value-type="string" calcext:value-type="string">
            <text:p>05/05/2016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6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8813271" calcext:value-type="float">
            <text:p>9968813271</text:p>
          </table:table-cell>
          <table:table-cell table:style-name="ce7" office:value-type="string" calcext:value-type="string">
            <text:p>i01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2BEC5</text:p>
          </table:table-cell>
          <table:table-cell office:value-type="string" calcext:value-type="string">
            <text:p>0DE9</text:p>
          </table:table-cell>
          <table:table-cell office:value-type="float" office:value="202049918251" calcext:value-type="float">
            <text:p>202049918251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1048" calcext:value-type="float">
            <text:p>21048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9/04/2017</text:p>
          </table:table-cell>
          <table:table-cell office:value-type="string" calcext:value-type="string">
            <text:p>09/03/2017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08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3369223" calcext:value-type="float">
            <text:p>9923369223</text:p>
          </table:table-cell>
          <table:table-cell table:style-name="ce7" office:value-type="string" calcext:value-type="string">
            <text:p>R5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ED151</text:p>
          </table:table-cell>
          <table:table-cell office:value-type="string" calcext:value-type="string">
            <text:p>7D6E</text:p>
          </table:table-cell>
          <table:table-cell office:value-type="float" office:value="262821600840" calcext:value-type="float">
            <text:p>262821600840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4395" calcext:value-type="float">
            <text:p>64395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20/04/2016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20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267239" calcext:value-type="float">
            <text:p>9922267239</text:p>
          </table:table-cell>
          <table:table-cell table:style-name="ce7" office:value-type="string" calcext:value-type="string">
            <text:p>l01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58F69</text:p>
          </table:table-cell>
          <table:table-cell office:value-type="string" calcext:value-type="string">
            <text:p>65F5</text:p>
          </table:table-cell>
          <table:table-cell office:value-type="float" office:value="300511852671" calcext:value-type="float">
            <text:p>300511852671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0312" calcext:value-type="float">
            <text:p>60312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17/05/2017</text:p>
          </table:table-cell>
          <table:table-cell office:value-type="string" calcext:value-type="string">
            <text:p>26/03/2017</text:p>
          </table:table-cell>
          <table:table-cell office:value-type="string" calcext:value-type="string">
            <text:p>19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6142009" calcext:value-type="float">
            <text:p>9926142009</text:p>
          </table:table-cell>
          <table:table-cell table:style-name="ce7" office:value-type="string" calcext:value-type="string">
            <text:p>x0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0D633</text:p>
          </table:table-cell>
          <table:table-cell office:value-type="string" calcext:value-type="string">
            <text:p>6BA2</text:p>
          </table:table-cell>
          <table:table-cell office:value-type="float" office:value="256212614527" calcext:value-type="float">
            <text:p>2562126145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4851" calcext:value-type="float">
            <text:p>24851</text:p>
          </table:table-cell>
          <table:table-cell office:value-type="string" calcext:value-type="string">
            <text:p>15/05/2016</text:p>
          </table:table-cell>
          <table:table-cell office:value-type="string" calcext:value-type="string">
            <text:p>12/02/2017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31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4774981" calcext:value-type="float">
            <text:p>9964774981</text:p>
          </table:table-cell>
          <table:table-cell table:style-name="ce7" office:value-type="string" calcext:value-type="string">
            <text:p>I12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66AD6</text:p>
          </table:table-cell>
          <table:table-cell office:value-type="string" calcext:value-type="string">
            <text:p>7EB3</text:p>
          </table:table-cell>
          <table:table-cell office:value-type="float" office:value="237327850253" calcext:value-type="float">
            <text:p>23732785025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2196" calcext:value-type="float">
            <text:p>92196</text:p>
          </table:table-cell>
          <table:table-cell office:value-type="string" calcext:value-type="string">
            <text:p>12/11/2016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25/02/2016</text:p>
          </table:table-cell>
          <table:table-cell office:value-type="string" calcext:value-type="string">
            <text:p>26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6950025" calcext:value-type="float">
            <text:p>9936950025</text:p>
          </table:table-cell>
          <table:table-cell table:style-name="ce7" office:value-type="string" calcext:value-type="string">
            <text:p>u8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7F100</text:p>
          </table:table-cell>
          <table:table-cell office:value-type="string" calcext:value-type="string">
            <text:p>E3C8</text:p>
          </table:table-cell>
          <table:table-cell office:value-type="float" office:value="243241678919" calcext:value-type="float">
            <text:p>243241678919</text:p>
          </table:table-cell>
          <table:table-cell office:value-type="float" office:value="61" calcext:value-type="float">
            <text:p>6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2664" calcext:value-type="float">
            <text:p>22664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23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1290374" calcext:value-type="float">
            <text:p>9971290374</text:p>
          </table:table-cell>
          <table:table-cell table:style-name="ce7" office:value-type="string" calcext:value-type="string">
            <text:p>J08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3625B</text:p>
          </table:table-cell>
          <table:table-cell office:value-type="string" calcext:value-type="string">
            <text:p>3E8A</text:p>
          </table:table-cell>
          <table:table-cell office:value-type="float" office:value="258277721512" calcext:value-type="float">
            <text:p>25827772151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4583" calcext:value-type="float">
            <text:p>14583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13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2019848" calcext:value-type="float">
            <text:p>9942019848</text:p>
          </table:table-cell>
          <table:table-cell table:style-name="ce7" office:value-type="string" calcext:value-type="string">
            <text:p>r2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4C00E</text:p>
          </table:table-cell>
          <table:table-cell office:value-type="string" calcext:value-type="string">
            <text:p>EFE7</text:p>
          </table:table-cell>
          <table:table-cell office:value-type="float" office:value="287406670863" calcext:value-type="float">
            <text:p>287406670863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7787" calcext:value-type="float">
            <text:p>67787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03/07/2015</text:p>
          </table:table-cell>
          <table:table-cell office:value-type="string" calcext:value-type="string">
            <text:p>24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9037347" calcext:value-type="float">
            <text:p>9949037347</text:p>
          </table:table-cell>
          <table:table-cell table:style-name="ce7" office:value-type="string" calcext:value-type="string">
            <text:p>h33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6A24B</text:p>
          </table:table-cell>
          <table:table-cell office:value-type="string" calcext:value-type="string">
            <text:p>C3D9</text:p>
          </table:table-cell>
          <table:table-cell office:value-type="float" office:value="226048888265" calcext:value-type="float">
            <text:p>226048888265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1770" calcext:value-type="float">
            <text:p>91770</text:p>
          </table:table-cell>
          <table:table-cell office:value-type="string" calcext:value-type="string">
            <text:p>13/09/2015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28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6339710" calcext:value-type="float">
            <text:p>9966339710</text:p>
          </table:table-cell>
          <table:table-cell table:style-name="ce7" office:value-type="string" calcext:value-type="string">
            <text:p>v22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FF001</text:p>
          </table:table-cell>
          <table:table-cell office:value-type="string" calcext:value-type="string">
            <text:p>2A62</text:p>
          </table:table-cell>
          <table:table-cell office:value-type="float" office:value="213072967491" calcext:value-type="float">
            <text:p>213072967491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4130" calcext:value-type="float">
            <text:p>34130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19/03/2016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21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586259" calcext:value-type="float">
            <text:p>9981586259</text:p>
          </table:table-cell>
          <table:table-cell table:style-name="ce7" office:value-type="string" calcext:value-type="string">
            <text:p>W3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59335</text:p>
          </table:table-cell>
          <table:table-cell office:value-type="string" calcext:value-type="string">
            <text:p>9545</text:p>
          </table:table-cell>
          <table:table-cell office:value-type="float" office:value="260832479177" calcext:value-type="float">
            <text:p>260832479177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8953" calcext:value-type="float">
            <text:p>18953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24/12/2016</text:p>
          </table:table-cell>
          <table:table-cell office:value-type="string" calcext:value-type="string">
            <text:p>14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082269" calcext:value-type="float">
            <text:p>9961082269</text:p>
          </table:table-cell>
          <table:table-cell table:style-name="ce7" office:value-type="string" calcext:value-type="string">
            <text:p>n3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807C8</text:p>
          </table:table-cell>
          <table:table-cell office:value-type="string" calcext:value-type="string">
            <text:p>953D</text:p>
          </table:table-cell>
          <table:table-cell office:value-type="float" office:value="266596526039" calcext:value-type="float">
            <text:p>266596526039</text:p>
          </table:table-cell>
          <table:table-cell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1468" calcext:value-type="float">
            <text:p>71468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19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6674000" calcext:value-type="float">
            <text:p>9906674000</text:p>
          </table:table-cell>
          <table:table-cell table:style-name="ce7" office:value-type="string" calcext:value-type="string">
            <text:p>l67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C0B14</text:p>
          </table:table-cell>
          <table:table-cell office:value-type="string" calcext:value-type="string">
            <text:p>6931</text:p>
          </table:table-cell>
          <table:table-cell office:value-type="float" office:value="206995011468" calcext:value-type="float">
            <text:p>206995011468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0253" calcext:value-type="float">
            <text:p>30253</text:p>
          </table:table-cell>
          <table:table-cell office:value-type="string" calcext:value-type="string">
            <text:p>20/12/2015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01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727944" calcext:value-type="float">
            <text:p>9941727944</text:p>
          </table:table-cell>
          <table:table-cell table:style-name="ce7" office:value-type="string" calcext:value-type="string">
            <text:p>K45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92FB3</text:p>
          </table:table-cell>
          <table:table-cell office:value-type="string" calcext:value-type="string">
            <text:p>1B09</text:p>
          </table:table-cell>
          <table:table-cell office:value-type="float" office:value="291853086639" calcext:value-type="float">
            <text:p>29185308663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6797" calcext:value-type="float">
            <text:p>26797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09/09/2016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03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3160956" calcext:value-type="float">
            <text:p>9903160956</text:p>
          </table:table-cell>
          <table:table-cell table:style-name="ce7" office:value-type="string" calcext:value-type="string">
            <text:p>s49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085D9</text:p>
          </table:table-cell>
          <table:table-cell office:value-type="string" calcext:value-type="string">
            <text:p>AF63</text:p>
          </table:table-cell>
          <table:table-cell office:value-type="float" office:value="295752721694" calcext:value-type="float">
            <text:p>295752721694</text:p>
          </table:table-cell>
          <table:table-cell office:value-type="float" office:value="68" calcext:value-type="float">
            <text:p>6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8517" calcext:value-type="float">
            <text:p>88517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17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765074" calcext:value-type="float">
            <text:p>9924765074</text:p>
          </table:table-cell>
          <table:table-cell table:style-name="ce7" office:value-type="string" calcext:value-type="string">
            <text:p>r6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5D615</text:p>
          </table:table-cell>
          <table:table-cell office:value-type="string" calcext:value-type="string">
            <text:p>5FE1</text:p>
          </table:table-cell>
          <table:table-cell office:value-type="float" office:value="250969198123" calcext:value-type="float">
            <text:p>25096919812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2353" calcext:value-type="float">
            <text:p>52353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17/06/2017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17/01/2017</text:p>
          </table:table-cell>
          <table:table-cell office:value-type="string" calcext:value-type="string">
            <text:p>18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3959730" calcext:value-type="float">
            <text:p>9913959730</text:p>
          </table:table-cell>
          <table:table-cell table:style-name="ce7" office:value-type="string" calcext:value-type="string">
            <text:p>k1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ACFAA</text:p>
          </table:table-cell>
          <table:table-cell office:value-type="string" calcext:value-type="string">
            <text:p>07B0</text:p>
          </table:table-cell>
          <table:table-cell office:value-type="float" office:value="277277205672" calcext:value-type="float">
            <text:p>277277205672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3000" calcext:value-type="float">
            <text:p>13000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23/03/2017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11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858465" calcext:value-type="float">
            <text:p>9912858465</text:p>
          </table:table-cell>
          <table:table-cell table:style-name="ce7" office:value-type="string" calcext:value-type="string">
            <text:p>m33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A9171</text:p>
          </table:table-cell>
          <table:table-cell office:value-type="string" calcext:value-type="string">
            <text:p>D282</text:p>
          </table:table-cell>
          <table:table-cell office:value-type="float" office:value="274535910437" calcext:value-type="float">
            <text:p>274535910437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8252" calcext:value-type="float">
            <text:p>18252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12/02/2017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02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982693" calcext:value-type="float">
            <text:p>9946982693</text:p>
          </table:table-cell>
          <table:table-cell table:style-name="ce7" office:value-type="string" calcext:value-type="string">
            <text:p>f6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66E04</text:p>
          </table:table-cell>
          <table:table-cell office:value-type="string" calcext:value-type="string">
            <text:p>76E3</text:p>
          </table:table-cell>
          <table:table-cell office:value-type="float" office:value="227652931456" calcext:value-type="float">
            <text:p>227652931456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8705" calcext:value-type="float">
            <text:p>58705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26/10/2016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07/11/2015</text:p>
          </table:table-cell>
          <table:table-cell office:value-type="string" calcext:value-type="string">
            <text:p>21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1365271" calcext:value-type="float">
            <text:p>9931365271</text:p>
          </table:table-cell>
          <table:table-cell table:style-name="ce7" office:value-type="string" calcext:value-type="string">
            <text:p>Z7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86203</text:p>
          </table:table-cell>
          <table:table-cell office:value-type="string" calcext:value-type="string">
            <text:p>B52A</text:p>
          </table:table-cell>
          <table:table-cell office:value-type="float" office:value="244434032766" calcext:value-type="float">
            <text:p>24443403276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7537" calcext:value-type="float">
            <text:p>37537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02/06/2017</text:p>
          </table:table-cell>
          <table:table-cell office:value-type="string" calcext:value-type="string">
            <text:p>24/01/2016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12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543466" calcext:value-type="float">
            <text:p>9939543466</text:p>
          </table:table-cell>
          <table:table-cell table:style-name="ce7" office:value-type="string" calcext:value-type="string">
            <text:p>B32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C6FF7</text:p>
          </table:table-cell>
          <table:table-cell office:value-type="string" calcext:value-type="string">
            <text:p>5A5C</text:p>
          </table:table-cell>
          <table:table-cell office:value-type="float" office:value="246909640632" calcext:value-type="float">
            <text:p>246909640632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8065" calcext:value-type="float">
            <text:p>58065</text:p>
          </table:table-cell>
          <table:table-cell office:value-type="string" calcext:value-type="string">
            <text:p>09/05/2016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25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8575617" calcext:value-type="float">
            <text:p>9948575617</text:p>
          </table:table-cell>
          <table:table-cell table:style-name="ce7" office:value-type="string" calcext:value-type="string">
            <text:p>G30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9AD08</text:p>
          </table:table-cell>
          <table:table-cell office:value-type="string" calcext:value-type="string">
            <text:p>5B6A</text:p>
          </table:table-cell>
          <table:table-cell office:value-type="float" office:value="289119199436" calcext:value-type="float">
            <text:p>289119199436</text:p>
          </table:table-cell>
          <table:table-cell office:value-type="float" office:value="86" calcext:value-type="float">
            <text:p>8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2943" calcext:value-type="float">
            <text:p>92943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13/05/2017</text:p>
          </table:table-cell>
          <table:table-cell office:value-type="string" calcext:value-type="string">
            <text:p>05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3528940" calcext:value-type="float">
            <text:p>9983528940</text:p>
          </table:table-cell>
          <table:table-cell table:style-name="ce7" office:value-type="string" calcext:value-type="string">
            <text:p>v34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9D036</text:p>
          </table:table-cell>
          <table:table-cell office:value-type="string" calcext:value-type="string">
            <text:p>B52D</text:p>
          </table:table-cell>
          <table:table-cell office:value-type="float" office:value="257766583624" calcext:value-type="float">
            <text:p>257766583624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8595" calcext:value-type="float">
            <text:p>18595</text:p>
          </table:table-cell>
          <table:table-cell office:value-type="string" calcext:value-type="string">
            <text:p>03/12/2015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02/05/2016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28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5684543" calcext:value-type="float">
            <text:p>9985684543</text:p>
          </table:table-cell>
          <table:table-cell table:style-name="ce7" office:value-type="string" calcext:value-type="string">
            <text:p>j99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F339F</text:p>
          </table:table-cell>
          <table:table-cell office:value-type="string" calcext:value-type="string">
            <text:p>18D3</text:p>
          </table:table-cell>
          <table:table-cell office:value-type="float" office:value="256545138939" calcext:value-type="float">
            <text:p>256545138939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9950" calcext:value-type="float">
            <text:p>59950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19/12/2015</text:p>
          </table:table-cell>
          <table:table-cell office:value-type="string" calcext:value-type="string">
            <text:p>09/09/2015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20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979381" calcext:value-type="float">
            <text:p>9981979381</text:p>
          </table:table-cell>
          <table:table-cell table:style-name="ce7" office:value-type="string" calcext:value-type="string">
            <text:p>b5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23A26</text:p>
          </table:table-cell>
          <table:table-cell office:value-type="string" calcext:value-type="string">
            <text:p>8304</text:p>
          </table:table-cell>
          <table:table-cell office:value-type="float" office:value="227661083488" calcext:value-type="float">
            <text:p>227661083488</text:p>
          </table:table-cell>
          <table:table-cell office:value-type="float" office:value="79" calcext:value-type="float">
            <text:p>7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4569" calcext:value-type="float">
            <text:p>64569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22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8339513" calcext:value-type="float">
            <text:p>9908339513</text:p>
          </table:table-cell>
          <table:table-cell table:style-name="ce7" office:value-type="string" calcext:value-type="string">
            <text:p>B5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4A146</text:p>
          </table:table-cell>
          <table:table-cell office:value-type="string" calcext:value-type="string">
            <text:p>6C84</text:p>
          </table:table-cell>
          <table:table-cell office:value-type="float" office:value="267061655991" calcext:value-type="float">
            <text:p>267061655991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7839" calcext:value-type="float">
            <text:p>57839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30/07/2015</text:p>
          </table:table-cell>
          <table:table-cell office:value-type="string" calcext:value-type="string">
            <text:p>28/05/2016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29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017695" calcext:value-type="float">
            <text:p>9981017695</text:p>
          </table:table-cell>
          <table:table-cell table:style-name="ce7" office:value-type="string" calcext:value-type="string">
            <text:p>h88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60226</text:p>
          </table:table-cell>
          <table:table-cell office:value-type="string" calcext:value-type="string">
            <text:p>EA6A</text:p>
          </table:table-cell>
          <table:table-cell office:value-type="float" office:value="222396743881" calcext:value-type="float">
            <text:p>222396743881</text:p>
          </table:table-cell>
          <table:table-cell office:value-type="float" office:value="38" calcext:value-type="float">
            <text:p>3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2874" calcext:value-type="float">
            <text:p>72874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09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670324" calcext:value-type="float">
            <text:p>9965670324</text:p>
          </table:table-cell>
          <table:table-cell table:style-name="ce7" office:value-type="string" calcext:value-type="string">
            <text:p>g64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7F221</text:p>
          </table:table-cell>
          <table:table-cell office:value-type="string" calcext:value-type="string">
            <text:p>3E2B</text:p>
          </table:table-cell>
          <table:table-cell office:value-type="float" office:value="240046600397" calcext:value-type="float">
            <text:p>240046600397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6523" calcext:value-type="float">
            <text:p>46523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11/03/2017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23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583016" calcext:value-type="float">
            <text:p>9924583016</text:p>
          </table:table-cell>
          <table:table-cell table:style-name="ce7" office:value-type="string" calcext:value-type="string">
            <text:p>O83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F90DE</text:p>
          </table:table-cell>
          <table:table-cell office:value-type="string" calcext:value-type="string">
            <text:p>CF22</text:p>
          </table:table-cell>
          <table:table-cell office:value-type="float" office:value="288735627653" calcext:value-type="float">
            <text:p>288735627653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0499" calcext:value-type="float">
            <text:p>60499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27/06/2015</text:p>
          </table:table-cell>
          <table:table-cell office:value-type="string" calcext:value-type="string">
            <text:p>25/03/2016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20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1946653" calcext:value-type="float">
            <text:p>9971946653</text:p>
          </table:table-cell>
          <table:table-cell table:style-name="ce7" office:value-type="string" calcext:value-type="string">
            <text:p>A55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02831</text:p>
          </table:table-cell>
          <table:table-cell office:value-type="string" calcext:value-type="string">
            <text:p>FFDB</text:p>
          </table:table-cell>
          <table:table-cell office:value-type="float" office:value="269584142251" calcext:value-type="float">
            <text:p>269584142251</text:p>
          </table:table-cell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8502" calcext:value-type="float">
            <text:p>88502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11/02/2017</text:p>
          </table:table-cell>
          <table:table-cell office:value-type="string" calcext:value-type="string">
            <text:p>02/04/2017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01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524138" calcext:value-type="float">
            <text:p>9922524138</text:p>
          </table:table-cell>
          <table:table-cell table:style-name="ce7" office:value-type="string" calcext:value-type="string">
            <text:p>c43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7A822</text:p>
          </table:table-cell>
          <table:table-cell office:value-type="string" calcext:value-type="string">
            <text:p>9E2D</text:p>
          </table:table-cell>
          <table:table-cell office:value-type="float" office:value="210277038705" calcext:value-type="float">
            <text:p>210277038705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3479" calcext:value-type="float">
            <text:p>83479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9/04/2017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04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628204" calcext:value-type="float">
            <text:p>9985628204</text:p>
          </table:table-cell>
          <table:table-cell table:style-name="ce7" office:value-type="string" calcext:value-type="string">
            <text:p>K59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D4FD0</text:p>
          </table:table-cell>
          <table:table-cell office:value-type="string" calcext:value-type="string">
            <text:p>B949</text:p>
          </table:table-cell>
          <table:table-cell office:value-type="float" office:value="260421634937" calcext:value-type="float">
            <text:p>26042163493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2549" calcext:value-type="float">
            <text:p>42549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13/10/2015</text:p>
          </table:table-cell>
          <table:table-cell office:value-type="string" calcext:value-type="string">
            <text:p>21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764129" calcext:value-type="float">
            <text:p>9958764129</text:p>
          </table:table-cell>
          <table:table-cell table:style-name="ce7" office:value-type="string" calcext:value-type="string">
            <text:p>a83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87B6A</text:p>
          </table:table-cell>
          <table:table-cell office:value-type="string" calcext:value-type="string">
            <text:p>26BA</text:p>
          </table:table-cell>
          <table:table-cell office:value-type="float" office:value="223919980831" calcext:value-type="float">
            <text:p>22391998083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1326" calcext:value-type="float">
            <text:p>31326</text:p>
          </table:table-cell>
          <table:table-cell office:value-type="string" calcext:value-type="string">
            <text:p>02/07/2016</text:p>
          </table:table-cell>
          <table:table-cell office:value-type="string" calcext:value-type="string">
            <text:p>06/04/2016</text:p>
          </table:table-cell>
          <table:table-cell office:value-type="string" calcext:value-type="string">
            <text:p>13/03/2017</text:p>
          </table:table-cell>
          <table:table-cell office:value-type="string" calcext:value-type="string">
            <text:p>17/06/2017</text:p>
          </table:table-cell>
          <table:table-cell office:value-type="string" calcext:value-type="string">
            <text:p>23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056351" calcext:value-type="float">
            <text:p>9939056351</text:p>
          </table:table-cell>
          <table:table-cell table:style-name="ce7" office:value-type="string" calcext:value-type="string">
            <text:p>C5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372B3</text:p>
          </table:table-cell>
          <table:table-cell office:value-type="string" calcext:value-type="string">
            <text:p>C148</text:p>
          </table:table-cell>
          <table:table-cell office:value-type="float" office:value="263517112783" calcext:value-type="float">
            <text:p>26351711278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2309" calcext:value-type="float">
            <text:p>92309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21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1623159" calcext:value-type="float">
            <text:p>9911623159</text:p>
          </table:table-cell>
          <table:table-cell table:style-name="ce7" office:value-type="string" calcext:value-type="string">
            <text:p>t29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31EDD</text:p>
          </table:table-cell>
          <table:table-cell office:value-type="string" calcext:value-type="string">
            <text:p>6F2A</text:p>
          </table:table-cell>
          <table:table-cell office:value-type="float" office:value="224641106602" calcext:value-type="float">
            <text:p>224641106602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4354" calcext:value-type="float">
            <text:p>24354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14/04/2016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12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4245042" calcext:value-type="float">
            <text:p>9934245042</text:p>
          </table:table-cell>
          <table:table-cell table:style-name="ce7" office:value-type="string" calcext:value-type="string">
            <text:p>F8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FC730</text:p>
          </table:table-cell>
          <table:table-cell office:value-type="string" calcext:value-type="string">
            <text:p>F86F</text:p>
          </table:table-cell>
          <table:table-cell office:value-type="float" office:value="244436075704" calcext:value-type="float">
            <text:p>244436075704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1498" calcext:value-type="float">
            <text:p>71498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01/06/2016</text:p>
          </table:table-cell>
          <table:table-cell office:value-type="string" calcext:value-type="string">
            <text:p>05/04/2017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03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4952374" calcext:value-type="float">
            <text:p>9974952374</text:p>
          </table:table-cell>
          <table:table-cell table:style-name="ce7" office:value-type="string" calcext:value-type="string">
            <text:p>e3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4DC3B</text:p>
          </table:table-cell>
          <table:table-cell office:value-type="string" calcext:value-type="string">
            <text:p>07BB</text:p>
          </table:table-cell>
          <table:table-cell office:value-type="float" office:value="237095465883" calcext:value-type="float">
            <text:p>23709546588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1069" calcext:value-type="float">
            <text:p>21069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22/02/2016</text:p>
          </table:table-cell>
          <table:table-cell office:value-type="string" calcext:value-type="string">
            <text:p>07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393973" calcext:value-type="float">
            <text:p>9922393973</text:p>
          </table:table-cell>
          <table:table-cell table:style-name="ce7" office:value-type="string" calcext:value-type="string">
            <text:p>R37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64700</text:p>
          </table:table-cell>
          <table:table-cell office:value-type="string" calcext:value-type="string">
            <text:p>F8CD</text:p>
          </table:table-cell>
          <table:table-cell office:value-type="float" office:value="242099122100" calcext:value-type="float">
            <text:p>242099122100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5150" calcext:value-type="float">
            <text:p>65150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05/07/2016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22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4407018" calcext:value-type="float">
            <text:p>9914407018</text:p>
          </table:table-cell>
          <table:table-cell table:style-name="ce7" office:value-type="string" calcext:value-type="string">
            <text:p>s2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960A7</text:p>
          </table:table-cell>
          <table:table-cell office:value-type="string" calcext:value-type="string">
            <text:p>ABC1</text:p>
          </table:table-cell>
          <table:table-cell office:value-type="float" office:value="215810591482" calcext:value-type="float">
            <text:p>215810591482</text:p>
          </table:table-cell>
          <table:table-cell office:value-type="float" office:value="46" calcext:value-type="float">
            <text:p>4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1176" calcext:value-type="float">
            <text:p>41176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09/11/2015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01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5537690" calcext:value-type="float">
            <text:p>9935537690</text:p>
          </table:table-cell>
          <table:table-cell table:style-name="ce7" office:value-type="string" calcext:value-type="string">
            <text:p>d1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5E967</text:p>
          </table:table-cell>
          <table:table-cell office:value-type="string" calcext:value-type="string">
            <text:p>02BC</text:p>
          </table:table-cell>
          <table:table-cell office:value-type="float" office:value="216192501216" calcext:value-type="float">
            <text:p>216192501216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4701" calcext:value-type="float">
            <text:p>64701</text:p>
          </table:table-cell>
          <table:table-cell office:value-type="string" calcext:value-type="string">
            <text:p>08/06/2016</text:p>
          </table:table-cell>
          <table:table-cell office:value-type="string" calcext:value-type="string">
            <text:p>21/02/2016</text:p>
          </table:table-cell>
          <table:table-cell office:value-type="string" calcext:value-type="string">
            <text:p>08/12/2015</text:p>
          </table:table-cell>
          <table:table-cell office:value-type="string" calcext:value-type="string">
            <text:p>24/12/2016</text:p>
          </table:table-cell>
          <table:table-cell office:value-type="string" calcext:value-type="string">
            <text:p>17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071638" calcext:value-type="float">
            <text:p>9923071638</text:p>
          </table:table-cell>
          <table:table-cell table:style-name="ce7" office:value-type="string" calcext:value-type="string">
            <text:p>F42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F7916</text:p>
          </table:table-cell>
          <table:table-cell office:value-type="string" calcext:value-type="string">
            <text:p>BE6C</text:p>
          </table:table-cell>
          <table:table-cell office:value-type="float" office:value="286948849575" calcext:value-type="float">
            <text:p>28694884957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0024" calcext:value-type="float">
            <text:p>30024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15/04/2016</text:p>
          </table:table-cell>
          <table:table-cell office:value-type="string" calcext:value-type="string">
            <text:p>22/11/2016</text:p>
          </table:table-cell>
          <table:table-cell office:value-type="string" calcext:value-type="string">
            <text:p>21/05/2016</text:p>
          </table:table-cell>
          <table:table-cell office:value-type="string" calcext:value-type="string">
            <text:p>09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905175" calcext:value-type="float">
            <text:p>9978905175</text:p>
          </table:table-cell>
          <table:table-cell table:style-name="ce7" office:value-type="string" calcext:value-type="string">
            <text:p>Y1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6D358</text:p>
          </table:table-cell>
          <table:table-cell office:value-type="string" calcext:value-type="string">
            <text:p>EDD8</text:p>
          </table:table-cell>
          <table:table-cell office:value-type="float" office:value="209007606048" calcext:value-type="float">
            <text:p>209007606048</text:p>
          </table:table-cell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4059" calcext:value-type="float">
            <text:p>94059</text:p>
          </table:table-cell>
          <table:table-cell office:value-type="string" calcext:value-type="string">
            <text:p>13/11/2015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06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654409" calcext:value-type="float">
            <text:p>9963654409</text:p>
          </table:table-cell>
          <table:table-cell table:style-name="ce7" office:value-type="string" calcext:value-type="string">
            <text:p>A26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F543F</text:p>
          </table:table-cell>
          <table:table-cell office:value-type="string" calcext:value-type="string">
            <text:p>E817</text:p>
          </table:table-cell>
          <table:table-cell office:value-type="float" office:value="262225741960" calcext:value-type="float">
            <text:p>26222574196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8838" calcext:value-type="float">
            <text:p>88838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05/05/2017</text:p>
          </table:table-cell>
          <table:table-cell office:value-type="string" calcext:value-type="string">
            <text:p>08/08/2015</text:p>
          </table:table-cell>
          <table:table-cell office:value-type="string" calcext:value-type="string">
            <text:p>21/05/2017</text:p>
          </table:table-cell>
          <table:table-cell office:value-type="string" calcext:value-type="string">
            <text:p>06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095972" calcext:value-type="float">
            <text:p>9972095972</text:p>
          </table:table-cell>
          <table:table-cell table:style-name="ce7" office:value-type="string" calcext:value-type="string">
            <text:p>Z22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83EA5</text:p>
          </table:table-cell>
          <table:table-cell office:value-type="string" calcext:value-type="string">
            <text:p>0EFF</text:p>
          </table:table-cell>
          <table:table-cell office:value-type="float" office:value="241223430062" calcext:value-type="float">
            <text:p>24122343006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83796" calcext:value-type="float">
            <text:p>83796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22/12/2016</text:p>
          </table:table-cell>
          <table:table-cell office:value-type="string" calcext:value-type="string">
            <text:p>31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362519" calcext:value-type="float">
            <text:p>9948362519</text:p>
          </table:table-cell>
          <table:table-cell table:style-name="ce7" office:value-type="string" calcext:value-type="string">
            <text:p>l3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3467C</text:p>
          </table:table-cell>
          <table:table-cell office:value-type="string" calcext:value-type="string">
            <text:p>76C5</text:p>
          </table:table-cell>
          <table:table-cell office:value-type="float" office:value="202471047045" calcext:value-type="float">
            <text:p>20247104704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9125" calcext:value-type="float">
            <text:p>19125</text:p>
          </table:table-cell>
          <table:table-cell office:value-type="string" calcext:value-type="string">
            <text:p>22/04/2017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25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357114" calcext:value-type="float">
            <text:p>9964357114</text:p>
          </table:table-cell>
          <table:table-cell table:style-name="ce7" office:value-type="string" calcext:value-type="string">
            <text:p>M37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09E30</text:p>
          </table:table-cell>
          <table:table-cell office:value-type="string" calcext:value-type="string">
            <text:p>4058</text:p>
          </table:table-cell>
          <table:table-cell office:value-type="float" office:value="229633006700" calcext:value-type="float">
            <text:p>229633006700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3073" calcext:value-type="float">
            <text:p>13073</text:p>
          </table:table-cell>
          <table:table-cell office:value-type="string" calcext:value-type="string">
            <text:p>31/08/2016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11/01/2016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07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1976494" calcext:value-type="float">
            <text:p>9911976494</text:p>
          </table:table-cell>
          <table:table-cell table:style-name="ce7" office:value-type="string" calcext:value-type="string">
            <text:p>Y40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22FF1</text:p>
          </table:table-cell>
          <table:table-cell office:value-type="string" calcext:value-type="string">
            <text:p>CDB9</text:p>
          </table:table-cell>
          <table:table-cell office:value-type="float" office:value="236317294016" calcext:value-type="float">
            <text:p>23631729401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0480" calcext:value-type="float">
            <text:p>40480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20/07/2016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20/09/2016</text:p>
          </table:table-cell>
          <table:table-cell office:value-type="string" calcext:value-type="string">
            <text:p>08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5505534" calcext:value-type="float">
            <text:p>9955505534</text:p>
          </table:table-cell>
          <table:table-cell table:style-name="ce7" office:value-type="string" calcext:value-type="string">
            <text:p>N51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90685</text:p>
          </table:table-cell>
          <table:table-cell office:value-type="string" calcext:value-type="string">
            <text:p>CF9F</text:p>
          </table:table-cell>
          <table:table-cell office:value-type="float" office:value="283421076425" calcext:value-type="float">
            <text:p>283421076425</text:p>
          </table:table-cell>
          <table:table-cell office:value-type="float" office:value="88" calcext:value-type="float">
            <text:p>8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2156" calcext:value-type="float">
            <text:p>42156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19/12/2016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15/07/2015</text:p>
          </table:table-cell>
          <table:table-cell office:value-type="string" calcext:value-type="string">
            <text:p>20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3289659" calcext:value-type="float">
            <text:p>9913289659</text:p>
          </table:table-cell>
          <table:table-cell table:style-name="ce7" office:value-type="string" calcext:value-type="string">
            <text:p>d33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5F219</text:p>
          </table:table-cell>
          <table:table-cell office:value-type="string" calcext:value-type="string">
            <text:p>8091</text:p>
          </table:table-cell>
          <table:table-cell office:value-type="float" office:value="244430068232" calcext:value-type="float">
            <text:p>244430068232</text:p>
          </table:table-cell>
          <table:table-cell office:value-type="float" office:value="89" calcext:value-type="float">
            <text:p>8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9328" calcext:value-type="float">
            <text:p>49328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25/03/2016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26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7119340" calcext:value-type="float">
            <text:p>9957119340</text:p>
          </table:table-cell>
          <table:table-cell table:style-name="ce7" office:value-type="string" calcext:value-type="string">
            <text:p>C30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AFCF6</text:p>
          </table:table-cell>
          <table:table-cell office:value-type="string" calcext:value-type="string">
            <text:p>1B0E</text:p>
          </table:table-cell>
          <table:table-cell office:value-type="float" office:value="211955257758" calcext:value-type="float">
            <text:p>211955257758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1770" calcext:value-type="float">
            <text:p>51770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20/09/2016</text:p>
          </table:table-cell>
          <table:table-cell office:value-type="string" calcext:value-type="string">
            <text:p>01/09/201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22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831084" calcext:value-type="float">
            <text:p>9982831084</text:p>
          </table:table-cell>
          <table:table-cell table:style-name="ce7" office:value-type="string" calcext:value-type="string">
            <text:p>o54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84189</text:p>
          </table:table-cell>
          <table:table-cell office:value-type="string" calcext:value-type="string">
            <text:p>CE53</text:p>
          </table:table-cell>
          <table:table-cell office:value-type="float" office:value="276451690501" calcext:value-type="float">
            <text:p>276451690501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9237" calcext:value-type="float">
            <text:p>89237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27/12/2015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15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684129" calcext:value-type="float">
            <text:p>9941684129</text:p>
          </table:table-cell>
          <table:table-cell table:style-name="ce7" office:value-type="string" calcext:value-type="string">
            <text:p>k65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2D444</text:p>
          </table:table-cell>
          <table:table-cell office:value-type="string" calcext:value-type="string">
            <text:p>2159</text:p>
          </table:table-cell>
          <table:table-cell office:value-type="float" office:value="219338913317" calcext:value-type="float">
            <text:p>219338913317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4436" calcext:value-type="float">
            <text:p>54436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16/10/2015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08/03/2016</text:p>
          </table:table-cell>
          <table:table-cell office:value-type="string" calcext:value-type="string">
            <text:p>10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5759627" calcext:value-type="float">
            <text:p>9965759627</text:p>
          </table:table-cell>
          <table:table-cell table:style-name="ce7" office:value-type="string" calcext:value-type="string">
            <text:p>y06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3A29A</text:p>
          </table:table-cell>
          <table:table-cell office:value-type="string" calcext:value-type="string">
            <text:p>B442</text:p>
          </table:table-cell>
          <table:table-cell office:value-type="float" office:value="230898301781" calcext:value-type="float">
            <text:p>230898301781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4985" calcext:value-type="float">
            <text:p>84985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25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1548456" calcext:value-type="float">
            <text:p>9951548456</text:p>
          </table:table-cell>
          <table:table-cell table:style-name="ce7" office:value-type="string" calcext:value-type="string">
            <text:p>X43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BA545</text:p>
          </table:table-cell>
          <table:table-cell office:value-type="string" calcext:value-type="string">
            <text:p>3754</text:p>
          </table:table-cell>
          <table:table-cell office:value-type="float" office:value="226440006512" calcext:value-type="float">
            <text:p>226440006512</text:p>
          </table:table-cell>
          <table:table-cell office:value-type="float" office:value="22" calcext:value-type="float">
            <text:p>2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4717" calcext:value-type="float">
            <text:p>84717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30/07/2016</text:p>
          </table:table-cell>
          <table:table-cell office:value-type="string" calcext:value-type="string">
            <text:p>09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385019" calcext:value-type="float">
            <text:p>9909385019</text:p>
          </table:table-cell>
          <table:table-cell table:style-name="ce7" office:value-type="string" calcext:value-type="string">
            <text:p>P03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D43B6</text:p>
          </table:table-cell>
          <table:table-cell office:value-type="string" calcext:value-type="string">
            <text:p>A015</text:p>
          </table:table-cell>
          <table:table-cell office:value-type="float" office:value="276317665152" calcext:value-type="float">
            <text:p>276317665152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8152" calcext:value-type="float">
            <text:p>68152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06/03/2016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2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2862640" calcext:value-type="float">
            <text:p>9912862640</text:p>
          </table:table-cell>
          <table:table-cell table:style-name="ce7" office:value-type="string" calcext:value-type="string">
            <text:p>L50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2116F</text:p>
          </table:table-cell>
          <table:table-cell office:value-type="string" calcext:value-type="string">
            <text:p>3C2A</text:p>
          </table:table-cell>
          <table:table-cell office:value-type="float" office:value="288268243957" calcext:value-type="float">
            <text:p>28826824395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1698" calcext:value-type="float">
            <text:p>51698</text:p>
          </table:table-cell>
          <table:table-cell office:value-type="string" calcext:value-type="string">
            <text:p>03/09/2016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25/01/2016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08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2231689" calcext:value-type="float">
            <text:p>9932231689</text:p>
          </table:table-cell>
          <table:table-cell table:style-name="ce7" office:value-type="string" calcext:value-type="string">
            <text:p>Y26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D1BD9</text:p>
          </table:table-cell>
          <table:table-cell office:value-type="string" calcext:value-type="string">
            <text:p>F200</text:p>
          </table:table-cell>
          <table:table-cell office:value-type="float" office:value="203334687507" calcext:value-type="float">
            <text:p>20333468750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4954" calcext:value-type="float">
            <text:p>84954</text:p>
          </table:table-cell>
          <table:table-cell office:value-type="string" calcext:value-type="string">
            <text:p>07/08/2016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17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5147478" calcext:value-type="float">
            <text:p>9975147478</text:p>
          </table:table-cell>
          <table:table-cell table:style-name="ce7" office:value-type="string" calcext:value-type="string">
            <text:p>F28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05040</text:p>
          </table:table-cell>
          <table:table-cell office:value-type="string" calcext:value-type="string">
            <text:p>B499</text:p>
          </table:table-cell>
          <table:table-cell office:value-type="float" office:value="206867938185" calcext:value-type="float">
            <text:p>206867938185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0267" calcext:value-type="float">
            <text:p>70267</text:p>
          </table:table-cell>
          <table:table-cell office:value-type="string" calcext:value-type="string">
            <text:p>13/11/2015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02/08/2015</text:p>
          </table:table-cell>
          <table:table-cell office:value-type="string" calcext:value-type="string">
            <text:p>18/04/2017</text:p>
          </table:table-cell>
          <table:table-cell office:value-type="string" calcext:value-type="string">
            <text:p>27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4342103" calcext:value-type="float">
            <text:p>9944342103</text:p>
          </table:table-cell>
          <table:table-cell table:style-name="ce7" office:value-type="string" calcext:value-type="string">
            <text:p>Q2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9E8FD</text:p>
          </table:table-cell>
          <table:table-cell office:value-type="string" calcext:value-type="string">
            <text:p>478C</text:p>
          </table:table-cell>
          <table:table-cell office:value-type="float" office:value="237703421645" calcext:value-type="float">
            <text:p>23770342164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9280" calcext:value-type="float">
            <text:p>39280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08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605735" calcext:value-type="float">
            <text:p>9953605735</text:p>
          </table:table-cell>
          <table:table-cell table:style-name="ce7" office:value-type="string" calcext:value-type="string">
            <text:p>j92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05ED0</text:p>
          </table:table-cell>
          <table:table-cell office:value-type="string" calcext:value-type="string">
            <text:p>5F07</text:p>
          </table:table-cell>
          <table:table-cell office:value-type="float" office:value="299178005759" calcext:value-type="float">
            <text:p>299178005759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5012" calcext:value-type="float">
            <text:p>95012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12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6234112" calcext:value-type="float">
            <text:p>9956234112</text:p>
          </table:table-cell>
          <table:table-cell table:style-name="ce7" office:value-type="string" calcext:value-type="string">
            <text:p>z48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39C44</text:p>
          </table:table-cell>
          <table:table-cell office:value-type="string" calcext:value-type="string">
            <text:p>0A95</text:p>
          </table:table-cell>
          <table:table-cell office:value-type="float" office:value="296064966660" calcext:value-type="float">
            <text:p>296064966660</text:p>
          </table:table-cell>
          <table:table-cell office:value-type="float" office:value="64" calcext:value-type="float">
            <text:p>6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4398" calcext:value-type="float">
            <text:p>64398</text:p>
          </table:table-cell>
          <table:table-cell office:value-type="string" calcext:value-type="string">
            <text:p>01/12/2015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29/02/2016</text:p>
          </table:table-cell>
          <table:table-cell office:value-type="string" calcext:value-type="string">
            <text:p>20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2933617" calcext:value-type="float">
            <text:p>9932933617</text:p>
          </table:table-cell>
          <table:table-cell table:style-name="ce7" office:value-type="string" calcext:value-type="string">
            <text:p>v6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4F53B</text:p>
          </table:table-cell>
          <table:table-cell office:value-type="string" calcext:value-type="string">
            <text:p>FE37</text:p>
          </table:table-cell>
          <table:table-cell office:value-type="float" office:value="259552350761" calcext:value-type="float">
            <text:p>259552350761</text:p>
          </table:table-cell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0400" calcext:value-type="float">
            <text:p>90400</text:p>
          </table:table-cell>
          <table:table-cell office:value-type="string" calcext:value-type="string">
            <text:p>03/08/2015</text:p>
          </table:table-cell>
          <table:table-cell office:value-type="string" calcext:value-type="string">
            <text:p>21/02/2016</text:p>
          </table:table-cell>
          <table:table-cell office:value-type="string" calcext:value-type="string">
            <text:p>03/04/2016</text:p>
          </table:table-cell>
          <table:table-cell office:value-type="string" calcext:value-type="string">
            <text:p>08/03/2016</text:p>
          </table:table-cell>
          <table:table-cell office:value-type="string" calcext:value-type="string">
            <text:p>02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6430525" calcext:value-type="float">
            <text:p>9906430525</text:p>
          </table:table-cell>
          <table:table-cell table:style-name="ce7" office:value-type="string" calcext:value-type="string">
            <text:p>H30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117F3</text:p>
          </table:table-cell>
          <table:table-cell office:value-type="string" calcext:value-type="string">
            <text:p>492C</text:p>
          </table:table-cell>
          <table:table-cell office:value-type="float" office:value="249078896257" calcext:value-type="float">
            <text:p>2490788962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80643" calcext:value-type="float">
            <text:p>80643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29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765662" calcext:value-type="float">
            <text:p>9948765662</text:p>
          </table:table-cell>
          <table:table-cell table:style-name="ce7" office:value-type="string" calcext:value-type="string">
            <text:p>Z8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D8FDA</text:p>
          </table:table-cell>
          <table:table-cell office:value-type="string" calcext:value-type="string">
            <text:p>6802</text:p>
          </table:table-cell>
          <table:table-cell office:value-type="float" office:value="281414616412" calcext:value-type="float">
            <text:p>2814146164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6014" calcext:value-type="float">
            <text:p>16014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21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8472521" calcext:value-type="float">
            <text:p>9928472521</text:p>
          </table:table-cell>
          <table:table-cell table:style-name="ce7" office:value-type="string" calcext:value-type="string">
            <text:p>W9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A3563</text:p>
          </table:table-cell>
          <table:table-cell office:value-type="string" calcext:value-type="string">
            <text:p>4A3B</text:p>
          </table:table-cell>
          <table:table-cell office:value-type="float" office:value="264050884249" calcext:value-type="float">
            <text:p>264050884249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1905" calcext:value-type="float">
            <text:p>81905</text:p>
          </table:table-cell>
          <table:table-cell office:value-type="string" calcext:value-type="string">
            <text:p>13/01/2016</text:p>
          </table:table-cell>
          <table:table-cell office:value-type="string" calcext:value-type="string">
            <text:p>14/04/2016</text:p>
          </table:table-cell>
          <table:table-cell office:value-type="string" calcext:value-type="string">
            <text:p>23/01/2016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13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594131" calcext:value-type="float">
            <text:p>9917594131</text:p>
          </table:table-cell>
          <table:table-cell table:style-name="ce7" office:value-type="string" calcext:value-type="string">
            <text:p>Q21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3D3E9</text:p>
          </table:table-cell>
          <table:table-cell office:value-type="string" calcext:value-type="string">
            <text:p>5828</text:p>
          </table:table-cell>
          <table:table-cell office:value-type="float" office:value="277993494280" calcext:value-type="float">
            <text:p>277993494280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7720" calcext:value-type="float">
            <text:p>47720</text:p>
          </table:table-cell>
          <table:table-cell office:value-type="string" calcext:value-type="string">
            <text:p>05/06/2017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7/10/2015</text:p>
          </table:table-cell>
          <table:table-cell office:value-type="string" calcext:value-type="string">
            <text:p>07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317855" calcext:value-type="float">
            <text:p>9948317855</text:p>
          </table:table-cell>
          <table:table-cell table:style-name="ce7" office:value-type="string" calcext:value-type="string">
            <text:p>i78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2086C</text:p>
          </table:table-cell>
          <table:table-cell office:value-type="string" calcext:value-type="string">
            <text:p>B2CD</text:p>
          </table:table-cell>
          <table:table-cell office:value-type="float" office:value="268510421488" calcext:value-type="float">
            <text:p>268510421488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5256" calcext:value-type="float">
            <text:p>35256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05/08/2015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01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3449938" calcext:value-type="float">
            <text:p>9923449938</text:p>
          </table:table-cell>
          <table:table-cell table:style-name="ce7" office:value-type="string" calcext:value-type="string">
            <text:p>y77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76918</text:p>
          </table:table-cell>
          <table:table-cell office:value-type="string" calcext:value-type="string">
            <text:p>6450</text:p>
          </table:table-cell>
          <table:table-cell office:value-type="float" office:value="288021194475" calcext:value-type="float">
            <text:p>288021194475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8990" calcext:value-type="float">
            <text:p>68990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14/10/2015</text:p>
          </table:table-cell>
          <table:table-cell office:value-type="string" calcext:value-type="string">
            <text:p>07/08/2015</text:p>
          </table:table-cell>
          <table:table-cell office:value-type="string" calcext:value-type="string">
            <text:p>13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2176575" calcext:value-type="float">
            <text:p>9952176575</text:p>
          </table:table-cell>
          <table:table-cell table:style-name="ce7" office:value-type="string" calcext:value-type="string">
            <text:p>k9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71B68</text:p>
          </table:table-cell>
          <table:table-cell office:value-type="string" calcext:value-type="string">
            <text:p>4C34</text:p>
          </table:table-cell>
          <table:table-cell office:value-type="float" office:value="299810902471" calcext:value-type="float">
            <text:p>299810902471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1659" calcext:value-type="float">
            <text:p>41659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07/02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03/07/2015</text:p>
          </table:table-cell>
          <table:table-cell office:value-type="string" calcext:value-type="string">
            <text:p>18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164456" calcext:value-type="float">
            <text:p>9918164456</text:p>
          </table:table-cell>
          <table:table-cell table:style-name="ce7" office:value-type="string" calcext:value-type="string">
            <text:p>V51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06572</text:p>
          </table:table-cell>
          <table:table-cell office:value-type="string" calcext:value-type="string">
            <text:p>86E9</text:p>
          </table:table-cell>
          <table:table-cell office:value-type="float" office:value="260856273301" calcext:value-type="float">
            <text:p>260856273301</text:p>
          </table:table-cell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3768" calcext:value-type="float">
            <text:p>63768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06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1574709" calcext:value-type="float">
            <text:p>9921574709</text:p>
          </table:table-cell>
          <table:table-cell table:style-name="ce7" office:value-type="string" calcext:value-type="string">
            <text:p>v22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B6D01</text:p>
          </table:table-cell>
          <table:table-cell office:value-type="string" calcext:value-type="string">
            <text:p>F21F</text:p>
          </table:table-cell>
          <table:table-cell office:value-type="float" office:value="235747722777" calcext:value-type="float">
            <text:p>23574772277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0042" calcext:value-type="float">
            <text:p>20042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11/06/2017</text:p>
          </table:table-cell>
          <table:table-cell office:value-type="string" calcext:value-type="string">
            <text:p>24/09/2016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14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039796" calcext:value-type="float">
            <text:p>9972039796</text:p>
          </table:table-cell>
          <table:table-cell table:style-name="ce7" office:value-type="string" calcext:value-type="string">
            <text:p>q1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5D26C</text:p>
          </table:table-cell>
          <table:table-cell office:value-type="string" calcext:value-type="string">
            <text:p>A303</text:p>
          </table:table-cell>
          <table:table-cell office:value-type="float" office:value="286041700891" calcext:value-type="float">
            <text:p>286041700891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4296" calcext:value-type="float">
            <text:p>34296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19/03/2017</text:p>
          </table:table-cell>
          <table:table-cell office:value-type="string" calcext:value-type="string">
            <text:p>02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0651766" calcext:value-type="float">
            <text:p>9960651766</text:p>
          </table:table-cell>
          <table:table-cell table:style-name="ce7" office:value-type="string" calcext:value-type="string">
            <text:p>A98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0BF44</text:p>
          </table:table-cell>
          <table:table-cell office:value-type="string" calcext:value-type="string">
            <text:p>7E49</text:p>
          </table:table-cell>
          <table:table-cell office:value-type="float" office:value="213993217637" calcext:value-type="float">
            <text:p>21399321763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9381" calcext:value-type="float">
            <text:p>39381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15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482333" calcext:value-type="float">
            <text:p>9972482333</text:p>
          </table:table-cell>
          <table:table-cell table:style-name="ce7" office:value-type="string" calcext:value-type="string">
            <text:p>E9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7A4BC</text:p>
          </table:table-cell>
          <table:table-cell office:value-type="string" calcext:value-type="string">
            <text:p>9287</text:p>
          </table:table-cell>
          <table:table-cell office:value-type="float" office:value="294792609051" calcext:value-type="float">
            <text:p>294792609051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8092" calcext:value-type="float">
            <text:p>58092</text:p>
          </table:table-cell>
          <table:table-cell office:value-type="string" calcext:value-type="string">
            <text:p>16/02/2017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02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429076" calcext:value-type="float">
            <text:p>9902429076</text:p>
          </table:table-cell>
          <table:table-cell table:style-name="ce7" office:value-type="string" calcext:value-type="string">
            <text:p>S48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B8719</text:p>
          </table:table-cell>
          <table:table-cell office:value-type="string" calcext:value-type="string">
            <text:p>1502</text:p>
          </table:table-cell>
          <table:table-cell office:value-type="float" office:value="266648444886" calcext:value-type="float">
            <text:p>266648444886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2162" calcext:value-type="float">
            <text:p>62162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18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8462583" calcext:value-type="float">
            <text:p>9928462583</text:p>
          </table:table-cell>
          <table:table-cell table:style-name="ce7" office:value-type="string" calcext:value-type="string">
            <text:p>z36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6F138</text:p>
          </table:table-cell>
          <table:table-cell office:value-type="string" calcext:value-type="string">
            <text:p>4738</text:p>
          </table:table-cell>
          <table:table-cell office:value-type="float" office:value="288119729106" calcext:value-type="float">
            <text:p>288119729106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5439" calcext:value-type="float">
            <text:p>65439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6/07/2016</text:p>
          </table:table-cell>
          <table:table-cell office:value-type="string" calcext:value-type="string">
            <text:p>29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2632946" calcext:value-type="float">
            <text:p>9912632946</text:p>
          </table:table-cell>
          <table:table-cell table:style-name="ce7" office:value-type="string" calcext:value-type="string">
            <text:p>e43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7AC4B</text:p>
          </table:table-cell>
          <table:table-cell office:value-type="string" calcext:value-type="string">
            <text:p>05A4</text:p>
          </table:table-cell>
          <table:table-cell office:value-type="float" office:value="228305581559" calcext:value-type="float">
            <text:p>228305581559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2572" calcext:value-type="float">
            <text:p>12572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05/06/2016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02/10/2015</text:p>
          </table:table-cell>
          <table:table-cell office:value-type="string" calcext:value-type="string">
            <text:p>12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410257" calcext:value-type="float">
            <text:p>9902410257</text:p>
          </table:table-cell>
          <table:table-cell table:style-name="ce7" office:value-type="string" calcext:value-type="string">
            <text:p>b69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C8718</text:p>
          </table:table-cell>
          <table:table-cell office:value-type="string" calcext:value-type="string">
            <text:p>D0D7</text:p>
          </table:table-cell>
          <table:table-cell office:value-type="float" office:value="214137319361" calcext:value-type="float">
            <text:p>21413731936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2766" calcext:value-type="float">
            <text:p>62766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04/10/2015</text:p>
          </table:table-cell>
          <table:table-cell office:value-type="string" calcext:value-type="string">
            <text:p>13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054775" calcext:value-type="float">
            <text:p>9946054775</text:p>
          </table:table-cell>
          <table:table-cell table:style-name="ce7" office:value-type="string" calcext:value-type="string">
            <text:p>L74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12AFC</text:p>
          </table:table-cell>
          <table:table-cell office:value-type="string" calcext:value-type="string">
            <text:p>2B0C</text:p>
          </table:table-cell>
          <table:table-cell office:value-type="float" office:value="266104336737" calcext:value-type="float">
            <text:p>266104336737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6494" calcext:value-type="float">
            <text:p>76494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05/07/2015</text:p>
          </table:table-cell>
          <table:table-cell office:value-type="string" calcext:value-type="string">
            <text:p>13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569258" calcext:value-type="float">
            <text:p>9925569258</text:p>
          </table:table-cell>
          <table:table-cell table:style-name="ce7" office:value-type="string" calcext:value-type="string">
            <text:p>s3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5D008</text:p>
          </table:table-cell>
          <table:table-cell office:value-type="string" calcext:value-type="string">
            <text:p>CC82</text:p>
          </table:table-cell>
          <table:table-cell office:value-type="float" office:value="214112761715" calcext:value-type="float">
            <text:p>21411276171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65115" calcext:value-type="float">
            <text:p>65115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19/01/2017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3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6076797" calcext:value-type="float">
            <text:p>9966076797</text:p>
          </table:table-cell>
          <table:table-cell table:style-name="ce7" office:value-type="string" calcext:value-type="string">
            <text:p>K42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34D59</text:p>
          </table:table-cell>
          <table:table-cell office:value-type="string" calcext:value-type="string">
            <text:p>A977</text:p>
          </table:table-cell>
          <table:table-cell office:value-type="float" office:value="287757387583" calcext:value-type="float">
            <text:p>287757387583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4394" calcext:value-type="float">
            <text:p>84394</text:p>
          </table:table-cell>
          <table:table-cell office:value-type="string" calcext:value-type="string">
            <text:p>26/12/2016</text:p>
          </table:table-cell>
          <table:table-cell office:value-type="string" calcext:value-type="string">
            <text:p>31/07/2015</text:p>
          </table:table-cell>
          <table:table-cell office:value-type="string" calcext:value-type="string">
            <text:p>29/08/2015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01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287273" calcext:value-type="float">
            <text:p>9985287273</text:p>
          </table:table-cell>
          <table:table-cell table:style-name="ce7" office:value-type="string" calcext:value-type="string">
            <text:p>G80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B066E</text:p>
          </table:table-cell>
          <table:table-cell office:value-type="string" calcext:value-type="string">
            <text:p>2E06</text:p>
          </table:table-cell>
          <table:table-cell office:value-type="float" office:value="224663280257" calcext:value-type="float">
            <text:p>224663280257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4835" calcext:value-type="float">
            <text:p>24835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17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636645" calcext:value-type="float">
            <text:p>9986636645</text:p>
          </table:table-cell>
          <table:table-cell table:style-name="ce7" office:value-type="string" calcext:value-type="string">
            <text:p>A41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BE78A</text:p>
          </table:table-cell>
          <table:table-cell office:value-type="string" calcext:value-type="string">
            <text:p>ADED</text:p>
          </table:table-cell>
          <table:table-cell office:value-type="float" office:value="259924147132" calcext:value-type="float">
            <text:p>25992414713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7456" calcext:value-type="float">
            <text:p>37456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02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619708" calcext:value-type="float">
            <text:p>9942619708</text:p>
          </table:table-cell>
          <table:table-cell table:style-name="ce7" office:value-type="string" calcext:value-type="string">
            <text:p>g97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D392C</text:p>
          </table:table-cell>
          <table:table-cell office:value-type="string" calcext:value-type="string">
            <text:p>9B1B</text:p>
          </table:table-cell>
          <table:table-cell office:value-type="float" office:value="275048334306" calcext:value-type="float">
            <text:p>27504833430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5791" calcext:value-type="float">
            <text:p>65791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05/02/2016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29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2149336" calcext:value-type="float">
            <text:p>9942149336</text:p>
          </table:table-cell>
          <table:table-cell table:style-name="ce7" office:value-type="string" calcext:value-type="string">
            <text:p>l5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3E7C0</text:p>
          </table:table-cell>
          <table:table-cell office:value-type="string" calcext:value-type="string">
            <text:p>47E5</text:p>
          </table:table-cell>
          <table:table-cell office:value-type="float" office:value="285856693415" calcext:value-type="float">
            <text:p>285856693415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2285" calcext:value-type="float">
            <text:p>92285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13/02/2017</text:p>
          </table:table-cell>
          <table:table-cell office:value-type="string" calcext:value-type="string">
            <text:p>16/02/2017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17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496317" calcext:value-type="float">
            <text:p>9981496317</text:p>
          </table:table-cell>
          <table:table-cell table:style-name="ce7" office:value-type="string" calcext:value-type="string">
            <text:p>n91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2D016</text:p>
          </table:table-cell>
          <table:table-cell office:value-type="string" calcext:value-type="string">
            <text:p>1B42</text:p>
          </table:table-cell>
          <table:table-cell office:value-type="float" office:value="239961670046" calcext:value-type="float">
            <text:p>23996167004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5338" calcext:value-type="float">
            <text:p>65338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02/11/2016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12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841914" calcext:value-type="float">
            <text:p>9949841914</text:p>
          </table:table-cell>
          <table:table-cell table:style-name="ce7" office:value-type="string" calcext:value-type="string">
            <text:p>l28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D7A9E</text:p>
          </table:table-cell>
          <table:table-cell office:value-type="string" calcext:value-type="string">
            <text:p>2B8C</text:p>
          </table:table-cell>
          <table:table-cell office:value-type="float" office:value="287993578442" calcext:value-type="float">
            <text:p>287993578442</text:p>
          </table:table-cell>
          <table:table-cell office:value-type="float" office:value="22" calcext:value-type="float">
            <text:p>2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7379" calcext:value-type="float">
            <text:p>37379</text:p>
          </table:table-cell>
          <table:table-cell office:value-type="string" calcext:value-type="string">
            <text:p>07/09/2016</text:p>
          </table:table-cell>
          <table:table-cell office:value-type="string" calcext:value-type="string">
            <text:p>23/03/2017</text:p>
          </table:table-cell>
          <table:table-cell office:value-type="string" calcext:value-type="string">
            <text:p>29/05/2017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14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3630416" calcext:value-type="float">
            <text:p>9983630416</text:p>
          </table:table-cell>
          <table:table-cell table:style-name="ce7" office:value-type="string" calcext:value-type="string">
            <text:p>A5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403CB</text:p>
          </table:table-cell>
          <table:table-cell office:value-type="string" calcext:value-type="string">
            <text:p>CBA5</text:p>
          </table:table-cell>
          <table:table-cell office:value-type="float" office:value="271457061498" calcext:value-type="float">
            <text:p>271457061498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3188" calcext:value-type="float">
            <text:p>43188</text:p>
          </table:table-cell>
          <table:table-cell office:value-type="string" calcext:value-type="string">
            <text:p>07/01/2016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9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8229323" calcext:value-type="float">
            <text:p>9938229323</text:p>
          </table:table-cell>
          <table:table-cell table:style-name="ce7" office:value-type="string" calcext:value-type="string">
            <text:p>L5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05325</text:p>
          </table:table-cell>
          <table:table-cell office:value-type="string" calcext:value-type="string">
            <text:p>681C</text:p>
          </table:table-cell>
          <table:table-cell office:value-type="float" office:value="223267796143" calcext:value-type="float">
            <text:p>22326779614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2460" calcext:value-type="float">
            <text:p>32460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27/06/2015</text:p>
          </table:table-cell>
          <table:table-cell office:value-type="string" calcext:value-type="string">
            <text:p>14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3045075" calcext:value-type="float">
            <text:p>9983045075</text:p>
          </table:table-cell>
          <table:table-cell table:style-name="ce7" office:value-type="string" calcext:value-type="string">
            <text:p>O05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36982</text:p>
          </table:table-cell>
          <table:table-cell office:value-type="string" calcext:value-type="string">
            <text:p>1A50</text:p>
          </table:table-cell>
          <table:table-cell office:value-type="float" office:value="276356570603" calcext:value-type="float">
            <text:p>27635657060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4062" calcext:value-type="float">
            <text:p>34062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5/08/2015</text:p>
          </table:table-cell>
          <table:table-cell office:value-type="string" calcext:value-type="string">
            <text:p>25/10/2015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09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7276067" calcext:value-type="float">
            <text:p>9947276067</text:p>
          </table:table-cell>
          <table:table-cell table:style-name="ce7" office:value-type="string" calcext:value-type="string">
            <text:p>o77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5E9CA</text:p>
          </table:table-cell>
          <table:table-cell office:value-type="string" calcext:value-type="string">
            <text:p>FF72</text:p>
          </table:table-cell>
          <table:table-cell office:value-type="float" office:value="249260172634" calcext:value-type="float">
            <text:p>2492601726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3106" calcext:value-type="float">
            <text:p>43106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24/06/2016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02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3949708" calcext:value-type="float">
            <text:p>9943949708</text:p>
          </table:table-cell>
          <table:table-cell table:style-name="ce7" office:value-type="string" calcext:value-type="string">
            <text:p>H14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D113C</text:p>
          </table:table-cell>
          <table:table-cell office:value-type="string" calcext:value-type="string">
            <text:p>BF1F</text:p>
          </table:table-cell>
          <table:table-cell office:value-type="float" office:value="280458312125" calcext:value-type="float">
            <text:p>280458312125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9100" calcext:value-type="float">
            <text:p>39100</text:p>
          </table:table-cell>
          <table:table-cell office:value-type="string" calcext:value-type="string">
            <text:p>17/04/2017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24/07/2016</text:p>
          </table:table-cell>
          <table:table-cell office:value-type="string" calcext:value-type="string">
            <text:p>15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936229" calcext:value-type="float">
            <text:p>9965936229</text:p>
          </table:table-cell>
          <table:table-cell table:style-name="ce7" office:value-type="string" calcext:value-type="string">
            <text:p>c06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920CE</text:p>
          </table:table-cell>
          <table:table-cell office:value-type="string" calcext:value-type="string">
            <text:p>916C</text:p>
          </table:table-cell>
          <table:table-cell office:value-type="float" office:value="290699240914" calcext:value-type="float">
            <text:p>290699240914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3605" calcext:value-type="float">
            <text:p>63605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04/02/2017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17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5171935" calcext:value-type="float">
            <text:p>9975171935</text:p>
          </table:table-cell>
          <table:table-cell table:style-name="ce7" office:value-type="string" calcext:value-type="string">
            <text:p>Q7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DB97B</text:p>
          </table:table-cell>
          <table:table-cell office:value-type="string" calcext:value-type="string">
            <text:p>28D6</text:p>
          </table:table-cell>
          <table:table-cell office:value-type="float" office:value="295274773164" calcext:value-type="float">
            <text:p>295274773164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9350" calcext:value-type="float">
            <text:p>99350</text:p>
          </table:table-cell>
          <table:table-cell office:value-type="string" calcext:value-type="string">
            <text:p>04/03/2016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10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849488" calcext:value-type="float">
            <text:p>9905849488</text:p>
          </table:table-cell>
          <table:table-cell table:style-name="ce7" office:value-type="string" calcext:value-type="string">
            <text:p>j0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0924D</text:p>
          </table:table-cell>
          <table:table-cell office:value-type="string" calcext:value-type="string">
            <text:p>A717</text:p>
          </table:table-cell>
          <table:table-cell office:value-type="float" office:value="288069524402" calcext:value-type="float">
            <text:p>288069524402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4680" calcext:value-type="float">
            <text:p>34680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26/09/2015</text:p>
          </table:table-cell>
          <table:table-cell office:value-type="string" calcext:value-type="string">
            <text:p>20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0329075" calcext:value-type="float">
            <text:p>9930329075</text:p>
          </table:table-cell>
          <table:table-cell table:style-name="ce7" office:value-type="string" calcext:value-type="string">
            <text:p>y38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F7505</text:p>
          </table:table-cell>
          <table:table-cell office:value-type="string" calcext:value-type="string">
            <text:p>DBC7</text:p>
          </table:table-cell>
          <table:table-cell office:value-type="float" office:value="202063168161" calcext:value-type="float">
            <text:p>202063168161</text:p>
          </table:table-cell>
          <table:table-cell office:value-type="float" office:value="83" calcext:value-type="float">
            <text:p>8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7201" calcext:value-type="float">
            <text:p>37201</text:p>
          </table:table-cell>
          <table:table-cell office:value-type="string" calcext:value-type="string">
            <text:p>24/08/2015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18/09/2016</text:p>
          </table:table-cell>
          <table:table-cell office:value-type="string" calcext:value-type="string">
            <text:p>28/01/2017</text:p>
          </table:table-cell>
          <table:table-cell office:value-type="string" calcext:value-type="string">
            <text:p>15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424903" calcext:value-type="float">
            <text:p>9956424903</text:p>
          </table:table-cell>
          <table:table-cell table:style-name="ce7" office:value-type="string" calcext:value-type="string">
            <text:p>w06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CD354</text:p>
          </table:table-cell>
          <table:table-cell office:value-type="string" calcext:value-type="string">
            <text:p>DB9C</text:p>
          </table:table-cell>
          <table:table-cell office:value-type="float" office:value="266551654025" calcext:value-type="float">
            <text:p>266551654025</text:p>
          </table:table-cell>
          <table:table-cell office:value-type="float" office:value="41" calcext:value-type="float">
            <text:p>4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2994" calcext:value-type="float">
            <text:p>92994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2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7596041" calcext:value-type="float">
            <text:p>9937596041</text:p>
          </table:table-cell>
          <table:table-cell table:style-name="ce7" office:value-type="string" calcext:value-type="string">
            <text:p>s55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2328D</text:p>
          </table:table-cell>
          <table:table-cell office:value-type="string" calcext:value-type="string">
            <text:p>CD5A</text:p>
          </table:table-cell>
          <table:table-cell office:value-type="float" office:value="201050619555" calcext:value-type="float">
            <text:p>201050619555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0868" calcext:value-type="float">
            <text:p>20868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03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5622416" calcext:value-type="float">
            <text:p>9955622416</text:p>
          </table:table-cell>
          <table:table-cell table:style-name="ce7" office:value-type="string" calcext:value-type="string">
            <text:p>w96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4806A</text:p>
          </table:table-cell>
          <table:table-cell office:value-type="string" calcext:value-type="string">
            <text:p>9B53</text:p>
          </table:table-cell>
          <table:table-cell office:value-type="float" office:value="270493783274" calcext:value-type="float">
            <text:p>270493783274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3139" calcext:value-type="float">
            <text:p>23139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27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4807097" calcext:value-type="float">
            <text:p>9944807097</text:p>
          </table:table-cell>
          <table:table-cell table:style-name="ce7" office:value-type="string" calcext:value-type="string">
            <text:p>s8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709E0</text:p>
          </table:table-cell>
          <table:table-cell office:value-type="string" calcext:value-type="string">
            <text:p>20D9</text:p>
          </table:table-cell>
          <table:table-cell office:value-type="float" office:value="279452007847" calcext:value-type="float">
            <text:p>279452007847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4952" calcext:value-type="float">
            <text:p>14952</text:p>
          </table:table-cell>
          <table:table-cell office:value-type="string" calcext:value-type="string">
            <text:p>13/07/2016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08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0353563" calcext:value-type="float">
            <text:p>9920353563</text:p>
          </table:table-cell>
          <table:table-cell table:style-name="ce7" office:value-type="string" calcext:value-type="string">
            <text:p>D1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3A575</text:p>
          </table:table-cell>
          <table:table-cell office:value-type="string" calcext:value-type="string">
            <text:p>B474</text:p>
          </table:table-cell>
          <table:table-cell office:value-type="float" office:value="240153578173" calcext:value-type="float">
            <text:p>240153578173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5949" calcext:value-type="float">
            <text:p>55949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05/11/2016</text:p>
          </table:table-cell>
          <table:table-cell office:value-type="string" calcext:value-type="string">
            <text:p>29/11/2016</text:p>
          </table:table-cell>
          <table:table-cell office:value-type="string" calcext:value-type="string">
            <text:p>01/12/2015</text:p>
          </table:table-cell>
          <table:table-cell office:value-type="string" calcext:value-type="string">
            <text:p>18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5990166" calcext:value-type="float">
            <text:p>9985990166</text:p>
          </table:table-cell>
          <table:table-cell table:style-name="ce7" office:value-type="string" calcext:value-type="string">
            <text:p>v74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DF1A0</text:p>
          </table:table-cell>
          <table:table-cell office:value-type="string" calcext:value-type="string">
            <text:p>1D16</text:p>
          </table:table-cell>
          <table:table-cell office:value-type="float" office:value="234419497290" calcext:value-type="float">
            <text:p>234419497290</text:p>
          </table:table-cell>
          <table:table-cell office:value-type="float" office:value="43" calcext:value-type="float">
            <text:p>4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2931" calcext:value-type="float">
            <text:p>42931</text:p>
          </table:table-cell>
          <table:table-cell office:value-type="string" calcext:value-type="string">
            <text:p>04/06/2016</text:p>
          </table:table-cell>
          <table:table-cell office:value-type="string" calcext:value-type="string">
            <text:p>19/11/2016</text:p>
          </table:table-cell>
          <table:table-cell office:value-type="string" calcext:value-type="string">
            <text:p>02/02/2016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19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186251" calcext:value-type="float">
            <text:p>9971186251</text:p>
          </table:table-cell>
          <table:table-cell table:style-name="ce7" office:value-type="string" calcext:value-type="string">
            <text:p>L49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AE65F</text:p>
          </table:table-cell>
          <table:table-cell office:value-type="string" calcext:value-type="string">
            <text:p>F61C</text:p>
          </table:table-cell>
          <table:table-cell office:value-type="float" office:value="241505822886" calcext:value-type="float">
            <text:p>24150582288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2653" calcext:value-type="float">
            <text:p>12653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15/03/2017</text:p>
          </table:table-cell>
          <table:table-cell office:value-type="string" calcext:value-type="string">
            <text:p>01/08/2015</text:p>
          </table:table-cell>
          <table:table-cell office:value-type="string" calcext:value-type="string">
            <text:p>11/04/2016</text:p>
          </table:table-cell>
          <table:table-cell office:value-type="string" calcext:value-type="string">
            <text:p>09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7438126" calcext:value-type="float">
            <text:p>9977438126</text:p>
          </table:table-cell>
          <table:table-cell table:style-name="ce7" office:value-type="string" calcext:value-type="string">
            <text:p>L8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F7A1D</text:p>
          </table:table-cell>
          <table:table-cell office:value-type="string" calcext:value-type="string">
            <text:p>CF9B</text:p>
          </table:table-cell>
          <table:table-cell office:value-type="float" office:value="263825912203" calcext:value-type="float">
            <text:p>263825912203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8485" calcext:value-type="float">
            <text:p>88485</text:p>
          </table:table-cell>
          <table:table-cell office:value-type="string" calcext:value-type="string">
            <text:p>20/12/2015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08/12/2015</text:p>
          </table:table-cell>
          <table:table-cell office:value-type="string" calcext:value-type="string">
            <text:p>24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0706833" calcext:value-type="float">
            <text:p>9910706833</text:p>
          </table:table-cell>
          <table:table-cell table:style-name="ce7" office:value-type="string" calcext:value-type="string">
            <text:p>I32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1AB14</text:p>
          </table:table-cell>
          <table:table-cell office:value-type="string" calcext:value-type="string">
            <text:p>DC22</text:p>
          </table:table-cell>
          <table:table-cell office:value-type="float" office:value="213016815520" calcext:value-type="float">
            <text:p>213016815520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5933" calcext:value-type="float">
            <text:p>35933</text:p>
          </table:table-cell>
          <table:table-cell office:value-type="string" calcext:value-type="string">
            <text:p>07/01/2016</text:p>
          </table:table-cell>
          <table:table-cell office:value-type="string" calcext:value-type="string">
            <text:p>04/08/2015</text:p>
          </table:table-cell>
          <table:table-cell office:value-type="string" calcext:value-type="string">
            <text:p>13/07/2016</text:p>
          </table:table-cell>
          <table:table-cell office:value-type="string" calcext:value-type="string">
            <text:p>10/06/2017</text:p>
          </table:table-cell>
          <table:table-cell office:value-type="string" calcext:value-type="string">
            <text:p>12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9120285" calcext:value-type="float">
            <text:p>9969120285</text:p>
          </table:table-cell>
          <table:table-cell table:style-name="ce7" office:value-type="string" calcext:value-type="string">
            <text:p>i0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E6668</text:p>
          </table:table-cell>
          <table:table-cell office:value-type="string" calcext:value-type="string">
            <text:p>FDED</text:p>
          </table:table-cell>
          <table:table-cell office:value-type="float" office:value="266984340194" calcext:value-type="float">
            <text:p>26698434019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1563" calcext:value-type="float">
            <text:p>51563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23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833181" calcext:value-type="float">
            <text:p>9909833181</text:p>
          </table:table-cell>
          <table:table-cell table:style-name="ce7" office:value-type="string" calcext:value-type="string">
            <text:p>T15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C7F32</text:p>
          </table:table-cell>
          <table:table-cell office:value-type="string" calcext:value-type="string">
            <text:p>2C23</text:p>
          </table:table-cell>
          <table:table-cell office:value-type="float" office:value="289068729635" calcext:value-type="float">
            <text:p>289068729635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7405" calcext:value-type="float">
            <text:p>77405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15/02/2017</text:p>
          </table:table-cell>
          <table:table-cell office:value-type="string" calcext:value-type="string">
            <text:p>06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6372455" calcext:value-type="float">
            <text:p>9966372455</text:p>
          </table:table-cell>
          <table:table-cell table:style-name="ce7" office:value-type="string" calcext:value-type="string">
            <text:p>l18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D667F</text:p>
          </table:table-cell>
          <table:table-cell office:value-type="string" calcext:value-type="string">
            <text:p>F370</text:p>
          </table:table-cell>
          <table:table-cell office:value-type="float" office:value="279467220314" calcext:value-type="float">
            <text:p>279467220314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2414" calcext:value-type="float">
            <text:p>12414</text:p>
          </table:table-cell>
          <table:table-cell office:value-type="string" calcext:value-type="string">
            <text:p>03/07/2015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27/02/2017</text:p>
          </table:table-cell>
          <table:table-cell office:value-type="string" calcext:value-type="string">
            <text:p>04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7803925" calcext:value-type="float">
            <text:p>9957803925</text:p>
          </table:table-cell>
          <table:table-cell table:style-name="ce7" office:value-type="string" calcext:value-type="string">
            <text:p>M27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81E56</text:p>
          </table:table-cell>
          <table:table-cell office:value-type="string" calcext:value-type="string">
            <text:p>E3D6</text:p>
          </table:table-cell>
          <table:table-cell office:value-type="float" office:value="259144016799" calcext:value-type="float">
            <text:p>259144016799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7942" calcext:value-type="float">
            <text:p>17942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0/11/2016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25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342740" calcext:value-type="float">
            <text:p>9930342740</text:p>
          </table:table-cell>
          <table:table-cell table:style-name="ce7" office:value-type="string" calcext:value-type="string">
            <text:p>T00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498C6</text:p>
          </table:table-cell>
          <table:table-cell office:value-type="string" calcext:value-type="string">
            <text:p>2C6E</text:p>
          </table:table-cell>
          <table:table-cell office:value-type="float" office:value="201019289871" calcext:value-type="float">
            <text:p>201019289871</text:p>
          </table:table-cell>
          <table:table-cell office:value-type="float" office:value="71" calcext:value-type="float">
            <text:p>7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1511" calcext:value-type="float">
            <text:p>71511</text:p>
          </table:table-cell>
          <table:table-cell office:value-type="string" calcext:value-type="string">
            <text:p>19/11/2016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29/07/2016</text:p>
          </table:table-cell>
          <table:table-cell office:value-type="string" calcext:value-type="string">
            <text:p>16/04/2016</text:p>
          </table:table-cell>
          <table:table-cell office:value-type="string" calcext:value-type="string">
            <text:p>03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648216" calcext:value-type="float">
            <text:p>9981648216</text:p>
          </table:table-cell>
          <table:table-cell table:style-name="ce7" office:value-type="string" calcext:value-type="string">
            <text:p>u61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C55A6</text:p>
          </table:table-cell>
          <table:table-cell office:value-type="string" calcext:value-type="string">
            <text:p>2C0A</text:p>
          </table:table-cell>
          <table:table-cell office:value-type="float" office:value="205223532267" calcext:value-type="float">
            <text:p>205223532267</text:p>
          </table:table-cell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7254" calcext:value-type="float">
            <text:p>77254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23/09/2015</text:p>
          </table:table-cell>
          <table:table-cell office:value-type="string" calcext:value-type="string">
            <text:p>14/03/2016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29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841483" calcext:value-type="float">
            <text:p>9972841483</text:p>
          </table:table-cell>
          <table:table-cell table:style-name="ce7" office:value-type="string" calcext:value-type="string">
            <text:p>O7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82434</text:p>
          </table:table-cell>
          <table:table-cell office:value-type="string" calcext:value-type="string">
            <text:p>51E2</text:p>
          </table:table-cell>
          <table:table-cell office:value-type="float" office:value="207393243654" calcext:value-type="float">
            <text:p>20739324365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9325" calcext:value-type="float">
            <text:p>19325</text:p>
          </table:table-cell>
          <table:table-cell office:value-type="string" calcext:value-type="string">
            <text:p>08/07/2016</text:p>
          </table:table-cell>
          <table:table-cell office:value-type="string" calcext:value-type="string">
            <text:p>14/10/2016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20/05/2017</text:p>
          </table:table-cell>
          <table:table-cell office:value-type="string" calcext:value-type="string">
            <text:p>04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4354241" calcext:value-type="float">
            <text:p>9944354241</text:p>
          </table:table-cell>
          <table:table-cell table:style-name="ce7" office:value-type="string" calcext:value-type="string">
            <text:p>L2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F94C0</text:p>
          </table:table-cell>
          <table:table-cell office:value-type="string" calcext:value-type="string">
            <text:p>4FFA</text:p>
          </table:table-cell>
          <table:table-cell office:value-type="float" office:value="287800368282" calcext:value-type="float">
            <text:p>28780036828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3430" calcext:value-type="float">
            <text:p>93430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10/09/2015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02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110092" calcext:value-type="float">
            <text:p>9978110092</text:p>
          </table:table-cell>
          <table:table-cell table:style-name="ce7" office:value-type="string" calcext:value-type="string">
            <text:p>j55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6BF80</text:p>
          </table:table-cell>
          <table:table-cell office:value-type="string" calcext:value-type="string">
            <text:p>2569</text:p>
          </table:table-cell>
          <table:table-cell office:value-type="float" office:value="204803604494" calcext:value-type="float">
            <text:p>204803604494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6799" calcext:value-type="float">
            <text:p>56799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12/06/2016</text:p>
          </table:table-cell>
          <table:table-cell office:value-type="string" calcext:value-type="string">
            <text:p>15/12/2016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09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0196366" calcext:value-type="float">
            <text:p>9950196366</text:p>
          </table:table-cell>
          <table:table-cell table:style-name="ce7" office:value-type="string" calcext:value-type="string">
            <text:p>B42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080FF</text:p>
          </table:table-cell>
          <table:table-cell office:value-type="string" calcext:value-type="string">
            <text:p>DE9C</text:p>
          </table:table-cell>
          <table:table-cell office:value-type="float" office:value="213313084128" calcext:value-type="float">
            <text:p>213313084128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3109" calcext:value-type="float">
            <text:p>53109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06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4613869" calcext:value-type="float">
            <text:p>9914613869</text:p>
          </table:table-cell>
          <table:table-cell table:style-name="ce7" office:value-type="string" calcext:value-type="string">
            <text:p>p21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764FB</text:p>
          </table:table-cell>
          <table:table-cell office:value-type="string" calcext:value-type="string">
            <text:p>6C4F</text:p>
          </table:table-cell>
          <table:table-cell office:value-type="float" office:value="211780470969" calcext:value-type="float">
            <text:p>211780470969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8139" calcext:value-type="float">
            <text:p>68139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10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3815744" calcext:value-type="float">
            <text:p>9933815744</text:p>
          </table:table-cell>
          <table:table-cell table:style-name="ce7" office:value-type="string" calcext:value-type="string">
            <text:p>l2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25713</text:p>
          </table:table-cell>
          <table:table-cell office:value-type="string" calcext:value-type="string">
            <text:p>A2D3</text:p>
          </table:table-cell>
          <table:table-cell office:value-type="float" office:value="283773732613" calcext:value-type="float">
            <text:p>283773732613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2949" calcext:value-type="float">
            <text:p>82949</text:p>
          </table:table-cell>
          <table:table-cell office:value-type="string" calcext:value-type="string">
            <text:p>03/11/2015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02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908428" calcext:value-type="float">
            <text:p>9912908428</text:p>
          </table:table-cell>
          <table:table-cell table:style-name="ce7" office:value-type="string" calcext:value-type="string">
            <text:p>R3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A4F65</text:p>
          </table:table-cell>
          <table:table-cell office:value-type="string" calcext:value-type="string">
            <text:p>626D</text:p>
          </table:table-cell>
          <table:table-cell office:value-type="float" office:value="253777723463" calcext:value-type="float">
            <text:p>253777723463</text:p>
          </table:table-cell>
          <table:table-cell office:value-type="float" office:value="28" calcext:value-type="float">
            <text:p>2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9030" calcext:value-type="float">
            <text:p>99030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29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578226" calcext:value-type="float">
            <text:p>9941578226</text:p>
          </table:table-cell>
          <table:table-cell table:style-name="ce7" office:value-type="string" calcext:value-type="string">
            <text:p>f15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CFBCD</text:p>
          </table:table-cell>
          <table:table-cell office:value-type="string" calcext:value-type="string">
            <text:p>7DF1</text:p>
          </table:table-cell>
          <table:table-cell office:value-type="float" office:value="268696786027" calcext:value-type="float">
            <text:p>268696786027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1208" calcext:value-type="float">
            <text:p>81208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22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996266" calcext:value-type="float">
            <text:p>9973996266</text:p>
          </table:table-cell>
          <table:table-cell table:style-name="ce7" office:value-type="string" calcext:value-type="string">
            <text:p>X4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FD56C</text:p>
          </table:table-cell>
          <table:table-cell office:value-type="string" calcext:value-type="string">
            <text:p>C520</text:p>
          </table:table-cell>
          <table:table-cell office:value-type="float" office:value="218397140519" calcext:value-type="float">
            <text:p>218397140519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5885" calcext:value-type="float">
            <text:p>65885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05/09/2015</text:p>
          </table:table-cell>
          <table:table-cell office:value-type="string" calcext:value-type="string">
            <text:p>09/03/2017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09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7044263" calcext:value-type="float">
            <text:p>9947044263</text:p>
          </table:table-cell>
          <table:table-cell table:style-name="ce7" office:value-type="string" calcext:value-type="string">
            <text:p>q5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490DF</text:p>
          </table:table-cell>
          <table:table-cell office:value-type="string" calcext:value-type="string">
            <text:p>C533</text:p>
          </table:table-cell>
          <table:table-cell office:value-type="float" office:value="228726945064" calcext:value-type="float">
            <text:p>228726945064</text:p>
          </table:table-cell>
          <table:table-cell office:value-type="float" office:value="23" calcext:value-type="float">
            <text:p>2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0608" calcext:value-type="float">
            <text:p>80608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07/07/2016</text:p>
          </table:table-cell>
          <table:table-cell office:value-type="string" calcext:value-type="string">
            <text:p>03/01/2016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29/06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3952418" calcext:value-type="float">
            <text:p>9943952418</text:p>
          </table:table-cell>
          <table:table-cell table:style-name="ce7" office:value-type="string" calcext:value-type="string">
            <text:p>N32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445CF</text:p>
          </table:table-cell>
          <table:table-cell office:value-type="string" calcext:value-type="string">
            <text:p>EE90</text:p>
          </table:table-cell>
          <table:table-cell office:value-type="float" office:value="286801329503" calcext:value-type="float">
            <text:p>286801329503</text:p>
          </table:table-cell>
          <table:table-cell office:value-type="float" office:value="32" calcext:value-type="float">
            <text:p>3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5473" calcext:value-type="float">
            <text:p>45473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19/08/2015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01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038685" calcext:value-type="float">
            <text:p>9973038685</text:p>
          </table:table-cell>
          <table:table-cell table:style-name="ce7" office:value-type="string" calcext:value-type="string">
            <text:p>W96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4A95B</text:p>
          </table:table-cell>
          <table:table-cell office:value-type="string" calcext:value-type="string">
            <text:p>7AFD</text:p>
          </table:table-cell>
          <table:table-cell office:value-type="float" office:value="289410344721" calcext:value-type="float">
            <text:p>289410344721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5526" calcext:value-type="float">
            <text:p>15526</text:p>
          </table:table-cell>
          <table:table-cell office:value-type="string" calcext:value-type="string">
            <text:p>04/06/2016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04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2472414" calcext:value-type="float">
            <text:p>9932472414</text:p>
          </table:table-cell>
          <table:table-cell table:style-name="ce7" office:value-type="string" calcext:value-type="string">
            <text:p>a13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6DC2B</text:p>
          </table:table-cell>
          <table:table-cell office:value-type="string" calcext:value-type="string">
            <text:p>A4E1</text:p>
          </table:table-cell>
          <table:table-cell office:value-type="float" office:value="255423965727" calcext:value-type="float">
            <text:p>25542396572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2368" calcext:value-type="float">
            <text:p>12368</text:p>
          </table:table-cell>
          <table:table-cell office:value-type="string" calcext:value-type="string">
            <text:p>31/08/2016</text:p>
          </table:table-cell>
          <table:table-cell office:value-type="string" calcext:value-type="string">
            <text:p>22/04/2017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01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9997939" calcext:value-type="float">
            <text:p>9929997939</text:p>
          </table:table-cell>
          <table:table-cell table:style-name="ce7" office:value-type="string" calcext:value-type="string">
            <text:p>J48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6D6B3</text:p>
          </table:table-cell>
          <table:table-cell office:value-type="string" calcext:value-type="string">
            <text:p>C883</text:p>
          </table:table-cell>
          <table:table-cell office:value-type="float" office:value="212468241438" calcext:value-type="float">
            <text:p>212468241438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84461" calcext:value-type="float">
            <text:p>8446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12/02/2016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01/10/2015</text:p>
          </table:table-cell>
          <table:table-cell office:value-type="string" calcext:value-type="string">
            <text:p>18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764547" calcext:value-type="float">
            <text:p>9951764547</text:p>
          </table:table-cell>
          <table:table-cell table:style-name="ce7" office:value-type="string" calcext:value-type="string">
            <text:p>u53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04CBD</text:p>
          </table:table-cell>
          <table:table-cell office:value-type="string" calcext:value-type="string">
            <text:p>393D</text:p>
          </table:table-cell>
          <table:table-cell office:value-type="float" office:value="278698232812" calcext:value-type="float">
            <text:p>278698232812</text:p>
          </table:table-cell>
          <table:table-cell office:value-type="float" office:value="21" calcext:value-type="float">
            <text:p>2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0082" calcext:value-type="float">
            <text:p>90082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05/09/2016</text:p>
          </table:table-cell>
          <table:table-cell office:value-type="string" calcext:value-type="string">
            <text:p>30/05/2017</text:p>
          </table:table-cell>
          <table:table-cell office:value-type="string" calcext:value-type="string">
            <text:p>08/10/2015</text:p>
          </table:table-cell>
          <table:table-cell office:value-type="string" calcext:value-type="string">
            <text:p>18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9301948" calcext:value-type="float">
            <text:p>9929301948</text:p>
          </table:table-cell>
          <table:table-cell table:style-name="ce7" office:value-type="string" calcext:value-type="string">
            <text:p>L23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1E849</text:p>
          </table:table-cell>
          <table:table-cell office:value-type="string" calcext:value-type="string">
            <text:p>D70D</text:p>
          </table:table-cell>
          <table:table-cell office:value-type="float" office:value="231372121477" calcext:value-type="float">
            <text:p>231372121477</text:p>
          </table:table-cell>
          <table:table-cell office:value-type="float" office:value="93" calcext:value-type="float">
            <text:p>93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9061" calcext:value-type="float">
            <text:p>59061</text:p>
          </table:table-cell>
          <table:table-cell office:value-type="string" calcext:value-type="string">
            <text:p>20/12/2015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1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783146" calcext:value-type="float">
            <text:p>9905783146</text:p>
          </table:table-cell>
          <table:table-cell table:style-name="ce7" office:value-type="string" calcext:value-type="string">
            <text:p>L29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02274</text:p>
          </table:table-cell>
          <table:table-cell office:value-type="string" calcext:value-type="string">
            <text:p>24EE</text:p>
          </table:table-cell>
          <table:table-cell office:value-type="float" office:value="245575156343" calcext:value-type="float">
            <text:p>245575156343</text:p>
          </table:table-cell>
          <table:table-cell office:value-type="float" office:value="76" calcext:value-type="float">
            <text:p>7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4962" calcext:value-type="float">
            <text:p>54962</text:p>
          </table:table-cell>
          <table:table-cell office:value-type="string" calcext:value-type="string">
            <text:p>24/09/2016</text:p>
          </table:table-cell>
          <table:table-cell office:value-type="string" calcext:value-type="string">
            <text:p>11/02/2017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04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940650" calcext:value-type="float">
            <text:p>9902940650</text:p>
          </table:table-cell>
          <table:table-cell table:style-name="ce7" office:value-type="string" calcext:value-type="string">
            <text:p>z95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15436</text:p>
          </table:table-cell>
          <table:table-cell office:value-type="string" calcext:value-type="string">
            <text:p>F17E</text:p>
          </table:table-cell>
          <table:table-cell office:value-type="float" office:value="201123046792" calcext:value-type="float">
            <text:p>201123046792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6894" calcext:value-type="float">
            <text:p>96894</text:p>
          </table:table-cell>
          <table:table-cell office:value-type="string" calcext:value-type="string">
            <text:p>11/12/2016</text:p>
          </table:table-cell>
          <table:table-cell office:value-type="string" calcext:value-type="string">
            <text:p>01/05/2017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5/10/2015</text:p>
          </table:table-cell>
          <table:table-cell office:value-type="string" calcext:value-type="string">
            <text:p>07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796690" calcext:value-type="float">
            <text:p>9922796690</text:p>
          </table:table-cell>
          <table:table-cell table:style-name="ce7" office:value-type="string" calcext:value-type="string">
            <text:p>a33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DCDC3</text:p>
          </table:table-cell>
          <table:table-cell office:value-type="string" calcext:value-type="string">
            <text:p>DE02</text:p>
          </table:table-cell>
          <table:table-cell office:value-type="float" office:value="213988999767" calcext:value-type="float">
            <text:p>213988999767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6989" calcext:value-type="float">
            <text:p>16989</text:p>
          </table:table-cell>
          <table:table-cell office:value-type="string" calcext:value-type="string">
            <text:p>15/04/2016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25/08/2015</text:p>
          </table:table-cell>
          <table:table-cell office:value-type="string" calcext:value-type="string">
            <text:p>18/12/2016</text:p>
          </table:table-cell>
          <table:table-cell office:value-type="string" calcext:value-type="string">
            <text:p>21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8543659" calcext:value-type="float">
            <text:p>9958543659</text:p>
          </table:table-cell>
          <table:table-cell table:style-name="ce7" office:value-type="string" calcext:value-type="string">
            <text:p>G84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9DF58</text:p>
          </table:table-cell>
          <table:table-cell office:value-type="string" calcext:value-type="string">
            <text:p>FF29</text:p>
          </table:table-cell>
          <table:table-cell office:value-type="float" office:value="233312458198" calcext:value-type="float">
            <text:p>233312458198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8704" calcext:value-type="float">
            <text:p>28704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24/12/2016</text:p>
          </table:table-cell>
          <table:table-cell office:value-type="string" calcext:value-type="string">
            <text:p>05/02/2016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20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747300" calcext:value-type="float">
            <text:p>9946747300</text:p>
          </table:table-cell>
          <table:table-cell table:style-name="ce7" office:value-type="string" calcext:value-type="string">
            <text:p>j73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58E01</text:p>
          </table:table-cell>
          <table:table-cell office:value-type="string" calcext:value-type="string">
            <text:p>2CD5</text:p>
          </table:table-cell>
          <table:table-cell office:value-type="float" office:value="216352743463" calcext:value-type="float">
            <text:p>216352743463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6359" calcext:value-type="float">
            <text:p>46359</text:p>
          </table:table-cell>
          <table:table-cell office:value-type="string" calcext:value-type="string">
            <text:p>24/02/2016</text:p>
          </table:table-cell>
          <table:table-cell office:value-type="string" calcext:value-type="string">
            <text:p>08/01/2016</text:p>
          </table:table-cell>
          <table:table-cell office:value-type="string" calcext:value-type="string">
            <text:p>21/12/2016</text:p>
          </table:table-cell>
          <table:table-cell office:value-type="string" calcext:value-type="string">
            <text:p>05/07/2015</text:p>
          </table:table-cell>
          <table:table-cell office:value-type="string" calcext:value-type="string">
            <text:p>15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4513669" calcext:value-type="float">
            <text:p>9914513669</text:p>
          </table:table-cell>
          <table:table-cell table:style-name="ce7" office:value-type="string" calcext:value-type="string">
            <text:p>b9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97BCE</text:p>
          </table:table-cell>
          <table:table-cell office:value-type="string" calcext:value-type="string">
            <text:p>E6CC</text:p>
          </table:table-cell>
          <table:table-cell office:value-type="float" office:value="220044171565" calcext:value-type="float">
            <text:p>220044171565</text:p>
          </table:table-cell>
          <table:table-cell office:value-type="float" office:value="38" calcext:value-type="float">
            <text:p>3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5327" calcext:value-type="float">
            <text:p>45327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09/06/2016</text:p>
          </table:table-cell>
          <table:table-cell office:value-type="string" calcext:value-type="string">
            <text:p>0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3496809" calcext:value-type="float">
            <text:p>9943496809</text:p>
          </table:table-cell>
          <table:table-cell table:style-name="ce7" office:value-type="string" calcext:value-type="string">
            <text:p>w58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CC56C</text:p>
          </table:table-cell>
          <table:table-cell office:value-type="string" calcext:value-type="string">
            <text:p>9971</text:p>
          </table:table-cell>
          <table:table-cell office:value-type="float" office:value="254848512449" calcext:value-type="float">
            <text:p>254848512449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7945" calcext:value-type="float">
            <text:p>47945</text:p>
          </table:table-cell>
          <table:table-cell office:value-type="string" calcext:value-type="string">
            <text:p>07/03/2016</text:p>
          </table:table-cell>
          <table:table-cell office:value-type="string" calcext:value-type="string">
            <text:p>07/12/2016</text:p>
          </table:table-cell>
          <table:table-cell office:value-type="string" calcext:value-type="string">
            <text:p>01/10/2016</text:p>
          </table:table-cell>
          <table:table-cell office:value-type="string" calcext:value-type="string">
            <text:p>07/01/2017</text:p>
          </table:table-cell>
          <table:table-cell office:value-type="string" calcext:value-type="string">
            <text:p>26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4097679" calcext:value-type="float">
            <text:p>9964097679</text:p>
          </table:table-cell>
          <table:table-cell table:style-name="ce7" office:value-type="string" calcext:value-type="string">
            <text:p>d46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C6AA5</text:p>
          </table:table-cell>
          <table:table-cell office:value-type="string" calcext:value-type="string">
            <text:p>7A96</text:p>
          </table:table-cell>
          <table:table-cell office:value-type="float" office:value="212620200401" calcext:value-type="float">
            <text:p>212620200401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6991" calcext:value-type="float">
            <text:p>86991</text:p>
          </table:table-cell>
          <table:table-cell office:value-type="string" calcext:value-type="string">
            <text:p>31/10/2015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04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183255" calcext:value-type="float">
            <text:p>9905183255</text:p>
          </table:table-cell>
          <table:table-cell table:style-name="ce7" office:value-type="string" calcext:value-type="string">
            <text:p>e0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A698C</text:p>
          </table:table-cell>
          <table:table-cell office:value-type="string" calcext:value-type="string">
            <text:p>B3B4</text:p>
          </table:table-cell>
          <table:table-cell office:value-type="float" office:value="217152880398" calcext:value-type="float">
            <text:p>217152880398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8413" calcext:value-type="float">
            <text:p>88413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2/08/2015</text:p>
          </table:table-cell>
          <table:table-cell office:value-type="string" calcext:value-type="string">
            <text:p>30/01/2017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5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1472710" calcext:value-type="float">
            <text:p>9941472710</text:p>
          </table:table-cell>
          <table:table-cell table:style-name="ce7" office:value-type="string" calcext:value-type="string">
            <text:p>Q6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F0BA8</text:p>
          </table:table-cell>
          <table:table-cell office:value-type="string" calcext:value-type="string">
            <text:p>2AEB</text:p>
          </table:table-cell>
          <table:table-cell office:value-type="float" office:value="295998188196" calcext:value-type="float">
            <text:p>29599818819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2663" calcext:value-type="float">
            <text:p>52663</text:p>
          </table:table-cell>
          <table:table-cell office:value-type="string" calcext:value-type="string">
            <text:p>17/08/2015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06/05/2017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14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304621" calcext:value-type="float">
            <text:p>9918304621</text:p>
          </table:table-cell>
          <table:table-cell table:style-name="ce7" office:value-type="string" calcext:value-type="string">
            <text:p>C69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5E9E7</text:p>
          </table:table-cell>
          <table:table-cell office:value-type="string" calcext:value-type="string">
            <text:p>5315</text:p>
          </table:table-cell>
          <table:table-cell office:value-type="float" office:value="258709764473" calcext:value-type="float">
            <text:p>258709764473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2741" calcext:value-type="float">
            <text:p>62741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01/04/2017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24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388264" calcext:value-type="float">
            <text:p>9905388264</text:p>
          </table:table-cell>
          <table:table-cell table:style-name="ce7" office:value-type="string" calcext:value-type="string">
            <text:p>R02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39AA5</text:p>
          </table:table-cell>
          <table:table-cell office:value-type="string" calcext:value-type="string">
            <text:p>9D9D</text:p>
          </table:table-cell>
          <table:table-cell office:value-type="float" office:value="300081624658" calcext:value-type="float">
            <text:p>300081624658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2090" calcext:value-type="float">
            <text:p>72090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28/12/2015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22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8854085" calcext:value-type="float">
            <text:p>9928854085</text:p>
          </table:table-cell>
          <table:table-cell table:style-name="ce7" office:value-type="string" calcext:value-type="string">
            <text:p>c35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65F52</text:p>
          </table:table-cell>
          <table:table-cell office:value-type="string" calcext:value-type="string">
            <text:p>495A</text:p>
          </table:table-cell>
          <table:table-cell office:value-type="float" office:value="269486358483" calcext:value-type="float">
            <text:p>269486358483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2734" calcext:value-type="float">
            <text:p>92734</text:p>
          </table:table-cell>
          <table:table-cell office:value-type="string" calcext:value-type="string">
            <text:p>10/05/2017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28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4151301" calcext:value-type="float">
            <text:p>9904151301</text:p>
          </table:table-cell>
          <table:table-cell table:style-name="ce7" office:value-type="string" calcext:value-type="string">
            <text:p>V96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05726</text:p>
          </table:table-cell>
          <table:table-cell office:value-type="string" calcext:value-type="string">
            <text:p>44C1</text:p>
          </table:table-cell>
          <table:table-cell office:value-type="float" office:value="240293854959" calcext:value-type="float">
            <text:p>24029385495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3347" calcext:value-type="float">
            <text:p>73347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09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655908" calcext:value-type="float">
            <text:p>9911655908</text:p>
          </table:table-cell>
          <table:table-cell table:style-name="ce7" office:value-type="string" calcext:value-type="string">
            <text:p>t22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47CC8</text:p>
          </table:table-cell>
          <table:table-cell office:value-type="string" calcext:value-type="string">
            <text:p>AA68</text:p>
          </table:table-cell>
          <table:table-cell office:value-type="float" office:value="273984667294" calcext:value-type="float">
            <text:p>27398466729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3147" calcext:value-type="float">
            <text:p>73147</text:p>
          </table:table-cell>
          <table:table-cell office:value-type="string" calcext:value-type="string">
            <text:p>18/12/2016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9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321656" calcext:value-type="float">
            <text:p>9929321656</text:p>
          </table:table-cell>
          <table:table-cell table:style-name="ce7" office:value-type="string" calcext:value-type="string">
            <text:p>w03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8C200</text:p>
          </table:table-cell>
          <table:table-cell office:value-type="string" calcext:value-type="string">
            <text:p>FD6D</text:p>
          </table:table-cell>
          <table:table-cell office:value-type="float" office:value="277435507872" calcext:value-type="float">
            <text:p>277435507872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5990" calcext:value-type="float">
            <text:p>15990</text:p>
          </table:table-cell>
          <table:table-cell office:value-type="string" calcext:value-type="string">
            <text:p>11/09/2016</text:p>
          </table:table-cell>
          <table:table-cell office:value-type="string" calcext:value-type="string">
            <text:p>09/07/2015</text:p>
          </table:table-cell>
          <table:table-cell office:value-type="string" calcext:value-type="string">
            <text:p>29/05/2016</text:p>
          </table:table-cell>
          <table:table-cell office:value-type="string" calcext:value-type="string">
            <text:p>06/04/2017</text:p>
          </table:table-cell>
          <table:table-cell office:value-type="string" calcext:value-type="string">
            <text:p>09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5673667" calcext:value-type="float">
            <text:p>9965673667</text:p>
          </table:table-cell>
          <table:table-cell table:style-name="ce7" office:value-type="string" calcext:value-type="string">
            <text:p>I27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205A1</text:p>
          </table:table-cell>
          <table:table-cell office:value-type="string" calcext:value-type="string">
            <text:p>8C01</text:p>
          </table:table-cell>
          <table:table-cell office:value-type="float" office:value="288749952715" calcext:value-type="float">
            <text:p>288749952715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9858" calcext:value-type="float">
            <text:p>89858</text:p>
          </table:table-cell>
          <table:table-cell office:value-type="string" calcext:value-type="string">
            <text:p>23/08/2015</text:p>
          </table:table-cell>
          <table:table-cell office:value-type="string" calcext:value-type="string">
            <text:p>21/11/2016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08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7143972" calcext:value-type="float">
            <text:p>9987143972</text:p>
          </table:table-cell>
          <table:table-cell table:style-name="ce7" office:value-type="string" calcext:value-type="string">
            <text:p>F65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DC8A3</text:p>
          </table:table-cell>
          <table:table-cell office:value-type="string" calcext:value-type="string">
            <text:p>F401</text:p>
          </table:table-cell>
          <table:table-cell office:value-type="float" office:value="264353526393" calcext:value-type="float">
            <text:p>264353526393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7151" calcext:value-type="float">
            <text:p>97151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09/10/2016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24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453214" calcext:value-type="float">
            <text:p>9911453214</text:p>
          </table:table-cell>
          <table:table-cell table:style-name="ce7" office:value-type="string" calcext:value-type="string">
            <text:p>R96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9ED0A</text:p>
          </table:table-cell>
          <table:table-cell office:value-type="string" calcext:value-type="string">
            <text:p>6787</text:p>
          </table:table-cell>
          <table:table-cell office:value-type="float" office:value="248101361563" calcext:value-type="float">
            <text:p>24810136156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22009" calcext:value-type="float">
            <text:p>22009</text:p>
          </table:table-cell>
          <table:table-cell office:value-type="string" calcext:value-type="string">
            <text:p>14/04/2017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13/12/2016</text:p>
          </table:table-cell>
          <table:table-cell office:value-type="string" calcext:value-type="string">
            <text:p>03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872376" calcext:value-type="float">
            <text:p>9957872376</text:p>
          </table:table-cell>
          <table:table-cell table:style-name="ce7" office:value-type="string" calcext:value-type="string">
            <text:p>t53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C7677</text:p>
          </table:table-cell>
          <table:table-cell office:value-type="string" calcext:value-type="string">
            <text:p>16EF</text:p>
          </table:table-cell>
          <table:table-cell office:value-type="float" office:value="214977239500" calcext:value-type="float">
            <text:p>21497723950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8499" calcext:value-type="float">
            <text:p>48499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21/08/2015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16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5995333" calcext:value-type="float">
            <text:p>9935995333</text:p>
          </table:table-cell>
          <table:table-cell table:style-name="ce7" office:value-type="string" calcext:value-type="string">
            <text:p>J9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0972F</text:p>
          </table:table-cell>
          <table:table-cell office:value-type="string" calcext:value-type="string">
            <text:p>0BE2</text:p>
          </table:table-cell>
          <table:table-cell office:value-type="float" office:value="273670398931" calcext:value-type="float">
            <text:p>2736703989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1398" calcext:value-type="float">
            <text:p>51398</text:p>
          </table:table-cell>
          <table:table-cell office:value-type="string" calcext:value-type="string">
            <text:p>06/01/2017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14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8053184" calcext:value-type="float">
            <text:p>9928053184</text:p>
          </table:table-cell>
          <table:table-cell table:style-name="ce7" office:value-type="string" calcext:value-type="string">
            <text:p>S52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64275</text:p>
          </table:table-cell>
          <table:table-cell office:value-type="string" calcext:value-type="string">
            <text:p>59E0</text:p>
          </table:table-cell>
          <table:table-cell office:value-type="float" office:value="279785937949" calcext:value-type="float">
            <text:p>279785937949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0298" calcext:value-type="float">
            <text:p>80298</text:p>
          </table:table-cell>
          <table:table-cell office:value-type="string" calcext:value-type="string">
            <text:p>30/09/2016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23/09/2016</text:p>
          </table:table-cell>
          <table:table-cell office:value-type="string" calcext:value-type="string">
            <text:p>29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509850" calcext:value-type="float">
            <text:p>9957509850</text:p>
          </table:table-cell>
          <table:table-cell table:style-name="ce7" office:value-type="string" calcext:value-type="string">
            <text:p>r75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B3833</text:p>
          </table:table-cell>
          <table:table-cell office:value-type="string" calcext:value-type="string">
            <text:p>2E55</text:p>
          </table:table-cell>
          <table:table-cell office:value-type="float" office:value="269180028179" calcext:value-type="float">
            <text:p>26918002817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2259" calcext:value-type="float">
            <text:p>62259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30/05/2016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04/07/2015</text:p>
          </table:table-cell>
          <table:table-cell office:value-type="string" calcext:value-type="string">
            <text:p>14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9964624" calcext:value-type="float">
            <text:p>9969964624</text:p>
          </table:table-cell>
          <table:table-cell table:style-name="ce7" office:value-type="string" calcext:value-type="string">
            <text:p>y71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2B81A</text:p>
          </table:table-cell>
          <table:table-cell office:value-type="string" calcext:value-type="string">
            <text:p>9AD4</text:p>
          </table:table-cell>
          <table:table-cell office:value-type="float" office:value="209645889707" calcext:value-type="float">
            <text:p>209645889707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7890" calcext:value-type="float">
            <text:p>57890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16/10/2015</text:p>
          </table:table-cell>
          <table:table-cell office:value-type="string" calcext:value-type="string">
            <text:p>12/03/2016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31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131164" calcext:value-type="float">
            <text:p>9964131164</text:p>
          </table:table-cell>
          <table:table-cell table:style-name="ce7" office:value-type="string" calcext:value-type="string">
            <text:p>W26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13991</text:p>
          </table:table-cell>
          <table:table-cell office:value-type="string" calcext:value-type="string">
            <text:p>2AC8</text:p>
          </table:table-cell>
          <table:table-cell office:value-type="float" office:value="218354306972" calcext:value-type="float">
            <text:p>218354306972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6818" calcext:value-type="float">
            <text:p>16818</text:p>
          </table:table-cell>
          <table:table-cell office:value-type="string" calcext:value-type="string">
            <text:p>02/09/2015</text:p>
          </table:table-cell>
          <table:table-cell office:value-type="string" calcext:value-type="string">
            <text:p>19/12/2016</text:p>
          </table:table-cell>
          <table:table-cell office:value-type="string" calcext:value-type="string">
            <text:p>09/08/2015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26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074973" calcext:value-type="float">
            <text:p>9901074973</text:p>
          </table:table-cell>
          <table:table-cell table:style-name="ce7" office:value-type="string" calcext:value-type="string">
            <text:p>O16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2E82D</text:p>
          </table:table-cell>
          <table:table-cell office:value-type="string" calcext:value-type="string">
            <text:p>0E16</text:p>
          </table:table-cell>
          <table:table-cell office:value-type="float" office:value="255583565936" calcext:value-type="float">
            <text:p>2555835659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7750" calcext:value-type="float">
            <text:p>57750</text:p>
          </table:table-cell>
          <table:table-cell office:value-type="string" calcext:value-type="string">
            <text:p>17/05/2017</text:p>
          </table:table-cell>
          <table:table-cell office:value-type="string" calcext:value-type="string">
            <text:p>21/05/2017</text:p>
          </table:table-cell>
          <table:table-cell office:value-type="string" calcext:value-type="string">
            <text:p>08/09/2016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09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7280815" calcext:value-type="float">
            <text:p>9907280815</text:p>
          </table:table-cell>
          <table:table-cell table:style-name="ce7" office:value-type="string" calcext:value-type="string">
            <text:p>n0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01300</text:p>
          </table:table-cell>
          <table:table-cell office:value-type="string" calcext:value-type="string">
            <text:p>0301</text:p>
          </table:table-cell>
          <table:table-cell office:value-type="float" office:value="284424736881" calcext:value-type="float">
            <text:p>284424736881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6865" calcext:value-type="float">
            <text:p>16865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17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5057412" calcext:value-type="float">
            <text:p>9975057412</text:p>
          </table:table-cell>
          <table:table-cell table:style-name="ce7" office:value-type="string" calcext:value-type="string">
            <text:p>q65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E41A1</text:p>
          </table:table-cell>
          <table:table-cell office:value-type="string" calcext:value-type="string">
            <text:p>A030</text:p>
          </table:table-cell>
          <table:table-cell office:value-type="float" office:value="254428975259" calcext:value-type="float">
            <text:p>254428975259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3822" calcext:value-type="float">
            <text:p>13822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07/04/2017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11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044027" calcext:value-type="float">
            <text:p>9924044027</text:p>
          </table:table-cell>
          <table:table-cell table:style-name="ce7" office:value-type="string" calcext:value-type="string">
            <text:p>o07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E43E9</text:p>
          </table:table-cell>
          <table:table-cell office:value-type="string" calcext:value-type="string">
            <text:p>7A1E</text:p>
          </table:table-cell>
          <table:table-cell office:value-type="float" office:value="261318592234" calcext:value-type="float">
            <text:p>261318592234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0568" calcext:value-type="float">
            <text:p>90568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27/05/2017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29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989518" calcext:value-type="float">
            <text:p>9945989518</text:p>
          </table:table-cell>
          <table:table-cell table:style-name="ce7" office:value-type="string" calcext:value-type="string">
            <text:p>m5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DBE1A</text:p>
          </table:table-cell>
          <table:table-cell office:value-type="string" calcext:value-type="string">
            <text:p>A691</text:p>
          </table:table-cell>
          <table:table-cell office:value-type="float" office:value="236958422530" calcext:value-type="float">
            <text:p>236958422530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8265" calcext:value-type="float">
            <text:p>88265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05/11/2016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21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422615" calcext:value-type="float">
            <text:p>9913422615</text:p>
          </table:table-cell>
          <table:table-cell table:style-name="ce7" office:value-type="string" calcext:value-type="string">
            <text:p>f38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25969</text:p>
          </table:table-cell>
          <table:table-cell office:value-type="string" calcext:value-type="string">
            <text:p>8B76</text:p>
          </table:table-cell>
          <table:table-cell office:value-type="float" office:value="222017922748" calcext:value-type="float">
            <text:p>22201792274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72847" calcext:value-type="float">
            <text:p>72847</text:p>
          </table:table-cell>
          <table:table-cell office:value-type="string" calcext:value-type="string">
            <text:p>15/01/2017</text:p>
          </table:table-cell>
          <table:table-cell office:value-type="string" calcext:value-type="string">
            <text:p>28/06/2015</text:p>
          </table:table-cell>
          <table:table-cell office:value-type="string" calcext:value-type="string">
            <text:p>24/06/2015</text:p>
          </table:table-cell>
          <table:table-cell office:value-type="string" calcext:value-type="string">
            <text:p>06/02/2016</text:p>
          </table:table-cell>
          <table:table-cell office:value-type="string" calcext:value-type="string">
            <text:p>08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497633" calcext:value-type="float">
            <text:p>9986497633</text:p>
          </table:table-cell>
          <table:table-cell table:style-name="ce7" office:value-type="string" calcext:value-type="string">
            <text:p>S0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7FA6E</text:p>
          </table:table-cell>
          <table:table-cell office:value-type="string" calcext:value-type="string">
            <text:p>AD29</text:p>
          </table:table-cell>
          <table:table-cell office:value-type="float" office:value="292448037311" calcext:value-type="float">
            <text:p>292448037311</text:p>
          </table:table-cell>
          <table:table-cell office:value-type="float" office:value="60" calcext:value-type="float">
            <text:p>6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6036" calcext:value-type="float">
            <text:p>66036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18/05/2017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07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436039" calcext:value-type="float">
            <text:p>9929436039</text:p>
          </table:table-cell>
          <table:table-cell table:style-name="ce7" office:value-type="string" calcext:value-type="string">
            <text:p>k37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7D13E</text:p>
          </table:table-cell>
          <table:table-cell office:value-type="string" calcext:value-type="string">
            <text:p>36AB</text:p>
          </table:table-cell>
          <table:table-cell office:value-type="float" office:value="292144799402" calcext:value-type="float">
            <text:p>29214479940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40008" calcext:value-type="float">
            <text:p>40008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04/02/2016</text:p>
          </table:table-cell>
          <table:table-cell office:value-type="string" calcext:value-type="string">
            <text:p>20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4109466" calcext:value-type="float">
            <text:p>9984109466</text:p>
          </table:table-cell>
          <table:table-cell table:style-name="ce7" office:value-type="string" calcext:value-type="string">
            <text:p>S0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7B823</text:p>
          </table:table-cell>
          <table:table-cell office:value-type="string" calcext:value-type="string">
            <text:p>F103</text:p>
          </table:table-cell>
          <table:table-cell office:value-type="float" office:value="255664831490" calcext:value-type="float">
            <text:p>255664831490</text:p>
          </table:table-cell>
          <table:table-cell office:value-type="float" office:value="97" calcext:value-type="float">
            <text:p>9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8068" calcext:value-type="float">
            <text:p>48068</text:p>
          </table:table-cell>
          <table:table-cell office:value-type="string" calcext:value-type="string">
            <text:p>20/04/2017</text:p>
          </table:table-cell>
          <table:table-cell office:value-type="string" calcext:value-type="string">
            <text:p>23/02/2016</text:p>
          </table:table-cell>
          <table:table-cell office:value-type="string" calcext:value-type="string">
            <text:p>11/01/2016</text:p>
          </table:table-cell>
          <table:table-cell office:value-type="string" calcext:value-type="string">
            <text:p>23/11/2016</text:p>
          </table:table-cell>
          <table:table-cell office:value-type="string" calcext:value-type="string">
            <text:p>12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287440" calcext:value-type="float">
            <text:p>9960287440</text:p>
          </table:table-cell>
          <table:table-cell table:style-name="ce7" office:value-type="string" calcext:value-type="string">
            <text:p>L11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33B8F</text:p>
          </table:table-cell>
          <table:table-cell office:value-type="string" calcext:value-type="string">
            <text:p>47BE</text:p>
          </table:table-cell>
          <table:table-cell office:value-type="float" office:value="285827308056" calcext:value-type="float">
            <text:p>285827308056</text:p>
          </table:table-cell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8050" calcext:value-type="float">
            <text:p>18050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23/01/2017</text:p>
          </table:table-cell>
          <table:table-cell office:value-type="string" calcext:value-type="string">
            <text:p>02/10/2016</text:p>
          </table:table-cell>
          <table:table-cell office:value-type="string" calcext:value-type="string">
            <text:p>01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0803472" calcext:value-type="float">
            <text:p>9950803472</text:p>
          </table:table-cell>
          <table:table-cell table:style-name="ce7" office:value-type="string" calcext:value-type="string">
            <text:p>i95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51324</text:p>
          </table:table-cell>
          <table:table-cell office:value-type="string" calcext:value-type="string">
            <text:p>C54E</text:p>
          </table:table-cell>
          <table:table-cell office:value-type="float" office:value="237701765443" calcext:value-type="float">
            <text:p>237701765443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0112" calcext:value-type="float">
            <text:p>70112</text:p>
          </table:table-cell>
          <table:table-cell office:value-type="string" calcext:value-type="string">
            <text:p>18/02/2017</text:p>
          </table:table-cell>
          <table:table-cell office:value-type="string" calcext:value-type="string">
            <text:p>06/04/2017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10/12/2015</text:p>
          </table:table-cell>
          <table:table-cell office:value-type="string" calcext:value-type="string">
            <text:p>12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217579" calcext:value-type="float">
            <text:p>9972217579</text:p>
          </table:table-cell>
          <table:table-cell table:style-name="ce7" office:value-type="string" calcext:value-type="string">
            <text:p>e24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ECC3C</text:p>
          </table:table-cell>
          <table:table-cell office:value-type="string" calcext:value-type="string">
            <text:p>A2F0</text:p>
          </table:table-cell>
          <table:table-cell office:value-type="float" office:value="259803040952" calcext:value-type="float">
            <text:p>25980304095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2799" calcext:value-type="float">
            <text:p>62799</text:p>
          </table:table-cell>
          <table:table-cell office:value-type="string" calcext:value-type="string">
            <text:p>03/03/2017</text:p>
          </table:table-cell>
          <table:table-cell office:value-type="string" calcext:value-type="string">
            <text:p>27/09/2015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12/02/2017</text:p>
          </table:table-cell>
          <table:table-cell office:value-type="string" calcext:value-type="string">
            <text:p>13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7445416" calcext:value-type="float">
            <text:p>9937445416</text:p>
          </table:table-cell>
          <table:table-cell table:style-name="ce7" office:value-type="string" calcext:value-type="string">
            <text:p>N21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2D44E</text:p>
          </table:table-cell>
          <table:table-cell office:value-type="string" calcext:value-type="string">
            <text:p>F6BF</text:p>
          </table:table-cell>
          <table:table-cell office:value-type="float" office:value="210784813158" calcext:value-type="float">
            <text:p>21078481315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3159" calcext:value-type="float">
            <text:p>13159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14/09/2016</text:p>
          </table:table-cell>
          <table:table-cell office:value-type="string" calcext:value-type="string">
            <text:p>17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0358605" calcext:value-type="float">
            <text:p>9930358605</text:p>
          </table:table-cell>
          <table:table-cell table:style-name="ce7" office:value-type="string" calcext:value-type="string">
            <text:p>r2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69987</text:p>
          </table:table-cell>
          <table:table-cell office:value-type="string" calcext:value-type="string">
            <text:p>ACA4</text:p>
          </table:table-cell>
          <table:table-cell office:value-type="float" office:value="284702351359" calcext:value-type="float">
            <text:p>284702351359</text:p>
          </table:table-cell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6413" calcext:value-type="float">
            <text:p>66413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13/07/2015</text:p>
          </table:table-cell>
          <table:table-cell office:value-type="string" calcext:value-type="string">
            <text:p>30/11/2015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30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4227941" calcext:value-type="float">
            <text:p>9954227941</text:p>
          </table:table-cell>
          <table:table-cell table:style-name="ce7" office:value-type="string" calcext:value-type="string">
            <text:p>e97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FAC03</text:p>
          </table:table-cell>
          <table:table-cell office:value-type="string" calcext:value-type="string">
            <text:p>95AD</text:p>
          </table:table-cell>
          <table:table-cell office:value-type="float" office:value="282045417375" calcext:value-type="float">
            <text:p>28204541737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0116" calcext:value-type="float">
            <text:p>50116</text:p>
          </table:table-cell>
          <table:table-cell office:value-type="string" calcext:value-type="string">
            <text:p>17/08/2015</text:p>
          </table:table-cell>
          <table:table-cell office:value-type="string" calcext:value-type="string">
            <text:p>03/11/2015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15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2927058" calcext:value-type="float">
            <text:p>9932927058</text:p>
          </table:table-cell>
          <table:table-cell table:style-name="ce7" office:value-type="string" calcext:value-type="string">
            <text:p>s8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9086D</text:p>
          </table:table-cell>
          <table:table-cell office:value-type="string" calcext:value-type="string">
            <text:p>418B</text:p>
          </table:table-cell>
          <table:table-cell office:value-type="float" office:value="224335651040" calcext:value-type="float">
            <text:p>224335651040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4584" calcext:value-type="float">
            <text:p>44584</text:p>
          </table:table-cell>
          <table:table-cell office:value-type="string" calcext:value-type="string">
            <text:p>01/05/2016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28/05/2016</text:p>
          </table:table-cell>
          <table:table-cell office:value-type="string" calcext:value-type="string">
            <text:p>31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457330" calcext:value-type="float">
            <text:p>9945457330</text:p>
          </table:table-cell>
          <table:table-cell table:style-name="ce7" office:value-type="string" calcext:value-type="string">
            <text:p>a80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D6950</text:p>
          </table:table-cell>
          <table:table-cell office:value-type="string" calcext:value-type="string">
            <text:p>FA9E</text:p>
          </table:table-cell>
          <table:table-cell office:value-type="float" office:value="296977218528" calcext:value-type="float">
            <text:p>2969772185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5497" calcext:value-type="float">
            <text:p>35497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08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196117" calcext:value-type="float">
            <text:p>9951196117</text:p>
          </table:table-cell>
          <table:table-cell table:style-name="ce7" office:value-type="string" calcext:value-type="string">
            <text:p>x99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EBB37</text:p>
          </table:table-cell>
          <table:table-cell office:value-type="string" calcext:value-type="string">
            <text:p>0493</text:p>
          </table:table-cell>
          <table:table-cell office:value-type="float" office:value="250215692868" calcext:value-type="float">
            <text:p>250215692868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4008" calcext:value-type="float">
            <text:p>94008</text:p>
          </table:table-cell>
          <table:table-cell office:value-type="string" calcext:value-type="string">
            <text:p>27/06/2015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21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3610295" calcext:value-type="float">
            <text:p>9933610295</text:p>
          </table:table-cell>
          <table:table-cell table:style-name="ce7" office:value-type="string" calcext:value-type="string">
            <text:p>S8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5A1E8</text:p>
          </table:table-cell>
          <table:table-cell office:value-type="string" calcext:value-type="string">
            <text:p>B2F8</text:p>
          </table:table-cell>
          <table:table-cell office:value-type="float" office:value="283453458825" calcext:value-type="float">
            <text:p>283453458825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0075" calcext:value-type="float">
            <text:p>50075</text:p>
          </table:table-cell>
          <table:table-cell office:value-type="string" calcext:value-type="string">
            <text:p>22/03/2017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01/12/2015</text:p>
          </table:table-cell>
          <table:table-cell office:value-type="string" calcext:value-type="string">
            <text:p>01/08/2015</text:p>
          </table:table-cell>
          <table:table-cell office:value-type="string" calcext:value-type="string">
            <text:p>11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9140560" calcext:value-type="float">
            <text:p>9969140560</text:p>
          </table:table-cell>
          <table:table-cell table:style-name="ce7" office:value-type="string" calcext:value-type="string">
            <text:p>a09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4DC3D</text:p>
          </table:table-cell>
          <table:table-cell office:value-type="string" calcext:value-type="string">
            <text:p>BAE2</text:p>
          </table:table-cell>
          <table:table-cell office:value-type="float" office:value="224765707685" calcext:value-type="float">
            <text:p>224765707685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0707" calcext:value-type="float">
            <text:p>20707</text:p>
          </table:table-cell>
          <table:table-cell office:value-type="string" calcext:value-type="string">
            <text:p>02/10/2015</text:p>
          </table:table-cell>
          <table:table-cell office:value-type="string" calcext:value-type="string">
            <text:p>08/02/2017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10/10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5709370" calcext:value-type="float">
            <text:p>9985709370</text:p>
          </table:table-cell>
          <table:table-cell table:style-name="ce7" office:value-type="string" calcext:value-type="string">
            <text:p>w36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685C7</text:p>
          </table:table-cell>
          <table:table-cell office:value-type="string" calcext:value-type="string">
            <text:p>123F</text:p>
          </table:table-cell>
          <table:table-cell office:value-type="float" office:value="230178866589" calcext:value-type="float">
            <text:p>230178866589</text:p>
          </table:table-cell>
          <table:table-cell office:value-type="float" office:value="34" calcext:value-type="float">
            <text:p>3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5018" calcext:value-type="float">
            <text:p>55018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07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0282315" calcext:value-type="float">
            <text:p>9950282315</text:p>
          </table:table-cell>
          <table:table-cell table:style-name="ce7" office:value-type="string" calcext:value-type="string">
            <text:p>x82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F5D62</text:p>
          </table:table-cell>
          <table:table-cell office:value-type="string" calcext:value-type="string">
            <text:p>AB43</text:p>
          </table:table-cell>
          <table:table-cell office:value-type="float" office:value="258679745358" calcext:value-type="float">
            <text:p>258679745358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1414" calcext:value-type="float">
            <text:p>21414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4/08/2015</text:p>
          </table:table-cell>
          <table:table-cell office:value-type="string" calcext:value-type="string">
            <text:p>13/01/2017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01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0274836" calcext:value-type="float">
            <text:p>9910274836</text:p>
          </table:table-cell>
          <table:table-cell table:style-name="ce7" office:value-type="string" calcext:value-type="string">
            <text:p>K9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DC57A</text:p>
          </table:table-cell>
          <table:table-cell office:value-type="string" calcext:value-type="string">
            <text:p>E835</text:p>
          </table:table-cell>
          <table:table-cell office:value-type="float" office:value="272531462070" calcext:value-type="float">
            <text:p>272531462070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9081" calcext:value-type="float">
            <text:p>19081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15/10/2015</text:p>
          </table:table-cell>
          <table:table-cell office:value-type="string" calcext:value-type="string">
            <text:p>26/06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1216273" calcext:value-type="float">
            <text:p>9941216273</text:p>
          </table:table-cell>
          <table:table-cell table:style-name="ce7" office:value-type="string" calcext:value-type="string">
            <text:p>J54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E7025</text:p>
          </table:table-cell>
          <table:table-cell office:value-type="string" calcext:value-type="string">
            <text:p>BA2E</text:p>
          </table:table-cell>
          <table:table-cell office:value-type="float" office:value="281620307281" calcext:value-type="float">
            <text:p>28162030728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4915" calcext:value-type="float">
            <text:p>94915</text:p>
          </table:table-cell>
          <table:table-cell office:value-type="string" calcext:value-type="string">
            <text:p>01/10/2015</text:p>
          </table:table-cell>
          <table:table-cell office:value-type="string" calcext:value-type="string">
            <text:p>19/01/2017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3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4035963" calcext:value-type="float">
            <text:p>9984035963</text:p>
          </table:table-cell>
          <table:table-cell table:style-name="ce7" office:value-type="string" calcext:value-type="string">
            <text:p>R8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60200</text:p>
          </table:table-cell>
          <table:table-cell office:value-type="string" calcext:value-type="string">
            <text:p>C7CB</text:p>
          </table:table-cell>
          <table:table-cell office:value-type="float" office:value="298923841954" calcext:value-type="float">
            <text:p>298923841954</text:p>
          </table:table-cell>
          <table:table-cell office:value-type="float" office:value="35" calcext:value-type="float">
            <text:p>3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8040" calcext:value-type="float">
            <text:p>18040</text:p>
          </table:table-cell>
          <table:table-cell office:value-type="string" calcext:value-type="string">
            <text:p>21/08/2015</text:p>
          </table:table-cell>
          <table:table-cell office:value-type="string" calcext:value-type="string">
            <text:p>22/04/2016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06/02/2016</text:p>
          </table:table-cell>
          <table:table-cell office:value-type="string" calcext:value-type="string">
            <text:p>12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0568394" calcext:value-type="float">
            <text:p>9910568394</text:p>
          </table:table-cell>
          <table:table-cell table:style-name="ce7" office:value-type="string" calcext:value-type="string">
            <text:p>A7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C1EAD</text:p>
          </table:table-cell>
          <table:table-cell office:value-type="string" calcext:value-type="string">
            <text:p>C644</text:p>
          </table:table-cell>
          <table:table-cell office:value-type="float" office:value="202726984919" calcext:value-type="float">
            <text:p>20272698491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1846" calcext:value-type="float">
            <text:p>41846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06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2777876" calcext:value-type="float">
            <text:p>9962777876</text:p>
          </table:table-cell>
          <table:table-cell table:style-name="ce7" office:value-type="string" calcext:value-type="string">
            <text:p>S2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551CA</text:p>
          </table:table-cell>
          <table:table-cell office:value-type="string" calcext:value-type="string">
            <text:p>4BEE</text:p>
          </table:table-cell>
          <table:table-cell office:value-type="float" office:value="276248098209" calcext:value-type="float">
            <text:p>27624809820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5498" calcext:value-type="float">
            <text:p>85498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16/01/2017</text:p>
          </table:table-cell>
          <table:table-cell office:value-type="string" calcext:value-type="string">
            <text:p>02/12/2016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10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7994053" calcext:value-type="float">
            <text:p>9927994053</text:p>
          </table:table-cell>
          <table:table-cell table:style-name="ce7" office:value-type="string" calcext:value-type="string">
            <text:p>j43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84D78</text:p>
          </table:table-cell>
          <table:table-cell office:value-type="string" calcext:value-type="string">
            <text:p>B8B0</text:p>
          </table:table-cell>
          <table:table-cell office:value-type="float" office:value="210315517100" calcext:value-type="float">
            <text:p>210315517100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3236" calcext:value-type="float">
            <text:p>33236</text:p>
          </table:table-cell>
          <table:table-cell office:value-type="string" calcext:value-type="string">
            <text:p>07/01/2017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22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490275" calcext:value-type="float">
            <text:p>9967490275</text:p>
          </table:table-cell>
          <table:table-cell table:style-name="ce7" office:value-type="string" calcext:value-type="string">
            <text:p>I6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E97A2</text:p>
          </table:table-cell>
          <table:table-cell office:value-type="string" calcext:value-type="string">
            <text:p>4E75</text:p>
          </table:table-cell>
          <table:table-cell office:value-type="float" office:value="287301983710" calcext:value-type="float">
            <text:p>2873019837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2767" calcext:value-type="float">
            <text:p>12767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01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6754494" calcext:value-type="float">
            <text:p>9976754494</text:p>
          </table:table-cell>
          <table:table-cell table:style-name="ce7" office:value-type="string" calcext:value-type="string">
            <text:p>v0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39AC6</text:p>
          </table:table-cell>
          <table:table-cell office:value-type="string" calcext:value-type="string">
            <text:p>146D</text:p>
          </table:table-cell>
          <table:table-cell office:value-type="float" office:value="209325342962" calcext:value-type="float">
            <text:p>209325342962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0895" calcext:value-type="float">
            <text:p>80895</text:p>
          </table:table-cell>
          <table:table-cell office:value-type="string" calcext:value-type="string">
            <text:p>29/11/2016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02/12/2016</text:p>
          </table:table-cell>
          <table:table-cell office:value-type="string" calcext:value-type="string">
            <text:p>31/07/2015</text:p>
          </table:table-cell>
          <table:table-cell office:value-type="string" calcext:value-type="string">
            <text:p>11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4115410" calcext:value-type="float">
            <text:p>9904115410</text:p>
          </table:table-cell>
          <table:table-cell table:style-name="ce7" office:value-type="string" calcext:value-type="string">
            <text:p>a2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C8E03</text:p>
          </table:table-cell>
          <table:table-cell office:value-type="string" calcext:value-type="string">
            <text:p>D251</text:p>
          </table:table-cell>
          <table:table-cell office:value-type="float" office:value="291518492442" calcext:value-type="float">
            <text:p>291518492442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9651" calcext:value-type="float">
            <text:p>59651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24/12/2016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18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3005704" calcext:value-type="float">
            <text:p>9983005704</text:p>
          </table:table-cell>
          <table:table-cell table:style-name="ce7" office:value-type="string" calcext:value-type="string">
            <text:p>t5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1085E</text:p>
          </table:table-cell>
          <table:table-cell office:value-type="string" calcext:value-type="string">
            <text:p>A6E5</text:p>
          </table:table-cell>
          <table:table-cell office:value-type="float" office:value="275032149858" calcext:value-type="float">
            <text:p>27503214985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7531" calcext:value-type="float">
            <text:p>57531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13/11/2016</text:p>
          </table:table-cell>
          <table:table-cell office:value-type="string" calcext:value-type="string">
            <text:p>23/02/2016</text:p>
          </table:table-cell>
          <table:table-cell office:value-type="string" calcext:value-type="string">
            <text:p>21/08/2016</text:p>
          </table:table-cell>
          <table:table-cell office:value-type="string" calcext:value-type="string">
            <text:p>22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840629" calcext:value-type="float">
            <text:p>9925840629</text:p>
          </table:table-cell>
          <table:table-cell table:style-name="ce7" office:value-type="string" calcext:value-type="string">
            <text:p>W97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DDF12</text:p>
          </table:table-cell>
          <table:table-cell office:value-type="string" calcext:value-type="string">
            <text:p>CC4E</text:p>
          </table:table-cell>
          <table:table-cell office:value-type="float" office:value="240768957021" calcext:value-type="float">
            <text:p>240768957021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9225" calcext:value-type="float">
            <text:p>39225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26/07/2016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05/07/2016</text:p>
          </table:table-cell>
          <table:table-cell office:value-type="string" calcext:value-type="string">
            <text:p>08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7123538" calcext:value-type="float">
            <text:p>9967123538</text:p>
          </table:table-cell>
          <table:table-cell table:style-name="ce7" office:value-type="string" calcext:value-type="string">
            <text:p>G67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CA35C</text:p>
          </table:table-cell>
          <table:table-cell office:value-type="string" calcext:value-type="string">
            <text:p>81F1</text:p>
          </table:table-cell>
          <table:table-cell office:value-type="float" office:value="293430460207" calcext:value-type="float">
            <text:p>29343046020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9572" calcext:value-type="float">
            <text:p>39572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28/01/2017</text:p>
          </table:table-cell>
          <table:table-cell office:value-type="string" calcext:value-type="string">
            <text:p>04/03/2016</text:p>
          </table:table-cell>
          <table:table-cell office:value-type="string" calcext:value-type="string">
            <text:p>20/06/2017</text:p>
          </table:table-cell>
          <table:table-cell office:value-type="string" calcext:value-type="string">
            <text:p>17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532491" calcext:value-type="float">
            <text:p>9951532491</text:p>
          </table:table-cell>
          <table:table-cell table:style-name="ce7" office:value-type="string" calcext:value-type="string">
            <text:p>Q28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FEFBC</text:p>
          </table:table-cell>
          <table:table-cell office:value-type="string" calcext:value-type="string">
            <text:p>7505</text:p>
          </table:table-cell>
          <table:table-cell office:value-type="float" office:value="237326739930" calcext:value-type="float">
            <text:p>237326739930</text:p>
          </table:table-cell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3357" calcext:value-type="float">
            <text:p>53357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16/05/2017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30/04/2016</text:p>
          </table:table-cell>
          <table:table-cell office:value-type="string" calcext:value-type="string">
            <text:p>06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5641593" calcext:value-type="float">
            <text:p>9985641593</text:p>
          </table:table-cell>
          <table:table-cell table:style-name="ce7" office:value-type="string" calcext:value-type="string">
            <text:p>o63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5E725</text:p>
          </table:table-cell>
          <table:table-cell office:value-type="string" calcext:value-type="string">
            <text:p>F06A</text:p>
          </table:table-cell>
          <table:table-cell office:value-type="float" office:value="261854314027" calcext:value-type="float">
            <text:p>261854314027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0364" calcext:value-type="float">
            <text:p>70364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7/08/2015</text:p>
          </table:table-cell>
          <table:table-cell office:value-type="string" calcext:value-type="string">
            <text:p>31/10/2015</text:p>
          </table:table-cell>
          <table:table-cell office:value-type="string" calcext:value-type="string">
            <text:p>02/09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7825306" calcext:value-type="float">
            <text:p>9917825306</text:p>
          </table:table-cell>
          <table:table-cell table:style-name="ce7" office:value-type="string" calcext:value-type="string">
            <text:p>Z48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5CA24</text:p>
          </table:table-cell>
          <table:table-cell office:value-type="string" calcext:value-type="string">
            <text:p>8BE1</text:p>
          </table:table-cell>
          <table:table-cell office:value-type="float" office:value="295775119841" calcext:value-type="float">
            <text:p>295775119841</text:p>
          </table:table-cell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7201" calcext:value-type="float">
            <text:p>17201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08/05/2017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28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035394" calcext:value-type="float">
            <text:p>9958035394</text:p>
          </table:table-cell>
          <table:table-cell table:style-name="ce7" office:value-type="string" calcext:value-type="string">
            <text:p>A0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5E944</text:p>
          </table:table-cell>
          <table:table-cell office:value-type="string" calcext:value-type="string">
            <text:p>FF0F</text:p>
          </table:table-cell>
          <table:table-cell office:value-type="float" office:value="291540710625" calcext:value-type="float">
            <text:p>291540710625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7391" calcext:value-type="float">
            <text:p>47391</text:p>
          </table:table-cell>
          <table:table-cell office:value-type="string" calcext:value-type="string">
            <text:p>08/01/2016</text:p>
          </table:table-cell>
          <table:table-cell office:value-type="string" calcext:value-type="string">
            <text:p>06/01/2017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05/06/2017</text:p>
          </table:table-cell>
          <table:table-cell office:value-type="string" calcext:value-type="string">
            <text:p>11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6290360" calcext:value-type="float">
            <text:p>9906290360</text:p>
          </table:table-cell>
          <table:table-cell table:style-name="ce7" office:value-type="string" calcext:value-type="string">
            <text:p>e48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ED1DB</text:p>
          </table:table-cell>
          <table:table-cell office:value-type="string" calcext:value-type="string">
            <text:p>35E2</text:p>
          </table:table-cell>
          <table:table-cell office:value-type="float" office:value="278581664181" calcext:value-type="float">
            <text:p>278581664181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8445" calcext:value-type="float">
            <text:p>98445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08/08/2015</text:p>
          </table:table-cell>
          <table:table-cell office:value-type="string" calcext:value-type="string">
            <text:p>23/03/2017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12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4742885" calcext:value-type="float">
            <text:p>9924742885</text:p>
          </table:table-cell>
          <table:table-cell table:style-name="ce7" office:value-type="string" calcext:value-type="string">
            <text:p>C51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47FA2</text:p>
          </table:table-cell>
          <table:table-cell office:value-type="string" calcext:value-type="string">
            <text:p>8DAB</text:p>
          </table:table-cell>
          <table:table-cell office:value-type="float" office:value="232235560097" calcext:value-type="float">
            <text:p>232235560097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16817" calcext:value-type="float">
            <text:p>16817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29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761966" calcext:value-type="float">
            <text:p>9957761966</text:p>
          </table:table-cell>
          <table:table-cell table:style-name="ce7" office:value-type="string" calcext:value-type="string">
            <text:p>o10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F7984</text:p>
          </table:table-cell>
          <table:table-cell office:value-type="string" calcext:value-type="string">
            <text:p>9619</text:p>
          </table:table-cell>
          <table:table-cell office:value-type="float" office:value="242116427162" calcext:value-type="float">
            <text:p>24211642716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0532" calcext:value-type="float">
            <text:p>70532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02/02/2016</text:p>
          </table:table-cell>
          <table:table-cell office:value-type="string" calcext:value-type="string">
            <text:p>07/04/2016</text:p>
          </table:table-cell>
          <table:table-cell office:value-type="string" calcext:value-type="string">
            <text:p>19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7005001" calcext:value-type="float">
            <text:p>9987005001</text:p>
          </table:table-cell>
          <table:table-cell table:style-name="ce7" office:value-type="string" calcext:value-type="string">
            <text:p>W46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7A6ED</text:p>
          </table:table-cell>
          <table:table-cell office:value-type="string" calcext:value-type="string">
            <text:p>0817</text:p>
          </table:table-cell>
          <table:table-cell office:value-type="float" office:value="208644073742" calcext:value-type="float">
            <text:p>20864407374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6579" calcext:value-type="float">
            <text:p>56579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30/01/2016</text:p>
          </table:table-cell>
          <table:table-cell office:value-type="string" calcext:value-type="string">
            <text:p>08/08/2015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26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141526" calcext:value-type="float">
            <text:p>9922141526</text:p>
          </table:table-cell>
          <table:table-cell table:style-name="ce7" office:value-type="string" calcext:value-type="string">
            <text:p>C09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E127F</text:p>
          </table:table-cell>
          <table:table-cell office:value-type="string" calcext:value-type="string">
            <text:p>0E96</text:p>
          </table:table-cell>
          <table:table-cell office:value-type="float" office:value="236397570407" calcext:value-type="float">
            <text:p>236397570407</text:p>
          </table:table-cell>
          <table:table-cell office:value-type="float" office:value="72" calcext:value-type="float">
            <text:p>7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1694" calcext:value-type="float">
            <text:p>91694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04/08/2015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05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3855244" calcext:value-type="float">
            <text:p>9963855244</text:p>
          </table:table-cell>
          <table:table-cell table:style-name="ce7" office:value-type="string" calcext:value-type="string">
            <text:p>Q90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094EE</text:p>
          </table:table-cell>
          <table:table-cell office:value-type="string" calcext:value-type="string">
            <text:p>FF05</text:p>
          </table:table-cell>
          <table:table-cell office:value-type="float" office:value="240956789903" calcext:value-type="float">
            <text:p>24095678990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2215" calcext:value-type="float">
            <text:p>52215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29/04/2016</text:p>
          </table:table-cell>
          <table:table-cell office:value-type="string" calcext:value-type="string">
            <text:p>23/08/2016</text:p>
          </table:table-cell>
          <table:table-cell office:value-type="string" calcext:value-type="string">
            <text:p>11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081513" calcext:value-type="float">
            <text:p>9922081513</text:p>
          </table:table-cell>
          <table:table-cell table:style-name="ce7" office:value-type="string" calcext:value-type="string">
            <text:p>x58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55E3B</text:p>
          </table:table-cell>
          <table:table-cell office:value-type="string" calcext:value-type="string">
            <text:p>848F</text:p>
          </table:table-cell>
          <table:table-cell office:value-type="float" office:value="260062108556" calcext:value-type="float">
            <text:p>26006210855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4479" calcext:value-type="float">
            <text:p>94479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11/04/2016</text:p>
          </table:table-cell>
          <table:table-cell office:value-type="string" calcext:value-type="string">
            <text:p>21/06/2017</text:p>
          </table:table-cell>
          <table:table-cell office:value-type="string" calcext:value-type="string">
            <text:p>01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8272603" calcext:value-type="float">
            <text:p>9908272603</text:p>
          </table:table-cell>
          <table:table-cell table:style-name="ce7" office:value-type="string" calcext:value-type="string">
            <text:p>z50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A29AC</text:p>
          </table:table-cell>
          <table:table-cell office:value-type="string" calcext:value-type="string">
            <text:p>061E</text:p>
          </table:table-cell>
          <table:table-cell office:value-type="float" office:value="216140773928" calcext:value-type="float">
            <text:p>21614077392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8941" calcext:value-type="float">
            <text:p>78941</text:p>
          </table:table-cell>
          <table:table-cell office:value-type="string" calcext:value-type="string">
            <text:p>09/08/2015</text:p>
          </table:table-cell>
          <table:table-cell office:value-type="string" calcext:value-type="string">
            <text:p>22/01/2017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4/03/2016</text:p>
          </table:table-cell>
          <table:table-cell office:value-type="string" calcext:value-type="string">
            <text:p>13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8015074" calcext:value-type="float">
            <text:p>9908015074</text:p>
          </table:table-cell>
          <table:table-cell table:style-name="ce7" office:value-type="string" calcext:value-type="string">
            <text:p>n40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2D49D</text:p>
          </table:table-cell>
          <table:table-cell office:value-type="string" calcext:value-type="string">
            <text:p>34BE</text:p>
          </table:table-cell>
          <table:table-cell office:value-type="float" office:value="274502484361" calcext:value-type="float">
            <text:p>27450248436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2611" calcext:value-type="float">
            <text:p>92611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24/01/2017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14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437382" calcext:value-type="float">
            <text:p>9945437382</text:p>
          </table:table-cell>
          <table:table-cell table:style-name="ce7" office:value-type="string" calcext:value-type="string">
            <text:p>v09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E2446</text:p>
          </table:table-cell>
          <table:table-cell office:value-type="string" calcext:value-type="string">
            <text:p>58C3</text:p>
          </table:table-cell>
          <table:table-cell office:value-type="float" office:value="277593318057" calcext:value-type="float">
            <text:p>27759331805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4496" calcext:value-type="float">
            <text:p>34496</text:p>
          </table:table-cell>
          <table:table-cell office:value-type="string" calcext:value-type="string">
            <text:p>08/09/2016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23/04/2016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28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3227119" calcext:value-type="float">
            <text:p>9903227119</text:p>
          </table:table-cell>
          <table:table-cell table:style-name="ce7" office:value-type="string" calcext:value-type="string">
            <text:p>Y96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ADCDF</text:p>
          </table:table-cell>
          <table:table-cell office:value-type="string" calcext:value-type="string">
            <text:p>D559</text:p>
          </table:table-cell>
          <table:table-cell office:value-type="float" office:value="224162047757" calcext:value-type="float">
            <text:p>224162047757</text:p>
          </table:table-cell>
          <table:table-cell office:value-type="float" office:value="47" calcext:value-type="float">
            <text:p>47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5286" calcext:value-type="float">
            <text:p>35286</text:p>
          </table:table-cell>
          <table:table-cell office:value-type="string" calcext:value-type="string">
            <text:p>16/06/2016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14/08/2015</text:p>
          </table:table-cell>
          <table:table-cell office:value-type="string" calcext:value-type="string">
            <text:p>06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1508615" calcext:value-type="float">
            <text:p>9921508615</text:p>
          </table:table-cell>
          <table:table-cell table:style-name="ce7" office:value-type="string" calcext:value-type="string">
            <text:p>H78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200C9</text:p>
          </table:table-cell>
          <table:table-cell office:value-type="string" calcext:value-type="string">
            <text:p>AABC</text:p>
          </table:table-cell>
          <table:table-cell office:value-type="float" office:value="207779013271" calcext:value-type="float">
            <text:p>207779013271</text:p>
          </table:table-cell>
          <table:table-cell office:value-type="float" office:value="44" calcext:value-type="float">
            <text:p>4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5836" calcext:value-type="float">
            <text:p>75836</text:p>
          </table:table-cell>
          <table:table-cell office:value-type="string" calcext:value-type="string">
            <text:p>07/03/2017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10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0650540" calcext:value-type="float">
            <text:p>9900650540</text:p>
          </table:table-cell>
          <table:table-cell table:style-name="ce7" office:value-type="string" calcext:value-type="string">
            <text:p>r2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F4B5C</text:p>
          </table:table-cell>
          <table:table-cell office:value-type="string" calcext:value-type="string">
            <text:p>1423</text:p>
          </table:table-cell>
          <table:table-cell office:value-type="float" office:value="295424552408" calcext:value-type="float">
            <text:p>295424552408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0375" calcext:value-type="float">
            <text:p>80375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30/05/2016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22/06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347800" calcext:value-type="float">
            <text:p>9977347800</text:p>
          </table:table-cell>
          <table:table-cell table:style-name="ce7" office:value-type="string" calcext:value-type="string">
            <text:p>j6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7A995</text:p>
          </table:table-cell>
          <table:table-cell office:value-type="string" calcext:value-type="string">
            <text:p>EAF6</text:p>
          </table:table-cell>
          <table:table-cell office:value-type="float" office:value="276284342975" calcext:value-type="float">
            <text:p>27628434297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8004" calcext:value-type="float">
            <text:p>48004</text:p>
          </table:table-cell>
          <table:table-cell office:value-type="string" calcext:value-type="string">
            <text:p>19/09/2015</text:p>
          </table:table-cell>
          <table:table-cell office:value-type="string" calcext:value-type="string">
            <text:p>14/08/2015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01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4940788" calcext:value-type="float">
            <text:p>9904940788</text:p>
          </table:table-cell>
          <table:table-cell table:style-name="ce7" office:value-type="string" calcext:value-type="string">
            <text:p>i89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E85C6</text:p>
          </table:table-cell>
          <table:table-cell office:value-type="string" calcext:value-type="string">
            <text:p>BEE4</text:p>
          </table:table-cell>
          <table:table-cell office:value-type="float" office:value="292041816261" calcext:value-type="float">
            <text:p>292041816261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0718" calcext:value-type="float">
            <text:p>60718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19/12/2015</text:p>
          </table:table-cell>
          <table:table-cell office:value-type="string" calcext:value-type="string">
            <text:p>07/04/2016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21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0499396" calcext:value-type="float">
            <text:p>9980499396</text:p>
          </table:table-cell>
          <table:table-cell table:style-name="ce7" office:value-type="string" calcext:value-type="string">
            <text:p>L35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E6F11</text:p>
          </table:table-cell>
          <table:table-cell office:value-type="string" calcext:value-type="string">
            <text:p>B239</text:p>
          </table:table-cell>
          <table:table-cell office:value-type="float" office:value="299454127980" calcext:value-type="float">
            <text:p>29945412798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9138" calcext:value-type="float">
            <text:p>29138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3/07/2016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12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2916826" calcext:value-type="float">
            <text:p>9902916826</text:p>
          </table:table-cell>
          <table:table-cell table:style-name="ce7" office:value-type="string" calcext:value-type="string">
            <text:p>O06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02957</text:p>
          </table:table-cell>
          <table:table-cell office:value-type="string" calcext:value-type="string">
            <text:p>27FF</text:p>
          </table:table-cell>
          <table:table-cell office:value-type="float" office:value="282400803639" calcext:value-type="float">
            <text:p>282400803639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0876" calcext:value-type="float">
            <text:p>50876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04/06/2016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14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3631498" calcext:value-type="float">
            <text:p>9913631498</text:p>
          </table:table-cell>
          <table:table-cell table:style-name="ce7" office:value-type="string" calcext:value-type="string">
            <text:p>M04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27D1F</text:p>
          </table:table-cell>
          <table:table-cell office:value-type="string" calcext:value-type="string">
            <text:p>AB5D</text:p>
          </table:table-cell>
          <table:table-cell office:value-type="float" office:value="230940456826" calcext:value-type="float">
            <text:p>230940456826</text:p>
          </table:table-cell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4860" calcext:value-type="float">
            <text:p>64860</text:p>
          </table:table-cell>
          <table:table-cell office:value-type="string" calcext:value-type="string">
            <text:p>24/04/2016</text:p>
          </table:table-cell>
          <table:table-cell office:value-type="string" calcext:value-type="string">
            <text:p>24/07/2016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25/02/2017</text:p>
          </table:table-cell>
          <table:table-cell office:value-type="string" calcext:value-type="string">
            <text:p>04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8057177" calcext:value-type="float">
            <text:p>9918057177</text:p>
          </table:table-cell>
          <table:table-cell table:style-name="ce7" office:value-type="string" calcext:value-type="string">
            <text:p>g75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DC2BD</text:p>
          </table:table-cell>
          <table:table-cell office:value-type="string" calcext:value-type="string">
            <text:p>AEBE</text:p>
          </table:table-cell>
          <table:table-cell office:value-type="float" office:value="275546841858" calcext:value-type="float">
            <text:p>27554684185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5210" calcext:value-type="float">
            <text:p>45210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13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599288" calcext:value-type="float">
            <text:p>9922599288</text:p>
          </table:table-cell>
          <table:table-cell table:style-name="ce7" office:value-type="string" calcext:value-type="string">
            <text:p>t9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36B89</text:p>
          </table:table-cell>
          <table:table-cell office:value-type="string" calcext:value-type="string">
            <text:p>2230</text:p>
          </table:table-cell>
          <table:table-cell office:value-type="float" office:value="280517268714" calcext:value-type="float">
            <text:p>280517268714</text:p>
          </table:table-cell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23885" calcext:value-type="float">
            <text:p>2388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21/06/2017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27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906917" calcext:value-type="float">
            <text:p>9982906917</text:p>
          </table:table-cell>
          <table:table-cell table:style-name="ce7" office:value-type="string" calcext:value-type="string">
            <text:p>P9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0AFFA</text:p>
          </table:table-cell>
          <table:table-cell office:value-type="string" calcext:value-type="string">
            <text:p>CF6A</text:p>
          </table:table-cell>
          <table:table-cell office:value-type="float" office:value="261479509985" calcext:value-type="float">
            <text:p>26147950998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3235" calcext:value-type="float">
            <text:p>23235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11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5425304" calcext:value-type="float">
            <text:p>9935425304</text:p>
          </table:table-cell>
          <table:table-cell table:style-name="ce7" office:value-type="string" calcext:value-type="string">
            <text:p>p0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7A843</text:p>
          </table:table-cell>
          <table:table-cell office:value-type="string" calcext:value-type="string">
            <text:p>4E11</text:p>
          </table:table-cell>
          <table:table-cell office:value-type="float" office:value="279912599294" calcext:value-type="float">
            <text:p>279912599294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0065" calcext:value-type="float">
            <text:p>20065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05/03/2017</text:p>
          </table:table-cell>
          <table:table-cell office:value-type="string" calcext:value-type="string">
            <text:p>21/12/2016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15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6708291" calcext:value-type="float">
            <text:p>9936708291</text:p>
          </table:table-cell>
          <table:table-cell table:style-name="ce7" office:value-type="string" calcext:value-type="string">
            <text:p>Y39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A1EA4</text:p>
          </table:table-cell>
          <table:table-cell office:value-type="string" calcext:value-type="string">
            <text:p>532D</text:p>
          </table:table-cell>
          <table:table-cell office:value-type="float" office:value="276440648502" calcext:value-type="float">
            <text:p>276440648502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5221" calcext:value-type="float">
            <text:p>1522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10/12/201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31/10/2015</text:p>
          </table:table-cell>
          <table:table-cell office:value-type="string" calcext:value-type="string">
            <text:p>17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5110165" calcext:value-type="float">
            <text:p>9955110165</text:p>
          </table:table-cell>
          <table:table-cell table:style-name="ce7" office:value-type="string" calcext:value-type="string">
            <text:p>i49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03028</text:p>
          </table:table-cell>
          <table:table-cell office:value-type="string" calcext:value-type="string">
            <text:p>8E29</text:p>
          </table:table-cell>
          <table:table-cell office:value-type="float" office:value="294050337097" calcext:value-type="float">
            <text:p>294050337097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6856" calcext:value-type="float">
            <text:p>76856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04/05/2016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04/04/2017</text:p>
          </table:table-cell>
          <table:table-cell office:value-type="string" calcext:value-type="string">
            <text:p>28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4478828" calcext:value-type="float">
            <text:p>9914478828</text:p>
          </table:table-cell>
          <table:table-cell table:style-name="ce7" office:value-type="string" calcext:value-type="string">
            <text:p>e10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9444A</text:p>
          </table:table-cell>
          <table:table-cell office:value-type="string" calcext:value-type="string">
            <text:p>0F51</text:p>
          </table:table-cell>
          <table:table-cell office:value-type="float" office:value="227929461383" calcext:value-type="float">
            <text:p>227929461383</text:p>
          </table:table-cell>
          <table:table-cell office:value-type="float" office:value="85" calcext:value-type="float">
            <text:p>8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5636" calcext:value-type="float">
            <text:p>45636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19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0410450" calcext:value-type="float">
            <text:p>9920410450</text:p>
          </table:table-cell>
          <table:table-cell table:style-name="ce7" office:value-type="string" calcext:value-type="string">
            <text:p>x4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B3A28</text:p>
          </table:table-cell>
          <table:table-cell office:value-type="string" calcext:value-type="string">
            <text:p>8A7C</text:p>
          </table:table-cell>
          <table:table-cell office:value-type="float" office:value="222433400524" calcext:value-type="float">
            <text:p>222433400524</text:p>
          </table:table-cell>
          <table:table-cell office:value-type="float" office:value="85" calcext:value-type="float">
            <text:p>8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44677" calcext:value-type="float">
            <text:p>44677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24/11/2016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23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0473274" calcext:value-type="float">
            <text:p>9900473274</text:p>
          </table:table-cell>
          <table:table-cell table:style-name="ce7" office:value-type="string" calcext:value-type="string">
            <text:p>Z24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C14AB</text:p>
          </table:table-cell>
          <table:table-cell office:value-type="string" calcext:value-type="string">
            <text:p>89E5</text:p>
          </table:table-cell>
          <table:table-cell office:value-type="float" office:value="292327727890" calcext:value-type="float">
            <text:p>292327727890</text:p>
          </table:table-cell>
          <table:table-cell office:value-type="float" office:value="61" calcext:value-type="float">
            <text:p>6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6218" calcext:value-type="float">
            <text:p>16218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15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565074" calcext:value-type="float">
            <text:p>9902565074</text:p>
          </table:table-cell>
          <table:table-cell table:style-name="ce7" office:value-type="string" calcext:value-type="string">
            <text:p>N1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4B3E2</text:p>
          </table:table-cell>
          <table:table-cell office:value-type="string" calcext:value-type="string">
            <text:p>C63B</text:p>
          </table:table-cell>
          <table:table-cell office:value-type="float" office:value="238991015807" calcext:value-type="float">
            <text:p>238991015807</text:p>
          </table:table-cell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9795" calcext:value-type="float">
            <text:p>29795</text:p>
          </table:table-cell>
          <table:table-cell office:value-type="string" calcext:value-type="string">
            <text:p>06/05/2017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05/03/2016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16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3475298" calcext:value-type="float">
            <text:p>9933475298</text:p>
          </table:table-cell>
          <table:table-cell table:style-name="ce7" office:value-type="string" calcext:value-type="string">
            <text:p>k86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068B3</text:p>
          </table:table-cell>
          <table:table-cell office:value-type="string" calcext:value-type="string">
            <text:p>67C3</text:p>
          </table:table-cell>
          <table:table-cell office:value-type="float" office:value="221000644623" calcext:value-type="float">
            <text:p>22100064462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6762" calcext:value-type="float">
            <text:p>96762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05/02/2017</text:p>
          </table:table-cell>
          <table:table-cell office:value-type="string" calcext:value-type="string">
            <text:p>21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238529" calcext:value-type="float">
            <text:p>9925238529</text:p>
          </table:table-cell>
          <table:table-cell table:style-name="ce7" office:value-type="string" calcext:value-type="string">
            <text:p>R06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91288</text:p>
          </table:table-cell>
          <table:table-cell office:value-type="string" calcext:value-type="string">
            <text:p>62E1</text:p>
          </table:table-cell>
          <table:table-cell office:value-type="float" office:value="229701444325" calcext:value-type="float">
            <text:p>229701444325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8186" calcext:value-type="float">
            <text:p>38186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10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2073220" calcext:value-type="float">
            <text:p>9922073220</text:p>
          </table:table-cell>
          <table:table-cell table:style-name="ce7" office:value-type="string" calcext:value-type="string">
            <text:p>b6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CB065</text:p>
          </table:table-cell>
          <table:table-cell office:value-type="string" calcext:value-type="string">
            <text:p>5BB5</text:p>
          </table:table-cell>
          <table:table-cell office:value-type="float" office:value="233376063298" calcext:value-type="float">
            <text:p>233376063298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79238" calcext:value-type="float">
            <text:p>79238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30/08/2015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02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934363" calcext:value-type="float">
            <text:p>9978934363</text:p>
          </table:table-cell>
          <table:table-cell table:style-name="ce7" office:value-type="string" calcext:value-type="string">
            <text:p>C3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6CBE6</text:p>
          </table:table-cell>
          <table:table-cell office:value-type="string" calcext:value-type="string">
            <text:p>9061</text:p>
          </table:table-cell>
          <table:table-cell office:value-type="float" office:value="275556299131" calcext:value-type="float">
            <text:p>27555629913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2130" calcext:value-type="float">
            <text:p>82130</text:p>
          </table:table-cell>
          <table:table-cell office:value-type="string" calcext:value-type="string">
            <text:p>21/03/2016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30/01/2016</text:p>
          </table:table-cell>
          <table:table-cell office:value-type="string" calcext:value-type="string">
            <text:p>14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346758" calcext:value-type="float">
            <text:p>9952346758</text:p>
          </table:table-cell>
          <table:table-cell table:style-name="ce7" office:value-type="string" calcext:value-type="string">
            <text:p>r61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DCC84</text:p>
          </table:table-cell>
          <table:table-cell office:value-type="string" calcext:value-type="string">
            <text:p>3562</text:p>
          </table:table-cell>
          <table:table-cell office:value-type="float" office:value="240618441041" calcext:value-type="float">
            <text:p>240618441041</text:p>
          </table:table-cell>
          <table:table-cell office:value-type="float" office:value="59" calcext:value-type="float">
            <text:p>5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1676" calcext:value-type="float">
            <text:p>21676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15/04/2016</text:p>
          </table:table-cell>
          <table:table-cell office:value-type="string" calcext:value-type="string">
            <text:p>18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901739" calcext:value-type="float">
            <text:p>9902901739</text:p>
          </table:table-cell>
          <table:table-cell table:style-name="ce7" office:value-type="string" calcext:value-type="string">
            <text:p>f34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2F74B</text:p>
          </table:table-cell>
          <table:table-cell office:value-type="string" calcext:value-type="string">
            <text:p>8649</text:p>
          </table:table-cell>
          <table:table-cell office:value-type="float" office:value="204165755244" calcext:value-type="float">
            <text:p>204165755244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6411" calcext:value-type="float">
            <text:p>16411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08/01/2016</text:p>
          </table:table-cell>
          <table:table-cell office:value-type="string" calcext:value-type="string">
            <text:p>23/03/2016</text:p>
          </table:table-cell>
          <table:table-cell office:value-type="string" calcext:value-type="string">
            <text:p>04/10/2015</text:p>
          </table:table-cell>
          <table:table-cell office:value-type="string" calcext:value-type="string">
            <text:p>22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8326884" calcext:value-type="float">
            <text:p>9948326884</text:p>
          </table:table-cell>
          <table:table-cell table:style-name="ce7" office:value-type="string" calcext:value-type="string">
            <text:p>t6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B9C1E</text:p>
          </table:table-cell>
          <table:table-cell office:value-type="string" calcext:value-type="string">
            <text:p>5AF9</text:p>
          </table:table-cell>
          <table:table-cell office:value-type="float" office:value="222162100305" calcext:value-type="float">
            <text:p>222162100305</text:p>
          </table:table-cell>
          <table:table-cell office:value-type="float" office:value="22" calcext:value-type="float">
            <text:p>22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6161" calcext:value-type="float">
            <text:p>16161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09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1963962" calcext:value-type="float">
            <text:p>9981963962</text:p>
          </table:table-cell>
          <table:table-cell table:style-name="ce7" office:value-type="string" calcext:value-type="string">
            <text:p>F42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BF1C2</text:p>
          </table:table-cell>
          <table:table-cell office:value-type="string" calcext:value-type="string">
            <text:p>110B</text:p>
          </table:table-cell>
          <table:table-cell office:value-type="float" office:value="203916444827" calcext:value-type="float">
            <text:p>203916444827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8109" calcext:value-type="float">
            <text:p>78109</text:p>
          </table:table-cell>
          <table:table-cell office:value-type="string" calcext:value-type="string">
            <text:p>13/09/2016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3/08/2016</text:p>
          </table:table-cell>
          <table:table-cell office:value-type="string" calcext:value-type="string">
            <text:p>13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0999231" calcext:value-type="float">
            <text:p>9960999231</text:p>
          </table:table-cell>
          <table:table-cell table:style-name="ce7" office:value-type="string" calcext:value-type="string">
            <text:p>w64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76491</text:p>
          </table:table-cell>
          <table:table-cell office:value-type="string" calcext:value-type="string">
            <text:p>437F</text:p>
          </table:table-cell>
          <table:table-cell office:value-type="float" office:value="223349547156" calcext:value-type="float">
            <text:p>223349547156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2429" calcext:value-type="float">
            <text:p>82429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15/09/2015</text:p>
          </table:table-cell>
          <table:table-cell office:value-type="string" calcext:value-type="string">
            <text:p>17/08/2015</text:p>
          </table:table-cell>
          <table:table-cell office:value-type="string" calcext:value-type="string">
            <text:p>09/01/2016</text:p>
          </table:table-cell>
          <table:table-cell office:value-type="string" calcext:value-type="string">
            <text:p>05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1314882" calcext:value-type="float">
            <text:p>9981314882</text:p>
          </table:table-cell>
          <table:table-cell table:style-name="ce7" office:value-type="string" calcext:value-type="string">
            <text:p>T4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6708F</text:p>
          </table:table-cell>
          <table:table-cell office:value-type="string" calcext:value-type="string">
            <text:p>A300</text:p>
          </table:table-cell>
          <table:table-cell office:value-type="float" office:value="276559939309" calcext:value-type="float">
            <text:p>276559939309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5725" calcext:value-type="float">
            <text:p>65725</text:p>
          </table:table-cell>
          <table:table-cell office:value-type="string" calcext:value-type="string">
            <text:p>20/06/2017</text:p>
          </table:table-cell>
          <table:table-cell office:value-type="string" calcext:value-type="string">
            <text:p>09/09/2015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13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0976990" calcext:value-type="float">
            <text:p>9900976990</text:p>
          </table:table-cell>
          <table:table-cell table:style-name="ce7" office:value-type="string" calcext:value-type="string">
            <text:p>u38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126F1</text:p>
          </table:table-cell>
          <table:table-cell office:value-type="string" calcext:value-type="string">
            <text:p>9994</text:p>
          </table:table-cell>
          <table:table-cell office:value-type="float" office:value="249070224574" calcext:value-type="float">
            <text:p>249070224574</text:p>
          </table:table-cell>
          <table:table-cell office:value-type="float" office:value="75" calcext:value-type="float">
            <text:p>7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7985" calcext:value-type="float">
            <text:p>37985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19/08/2015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08/03/2016</text:p>
          </table:table-cell>
          <table:table-cell office:value-type="string" calcext:value-type="string">
            <text:p>19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570103" calcext:value-type="float">
            <text:p>9986570103</text:p>
          </table:table-cell>
          <table:table-cell table:style-name="ce7" office:value-type="string" calcext:value-type="string">
            <text:p>C91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7806F</text:p>
          </table:table-cell>
          <table:table-cell office:value-type="string" calcext:value-type="string">
            <text:p>3A7B</text:p>
          </table:table-cell>
          <table:table-cell office:value-type="float" office:value="262883857374" calcext:value-type="float">
            <text:p>262883857374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8494" calcext:value-type="float">
            <text:p>88494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30/11/2016</text:p>
          </table:table-cell>
          <table:table-cell office:value-type="string" calcext:value-type="string">
            <text:p>02/05/2016</text:p>
          </table:table-cell>
          <table:table-cell office:value-type="string" calcext:value-type="string">
            <text:p>03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4597343" calcext:value-type="float">
            <text:p>9934597343</text:p>
          </table:table-cell>
          <table:table-cell table:style-name="ce7" office:value-type="string" calcext:value-type="string">
            <text:p>e06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35F14</text:p>
          </table:table-cell>
          <table:table-cell office:value-type="string" calcext:value-type="string">
            <text:p>DA28</text:p>
          </table:table-cell>
          <table:table-cell office:value-type="float" office:value="274993321760" calcext:value-type="float">
            <text:p>274993321760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8773" calcext:value-type="float">
            <text:p>18773</text:p>
          </table:table-cell>
          <table:table-cell office:value-type="string" calcext:value-type="string">
            <text:p>09/01/2016</text:p>
          </table:table-cell>
          <table:table-cell office:value-type="string" calcext:value-type="string">
            <text:p>26/07/2016</text:p>
          </table:table-cell>
          <table:table-cell office:value-type="string" calcext:value-type="string">
            <text:p>05/04/2016</text:p>
          </table:table-cell>
          <table:table-cell office:value-type="string" calcext:value-type="string">
            <text:p>29/11/2016</text:p>
          </table:table-cell>
          <table:table-cell office:value-type="string" calcext:value-type="string">
            <text:p>17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557436" calcext:value-type="float">
            <text:p>9925557436</text:p>
          </table:table-cell>
          <table:table-cell table:style-name="ce7" office:value-type="string" calcext:value-type="string">
            <text:p>f02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F011A</text:p>
          </table:table-cell>
          <table:table-cell office:value-type="string" calcext:value-type="string">
            <text:p>10AD</text:p>
          </table:table-cell>
          <table:table-cell office:value-type="float" office:value="221837994524" calcext:value-type="float">
            <text:p>221837994524</text:p>
          </table:table-cell>
          <table:table-cell office:value-type="float" office:value="28" calcext:value-type="float">
            <text:p>2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0515" calcext:value-type="float">
            <text:p>50515</text:p>
          </table:table-cell>
          <table:table-cell office:value-type="string" calcext:value-type="string">
            <text:p>31/07/2015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23/01/2017</text:p>
          </table:table-cell>
          <table:table-cell office:value-type="string" calcext:value-type="string">
            <text:p>26/08/2015</text:p>
          </table:table-cell>
          <table:table-cell office:value-type="string" calcext:value-type="string">
            <text:p>05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5922790" calcext:value-type="float">
            <text:p>9915922790</text:p>
          </table:table-cell>
          <table:table-cell table:style-name="ce7" office:value-type="string" calcext:value-type="string">
            <text:p>L6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D9F7F</text:p>
          </table:table-cell>
          <table:table-cell office:value-type="string" calcext:value-type="string">
            <text:p>F102</text:p>
          </table:table-cell>
          <table:table-cell office:value-type="float" office:value="255834426814" calcext:value-type="float">
            <text:p>255834426814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9145" calcext:value-type="float">
            <text:p>89145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08/03/2016</text:p>
          </table:table-cell>
          <table:table-cell office:value-type="string" calcext:value-type="string">
            <text:p>16/08/2015</text:p>
          </table:table-cell>
          <table:table-cell office:value-type="string" calcext:value-type="string">
            <text:p>22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7078377" calcext:value-type="float">
            <text:p>9957078377</text:p>
          </table:table-cell>
          <table:table-cell table:style-name="ce7" office:value-type="string" calcext:value-type="string">
            <text:p>K67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EF2C6</text:p>
          </table:table-cell>
          <table:table-cell office:value-type="string" calcext:value-type="string">
            <text:p>108F</text:p>
          </table:table-cell>
          <table:table-cell office:value-type="float" office:value="216729486605" calcext:value-type="float">
            <text:p>216729486605</text:p>
          </table:table-cell>
          <table:table-cell office:value-type="float" office:value="49" calcext:value-type="float">
            <text:p>4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1674" calcext:value-type="float">
            <text:p>51674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07/05/2016</text:p>
          </table:table-cell>
          <table:table-cell office:value-type="string" calcext:value-type="string">
            <text:p>31/03/2017</text:p>
          </table:table-cell>
          <table:table-cell office:value-type="string" calcext:value-type="string">
            <text:p>25/02/2017</text:p>
          </table:table-cell>
          <table:table-cell office:value-type="string" calcext:value-type="string">
            <text:p>03/01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9825045" calcext:value-type="float">
            <text:p>9969825045</text:p>
          </table:table-cell>
          <table:table-cell table:style-name="ce7" office:value-type="string" calcext:value-type="string">
            <text:p>C3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20E33</text:p>
          </table:table-cell>
          <table:table-cell office:value-type="string" calcext:value-type="string">
            <text:p>C6A3</text:p>
          </table:table-cell>
          <table:table-cell office:value-type="float" office:value="205719332033" calcext:value-type="float">
            <text:p>205719332033</text:p>
          </table:table-cell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74920" calcext:value-type="float">
            <text:p>74920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6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7592119" calcext:value-type="float">
            <text:p>9937592119</text:p>
          </table:table-cell>
          <table:table-cell table:style-name="ce7" office:value-type="string" calcext:value-type="string">
            <text:p>L6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7484C</text:p>
          </table:table-cell>
          <table:table-cell office:value-type="string" calcext:value-type="string">
            <text:p>9CB5</text:p>
          </table:table-cell>
          <table:table-cell office:value-type="float" office:value="204754626970" calcext:value-type="float">
            <text:p>204754626970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8184" calcext:value-type="float">
            <text:p>48184</text:p>
          </table:table-cell>
          <table:table-cell office:value-type="string" calcext:value-type="string">
            <text:p>07/05/2016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08/07/2015</text:p>
          </table:table-cell>
          <table:table-cell office:value-type="string" calcext:value-type="string">
            <text:p>24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2101048" calcext:value-type="float">
            <text:p>9962101048</text:p>
          </table:table-cell>
          <table:table-cell table:style-name="ce7" office:value-type="string" calcext:value-type="string">
            <text:p>r98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8EF05</text:p>
          </table:table-cell>
          <table:table-cell office:value-type="string" calcext:value-type="string">
            <text:p>2F28</text:p>
          </table:table-cell>
          <table:table-cell office:value-type="float" office:value="221535160395" calcext:value-type="float">
            <text:p>221535160395</text:p>
          </table:table-cell>
          <table:table-cell office:value-type="float" office:value="58" calcext:value-type="float">
            <text:p>5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9638" calcext:value-type="float">
            <text:p>99638</text:p>
          </table:table-cell>
          <table:table-cell office:value-type="string" calcext:value-type="string">
            <text:p>27/09/2015</text:p>
          </table:table-cell>
          <table:table-cell office:value-type="string" calcext:value-type="string">
            <text:p>19/09/2015</text:p>
          </table:table-cell>
          <table:table-cell office:value-type="string" calcext:value-type="string">
            <text:p>18/09/2016</text:p>
          </table:table-cell>
          <table:table-cell office:value-type="string" calcext:value-type="string">
            <text:p>07/09/2016</text:p>
          </table:table-cell>
          <table:table-cell office:value-type="string" calcext:value-type="string">
            <text:p>30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4388162" calcext:value-type="float">
            <text:p>9914388162</text:p>
          </table:table-cell>
          <table:table-cell table:style-name="ce7" office:value-type="string" calcext:value-type="string">
            <text:p>T81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721B8</text:p>
          </table:table-cell>
          <table:table-cell office:value-type="string" calcext:value-type="string">
            <text:p>3D13</text:p>
          </table:table-cell>
          <table:table-cell office:value-type="float" office:value="210719773378" calcext:value-type="float">
            <text:p>21071977337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6821" calcext:value-type="float">
            <text:p>76821</text:p>
          </table:table-cell>
          <table:table-cell office:value-type="string" calcext:value-type="string">
            <text:p>31/05/2016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8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374229" calcext:value-type="float">
            <text:p>9901374229</text:p>
          </table:table-cell>
          <table:table-cell table:style-name="ce7" office:value-type="string" calcext:value-type="string">
            <text:p>w68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DA449</text:p>
          </table:table-cell>
          <table:table-cell office:value-type="string" calcext:value-type="string">
            <text:p>46F8</text:p>
          </table:table-cell>
          <table:table-cell office:value-type="float" office:value="262636572878" calcext:value-type="float">
            <text:p>26263657287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5542" calcext:value-type="float">
            <text:p>95542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31/10/2016</text:p>
          </table:table-cell>
          <table:table-cell office:value-type="string" calcext:value-type="string">
            <text:p>19/08/2016</text:p>
          </table:table-cell>
          <table:table-cell office:value-type="string" calcext:value-type="string">
            <text:p>15/06/2016</text:p>
          </table:table-cell>
          <table:table-cell office:value-type="string" calcext:value-type="string">
            <text:p>24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524135" calcext:value-type="float">
            <text:p>9978524135</text:p>
          </table:table-cell>
          <table:table-cell table:style-name="ce7" office:value-type="string" calcext:value-type="string">
            <text:p>y3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AE611</text:p>
          </table:table-cell>
          <table:table-cell office:value-type="string" calcext:value-type="string">
            <text:p>A4E8</text:p>
          </table:table-cell>
          <table:table-cell office:value-type="float" office:value="214496815563" calcext:value-type="float">
            <text:p>214496815563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92429" calcext:value-type="float">
            <text:p>92429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30/07/2016</text:p>
          </table:table-cell>
          <table:table-cell office:value-type="string" calcext:value-type="string">
            <text:p>09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6980836" calcext:value-type="float">
            <text:p>9976980836</text:p>
          </table:table-cell>
          <table:table-cell table:style-name="ce7" office:value-type="string" calcext:value-type="string">
            <text:p>B35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78E10</text:p>
          </table:table-cell>
          <table:table-cell office:value-type="string" calcext:value-type="string">
            <text:p>12F8</text:p>
          </table:table-cell>
          <table:table-cell office:value-type="float" office:value="264149714766" calcext:value-type="float">
            <text:p>26414971476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8403" calcext:value-type="float">
            <text:p>98403</text:p>
          </table:table-cell>
          <table:table-cell office:value-type="string" calcext:value-type="string">
            <text:p>19/02/2017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20/04/2016</text:p>
          </table:table-cell>
          <table:table-cell office:value-type="string" calcext:value-type="string">
            <text:p>08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8002416" calcext:value-type="float">
            <text:p>9948002416</text:p>
          </table:table-cell>
          <table:table-cell table:style-name="ce7" office:value-type="string" calcext:value-type="string">
            <text:p>L87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F1F94</text:p>
          </table:table-cell>
          <table:table-cell office:value-type="string" calcext:value-type="string">
            <text:p>A4DA</text:p>
          </table:table-cell>
          <table:table-cell office:value-type="float" office:value="212790400641" calcext:value-type="float">
            <text:p>212790400641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2133" calcext:value-type="float">
            <text:p>82133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04/05/2016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06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1728956" calcext:value-type="float">
            <text:p>9941728956</text:p>
          </table:table-cell>
          <table:table-cell table:style-name="ce7" office:value-type="string" calcext:value-type="string">
            <text:p>y51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437EE</text:p>
          </table:table-cell>
          <table:table-cell office:value-type="string" calcext:value-type="string">
            <text:p>5A23</text:p>
          </table:table-cell>
          <table:table-cell office:value-type="float" office:value="265855704547" calcext:value-type="float">
            <text:p>265855704547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3908" calcext:value-type="float">
            <text:p>73908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12/11/2015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21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0603001" calcext:value-type="float">
            <text:p>9900603001</text:p>
          </table:table-cell>
          <table:table-cell table:style-name="ce7" office:value-type="string" calcext:value-type="string">
            <text:p>Q94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DA206</text:p>
          </table:table-cell>
          <table:table-cell office:value-type="string" calcext:value-type="string">
            <text:p>3363</text:p>
          </table:table-cell>
          <table:table-cell office:value-type="float" office:value="279505302896" calcext:value-type="float">
            <text:p>27950530289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8366" calcext:value-type="float">
            <text:p>18366</text:p>
          </table:table-cell>
          <table:table-cell office:value-type="string" calcext:value-type="string">
            <text:p>06/10/2015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06/06/2017</text:p>
          </table:table-cell>
          <table:table-cell office:value-type="string" calcext:value-type="string">
            <text:p>13/07/2015</text:p>
          </table:table-cell>
          <table:table-cell office:value-type="string" calcext:value-type="string">
            <text:p>29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997073" calcext:value-type="float">
            <text:p>9905997073</text:p>
          </table:table-cell>
          <table:table-cell table:style-name="ce7" office:value-type="string" calcext:value-type="string">
            <text:p>g31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DE0F8</text:p>
          </table:table-cell>
          <table:table-cell office:value-type="string" calcext:value-type="string">
            <text:p>7B14</text:p>
          </table:table-cell>
          <table:table-cell office:value-type="float" office:value="275973883718" calcext:value-type="float">
            <text:p>275973883718</text:p>
          </table:table-cell>
          <table:table-cell office:value-type="float" office:value="56" calcext:value-type="float">
            <text:p>5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7115" calcext:value-type="float">
            <text:p>57115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08/12/2016</text:p>
          </table:table-cell>
          <table:table-cell office:value-type="string" calcext:value-type="string">
            <text:p>30/11/2016</text:p>
          </table:table-cell>
          <table:table-cell office:value-type="string" calcext:value-type="string">
            <text:p>20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0395272" calcext:value-type="float">
            <text:p>9980395272</text:p>
          </table:table-cell>
          <table:table-cell table:style-name="ce7" office:value-type="string" calcext:value-type="string">
            <text:p>u16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2F814</text:p>
          </table:table-cell>
          <table:table-cell office:value-type="string" calcext:value-type="string">
            <text:p>58DA</text:p>
          </table:table-cell>
          <table:table-cell office:value-type="float" office:value="201509346169" calcext:value-type="float">
            <text:p>201509346169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1730" calcext:value-type="float">
            <text:p>81730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13/10/2015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27/03/2016</text:p>
          </table:table-cell>
          <table:table-cell office:value-type="string" calcext:value-type="string">
            <text:p>22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9327078" calcext:value-type="float">
            <text:p>9959327078</text:p>
          </table:table-cell>
          <table:table-cell table:style-name="ce7" office:value-type="string" calcext:value-type="string">
            <text:p>f8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B2261</text:p>
          </table:table-cell>
          <table:table-cell office:value-type="string" calcext:value-type="string">
            <text:p>05A7</text:p>
          </table:table-cell>
          <table:table-cell office:value-type="float" office:value="289074487779" calcext:value-type="float">
            <text:p>289074487779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3633" calcext:value-type="float">
            <text:p>83633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02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2982300" calcext:value-type="float">
            <text:p>9962982300</text:p>
          </table:table-cell>
          <table:table-cell table:style-name="ce7" office:value-type="string" calcext:value-type="string">
            <text:p>A9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854A5</text:p>
          </table:table-cell>
          <table:table-cell office:value-type="string" calcext:value-type="string">
            <text:p>EC44</text:p>
          </table:table-cell>
          <table:table-cell office:value-type="float" office:value="289288032595" calcext:value-type="float">
            <text:p>28928803259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91576" calcext:value-type="float">
            <text:p>91576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08/04/2016</text:p>
          </table:table-cell>
          <table:table-cell office:value-type="string" calcext:value-type="string">
            <text:p>23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0968195" calcext:value-type="float">
            <text:p>9910968195</text:p>
          </table:table-cell>
          <table:table-cell table:style-name="ce7" office:value-type="string" calcext:value-type="string">
            <text:p>T24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7BD15</text:p>
          </table:table-cell>
          <table:table-cell office:value-type="string" calcext:value-type="string">
            <text:p>8520</text:p>
          </table:table-cell>
          <table:table-cell office:value-type="float" office:value="228213981893" calcext:value-type="float">
            <text:p>228213981893</text:p>
          </table:table-cell>
          <table:table-cell office:value-type="float" office:value="89" calcext:value-type="float">
            <text:p>8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0817" calcext:value-type="float">
            <text:p>20817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05/09/2016</text:p>
          </table:table-cell>
          <table:table-cell office:value-type="string" calcext:value-type="string">
            <text:p>21/05/2017</text:p>
          </table:table-cell>
          <table:table-cell office:value-type="string" calcext:value-type="string">
            <text:p>22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4263020" calcext:value-type="float">
            <text:p>9934263020</text:p>
          </table:table-cell>
          <table:table-cell table:style-name="ce7" office:value-type="string" calcext:value-type="string">
            <text:p>T18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CAD1F</text:p>
          </table:table-cell>
          <table:table-cell office:value-type="string" calcext:value-type="string">
            <text:p>F159</text:p>
          </table:table-cell>
          <table:table-cell office:value-type="float" office:value="239932512450" calcext:value-type="float">
            <text:p>239932512450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8059" calcext:value-type="float">
            <text:p>48059</text:p>
          </table:table-cell>
          <table:table-cell office:value-type="string" calcext:value-type="string">
            <text:p>08/12/2016</text:p>
          </table:table-cell>
          <table:table-cell office:value-type="string" calcext:value-type="string">
            <text:p>05/09/2016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29/12/2015</text:p>
          </table:table-cell>
          <table:table-cell office:value-type="string" calcext:value-type="string">
            <text:p>26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982558" calcext:value-type="float">
            <text:p>9960982558</text:p>
          </table:table-cell>
          <table:table-cell table:style-name="ce7" office:value-type="string" calcext:value-type="string">
            <text:p>j03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80FD4</text:p>
          </table:table-cell>
          <table:table-cell office:value-type="string" calcext:value-type="string">
            <text:p>5770</text:p>
          </table:table-cell>
          <table:table-cell office:value-type="float" office:value="280344864966" calcext:value-type="float">
            <text:p>280344864966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4364" calcext:value-type="float">
            <text:p>84364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10/09/2015</text:p>
          </table:table-cell>
          <table:table-cell office:value-type="string" calcext:value-type="string">
            <text:p>21/06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5080543" calcext:value-type="float">
            <text:p>9905080543</text:p>
          </table:table-cell>
          <table:table-cell table:style-name="ce7" office:value-type="string" calcext:value-type="string">
            <text:p>s84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E3F71</text:p>
          </table:table-cell>
          <table:table-cell office:value-type="string" calcext:value-type="string">
            <text:p>EAAF</text:p>
          </table:table-cell>
          <table:table-cell office:value-type="float" office:value="282818743865" calcext:value-type="float">
            <text:p>282818743865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0442" calcext:value-type="float">
            <text:p>80442</text:p>
          </table:table-cell>
          <table:table-cell office:value-type="string" calcext:value-type="string">
            <text:p>03/09/2015</text:p>
          </table:table-cell>
          <table:table-cell office:value-type="string" calcext:value-type="string">
            <text:p>06/11/2015</text:p>
          </table:table-cell>
          <table:table-cell office:value-type="string" calcext:value-type="string">
            <text:p>29/12/2015</text:p>
          </table:table-cell>
          <table:table-cell office:value-type="string" calcext:value-type="string">
            <text:p>06/01/2016</text:p>
          </table:table-cell>
          <table:table-cell office:value-type="string" calcext:value-type="string">
            <text:p>12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7237312" calcext:value-type="float">
            <text:p>9927237312</text:p>
          </table:table-cell>
          <table:table-cell table:style-name="ce7" office:value-type="string" calcext:value-type="string">
            <text:p>O05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3B309</text:p>
          </table:table-cell>
          <table:table-cell office:value-type="string" calcext:value-type="string">
            <text:p>BA41</text:p>
          </table:table-cell>
          <table:table-cell office:value-type="float" office:value="229309645067" calcext:value-type="float">
            <text:p>229309645067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2931" calcext:value-type="float">
            <text:p>72931</text:p>
          </table:table-cell>
          <table:table-cell office:value-type="string" calcext:value-type="string">
            <text:p>21/06/2017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16/05/2017</text:p>
          </table:table-cell>
          <table:table-cell office:value-type="string" calcext:value-type="string">
            <text:p>25/11/2016</text:p>
          </table:table-cell>
          <table:table-cell office:value-type="string" calcext:value-type="string">
            <text:p>18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6661682" calcext:value-type="float">
            <text:p>9956661682</text:p>
          </table:table-cell>
          <table:table-cell table:style-name="ce7" office:value-type="string" calcext:value-type="string">
            <text:p>z7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49A2D</text:p>
          </table:table-cell>
          <table:table-cell office:value-type="string" calcext:value-type="string">
            <text:p>43BA</text:p>
          </table:table-cell>
          <table:table-cell office:value-type="float" office:value="278080387188" calcext:value-type="float">
            <text:p>278080387188</text:p>
          </table:table-cell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7708" calcext:value-type="float">
            <text:p>77708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04/09/2016</text:p>
          </table:table-cell>
          <table:table-cell office:value-type="string" calcext:value-type="string">
            <text:p>15/06/2016</text:p>
          </table:table-cell>
          <table:table-cell office:value-type="string" calcext:value-type="string">
            <text:p>30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312585" calcext:value-type="float">
            <text:p>9978312585</text:p>
          </table:table-cell>
          <table:table-cell table:style-name="ce7" office:value-type="string" calcext:value-type="string">
            <text:p>r31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B61D8</text:p>
          </table:table-cell>
          <table:table-cell office:value-type="string" calcext:value-type="string">
            <text:p>8830</text:p>
          </table:table-cell>
          <table:table-cell office:value-type="float" office:value="224206508341" calcext:value-type="float">
            <text:p>224206508341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76331" calcext:value-type="float">
            <text:p>76331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14/05/2016</text:p>
          </table:table-cell>
          <table:table-cell office:value-type="string" calcext:value-type="string">
            <text:p>11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5186365" calcext:value-type="float">
            <text:p>9935186365</text:p>
          </table:table-cell>
          <table:table-cell table:style-name="ce7" office:value-type="string" calcext:value-type="string">
            <text:p>q68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C0E06</text:p>
          </table:table-cell>
          <table:table-cell office:value-type="string" calcext:value-type="string">
            <text:p>7C45</text:p>
          </table:table-cell>
          <table:table-cell office:value-type="float" office:value="274260010578" calcext:value-type="float">
            <text:p>274260010578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8666" calcext:value-type="float">
            <text:p>18666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12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0544810" calcext:value-type="float">
            <text:p>9910544810</text:p>
          </table:table-cell>
          <table:table-cell table:style-name="ce7" office:value-type="string" calcext:value-type="string">
            <text:p>I56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D9A7B</text:p>
          </table:table-cell>
          <table:table-cell office:value-type="string" calcext:value-type="string">
            <text:p>E285</text:p>
          </table:table-cell>
          <table:table-cell office:value-type="float" office:value="248546700282" calcext:value-type="float">
            <text:p>24854670028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0802" calcext:value-type="float">
            <text:p>70802</text:p>
          </table:table-cell>
          <table:table-cell office:value-type="string" calcext:value-type="string">
            <text:p>06/03/2017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21/09/2016</text:p>
          </table:table-cell>
          <table:table-cell office:value-type="string" calcext:value-type="string">
            <text:p>26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5043405" calcext:value-type="float">
            <text:p>9945043405</text:p>
          </table:table-cell>
          <table:table-cell table:style-name="ce7" office:value-type="string" calcext:value-type="string">
            <text:p>V58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06519</text:p>
          </table:table-cell>
          <table:table-cell office:value-type="string" calcext:value-type="string">
            <text:p>C2C4</text:p>
          </table:table-cell>
          <table:table-cell office:value-type="float" office:value="281735216673" calcext:value-type="float">
            <text:p>281735216673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7096" calcext:value-type="float">
            <text:p>27096</text:p>
          </table:table-cell>
          <table:table-cell office:value-type="string" calcext:value-type="string">
            <text:p>11/01/2016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07/08/2015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10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7238479" calcext:value-type="float">
            <text:p>9917238479</text:p>
          </table:table-cell>
          <table:table-cell table:style-name="ce7" office:value-type="string" calcext:value-type="string">
            <text:p>O60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05289</text:p>
          </table:table-cell>
          <table:table-cell office:value-type="string" calcext:value-type="string">
            <text:p>620A</text:p>
          </table:table-cell>
          <table:table-cell office:value-type="float" office:value="270112395718" calcext:value-type="float">
            <text:p>270112395718</text:p>
          </table:table-cell>
          <table:table-cell office:value-type="float" office:value="38" calcext:value-type="float">
            <text:p>3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0209" calcext:value-type="float">
            <text:p>90209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20/04/2016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02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394024" calcext:value-type="float">
            <text:p>9947394024</text:p>
          </table:table-cell>
          <table:table-cell table:style-name="ce7" office:value-type="string" calcext:value-type="string">
            <text:p>y89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6AB62</text:p>
          </table:table-cell>
          <table:table-cell office:value-type="string" calcext:value-type="string">
            <text:p>5A0A</text:p>
          </table:table-cell>
          <table:table-cell office:value-type="float" office:value="280359357264" calcext:value-type="float">
            <text:p>280359357264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87151" calcext:value-type="float">
            <text:p>87151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02/11/2015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16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1387662" calcext:value-type="float">
            <text:p>9911387662</text:p>
          </table:table-cell>
          <table:table-cell table:style-name="ce7" office:value-type="string" calcext:value-type="string">
            <text:p>F70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6A80C</text:p>
          </table:table-cell>
          <table:table-cell office:value-type="string" calcext:value-type="string">
            <text:p>3BEA</text:p>
          </table:table-cell>
          <table:table-cell office:value-type="float" office:value="210286911961" calcext:value-type="float">
            <text:p>210286911961</text:p>
          </table:table-cell>
          <table:table-cell office:value-type="float" office:value="49" calcext:value-type="float">
            <text:p>4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5398" calcext:value-type="float">
            <text:p>45398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30/11/2016</text:p>
          </table:table-cell>
          <table:table-cell office:value-type="string" calcext:value-type="string">
            <text:p>29/02/201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12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7360646" calcext:value-type="float">
            <text:p>9927360646</text:p>
          </table:table-cell>
          <table:table-cell table:style-name="ce7" office:value-type="string" calcext:value-type="string">
            <text:p>s14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7CCD8</text:p>
          </table:table-cell>
          <table:table-cell office:value-type="string" calcext:value-type="string">
            <text:p>3D1D</text:p>
          </table:table-cell>
          <table:table-cell office:value-type="float" office:value="249572365561" calcext:value-type="float">
            <text:p>249572365561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1182" calcext:value-type="float">
            <text:p>61182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07/09/2016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20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648094" calcext:value-type="float">
            <text:p>9953648094</text:p>
          </table:table-cell>
          <table:table-cell table:style-name="ce7" office:value-type="string" calcext:value-type="string">
            <text:p>B5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51A15</text:p>
          </table:table-cell>
          <table:table-cell office:value-type="string" calcext:value-type="string">
            <text:p>74E5</text:p>
          </table:table-cell>
          <table:table-cell office:value-type="float" office:value="286164746463" calcext:value-type="float">
            <text:p>286164746463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2137" calcext:value-type="float">
            <text:p>82137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04/05/2016</text:p>
          </table:table-cell>
          <table:table-cell office:value-type="string" calcext:value-type="string">
            <text:p>05/04/2016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26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7911961" calcext:value-type="float">
            <text:p>9917911961</text:p>
          </table:table-cell>
          <table:table-cell table:style-name="ce7" office:value-type="string" calcext:value-type="string">
            <text:p>p4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CC8DC</text:p>
          </table:table-cell>
          <table:table-cell office:value-type="string" calcext:value-type="string">
            <text:p>7852</text:p>
          </table:table-cell>
          <table:table-cell office:value-type="float" office:value="238952691392" calcext:value-type="float">
            <text:p>23895269139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9759" calcext:value-type="float">
            <text:p>79759</text:p>
          </table:table-cell>
          <table:table-cell office:value-type="string" calcext:value-type="string">
            <text:p>06/05/2017</text:p>
          </table:table-cell>
          <table:table-cell office:value-type="string" calcext:value-type="string">
            <text:p>27/05/2017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02/09/2016</text:p>
          </table:table-cell>
          <table:table-cell office:value-type="string" calcext:value-type="string">
            <text:p>10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2083237" calcext:value-type="float">
            <text:p>9942083237</text:p>
          </table:table-cell>
          <table:table-cell table:style-name="ce7" office:value-type="string" calcext:value-type="string">
            <text:p>A23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2830A</text:p>
          </table:table-cell>
          <table:table-cell office:value-type="string" calcext:value-type="string">
            <text:p>0BDC</text:p>
          </table:table-cell>
          <table:table-cell office:value-type="float" office:value="287348100476" calcext:value-type="float">
            <text:p>287348100476</text:p>
          </table:table-cell>
          <table:table-cell office:value-type="float" office:value="85" calcext:value-type="float">
            <text:p>8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8442" calcext:value-type="float">
            <text:p>98442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25/02/2016</text:p>
          </table:table-cell>
          <table:table-cell office:value-type="string" calcext:value-type="string">
            <text:p>18/07/2016</text:p>
          </table:table-cell>
          <table:table-cell office:value-type="string" calcext:value-type="string">
            <text:p>04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3225415" calcext:value-type="float">
            <text:p>9983225415</text:p>
          </table:table-cell>
          <table:table-cell table:style-name="ce7" office:value-type="string" calcext:value-type="string">
            <text:p>b65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7DE231</text:p>
          </table:table-cell>
          <table:table-cell office:value-type="string" calcext:value-type="string">
            <text:p>A281</text:p>
          </table:table-cell>
          <table:table-cell office:value-type="float" office:value="298930198603" calcext:value-type="float">
            <text:p>298930198603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9212" calcext:value-type="float">
            <text:p>19212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7/11/2016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08/12/2015</text:p>
          </table:table-cell>
          <table:table-cell office:value-type="string" calcext:value-type="string">
            <text:p>10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9491168" calcext:value-type="float">
            <text:p>9979491168</text:p>
          </table:table-cell>
          <table:table-cell table:style-name="ce7" office:value-type="string" calcext:value-type="string">
            <text:p>I31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BA35A</text:p>
          </table:table-cell>
          <table:table-cell office:value-type="string" calcext:value-type="string">
            <text:p>9B0D</text:p>
          </table:table-cell>
          <table:table-cell office:value-type="float" office:value="207692445429" calcext:value-type="float">
            <text:p>207692445429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2773" calcext:value-type="float">
            <text:p>92773</text:p>
          </table:table-cell>
          <table:table-cell office:value-type="string" calcext:value-type="string">
            <text:p>08/03/2017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23/05/2017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08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4784187" calcext:value-type="float">
            <text:p>9964784187</text:p>
          </table:table-cell>
          <table:table-cell table:style-name="ce7" office:value-type="string" calcext:value-type="string">
            <text:p>O28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FC5D0</text:p>
          </table:table-cell>
          <table:table-cell office:value-type="string" calcext:value-type="string">
            <text:p>1999</text:p>
          </table:table-cell>
          <table:table-cell office:value-type="float" office:value="258823484121" calcext:value-type="float">
            <text:p>25882348412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2543" calcext:value-type="float">
            <text:p>12543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03/06/2017</text:p>
          </table:table-cell>
          <table:table-cell office:value-type="string" calcext:value-type="string">
            <text:p>01/04/2017</text:p>
          </table:table-cell>
          <table:table-cell office:value-type="string" calcext:value-type="string">
            <text:p>04/02/2016</text:p>
          </table:table-cell>
          <table:table-cell office:value-type="string" calcext:value-type="string">
            <text:p>11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1946478" calcext:value-type="float">
            <text:p>9921946478</text:p>
          </table:table-cell>
          <table:table-cell table:style-name="ce7" office:value-type="string" calcext:value-type="string">
            <text:p>l88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B632A</text:p>
          </table:table-cell>
          <table:table-cell office:value-type="string" calcext:value-type="string">
            <text:p>C1C3</text:p>
          </table:table-cell>
          <table:table-cell office:value-type="float" office:value="283880348149" calcext:value-type="float">
            <text:p>283880348149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2141" calcext:value-type="float">
            <text:p>52141</text:p>
          </table:table-cell>
          <table:table-cell office:value-type="string" calcext:value-type="string">
            <text:p>19/01/2017</text:p>
          </table:table-cell>
          <table:table-cell office:value-type="string" calcext:value-type="string">
            <text:p>22/04/2016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10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087673" calcext:value-type="float">
            <text:p>9986087673</text:p>
          </table:table-cell>
          <table:table-cell table:style-name="ce7" office:value-type="string" calcext:value-type="string">
            <text:p>B36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43BBE</text:p>
          </table:table-cell>
          <table:table-cell office:value-type="string" calcext:value-type="string">
            <text:p>DE08</text:p>
          </table:table-cell>
          <table:table-cell office:value-type="float" office:value="255432282974" calcext:value-type="float">
            <text:p>255432282974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5439" calcext:value-type="float">
            <text:p>45439</text:p>
          </table:table-cell>
          <table:table-cell office:value-type="string" calcext:value-type="string">
            <text:p>31/12/2015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9/07/2015</text:p>
          </table:table-cell>
          <table:table-cell office:value-type="string" calcext:value-type="string">
            <text:p>29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310248" calcext:value-type="float">
            <text:p>9978310248</text:p>
          </table:table-cell>
          <table:table-cell table:style-name="ce7" office:value-type="string" calcext:value-type="string">
            <text:p>o24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74F63</text:p>
          </table:table-cell>
          <table:table-cell office:value-type="string" calcext:value-type="string">
            <text:p>4585</text:p>
          </table:table-cell>
          <table:table-cell office:value-type="float" office:value="253770766461" calcext:value-type="float">
            <text:p>25377076646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0467" calcext:value-type="float">
            <text:p>70467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15/07/2016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15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218499" calcext:value-type="float">
            <text:p>9977218499</text:p>
          </table:table-cell>
          <table:table-cell table:style-name="ce7" office:value-type="string" calcext:value-type="string">
            <text:p>d15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94C56</text:p>
          </table:table-cell>
          <table:table-cell office:value-type="string" calcext:value-type="string">
            <text:p>F8ED</text:p>
          </table:table-cell>
          <table:table-cell office:value-type="float" office:value="283674654019" calcext:value-type="float">
            <text:p>28367465401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99208" calcext:value-type="float">
            <text:p>99208</text:p>
          </table:table-cell>
          <table:table-cell office:value-type="string" calcext:value-type="string">
            <text:p>09/03/2017</text:p>
          </table:table-cell>
          <table:table-cell office:value-type="string" calcext:value-type="string">
            <text:p>25/01/2017</text:p>
          </table:table-cell>
          <table:table-cell office:value-type="string" calcext:value-type="string">
            <text:p>22/01/2016</text:p>
          </table:table-cell>
          <table:table-cell office:value-type="string" calcext:value-type="string">
            <text:p>02/04/2016</text:p>
          </table:table-cell>
          <table:table-cell office:value-type="string" calcext:value-type="string">
            <text:p>09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858176" calcext:value-type="float">
            <text:p>9909858176</text:p>
          </table:table-cell>
          <table:table-cell table:style-name="ce7" office:value-type="string" calcext:value-type="string">
            <text:p>j80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02EDF</text:p>
          </table:table-cell>
          <table:table-cell office:value-type="string" calcext:value-type="string">
            <text:p>4963</text:p>
          </table:table-cell>
          <table:table-cell office:value-type="float" office:value="289213674295" calcext:value-type="float">
            <text:p>289213674295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4204" calcext:value-type="float">
            <text:p>44204</text:p>
          </table:table-cell>
          <table:table-cell office:value-type="string" calcext:value-type="string">
            <text:p>04/02/2016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25/10/2015</text:p>
          </table:table-cell>
          <table:table-cell office:value-type="string" calcext:value-type="string">
            <text:p>06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385852" calcext:value-type="float">
            <text:p>9964385852</text:p>
          </table:table-cell>
          <table:table-cell table:style-name="ce7" office:value-type="string" calcext:value-type="string">
            <text:p>s19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06A31</text:p>
          </table:table-cell>
          <table:table-cell office:value-type="string" calcext:value-type="string">
            <text:p>EC57</text:p>
          </table:table-cell>
          <table:table-cell office:value-type="float" office:value="214139930370" calcext:value-type="float">
            <text:p>214139930370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81122" calcext:value-type="float">
            <text:p>81122</text:p>
          </table:table-cell>
          <table:table-cell office:value-type="string" calcext:value-type="string">
            <text:p>12/05/2016</text:p>
          </table:table-cell>
          <table:table-cell office:value-type="string" calcext:value-type="string">
            <text:p>13/03/2016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04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5575542" calcext:value-type="float">
            <text:p>9905575542</text:p>
          </table:table-cell>
          <table:table-cell table:style-name="ce7" office:value-type="string" calcext:value-type="string">
            <text:p>W92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B224A</text:p>
          </table:table-cell>
          <table:table-cell office:value-type="string" calcext:value-type="string">
            <text:p>7002</text:p>
          </table:table-cell>
          <table:table-cell office:value-type="float" office:value="207223349449" calcext:value-type="float">
            <text:p>20722334944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9908" calcext:value-type="float">
            <text:p>69908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07/08/2016</text:p>
          </table:table-cell>
          <table:table-cell office:value-type="string" calcext:value-type="string">
            <text:p>13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646758" calcext:value-type="float">
            <text:p>9909646758</text:p>
          </table:table-cell>
          <table:table-cell table:style-name="ce7" office:value-type="string" calcext:value-type="string">
            <text:p>i5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E3244</text:p>
          </table:table-cell>
          <table:table-cell office:value-type="string" calcext:value-type="string">
            <text:p>7CEF</text:p>
          </table:table-cell>
          <table:table-cell office:value-type="float" office:value="259141257777" calcext:value-type="float">
            <text:p>25914125777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9386" calcext:value-type="float">
            <text:p>29386</text:p>
          </table:table-cell>
          <table:table-cell office:value-type="string" calcext:value-type="string">
            <text:p>09/07/2016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08/06/2017</text:p>
          </table:table-cell>
          <table:table-cell office:value-type="string" calcext:value-type="string">
            <text:p>24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6322937" calcext:value-type="float">
            <text:p>9926322937</text:p>
          </table:table-cell>
          <table:table-cell table:style-name="ce7" office:value-type="string" calcext:value-type="string">
            <text:p>M98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2CC0D</text:p>
          </table:table-cell>
          <table:table-cell office:value-type="string" calcext:value-type="string">
            <text:p>726E</text:p>
          </table:table-cell>
          <table:table-cell office:value-type="float" office:value="263368134851" calcext:value-type="float">
            <text:p>263368134851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9446" calcext:value-type="float">
            <text:p>79446</text:p>
          </table:table-cell>
          <table:table-cell office:value-type="string" calcext:value-type="string">
            <text:p>15/04/2017</text:p>
          </table:table-cell>
          <table:table-cell office:value-type="string" calcext:value-type="string">
            <text:p>23/08/2016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30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4278226" calcext:value-type="float">
            <text:p>9914278226</text:p>
          </table:table-cell>
          <table:table-cell table:style-name="ce7" office:value-type="string" calcext:value-type="string">
            <text:p>J87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A5271</text:p>
          </table:table-cell>
          <table:table-cell office:value-type="string" calcext:value-type="string">
            <text:p>D522</text:p>
          </table:table-cell>
          <table:table-cell office:value-type="float" office:value="283343934135" calcext:value-type="float">
            <text:p>283343934135</text:p>
          </table:table-cell>
          <table:table-cell office:value-type="float" office:value="66" calcext:value-type="float">
            <text:p>66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6813" calcext:value-type="float">
            <text:p>56813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28/10/2015</text:p>
          </table:table-cell>
          <table:table-cell office:value-type="string" calcext:value-type="string">
            <text:p>07/11/2015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18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994647" calcext:value-type="float">
            <text:p>9953994647</text:p>
          </table:table-cell>
          <table:table-cell table:style-name="ce7" office:value-type="string" calcext:value-type="string">
            <text:p>x5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29BCB</text:p>
          </table:table-cell>
          <table:table-cell office:value-type="string" calcext:value-type="string">
            <text:p>EFC4</text:p>
          </table:table-cell>
          <table:table-cell office:value-type="float" office:value="223073536831" calcext:value-type="float">
            <text:p>223073536831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9254" calcext:value-type="float">
            <text:p>69254</text:p>
          </table:table-cell>
          <table:table-cell office:value-type="string" calcext:value-type="string">
            <text:p>11/10/2015</text:p>
          </table:table-cell>
          <table:table-cell office:value-type="string" calcext:value-type="string">
            <text:p>14/03/2017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03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2436636" calcext:value-type="float">
            <text:p>9952436636</text:p>
          </table:table-cell>
          <table:table-cell table:style-name="ce7" office:value-type="string" calcext:value-type="string">
            <text:p>V9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251D2</text:p>
          </table:table-cell>
          <table:table-cell office:value-type="string" calcext:value-type="string">
            <text:p>DDB0</text:p>
          </table:table-cell>
          <table:table-cell office:value-type="float" office:value="261897011552" calcext:value-type="float">
            <text:p>26189701155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4713" calcext:value-type="float">
            <text:p>74713</text:p>
          </table:table-cell>
          <table:table-cell office:value-type="string" calcext:value-type="string">
            <text:p>24/04/2017</text:p>
          </table:table-cell>
          <table:table-cell office:value-type="string" calcext:value-type="string">
            <text:p>01/06/2016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03/09/2016</text:p>
          </table:table-cell>
          <table:table-cell office:value-type="string" calcext:value-type="string">
            <text:p>15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863014" calcext:value-type="float">
            <text:p>9912863014</text:p>
          </table:table-cell>
          <table:table-cell table:style-name="ce7" office:value-type="string" calcext:value-type="string">
            <text:p>m89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78CAE</text:p>
          </table:table-cell>
          <table:table-cell office:value-type="string" calcext:value-type="string">
            <text:p>77A4</text:p>
          </table:table-cell>
          <table:table-cell office:value-type="float" office:value="213457455163" calcext:value-type="float">
            <text:p>21345745516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65441" calcext:value-type="float">
            <text:p>65441</text:p>
          </table:table-cell>
          <table:table-cell office:value-type="string" calcext:value-type="string">
            <text:p>28/03/2017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20/03/2016</text:p>
          </table:table-cell>
          <table:table-cell office:value-type="string" calcext:value-type="string">
            <text:p>07/01/2016</text:p>
          </table:table-cell>
          <table:table-cell office:value-type="string" calcext:value-type="string">
            <text:p>23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4988070" calcext:value-type="float">
            <text:p>9974988070</text:p>
          </table:table-cell>
          <table:table-cell table:style-name="ce7" office:value-type="string" calcext:value-type="string">
            <text:p>k26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90578</text:p>
          </table:table-cell>
          <table:table-cell office:value-type="string" calcext:value-type="string">
            <text:p>5DA1</text:p>
          </table:table-cell>
          <table:table-cell office:value-type="float" office:value="262034820792" calcext:value-type="float">
            <text:p>262034820792</text:p>
          </table:table-cell>
          <table:table-cell office:value-type="float" office:value="59" calcext:value-type="float">
            <text:p>59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1096" calcext:value-type="float">
            <text:p>61096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20/12/2016</text:p>
          </table:table-cell>
          <table:table-cell office:value-type="string" calcext:value-type="string">
            <text:p>09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078546" calcext:value-type="float">
            <text:p>9977078546</text:p>
          </table:table-cell>
          <table:table-cell table:style-name="ce7" office:value-type="string" calcext:value-type="string">
            <text:p>b93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38FE1</text:p>
          </table:table-cell>
          <table:table-cell office:value-type="string" calcext:value-type="string">
            <text:p>B46B</text:p>
          </table:table-cell>
          <table:table-cell office:value-type="float" office:value="287782640682" calcext:value-type="float">
            <text:p>28778264068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3113" calcext:value-type="float">
            <text:p>33113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11/08/201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26/06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9961181" calcext:value-type="float">
            <text:p>9909961181</text:p>
          </table:table-cell>
          <table:table-cell table:style-name="ce7" office:value-type="string" calcext:value-type="string">
            <text:p>f67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2DFAB</text:p>
          </table:table-cell>
          <table:table-cell office:value-type="string" calcext:value-type="string">
            <text:p>134E</text:p>
          </table:table-cell>
          <table:table-cell office:value-type="float" office:value="212571118421" calcext:value-type="float">
            <text:p>21257111842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47757" calcext:value-type="float">
            <text:p>47757</text:p>
          </table:table-cell>
          <table:table-cell office:value-type="string" calcext:value-type="string">
            <text:p>23/01/2017</text:p>
          </table:table-cell>
          <table:table-cell office:value-type="string" calcext:value-type="string">
            <text:p>31/08/2016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16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3024315" calcext:value-type="float">
            <text:p>9913024315</text:p>
          </table:table-cell>
          <table:table-cell table:style-name="ce7" office:value-type="string" calcext:value-type="string">
            <text:p>A02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80AB7</text:p>
          </table:table-cell>
          <table:table-cell office:value-type="string" calcext:value-type="string">
            <text:p>88FB</text:p>
          </table:table-cell>
          <table:table-cell office:value-type="float" office:value="265836208841" calcext:value-type="float">
            <text:p>265836208841</text:p>
          </table:table-cell>
          <table:table-cell office:value-type="float" office:value="72" calcext:value-type="float">
            <text:p>7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21989" calcext:value-type="float">
            <text:p>21989</text:p>
          </table:table-cell>
          <table:table-cell office:value-type="string" calcext:value-type="string">
            <text:p>11/05/2017</text:p>
          </table:table-cell>
          <table:table-cell office:value-type="string" calcext:value-type="string">
            <text:p>03/03/2016</text:p>
          </table:table-cell>
          <table:table-cell office:value-type="string" calcext:value-type="string">
            <text:p>13/05/2017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07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2512184" calcext:value-type="float">
            <text:p>9932512184</text:p>
          </table:table-cell>
          <table:table-cell table:style-name="ce7" office:value-type="string" calcext:value-type="string">
            <text:p>T84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CA027</text:p>
          </table:table-cell>
          <table:table-cell office:value-type="string" calcext:value-type="string">
            <text:p>F32C</text:p>
          </table:table-cell>
          <table:table-cell office:value-type="float" office:value="265379195262" calcext:value-type="float">
            <text:p>26537919526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4481" calcext:value-type="float">
            <text:p>44481</text:p>
          </table:table-cell>
          <table:table-cell office:value-type="string" calcext:value-type="string">
            <text:p>23/04/2016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29/01/2017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11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4668105" calcext:value-type="float">
            <text:p>9954668105</text:p>
          </table:table-cell>
          <table:table-cell table:style-name="ce7" office:value-type="string" calcext:value-type="string">
            <text:p>P23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41B2FC</text:p>
          </table:table-cell>
          <table:table-cell office:value-type="string" calcext:value-type="string">
            <text:p>447E</text:p>
          </table:table-cell>
          <table:table-cell office:value-type="float" office:value="270046417512" calcext:value-type="float">
            <text:p>270046417512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5606" calcext:value-type="float">
            <text:p>85606</text:p>
          </table:table-cell>
          <table:table-cell office:value-type="string" calcext:value-type="string">
            <text:p>31/10/2015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17/11/2016</text:p>
          </table:table-cell>
          <table:table-cell office:value-type="string" calcext:value-type="string">
            <text:p>03/03/2017</text:p>
          </table:table-cell>
          <table:table-cell office:value-type="string" calcext:value-type="string">
            <text:p>02/02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165203" calcext:value-type="float">
            <text:p>9951165203</text:p>
          </table:table-cell>
          <table:table-cell table:style-name="ce7" office:value-type="string" calcext:value-type="string">
            <text:p>D8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958B6</text:p>
          </table:table-cell>
          <table:table-cell office:value-type="string" calcext:value-type="string">
            <text:p>9B71</text:p>
          </table:table-cell>
          <table:table-cell office:value-type="float" office:value="226703714204" calcext:value-type="float">
            <text:p>22670371420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4119" calcext:value-type="float">
            <text:p>34119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02/04/2017</text:p>
          </table:table-cell>
          <table:table-cell office:value-type="string" calcext:value-type="string">
            <text:p>21/05/2016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06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5484594" calcext:value-type="float">
            <text:p>9925484594</text:p>
          </table:table-cell>
          <table:table-cell table:style-name="ce7" office:value-type="string" calcext:value-type="string">
            <text:p>r1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D0D8B</text:p>
          </table:table-cell>
          <table:table-cell office:value-type="string" calcext:value-type="string">
            <text:p>DEB7</text:p>
          </table:table-cell>
          <table:table-cell office:value-type="float" office:value="229408156385" calcext:value-type="float">
            <text:p>229408156385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80100" calcext:value-type="float">
            <text:p>80100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16/04/2017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18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6498113" calcext:value-type="float">
            <text:p>9906498113</text:p>
          </table:table-cell>
          <table:table-cell table:style-name="ce7" office:value-type="string" calcext:value-type="string">
            <text:p>J39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15D1E</text:p>
          </table:table-cell>
          <table:table-cell office:value-type="string" calcext:value-type="string">
            <text:p>F97D</text:p>
          </table:table-cell>
          <table:table-cell office:value-type="float" office:value="269366609917" calcext:value-type="float">
            <text:p>269366609917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10530" calcext:value-type="float">
            <text:p>10530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01/10/2015</text:p>
          </table:table-cell>
          <table:table-cell office:value-type="string" calcext:value-type="string">
            <text:p>25/08/2015</text:p>
          </table:table-cell>
          <table:table-cell office:value-type="string" calcext:value-type="string">
            <text:p>27/02/2017</text:p>
          </table:table-cell>
          <table:table-cell office:value-type="string" calcext:value-type="string">
            <text:p>31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0762199" calcext:value-type="float">
            <text:p>9930762199</text:p>
          </table:table-cell>
          <table:table-cell table:style-name="ce7" office:value-type="string" calcext:value-type="string">
            <text:p>m00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C7987</text:p>
          </table:table-cell>
          <table:table-cell office:value-type="string" calcext:value-type="string">
            <text:p>F586</text:p>
          </table:table-cell>
          <table:table-cell office:value-type="float" office:value="283935848429" calcext:value-type="float">
            <text:p>2839358484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9732" calcext:value-type="float">
            <text:p>39732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03/09/2016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23/11/2016</text:p>
          </table:table-cell>
          <table:table-cell office:value-type="string" calcext:value-type="string">
            <text:p>20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1947346" calcext:value-type="float">
            <text:p>9961947346</text:p>
          </table:table-cell>
          <table:table-cell table:style-name="ce7" office:value-type="string" calcext:value-type="string">
            <text:p>Z88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7B354</text:p>
          </table:table-cell>
          <table:table-cell office:value-type="string" calcext:value-type="string">
            <text:p>AF62</text:p>
          </table:table-cell>
          <table:table-cell office:value-type="float" office:value="221642117093" calcext:value-type="float">
            <text:p>221642117093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3298" calcext:value-type="float">
            <text:p>33298</text:p>
          </table:table-cell>
          <table:table-cell office:value-type="string" calcext:value-type="string">
            <text:p>02/05/2017</text:p>
          </table:table-cell>
          <table:table-cell office:value-type="string" calcext:value-type="string">
            <text:p>28/05/2017</text:p>
          </table:table-cell>
          <table:table-cell office:value-type="string" calcext:value-type="string">
            <text:p>21/01/2017</text:p>
          </table:table-cell>
          <table:table-cell office:value-type="string" calcext:value-type="string">
            <text:p>24/08/2015</text:p>
          </table:table-cell>
          <table:table-cell office:value-type="string" calcext:value-type="string">
            <text:p>22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2351656" calcext:value-type="float">
            <text:p>9952351656</text:p>
          </table:table-cell>
          <table:table-cell table:style-name="ce7" office:value-type="string" calcext:value-type="string">
            <text:p>X51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BD0D4</text:p>
          </table:table-cell>
          <table:table-cell office:value-type="string" calcext:value-type="string">
            <text:p>27BF</text:p>
          </table:table-cell>
          <table:table-cell office:value-type="float" office:value="230316299179" calcext:value-type="float">
            <text:p>23031629917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6109" calcext:value-type="float">
            <text:p>16109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14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5050691" calcext:value-type="float">
            <text:p>9985050691</text:p>
          </table:table-cell>
          <table:table-cell table:style-name="ce7" office:value-type="string" calcext:value-type="string">
            <text:p>N78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1FAE4</text:p>
          </table:table-cell>
          <table:table-cell office:value-type="string" calcext:value-type="string">
            <text:p>A508</text:p>
          </table:table-cell>
          <table:table-cell office:value-type="float" office:value="230296354936" calcext:value-type="float">
            <text:p>230296354936</text:p>
          </table:table-cell>
          <table:table-cell office:value-type="float" office:value="94" calcext:value-type="float">
            <text:p>9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5811" calcext:value-type="float">
            <text:p>35811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23/12/2015</text:p>
          </table:table-cell>
          <table:table-cell office:value-type="string" calcext:value-type="string">
            <text:p>08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0782504" calcext:value-type="float">
            <text:p>9900782504</text:p>
          </table:table-cell>
          <table:table-cell table:style-name="ce7" office:value-type="string" calcext:value-type="string">
            <text:p>D42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B8611B</text:p>
          </table:table-cell>
          <table:table-cell office:value-type="string" calcext:value-type="string">
            <text:p>D58B</text:p>
          </table:table-cell>
          <table:table-cell office:value-type="float" office:value="263029257221" calcext:value-type="float">
            <text:p>2630292572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27009" calcext:value-type="float">
            <text:p>27009</text:p>
          </table:table-cell>
          <table:table-cell office:value-type="string" calcext:value-type="string">
            <text:p>22/07/201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08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684203" calcext:value-type="float">
            <text:p>9964684203</text:p>
          </table:table-cell>
          <table:table-cell table:style-name="ce7" office:value-type="string" calcext:value-type="string">
            <text:p>R21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02F9A</text:p>
          </table:table-cell>
          <table:table-cell office:value-type="string" calcext:value-type="string">
            <text:p>FFDB</text:p>
          </table:table-cell>
          <table:table-cell office:value-type="float" office:value="205106049503" calcext:value-type="float">
            <text:p>20510604950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94301" calcext:value-type="float">
            <text:p>94301</text:p>
          </table:table-cell>
          <table:table-cell office:value-type="string" calcext:value-type="string">
            <text:p>25/02/2017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07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956422" calcext:value-type="float">
            <text:p>9978956422</text:p>
          </table:table-cell>
          <table:table-cell table:style-name="ce7" office:value-type="string" calcext:value-type="string">
            <text:p>H94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58571</text:p>
          </table:table-cell>
          <table:table-cell office:value-type="string" calcext:value-type="string">
            <text:p>3A2F</text:p>
          </table:table-cell>
          <table:table-cell office:value-type="float" office:value="290246897073" calcext:value-type="float">
            <text:p>290246897073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70266" calcext:value-type="float">
            <text:p>70266</text:p>
          </table:table-cell>
          <table:table-cell office:value-type="string" calcext:value-type="string">
            <text:p>20/02/2017</text:p>
          </table:table-cell>
          <table:table-cell office:value-type="string" calcext:value-type="string">
            <text:p>08/05/2016</text:p>
          </table:table-cell>
          <table:table-cell office:value-type="string" calcext:value-type="string">
            <text:p>26/02/2016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11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9518709" calcext:value-type="float">
            <text:p>9959518709</text:p>
          </table:table-cell>
          <table:table-cell table:style-name="ce7" office:value-type="string" calcext:value-type="string">
            <text:p>l54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1A2D0</text:p>
          </table:table-cell>
          <table:table-cell office:value-type="string" calcext:value-type="string">
            <text:p>0A8F</text:p>
          </table:table-cell>
          <table:table-cell office:value-type="float" office:value="215722104674" calcext:value-type="float">
            <text:p>215722104674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2610" calcext:value-type="float">
            <text:p>32610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15/03/2017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19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0429549" calcext:value-type="float">
            <text:p>9980429549</text:p>
          </table:table-cell>
          <table:table-cell table:style-name="ce7" office:value-type="string" calcext:value-type="string">
            <text:p>P43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697B1</text:p>
          </table:table-cell>
          <table:table-cell office:value-type="string" calcext:value-type="string">
            <text:p>EA61</text:p>
          </table:table-cell>
          <table:table-cell office:value-type="float" office:value="213662786202" calcext:value-type="float">
            <text:p>213662786202</text:p>
          </table:table-cell>
          <table:table-cell office:value-type="float" office:value="99" calcext:value-type="float">
            <text:p>9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8491" calcext:value-type="float">
            <text:p>68491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22/06/2016</text:p>
          </table:table-cell>
          <table:table-cell office:value-type="string" calcext:value-type="string">
            <text:p>29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7417134" calcext:value-type="float">
            <text:p>9947417134</text:p>
          </table:table-cell>
          <table:table-cell table:style-name="ce7" office:value-type="string" calcext:value-type="string">
            <text:p>q52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9FCA57</text:p>
          </table:table-cell>
          <table:table-cell office:value-type="string" calcext:value-type="string">
            <text:p>1A01</text:p>
          </table:table-cell>
          <table:table-cell office:value-type="float" office:value="263669570146" calcext:value-type="float">
            <text:p>26366957014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6022" calcext:value-type="float">
            <text:p>46022</text:p>
          </table:table-cell>
          <table:table-cell office:value-type="string" calcext:value-type="string">
            <text:p>21/08/2015</text:p>
          </table:table-cell>
          <table:table-cell office:value-type="string" calcext:value-type="string">
            <text:p>15/07/2015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8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2650564" calcext:value-type="float">
            <text:p>9962650564</text:p>
          </table:table-cell>
          <table:table-cell table:style-name="ce7" office:value-type="string" calcext:value-type="string">
            <text:p>L8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D2196</text:p>
          </table:table-cell>
          <table:table-cell office:value-type="string" calcext:value-type="string">
            <text:p>F842</text:p>
          </table:table-cell>
          <table:table-cell office:value-type="float" office:value="264339514892" calcext:value-type="float">
            <text:p>264339514892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1668" calcext:value-type="float">
            <text:p>91668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27/03/2016</text:p>
          </table:table-cell>
          <table:table-cell office:value-type="string" calcext:value-type="string">
            <text:p>06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8939526" calcext:value-type="float">
            <text:p>9908939526</text:p>
          </table:table-cell>
          <table:table-cell table:style-name="ce7" office:value-type="string" calcext:value-type="string">
            <text:p>M72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8C2E9</text:p>
          </table:table-cell>
          <table:table-cell office:value-type="string" calcext:value-type="string">
            <text:p>AC25</text:p>
          </table:table-cell>
          <table:table-cell office:value-type="float" office:value="223244866330" calcext:value-type="float">
            <text:p>22324486633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8682" calcext:value-type="float">
            <text:p>78682</text:p>
          </table:table-cell>
          <table:table-cell office:value-type="string" calcext:value-type="string">
            <text:p>08/07/2016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07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773700" calcext:value-type="float">
            <text:p>9939773700</text:p>
          </table:table-cell>
          <table:table-cell table:style-name="ce7" office:value-type="string" calcext:value-type="string">
            <text:p>T08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4B169</text:p>
          </table:table-cell>
          <table:table-cell office:value-type="string" calcext:value-type="string">
            <text:p>5554</text:p>
          </table:table-cell>
          <table:table-cell office:value-type="float" office:value="221149464967" calcext:value-type="float">
            <text:p>2211494649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54359" calcext:value-type="float">
            <text:p>54359</text:p>
          </table:table-cell>
          <table:table-cell office:value-type="string" calcext:value-type="string">
            <text:p>30/01/2016</text:p>
          </table:table-cell>
          <table:table-cell office:value-type="string" calcext:value-type="string">
            <text:p>27/09/2015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27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3220324" calcext:value-type="float">
            <text:p>9973220324</text:p>
          </table:table-cell>
          <table:table-cell table:style-name="ce7" office:value-type="string" calcext:value-type="string">
            <text:p>L17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95F89</text:p>
          </table:table-cell>
          <table:table-cell office:value-type="string" calcext:value-type="string">
            <text:p>5A18</text:p>
          </table:table-cell>
          <table:table-cell office:value-type="float" office:value="265267606980" calcext:value-type="float">
            <text:p>265267606980</text:p>
          </table:table-cell>
          <table:table-cell office:value-type="float" office:value="98" calcext:value-type="float">
            <text:p>98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80064" calcext:value-type="float">
            <text:p>80064</text:p>
          </table:table-cell>
          <table:table-cell office:value-type="string" calcext:value-type="string">
            <text:p>17/06/2017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07/10/2015</text:p>
          </table:table-cell>
          <table:table-cell office:value-type="string" calcext:value-type="string">
            <text:p>28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066793" calcext:value-type="float">
            <text:p>9918066793</text:p>
          </table:table-cell>
          <table:table-cell table:style-name="ce7" office:value-type="string" calcext:value-type="string">
            <text:p>K17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42DB1</text:p>
          </table:table-cell>
          <table:table-cell office:value-type="string" calcext:value-type="string">
            <text:p>BF74</text:p>
          </table:table-cell>
          <table:table-cell office:value-type="float" office:value="233252626582" calcext:value-type="float">
            <text:p>233252626582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2949" calcext:value-type="float">
            <text:p>52949</text:p>
          </table:table-cell>
          <table:table-cell office:value-type="string" calcext:value-type="string">
            <text:p>15/05/2017</text:p>
          </table:table-cell>
          <table:table-cell office:value-type="string" calcext:value-type="string">
            <text:p>25/11/2016</text:p>
          </table:table-cell>
          <table:table-cell office:value-type="string" calcext:value-type="string">
            <text:p>29/05/2016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26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421908" calcext:value-type="float">
            <text:p>9986421908</text:p>
          </table:table-cell>
          <table:table-cell table:style-name="ce7" office:value-type="string" calcext:value-type="string">
            <text:p>Y4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BD5D4</text:p>
          </table:table-cell>
          <table:table-cell office:value-type="string" calcext:value-type="string">
            <text:p>DEB2</text:p>
          </table:table-cell>
          <table:table-cell office:value-type="float" office:value="261839060956" calcext:value-type="float">
            <text:p>261839060956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6891" calcext:value-type="float">
            <text:p>46891</text:p>
          </table:table-cell>
          <table:table-cell office:value-type="string" calcext:value-type="string">
            <text:p>26/11/2015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19/05/2017</text:p>
          </table:table-cell>
          <table:table-cell office:value-type="string" calcext:value-type="string">
            <text:p>27/04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4525315" calcext:value-type="float">
            <text:p>9964525315</text:p>
          </table:table-cell>
          <table:table-cell table:style-name="ce7" office:value-type="string" calcext:value-type="string">
            <text:p>v97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403A5</text:p>
          </table:table-cell>
          <table:table-cell office:value-type="string" calcext:value-type="string">
            <text:p>C781</text:p>
          </table:table-cell>
          <table:table-cell office:value-type="float" office:value="244745064647" calcext:value-type="float">
            <text:p>24474506464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46440" calcext:value-type="float">
            <text:p>46440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16/04/2016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01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0125692" calcext:value-type="float">
            <text:p>9960125692</text:p>
          </table:table-cell>
          <table:table-cell table:style-name="ce7" office:value-type="string" calcext:value-type="string">
            <text:p>X15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FF02D</text:p>
          </table:table-cell>
          <table:table-cell office:value-type="string" calcext:value-type="string">
            <text:p>6711</text:p>
          </table:table-cell>
          <table:table-cell office:value-type="float" office:value="234133795177" calcext:value-type="float">
            <text:p>234133795177</text:p>
          </table:table-cell>
          <table:table-cell office:value-type="float" office:value="97" calcext:value-type="float">
            <text:p>9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8219" calcext:value-type="float">
            <text:p>68219</text:p>
          </table:table-cell>
          <table:table-cell office:value-type="string" calcext:value-type="string">
            <text:p>26/02/2017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31/03/2016</text:p>
          </table:table-cell>
          <table:table-cell office:value-type="string" calcext:value-type="string">
            <text:p>24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006862" calcext:value-type="float">
            <text:p>9901006862</text:p>
          </table:table-cell>
          <table:table-cell table:style-name="ce7" office:value-type="string" calcext:value-type="string">
            <text:p>B2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07E58</text:p>
          </table:table-cell>
          <table:table-cell office:value-type="string" calcext:value-type="string">
            <text:p>6B2F</text:p>
          </table:table-cell>
          <table:table-cell office:value-type="float" office:value="248908283843" calcext:value-type="float">
            <text:p>248908283843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7996" calcext:value-type="float">
            <text:p>17996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03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0966586" calcext:value-type="float">
            <text:p>9910966586</text:p>
          </table:table-cell>
          <table:table-cell table:style-name="ce7" office:value-type="string" calcext:value-type="string">
            <text:p>f16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31376</text:p>
          </table:table-cell>
          <table:table-cell office:value-type="string" calcext:value-type="string">
            <text:p>A4EA</text:p>
          </table:table-cell>
          <table:table-cell office:value-type="float" office:value="284591771025" calcext:value-type="float">
            <text:p>284591771025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8534" calcext:value-type="float">
            <text:p>18534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29/05/2016</text:p>
          </table:table-cell>
          <table:table-cell office:value-type="string" calcext:value-type="string">
            <text:p>07/03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986496" calcext:value-type="float">
            <text:p>9971986496</text:p>
          </table:table-cell>
          <table:table-cell table:style-name="ce7" office:value-type="string" calcext:value-type="string">
            <text:p>M47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2D9B8</text:p>
          </table:table-cell>
          <table:table-cell office:value-type="string" calcext:value-type="string">
            <text:p>807B</text:p>
          </table:table-cell>
          <table:table-cell office:value-type="float" office:value="235249942797" calcext:value-type="float">
            <text:p>23524994279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7093" calcext:value-type="float">
            <text:p>37093</text:p>
          </table:table-cell>
          <table:table-cell table:number-columns-repeated="2" office:value-type="string" calcext:value-type="string">
            <text:p>11/11/2016</text:p>
          </table:table-cell>
          <table:table-cell office:value-type="string" calcext:value-type="string">
            <text:p>20/03/2016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20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2733664" calcext:value-type="float">
            <text:p>9902733664</text:p>
          </table:table-cell>
          <table:table-cell table:style-name="ce7" office:value-type="string" calcext:value-type="string">
            <text:p>H58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2B1CE</text:p>
          </table:table-cell>
          <table:table-cell office:value-type="string" calcext:value-type="string">
            <text:p>A3BA</text:p>
          </table:table-cell>
          <table:table-cell office:value-type="float" office:value="230188940414" calcext:value-type="float">
            <text:p>23018894041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77723" calcext:value-type="float">
            <text:p>77723</text:p>
          </table:table-cell>
          <table:table-cell office:value-type="string" calcext:value-type="string">
            <text:p>08/09/2016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07/04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606271" calcext:value-type="float">
            <text:p>9953606271</text:p>
          </table:table-cell>
          <table:table-cell table:style-name="ce7" office:value-type="string" calcext:value-type="string">
            <text:p>v82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B2D23</text:p>
          </table:table-cell>
          <table:table-cell office:value-type="string" calcext:value-type="string">
            <text:p>FEA0</text:p>
          </table:table-cell>
          <table:table-cell office:value-type="float" office:value="278877229146" calcext:value-type="float">
            <text:p>278877229146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6171" calcext:value-type="float">
            <text:p>36171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25/08/2015</text:p>
          </table:table-cell>
          <table:table-cell office:value-type="string" calcext:value-type="string">
            <text:p>08/07/2016</text:p>
          </table:table-cell>
          <table:table-cell office:value-type="string" calcext:value-type="string">
            <text:p>25/12/2016</text:p>
          </table:table-cell>
          <table:table-cell office:value-type="string" calcext:value-type="string">
            <text:p>14/10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8138831" calcext:value-type="float">
            <text:p>9938138831</text:p>
          </table:table-cell>
          <table:table-cell table:style-name="ce7" office:value-type="string" calcext:value-type="string">
            <text:p>a68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C9034</text:p>
          </table:table-cell>
          <table:table-cell office:value-type="string" calcext:value-type="string">
            <text:p>3F85</text:p>
          </table:table-cell>
          <table:table-cell office:value-type="float" office:value="263479460140" calcext:value-type="float">
            <text:p>263479460140</text:p>
          </table:table-cell>
          <table:table-cell office:value-type="float" office:value="69" calcext:value-type="float">
            <text:p>6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5364" calcext:value-type="float">
            <text:p>15364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19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600219" calcext:value-type="float">
            <text:p>9945600219</text:p>
          </table:table-cell>
          <table:table-cell table:style-name="ce7" office:value-type="string" calcext:value-type="string">
            <text:p>P72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0E9405</text:p>
          </table:table-cell>
          <table:table-cell office:value-type="string" calcext:value-type="string">
            <text:p>4971</text:p>
          </table:table-cell>
          <table:table-cell office:value-type="float" office:value="249557935981" calcext:value-type="float">
            <text:p>249557935981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6907" calcext:value-type="float">
            <text:p>36907</text:p>
          </table:table-cell>
          <table:table-cell office:value-type="string" calcext:value-type="string">
            <text:p>05/05/2016</text:p>
          </table:table-cell>
          <table:table-cell office:value-type="string" calcext:value-type="string">
            <text:p>22/04/2017</text:p>
          </table:table-cell>
          <table:table-cell office:value-type="string" calcext:value-type="string">
            <text:p>12/08/2015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23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8379920" calcext:value-type="float">
            <text:p>9918379920</text:p>
          </table:table-cell>
          <table:table-cell table:style-name="ce7" office:value-type="string" calcext:value-type="string">
            <text:p>x57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A8938</text:p>
          </table:table-cell>
          <table:table-cell office:value-type="string" calcext:value-type="string">
            <text:p>A4D7</text:p>
          </table:table-cell>
          <table:table-cell office:value-type="float" office:value="272549306387" calcext:value-type="float">
            <text:p>272549306387</text:p>
          </table:table-cell>
          <table:table-cell office:value-type="float" office:value="45" calcext:value-type="float">
            <text:p>45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0364" calcext:value-type="float">
            <text:p>70364</text:p>
          </table:table-cell>
          <table:table-cell office:value-type="string" calcext:value-type="string">
            <text:p>08/07/2016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15/02/2016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18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399843" calcext:value-type="float">
            <text:p>9901399843</text:p>
          </table:table-cell>
          <table:table-cell table:style-name="ce7" office:value-type="string" calcext:value-type="string">
            <text:p>w60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C98789</text:p>
          </table:table-cell>
          <table:table-cell office:value-type="string" calcext:value-type="string">
            <text:p>B69D</text:p>
          </table:table-cell>
          <table:table-cell office:value-type="float" office:value="295079745797" calcext:value-type="float">
            <text:p>295079745797</text:p>
          </table:table-cell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3213" calcext:value-type="float">
            <text:p>13213</text:p>
          </table:table-cell>
          <table:table-cell office:value-type="string" calcext:value-type="string">
            <text:p>06/11/2016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02/01/2017</text:p>
          </table:table-cell>
          <table:table-cell office:value-type="string" calcext:value-type="string">
            <text:p>26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3650590" calcext:value-type="float">
            <text:p>9953650590</text:p>
          </table:table-cell>
          <table:table-cell table:style-name="ce7" office:value-type="string" calcext:value-type="string">
            <text:p>R65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88ED3</text:p>
          </table:table-cell>
          <table:table-cell office:value-type="string" calcext:value-type="string">
            <text:p>2981</text:p>
          </table:table-cell>
          <table:table-cell office:value-type="float" office:value="286280523672" calcext:value-type="float">
            <text:p>28628052367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90807" calcext:value-type="float">
            <text:p>90807</text:p>
          </table:table-cell>
          <table:table-cell office:value-type="string" calcext:value-type="string">
            <text:p>09/01/2017</text:p>
          </table:table-cell>
          <table:table-cell office:value-type="string" calcext:value-type="string">
            <text:p>12/08/2016</text:p>
          </table:table-cell>
          <table:table-cell office:value-type="string" calcext:value-type="string">
            <text:p>19/12/2016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15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8664171" calcext:value-type="float">
            <text:p>9938664171</text:p>
          </table:table-cell>
          <table:table-cell table:style-name="ce7" office:value-type="string" calcext:value-type="string">
            <text:p>W18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1B560</text:p>
          </table:table-cell>
          <table:table-cell office:value-type="string" calcext:value-type="string">
            <text:p>813F</text:p>
          </table:table-cell>
          <table:table-cell office:value-type="float" office:value="268471436060" calcext:value-type="float">
            <text:p>268471436060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44153" calcext:value-type="float">
            <text:p>44153</text:p>
          </table:table-cell>
          <table:table-cell office:value-type="string" calcext:value-type="string">
            <text:p>01/05/2017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05/02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0962443" calcext:value-type="float">
            <text:p>9910962443</text:p>
          </table:table-cell>
          <table:table-cell table:style-name="ce7" office:value-type="string" calcext:value-type="string">
            <text:p>W11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41A81</text:p>
          </table:table-cell>
          <table:table-cell office:value-type="string" calcext:value-type="string">
            <text:p>445A</text:p>
          </table:table-cell>
          <table:table-cell office:value-type="float" office:value="243564546236" calcext:value-type="float">
            <text:p>243564546236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75737" calcext:value-type="float">
            <text:p>75737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02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7055195" calcext:value-type="float">
            <text:p>9977055195</text:p>
          </table:table-cell>
          <table:table-cell table:style-name="ce7" office:value-type="string" calcext:value-type="string">
            <text:p>B87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27F16</text:p>
          </table:table-cell>
          <table:table-cell office:value-type="string" calcext:value-type="string">
            <text:p>E80C</text:p>
          </table:table-cell>
          <table:table-cell office:value-type="float" office:value="221670355256" calcext:value-type="float">
            <text:p>221670355256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7680" calcext:value-type="float">
            <text:p>57680</text:p>
          </table:table-cell>
          <table:table-cell office:value-type="string" calcext:value-type="string">
            <text:p>03/07/2015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22/06/2016</text:p>
          </table:table-cell>
          <table:table-cell office:value-type="string" calcext:value-type="string">
            <text:p>05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663241" calcext:value-type="float">
            <text:p>9977663241</text:p>
          </table:table-cell>
          <table:table-cell table:style-name="ce7" office:value-type="string" calcext:value-type="string">
            <text:p>I36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A8F70</text:p>
          </table:table-cell>
          <table:table-cell office:value-type="string" calcext:value-type="string">
            <text:p>FC0E</text:p>
          </table:table-cell>
          <table:table-cell office:value-type="float" office:value="210294511242" calcext:value-type="float">
            <text:p>210294511242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3485" calcext:value-type="float">
            <text:p>2348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08/09/2016</text:p>
          </table:table-cell>
          <table:table-cell office:value-type="string" calcext:value-type="string">
            <text:p>20/02/2016</text:p>
          </table:table-cell>
          <table:table-cell office:value-type="string" calcext:value-type="string">
            <text:p>08/03/2016</text:p>
          </table:table-cell>
          <table:table-cell office:value-type="string" calcext:value-type="string">
            <text:p>15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1210658" calcext:value-type="float">
            <text:p>9901210658</text:p>
          </table:table-cell>
          <table:table-cell table:style-name="ce7" office:value-type="string" calcext:value-type="string">
            <text:p>S24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876FB5</text:p>
          </table:table-cell>
          <table:table-cell office:value-type="string" calcext:value-type="string">
            <text:p>8B52</text:p>
          </table:table-cell>
          <table:table-cell office:value-type="float" office:value="231936701683" calcext:value-type="float">
            <text:p>231936701683</text:p>
          </table:table-cell>
          <table:table-cell office:value-type="float" office:value="21" calcext:value-type="float">
            <text:p>2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75000" calcext:value-type="float">
            <text:p>75000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06/08/2015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02/07/2016</text:p>
          </table:table-cell>
          <table:table-cell office:value-type="string" calcext:value-type="string">
            <text:p>04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1480936" calcext:value-type="float">
            <text:p>9931480936</text:p>
          </table:table-cell>
          <table:table-cell table:style-name="ce7" office:value-type="string" calcext:value-type="string">
            <text:p>j63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EE7FF</text:p>
          </table:table-cell>
          <table:table-cell office:value-type="string" calcext:value-type="string">
            <text:p>1A41</text:p>
          </table:table-cell>
          <table:table-cell office:value-type="float" office:value="243766343561" calcext:value-type="float">
            <text:p>243766343561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9258" calcext:value-type="float">
            <text:p>59258</text:p>
          </table:table-cell>
          <table:table-cell office:value-type="string" calcext:value-type="string">
            <text:p>24/02/2016</text:p>
          </table:table-cell>
          <table:table-cell office:value-type="string" calcext:value-type="string">
            <text:p>13/01/2016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17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652607" calcext:value-type="float">
            <text:p>9978652607</text:p>
          </table:table-cell>
          <table:table-cell table:style-name="ce7" office:value-type="string" calcext:value-type="string">
            <text:p>D19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30329</text:p>
          </table:table-cell>
          <table:table-cell office:value-type="string" calcext:value-type="string">
            <text:p>D650</text:p>
          </table:table-cell>
          <table:table-cell office:value-type="float" office:value="247508239094" calcext:value-type="float">
            <text:p>24750823909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7080" calcext:value-type="float">
            <text:p>17080</text:p>
          </table:table-cell>
          <table:table-cell office:value-type="string" calcext:value-type="string">
            <text:p>15/08/2015</text:p>
          </table:table-cell>
          <table:table-cell office:value-type="string" calcext:value-type="string">
            <text:p>30/07/2015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13/03/2016</text:p>
          </table:table-cell>
          <table:table-cell office:value-type="string" calcext:value-type="string">
            <text:p>11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69173132" calcext:value-type="float">
            <text:p>9969173132</text:p>
          </table:table-cell>
          <table:table-cell table:style-name="ce7" office:value-type="string" calcext:value-type="string">
            <text:p>g65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5D7B30</text:p>
          </table:table-cell>
          <table:table-cell office:value-type="string" calcext:value-type="string">
            <text:p>022E</text:p>
          </table:table-cell>
          <table:table-cell office:value-type="float" office:value="253781034905" calcext:value-type="float">
            <text:p>253781034905</text:p>
          </table:table-cell>
          <table:table-cell office:value-type="float" office:value="35" calcext:value-type="float">
            <text:p>35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2612" calcext:value-type="float">
            <text:p>62612</text:p>
          </table:table-cell>
          <table:table-cell office:value-type="string" calcext:value-type="string">
            <text:p>09/08/2015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16/10/2015</text:p>
          </table:table-cell>
          <table:table-cell office:value-type="string" calcext:value-type="string">
            <text:p>30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6450389" calcext:value-type="float">
            <text:p>9946450389</text:p>
          </table:table-cell>
          <table:table-cell table:style-name="ce7" office:value-type="string" calcext:value-type="string">
            <text:p>a61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3D55F</text:p>
          </table:table-cell>
          <table:table-cell office:value-type="string" calcext:value-type="string">
            <text:p>6116</text:p>
          </table:table-cell>
          <table:table-cell office:value-type="float" office:value="242818052352" calcext:value-type="float">
            <text:p>242818052352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4197" calcext:value-type="float">
            <text:p>24197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25/12/2016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14/07/2015</text:p>
          </table:table-cell>
          <table:table-cell office:value-type="string" calcext:value-type="string">
            <text:p>04/12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2873317" calcext:value-type="float">
            <text:p>9952873317</text:p>
          </table:table-cell>
          <table:table-cell table:style-name="ce7" office:value-type="string" calcext:value-type="string">
            <text:p>I84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2B8E4</text:p>
          </table:table-cell>
          <table:table-cell office:value-type="string" calcext:value-type="string">
            <text:p>FD20</text:p>
          </table:table-cell>
          <table:table-cell office:value-type="float" office:value="230346482470" calcext:value-type="float">
            <text:p>230346482470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50627" calcext:value-type="float">
            <text:p>50627</text:p>
          </table:table-cell>
          <table:table-cell office:value-type="string" calcext:value-type="string">
            <text:p>30/07/2015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19/12/2016</text:p>
          </table:table-cell>
          <table:table-cell office:value-type="string" calcext:value-type="string">
            <text:p>23/02/2016</text:p>
          </table:table-cell>
          <table:table-cell office:value-type="string" calcext:value-type="string">
            <text:p>13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572375" calcext:value-type="float">
            <text:p>9929572375</text:p>
          </table:table-cell>
          <table:table-cell table:style-name="ce7" office:value-type="string" calcext:value-type="string">
            <text:p>T0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BD893</text:p>
          </table:table-cell>
          <table:table-cell office:value-type="string" calcext:value-type="string">
            <text:p>BDBA</text:p>
          </table:table-cell>
          <table:table-cell office:value-type="float" office:value="254559465034" calcext:value-type="float">
            <text:p>254559465034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32216" calcext:value-type="float">
            <text:p>32216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02/02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03/03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1011510" calcext:value-type="float">
            <text:p>9951011510</text:p>
          </table:table-cell>
          <table:table-cell table:style-name="ce7" office:value-type="string" calcext:value-type="string">
            <text:p>F81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6B5847</text:p>
          </table:table-cell>
          <table:table-cell office:value-type="string" calcext:value-type="string">
            <text:p>5D2B</text:p>
          </table:table-cell>
          <table:table-cell office:value-type="float" office:value="220172909323" calcext:value-type="float">
            <text:p>22017290932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15115" calcext:value-type="float">
            <text:p>15115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23/03/2016</text:p>
          </table:table-cell>
          <table:table-cell office:value-type="string" calcext:value-type="string">
            <text:p>25/10/2016</text:p>
          </table:table-cell>
          <table:table-cell office:value-type="string" calcext:value-type="string">
            <text:p>11/06/2016</text:p>
          </table:table-cell>
          <table:table-cell office:value-type="string" calcext:value-type="string">
            <text:p>07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018285" calcext:value-type="float">
            <text:p>9951018285</text:p>
          </table:table-cell>
          <table:table-cell table:style-name="ce7" office:value-type="string" calcext:value-type="string">
            <text:p>y81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2066F</text:p>
          </table:table-cell>
          <table:table-cell office:value-type="string" calcext:value-type="string">
            <text:p>936A</text:p>
          </table:table-cell>
          <table:table-cell office:value-type="float" office:value="247208549547" calcext:value-type="float">
            <text:p>247208549547</text:p>
          </table:table-cell>
          <table:table-cell office:value-type="float" office:value="22" calcext:value-type="float">
            <text:p>22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94251" calcext:value-type="float">
            <text:p>94251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27/11/2016</text:p>
          </table:table-cell>
          <table:table-cell office:value-type="string" calcext:value-type="string">
            <text:p>12/08/2015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08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8756423" calcext:value-type="float">
            <text:p>9958756423</text:p>
          </table:table-cell>
          <table:table-cell table:style-name="ce7" office:value-type="string" calcext:value-type="string">
            <text:p>f63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90FB2</text:p>
          </table:table-cell>
          <table:table-cell office:value-type="string" calcext:value-type="string">
            <text:p>DC5F</text:p>
          </table:table-cell>
          <table:table-cell office:value-type="float" office:value="209542477051" calcext:value-type="float">
            <text:p>209542477051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94497" calcext:value-type="float">
            <text:p>94497</text:p>
          </table:table-cell>
          <table:table-cell office:value-type="string" calcext:value-type="string">
            <text:p>17/07/2016</text:p>
          </table:table-cell>
          <table:table-cell office:value-type="string" calcext:value-type="string">
            <text:p>18/03/2017</text:p>
          </table:table-cell>
          <table:table-cell office:value-type="string" calcext:value-type="string">
            <text:p>09/11/2016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04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4695643" calcext:value-type="float">
            <text:p>9954695643</text:p>
          </table:table-cell>
          <table:table-cell table:style-name="ce7" office:value-type="string" calcext:value-type="string">
            <text:p>w61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39189F</text:p>
          </table:table-cell>
          <table:table-cell office:value-type="string" calcext:value-type="string">
            <text:p>80BD</text:p>
          </table:table-cell>
          <table:table-cell office:value-type="float" office:value="225649092994" calcext:value-type="float">
            <text:p>225649092994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1608" calcext:value-type="float">
            <text:p>51608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16/03/2016</text:p>
          </table:table-cell>
          <table:table-cell office:value-type="string" calcext:value-type="string">
            <text:p>23/02/2016</text:p>
          </table:table-cell>
          <table:table-cell office:value-type="string" calcext:value-type="string">
            <text:p>29/05/2016</text:p>
          </table:table-cell>
          <table:table-cell office:value-type="string" calcext:value-type="string">
            <text:p>13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4140173" calcext:value-type="float">
            <text:p>9984140173</text:p>
          </table:table-cell>
          <table:table-cell table:style-name="ce7" office:value-type="string" calcext:value-type="string">
            <text:p>n98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7AC02</text:p>
          </table:table-cell>
          <table:table-cell office:value-type="string" calcext:value-type="string">
            <text:p>214A</text:p>
          </table:table-cell>
          <table:table-cell office:value-type="float" office:value="287354730581" calcext:value-type="float">
            <text:p>28735473058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10558" calcext:value-type="float">
            <text:p>10558</text:p>
          </table:table-cell>
          <table:table-cell office:value-type="string" calcext:value-type="string">
            <text:p>05/02/2017</text:p>
          </table:table-cell>
          <table:table-cell office:value-type="string" calcext:value-type="string">
            <text:p>15/02/2016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09/03/2016</text:p>
          </table:table-cell>
          <table:table-cell office:value-type="string" calcext:value-type="string">
            <text:p>21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2697096" calcext:value-type="float">
            <text:p>9912697096</text:p>
          </table:table-cell>
          <table:table-cell table:style-name="ce7" office:value-type="string" calcext:value-type="string">
            <text:p>J65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CDB95</text:p>
          </table:table-cell>
          <table:table-cell office:value-type="string" calcext:value-type="string">
            <text:p>0A89</text:p>
          </table:table-cell>
          <table:table-cell office:value-type="float" office:value="233305506268" calcext:value-type="float">
            <text:p>233305506268</text:p>
          </table:table-cell>
          <table:table-cell office:value-type="float" office:value="82" calcext:value-type="float">
            <text:p>8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54253" calcext:value-type="float">
            <text:p>54253</text:p>
          </table:table-cell>
          <table:table-cell office:value-type="string" calcext:value-type="string">
            <text:p>19/08/2015</text:p>
          </table:table-cell>
          <table:table-cell office:value-type="string" calcext:value-type="string">
            <text:p>26/03/2017</text:p>
          </table:table-cell>
          <table:table-cell office:value-type="string" calcext:value-type="string">
            <text:p>02/12/2015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12/0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7534118" calcext:value-type="float">
            <text:p>9977534118</text:p>
          </table:table-cell>
          <table:table-cell table:style-name="ce7" office:value-type="string" calcext:value-type="string">
            <text:p>c98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1B1BD</text:p>
          </table:table-cell>
          <table:table-cell office:value-type="string" calcext:value-type="string">
            <text:p>28D9</text:p>
          </table:table-cell>
          <table:table-cell office:value-type="float" office:value="227894056155" calcext:value-type="float">
            <text:p>227894056155</text:p>
          </table:table-cell>
          <table:table-cell office:value-type="float" office:value="98" calcext:value-type="float">
            <text:p>9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63611" calcext:value-type="float">
            <text:p>63611</text:p>
          </table:table-cell>
          <table:table-cell office:value-type="string" calcext:value-type="string">
            <text:p>16/06/2016</text:p>
          </table:table-cell>
          <table:table-cell office:value-type="string" calcext:value-type="string">
            <text:p>19/02/2016</text:p>
          </table:table-cell>
          <table:table-cell office:value-type="string" calcext:value-type="string">
            <text:p>02/08/2015</text:p>
          </table:table-cell>
          <table:table-cell office:value-type="string" calcext:value-type="string">
            <text:p>02/05/2016</text:p>
          </table:table-cell>
          <table:table-cell office:value-type="string" calcext:value-type="string">
            <text:p>25/10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3262491" calcext:value-type="float">
            <text:p>9983262491</text:p>
          </table:table-cell>
          <table:table-cell table:style-name="ce7" office:value-type="string" calcext:value-type="string">
            <text:p>J236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14968</text:p>
          </table:table-cell>
          <table:table-cell office:value-type="string" calcext:value-type="string">
            <text:p>8650</text:p>
          </table:table-cell>
          <table:table-cell office:value-type="float" office:value="298933241803" calcext:value-type="float">
            <text:p>298933241803</text:p>
          </table:table-cell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62105" calcext:value-type="float">
            <text:p>62105</text:p>
          </table:table-cell>
          <table:table-cell office:value-type="string" calcext:value-type="string">
            <text:p>06/08/2016</text:p>
          </table:table-cell>
          <table:table-cell office:value-type="string" calcext:value-type="string">
            <text:p>06/12/2015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10/04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4323413" calcext:value-type="float">
            <text:p>9974323413</text:p>
          </table:table-cell>
          <table:table-cell table:style-name="ce7" office:value-type="string" calcext:value-type="string">
            <text:p>I11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6CA4A</text:p>
          </table:table-cell>
          <table:table-cell office:value-type="string" calcext:value-type="string">
            <text:p>B0A0</text:p>
          </table:table-cell>
          <table:table-cell office:value-type="float" office:value="205812575510" calcext:value-type="float">
            <text:p>2058125755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61229" calcext:value-type="float">
            <text:p>61229</text:p>
          </table:table-cell>
          <table:table-cell office:value-type="string" calcext:value-type="string">
            <text:p>27/02/2016</text:p>
          </table:table-cell>
          <table:table-cell office:value-type="string" calcext:value-type="string">
            <text:p>13/04/2016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5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8623874" calcext:value-type="float">
            <text:p>9978623874</text:p>
          </table:table-cell>
          <table:table-cell table:style-name="ce7" office:value-type="string" calcext:value-type="string">
            <text:p>p44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B2B86</text:p>
          </table:table-cell>
          <table:table-cell office:value-type="string" calcext:value-type="string">
            <text:p>7E1A</text:p>
          </table:table-cell>
          <table:table-cell office:value-type="float" office:value="206710773761" calcext:value-type="float">
            <text:p>20671077376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33736" calcext:value-type="float">
            <text:p>33736</text:p>
          </table:table-cell>
          <table:table-cell office:value-type="string" calcext:value-type="string">
            <text:p>30/03/2017</text:p>
          </table:table-cell>
          <table:table-cell office:value-type="string" calcext:value-type="string">
            <text:p>13/03/2016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07/12/2015</text:p>
          </table:table-cell>
          <table:table-cell office:value-type="string" calcext:value-type="string">
            <text:p>11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012567" calcext:value-type="float">
            <text:p>9971012567</text:p>
          </table:table-cell>
          <table:table-cell table:style-name="ce7" office:value-type="string" calcext:value-type="string">
            <text:p>G09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6ADC2</text:p>
          </table:table-cell>
          <table:table-cell office:value-type="string" calcext:value-type="string">
            <text:p>E362</text:p>
          </table:table-cell>
          <table:table-cell office:value-type="float" office:value="240827368160" calcext:value-type="float">
            <text:p>240827368160</text:p>
          </table:table-cell>
          <table:table-cell office:value-type="float" office:value="86" calcext:value-type="float">
            <text:p>86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3413" calcext:value-type="float">
            <text:p>33413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17/01/2016</text:p>
          </table:table-cell>
          <table:table-cell office:value-type="string" calcext:value-type="string">
            <text:p>02/02/2016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19/08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7652327" calcext:value-type="float">
            <text:p>9907652327</text:p>
          </table:table-cell>
          <table:table-cell table:style-name="ce7" office:value-type="string" calcext:value-type="string">
            <text:p>u11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D86A7</text:p>
          </table:table-cell>
          <table:table-cell office:value-type="string" calcext:value-type="string">
            <text:p>D786</text:p>
          </table:table-cell>
          <table:table-cell office:value-type="float" office:value="225195155566" calcext:value-type="float">
            <text:p>225195155566</text:p>
          </table:table-cell>
          <table:table-cell office:value-type="float" office:value="28" calcext:value-type="float">
            <text:p>28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4820" calcext:value-type="float">
            <text:p>14820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29/07/2015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26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3398520" calcext:value-type="float">
            <text:p>9943398520</text:p>
          </table:table-cell>
          <table:table-cell table:style-name="ce7" office:value-type="string" calcext:value-type="string">
            <text:p>P66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299F9F</text:p>
          </table:table-cell>
          <table:table-cell office:value-type="string" calcext:value-type="string">
            <text:p>F0A6</text:p>
          </table:table-cell>
          <table:table-cell office:value-type="float" office:value="253907333649" calcext:value-type="float">
            <text:p>25390733364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8479" calcext:value-type="float">
            <text:p>78479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17/05/2016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25/08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5478870" calcext:value-type="float">
            <text:p>9955478870</text:p>
          </table:table-cell>
          <table:table-cell table:style-name="ce7" office:value-type="string" calcext:value-type="string">
            <text:p>R80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27127</text:p>
          </table:table-cell>
          <table:table-cell office:value-type="string" calcext:value-type="string">
            <text:p>6E72</text:p>
          </table:table-cell>
          <table:table-cell office:value-type="float" office:value="275812159524" calcext:value-type="float">
            <text:p>275812159524</text:p>
          </table:table-cell>
          <table:table-cell office:value-type="float" office:value="19" calcext:value-type="float">
            <text:p>1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91460" calcext:value-type="float">
            <text:p>91460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26/02/2017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28/10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828035" calcext:value-type="float">
            <text:p>9929828035</text:p>
          </table:table-cell>
          <table:table-cell table:style-name="ce7" office:value-type="string" calcext:value-type="string">
            <text:p>U26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432889</text:p>
          </table:table-cell>
          <table:table-cell office:value-type="string" calcext:value-type="string">
            <text:p>BABA</text:p>
          </table:table-cell>
          <table:table-cell office:value-type="float" office:value="254690723672" calcext:value-type="float">
            <text:p>25469072367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19645" calcext:value-type="float">
            <text:p>19645</text:p>
          </table:table-cell>
          <table:table-cell office:value-type="string" calcext:value-type="string">
            <text:p>08/09/2015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26/11/2015</text:p>
          </table:table-cell>
          <table:table-cell office:value-type="string" calcext:value-type="string">
            <text:p>30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2632821" calcext:value-type="float">
            <text:p>9972632821</text:p>
          </table:table-cell>
          <table:table-cell table:style-name="ce7" office:value-type="string" calcext:value-type="string">
            <text:p>G621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E84AC</text:p>
          </table:table-cell>
          <table:table-cell office:value-type="string" calcext:value-type="string">
            <text:p>B5FD</text:p>
          </table:table-cell>
          <table:table-cell office:value-type="float" office:value="263861077434" calcext:value-type="float">
            <text:p>2638610774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9987" calcext:value-type="float">
            <text:p>39987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23/04/2017</text:p>
          </table:table-cell>
          <table:table-cell office:value-type="string" calcext:value-type="string">
            <text:p>10/11/2016</text:p>
          </table:table-cell>
          <table:table-cell office:value-type="string" calcext:value-type="string">
            <text:p>22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5612078" calcext:value-type="float">
            <text:p>9965612078</text:p>
          </table:table-cell>
          <table:table-cell table:style-name="ce7" office:value-type="string" calcext:value-type="string">
            <text:p>r74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0759E</text:p>
          </table:table-cell>
          <table:table-cell office:value-type="string" calcext:value-type="string">
            <text:p>639D</text:p>
          </table:table-cell>
          <table:table-cell office:value-type="float" office:value="246980603967" calcext:value-type="float">
            <text:p>2469806039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22479" calcext:value-type="float">
            <text:p>22479</text:p>
          </table:table-cell>
          <table:table-cell office:value-type="string" calcext:value-type="string">
            <text:p>11/06/2017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08/11/2015</text:p>
          </table:table-cell>
          <table:table-cell office:value-type="string" calcext:value-type="string">
            <text:p>20/10/2015</text:p>
          </table:table-cell>
          <table:table-cell office:value-type="string" calcext:value-type="string">
            <text:p>29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9095010" calcext:value-type="float">
            <text:p>9929095010</text:p>
          </table:table-cell>
          <table:table-cell table:style-name="ce7" office:value-type="string" calcext:value-type="string">
            <text:p>V25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78A6C7</text:p>
          </table:table-cell>
          <table:table-cell office:value-type="string" calcext:value-type="string">
            <text:p>657D</text:p>
          </table:table-cell>
          <table:table-cell office:value-type="float" office:value="250321155367" calcext:value-type="float">
            <text:p>25032115536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51766" calcext:value-type="float">
            <text:p>51766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14/05/2016</text:p>
          </table:table-cell>
          <table:table-cell office:value-type="string" calcext:value-type="string">
            <text:p>10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51396381" calcext:value-type="float">
            <text:p>9951396381</text:p>
          </table:table-cell>
          <table:table-cell table:style-name="ce7" office:value-type="string" calcext:value-type="string">
            <text:p>w30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78AF5</text:p>
          </table:table-cell>
          <table:table-cell office:value-type="string" calcext:value-type="string">
            <text:p>F792</text:p>
          </table:table-cell>
          <table:table-cell office:value-type="float" office:value="277547590119" calcext:value-type="float">
            <text:p>277547590119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0533" calcext:value-type="float">
            <text:p>70533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14/06/2017</text:p>
          </table:table-cell>
          <table:table-cell office:value-type="string" calcext:value-type="string">
            <text:p>22/07/2015</text:p>
          </table:table-cell>
          <table:table-cell office:value-type="string" calcext:value-type="string">
            <text:p>02/09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338766" calcext:value-type="float">
            <text:p>9945338766</text:p>
          </table:table-cell>
          <table:table-cell table:style-name="ce7" office:value-type="string" calcext:value-type="string">
            <text:p>f525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255A5</text:p>
          </table:table-cell>
          <table:table-cell office:value-type="string" calcext:value-type="string">
            <text:p>059D</text:p>
          </table:table-cell>
          <table:table-cell office:value-type="float" office:value="203228434479" calcext:value-type="float">
            <text:p>203228434479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9456" calcext:value-type="float">
            <text:p>79456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15/07/2015</text:p>
          </table:table-cell>
          <table:table-cell office:value-type="string" calcext:value-type="string">
            <text:p>02/07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4065202" calcext:value-type="float">
            <text:p>9934065202</text:p>
          </table:table-cell>
          <table:table-cell table:style-name="ce7" office:value-type="string" calcext:value-type="string">
            <text:p>E67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2CB1E</text:p>
          </table:table-cell>
          <table:table-cell office:value-type="string" calcext:value-type="string">
            <text:p>D0C6</text:p>
          </table:table-cell>
          <table:table-cell office:value-type="float" office:value="246098487168" calcext:value-type="float">
            <text:p>246098487168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67793" calcext:value-type="float">
            <text:p>67793</text:p>
          </table:table-cell>
          <table:table-cell office:value-type="string" calcext:value-type="string">
            <text:p>12/01/2017</text:p>
          </table:table-cell>
          <table:table-cell office:value-type="string" calcext:value-type="string">
            <text:p>17/04/2017</text:p>
          </table:table-cell>
          <table:table-cell office:value-type="string" calcext:value-type="string">
            <text:p>28/11/2016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16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9648003" calcext:value-type="float">
            <text:p>9909648003</text:p>
          </table:table-cell>
          <table:table-cell table:style-name="ce7" office:value-type="string" calcext:value-type="string">
            <text:p>F88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3A0D0</text:p>
          </table:table-cell>
          <table:table-cell office:value-type="string" calcext:value-type="string">
            <text:p>F419</text:p>
          </table:table-cell>
          <table:table-cell office:value-type="float" office:value="251511741022" calcext:value-type="float">
            <text:p>251511741022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49059" calcext:value-type="float">
            <text:p>49059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19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5389146" calcext:value-type="float">
            <text:p>9945389146</text:p>
          </table:table-cell>
          <table:table-cell table:style-name="ce7" office:value-type="string" calcext:value-type="string">
            <text:p>W46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3EE76</text:p>
          </table:table-cell>
          <table:table-cell office:value-type="string" calcext:value-type="string">
            <text:p>249B</text:p>
          </table:table-cell>
          <table:table-cell office:value-type="float" office:value="254820134206" calcext:value-type="float">
            <text:p>254820134206</text:p>
          </table:table-cell>
          <table:table-cell office:value-type="float" office:value="84" calcext:value-type="float">
            <text:p>84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3934" calcext:value-type="float">
            <text:p>43934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10/04/2016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16/03/2016</text:p>
          </table:table-cell>
          <table:table-cell office:value-type="string" calcext:value-type="string">
            <text:p>09/08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4469703" calcext:value-type="float">
            <text:p>9934469703</text:p>
          </table:table-cell>
          <table:table-cell table:style-name="ce7" office:value-type="string" calcext:value-type="string">
            <text:p>K534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13EEB8</text:p>
          </table:table-cell>
          <table:table-cell office:value-type="string" calcext:value-type="string">
            <text:p>4EB4</text:p>
          </table:table-cell>
          <table:table-cell office:value-type="float" office:value="265283973521" calcext:value-type="float">
            <text:p>265283973521</text:p>
          </table:table-cell>
          <table:table-cell office:value-type="float" office:value="89" calcext:value-type="float">
            <text:p>8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9689" calcext:value-type="float">
            <text:p>19689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01/01/2016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14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832601" calcext:value-type="float">
            <text:p>9971832601</text:p>
          </table:table-cell>
          <table:table-cell table:style-name="ce7" office:value-type="string" calcext:value-type="string">
            <text:p>c59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7C1C8</text:p>
          </table:table-cell>
          <table:table-cell office:value-type="string" calcext:value-type="string">
            <text:p>E458</text:p>
          </table:table-cell>
          <table:table-cell office:value-type="float" office:value="290750343205" calcext:value-type="float">
            <text:p>290750343205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34987" calcext:value-type="float">
            <text:p>34987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01/05/2017</text:p>
          </table:table-cell>
          <table:table-cell office:value-type="string" calcext:value-type="string">
            <text:p>02/05/2016</text:p>
          </table:table-cell>
          <table:table-cell office:value-type="string" calcext:value-type="string">
            <text:p>14/09/2016</text:p>
          </table:table-cell>
          <table:table-cell office:value-type="string" calcext:value-type="string">
            <text:p>23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9752323" calcext:value-type="float">
            <text:p>9939752323</text:p>
          </table:table-cell>
          <table:table-cell table:style-name="ce7" office:value-type="string" calcext:value-type="string">
            <text:p>G49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93101D</text:p>
          </table:table-cell>
          <table:table-cell office:value-type="string" calcext:value-type="string">
            <text:p>6478</text:p>
          </table:table-cell>
          <table:table-cell office:value-type="float" office:value="216153083984" calcext:value-type="float">
            <text:p>216153083984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83414" calcext:value-type="float">
            <text:p>83414</text:p>
          </table:table-cell>
          <table:table-cell office:value-type="string" calcext:value-type="string">
            <text:p>23/12/2015</text:p>
          </table:table-cell>
          <table:table-cell office:value-type="string" calcext:value-type="string">
            <text:p>25/06/2016</text:p>
          </table:table-cell>
          <table:table-cell office:value-type="string" calcext:value-type="string">
            <text:p>22/05/2016</text:p>
          </table:table-cell>
          <table:table-cell office:value-type="string" calcext:value-type="string">
            <text:p>17/05/2016</text:p>
          </table:table-cell>
          <table:table-cell office:value-type="string" calcext:value-type="string">
            <text:p>27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2546922" calcext:value-type="float">
            <text:p>9982546922</text:p>
          </table:table-cell>
          <table:table-cell table:style-name="ce7" office:value-type="string" calcext:value-type="string">
            <text:p>I75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6311B</text:p>
          </table:table-cell>
          <table:table-cell office:value-type="string" calcext:value-type="string">
            <text:p>BBFD</text:p>
          </table:table-cell>
          <table:table-cell office:value-type="float" office:value="247628484753" calcext:value-type="float">
            <text:p>247628484753</text:p>
          </table:table-cell>
          <table:table-cell office:value-type="float" office:value="38" calcext:value-type="float">
            <text:p>38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46718" calcext:value-type="float">
            <text:p>46718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17/04/2017</text:p>
          </table:table-cell>
          <table:table-cell office:value-type="string" calcext:value-type="string">
            <text:p>23/07/2016</text:p>
          </table:table-cell>
          <table:table-cell office:value-type="string" calcext:value-type="string">
            <text:p>08/12/2015</text:p>
          </table:table-cell>
          <table:table-cell office:value-type="string" calcext:value-type="string">
            <text:p>03/09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7506810" calcext:value-type="float">
            <text:p>9967506810</text:p>
          </table:table-cell>
          <table:table-cell table:style-name="ce7" office:value-type="string" calcext:value-type="string">
            <text:p>V65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8F209</text:p>
          </table:table-cell>
          <table:table-cell office:value-type="string" calcext:value-type="string">
            <text:p>2583</text:p>
          </table:table-cell>
          <table:table-cell office:value-type="float" office:value="209483638612" calcext:value-type="float">
            <text:p>209483638612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1225" calcext:value-type="float">
            <text:p>71225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04/12/2015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28/09/2016</text:p>
          </table:table-cell>
          <table:table-cell office:value-type="string" calcext:value-type="string">
            <text:p>25/0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17672350" calcext:value-type="float">
            <text:p>9917672350</text:p>
          </table:table-cell>
          <table:table-cell table:style-name="ce7" office:value-type="string" calcext:value-type="string">
            <text:p>g97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05AA9</text:p>
          </table:table-cell>
          <table:table-cell office:value-type="string" calcext:value-type="string">
            <text:p>8464</text:p>
          </table:table-cell>
          <table:table-cell office:value-type="float" office:value="238708393361" calcext:value-type="float">
            <text:p>238708393361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25407" calcext:value-type="float">
            <text:p>25407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21/06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8240008" calcext:value-type="float">
            <text:p>9968240008</text:p>
          </table:table-cell>
          <table:table-cell table:style-name="ce7" office:value-type="string" calcext:value-type="string">
            <text:p>O98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F1669</text:p>
          </table:table-cell>
          <table:table-cell office:value-type="string" calcext:value-type="string">
            <text:p>76FB</text:p>
          </table:table-cell>
          <table:table-cell office:value-type="float" office:value="264660507115" calcext:value-type="float">
            <text:p>264660507115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5879" calcext:value-type="float">
            <text:p>15879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24/10/2015</text:p>
          </table:table-cell>
          <table:table-cell office:value-type="string" calcext:value-type="string">
            <text:p>14/11/2016</text:p>
          </table:table-cell>
          <table:table-cell office:value-type="string" calcext:value-type="string">
            <text:p>27/07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3757955" calcext:value-type="float">
            <text:p>9953757955</text:p>
          </table:table-cell>
          <table:table-cell table:style-name="ce7" office:value-type="string" calcext:value-type="string">
            <text:p>d632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EBF30</text:p>
          </table:table-cell>
          <table:table-cell office:value-type="string" calcext:value-type="string">
            <text:p>2CA1</text:p>
          </table:table-cell>
          <table:table-cell office:value-type="float" office:value="298912665927" calcext:value-type="float">
            <text:p>29891266592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39642" calcext:value-type="float">
            <text:p>39642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27/09/2016</text:p>
          </table:table-cell>
          <table:table-cell office:value-type="string" calcext:value-type="string">
            <text:p>25/03/2017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11/09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7566038" calcext:value-type="float">
            <text:p>9947566038</text:p>
          </table:table-cell>
          <table:table-cell table:style-name="ce7" office:value-type="string" calcext:value-type="string">
            <text:p>m22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E0EA1C</text:p>
          </table:table-cell>
          <table:table-cell office:value-type="string" calcext:value-type="string">
            <text:p>8E4C</text:p>
          </table:table-cell>
          <table:table-cell office:value-type="float" office:value="203969173877" calcext:value-type="float">
            <text:p>203969173877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18627" calcext:value-type="float">
            <text:p>18627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15/06/2017</text:p>
          </table:table-cell>
          <table:table-cell office:value-type="string" calcext:value-type="string">
            <text:p>13/11/2015</text:p>
          </table:table-cell>
          <table:table-cell office:value-type="string" calcext:value-type="string">
            <text:p>01/12/2015</text:p>
          </table:table-cell>
          <table:table-cell office:value-type="string" calcext:value-type="string">
            <text:p>16/12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66553759" calcext:value-type="float">
            <text:p>9966553759</text:p>
          </table:table-cell>
          <table:table-cell table:style-name="ce7" office:value-type="string" calcext:value-type="string">
            <text:p>v69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076246</text:p>
          </table:table-cell>
          <table:table-cell office:value-type="string" calcext:value-type="string">
            <text:p>BB4A</text:p>
          </table:table-cell>
          <table:table-cell office:value-type="float" office:value="262066019996" calcext:value-type="float">
            <text:p>262066019996</text:p>
          </table:table-cell>
          <table:table-cell office:value-type="float" office:value="31" calcext:value-type="float">
            <text:p>31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3978" calcext:value-type="float">
            <text:p>53978</text:p>
          </table:table-cell>
          <table:table-cell office:value-type="string" calcext:value-type="string">
            <text:p>19/05/2016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13/07/2015</text:p>
          </table:table-cell>
          <table:table-cell office:value-type="string" calcext:value-type="string">
            <text:p>08/06/2017</text:p>
          </table:table-cell>
          <table:table-cell office:value-type="string" calcext:value-type="string">
            <text:p>11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5119362" calcext:value-type="float">
            <text:p>9945119362</text:p>
          </table:table-cell>
          <table:table-cell table:style-name="ce7" office:value-type="string" calcext:value-type="string">
            <text:p>M4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314547</text:p>
          </table:table-cell>
          <table:table-cell office:value-type="string" calcext:value-type="string">
            <text:p>A52E</text:p>
          </table:table-cell>
          <table:table-cell office:value-type="float" office:value="258245845086" calcext:value-type="float">
            <text:p>258245845086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57233" calcext:value-type="float">
            <text:p>57233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12/10/2015</text:p>
          </table:table-cell>
          <table:table-cell office:value-type="string" calcext:value-type="string">
            <text:p>01/11/2015</text:p>
          </table:table-cell>
          <table:table-cell office:value-type="string" calcext:value-type="string">
            <text:p>14/09/2016</text:p>
          </table:table-cell>
          <table:table-cell office:value-type="string" calcext:value-type="string">
            <text:p>22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3136479" calcext:value-type="float">
            <text:p>9903136479</text:p>
          </table:table-cell>
          <table:table-cell table:style-name="ce7" office:value-type="string" calcext:value-type="string">
            <text:p>V248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341873</text:p>
          </table:table-cell>
          <table:table-cell office:value-type="string" calcext:value-type="string">
            <text:p>3D38</text:p>
          </table:table-cell>
          <table:table-cell office:value-type="float" office:value="266596527469" calcext:value-type="float">
            <text:p>266596527469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69684" calcext:value-type="float">
            <text:p>69684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14/03/2017</text:p>
          </table:table-cell>
          <table:table-cell office:value-type="string" calcext:value-type="string">
            <text:p>15/06/2017</text:p>
          </table:table-cell>
          <table:table-cell office:value-type="string" calcext:value-type="string">
            <text:p>14/05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6798759" calcext:value-type="float">
            <text:p>9906798759</text:p>
          </table:table-cell>
          <table:table-cell table:style-name="ce7" office:value-type="string" calcext:value-type="string">
            <text:p>I69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8BA27</text:p>
          </table:table-cell>
          <table:table-cell office:value-type="string" calcext:value-type="string">
            <text:p>0330</text:p>
          </table:table-cell>
          <table:table-cell office:value-type="float" office:value="300357826318" calcext:value-type="float">
            <text:p>30035782631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7740" calcext:value-type="float">
            <text:p>77740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23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0809504" calcext:value-type="float">
            <text:p>9980809504</text:p>
          </table:table-cell>
          <table:table-cell table:style-name="ce7" office:value-type="string" calcext:value-type="string">
            <text:p>o195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Upper Darby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DD3A9</text:p>
          </table:table-cell>
          <table:table-cell office:value-type="string" calcext:value-type="string">
            <text:p>3DF4</text:p>
          </table:table-cell>
          <table:table-cell office:value-type="float" office:value="279225356979" calcext:value-type="float">
            <text:p>279225356979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59383" calcext:value-type="float">
            <text:p>59383</text:p>
          </table:table-cell>
          <table:table-cell office:value-type="string" calcext:value-type="string">
            <text:p>26/12/2016</text:p>
          </table:table-cell>
          <table:table-cell office:value-type="string" calcext:value-type="string">
            <text:p>21/01/2016</text:p>
          </table:table-cell>
          <table:table-cell office:value-type="string" calcext:value-type="string">
            <text:p>04/06/2016</text:p>
          </table:table-cell>
          <table:table-cell office:value-type="string" calcext:value-type="string">
            <text:p>13/03/2017</text:p>
          </table:table-cell>
          <table:table-cell office:value-type="string" calcext:value-type="string">
            <text:p>18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4627066" calcext:value-type="float">
            <text:p>9944627066</text:p>
          </table:table-cell>
          <table:table-cell table:style-name="ce7" office:value-type="string" calcext:value-type="string">
            <text:p>P390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5B6C55</text:p>
          </table:table-cell>
          <table:table-cell office:value-type="string" calcext:value-type="string">
            <text:p>EAEA</text:p>
          </table:table-cell>
          <table:table-cell office:value-type="float" office:value="256916061385" calcext:value-type="float">
            <text:p>256916061385</text:p>
          </table:table-cell>
          <table:table-cell office:value-type="float" office:value="76" calcext:value-type="float">
            <text:p>7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66977" calcext:value-type="float">
            <text:p>66977</text:p>
          </table:table-cell>
          <table:table-cell office:value-type="string" calcext:value-type="string">
            <text:p>17/04/2017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25/08/2016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19/11/2016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735058" calcext:value-type="float">
            <text:p>9922735058</text:p>
          </table:table-cell>
          <table:table-cell table:style-name="ce7" office:value-type="string" calcext:value-type="string">
            <text:p>w689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27C0A7</text:p>
          </table:table-cell>
          <table:table-cell office:value-type="string" calcext:value-type="string">
            <text:p>E252</text:p>
          </table:table-cell>
          <table:table-cell office:value-type="float" office:value="257068338221" calcext:value-type="float">
            <text:p>25706833822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71188" calcext:value-type="float">
            <text:p>71188</text:p>
          </table:table-cell>
          <table:table-cell office:value-type="string" calcext:value-type="string">
            <text:p>21/08/2016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10/04/2017</text:p>
          </table:table-cell>
          <table:table-cell office:value-type="string" calcext:value-type="string">
            <text:p>04/08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1111937" calcext:value-type="float">
            <text:p>9921111937</text:p>
          </table:table-cell>
          <table:table-cell table:style-name="ce7" office:value-type="string" calcext:value-type="string">
            <text:p>r68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F366B0</text:p>
          </table:table-cell>
          <table:table-cell office:value-type="string" calcext:value-type="string">
            <text:p>E0C2</text:p>
          </table:table-cell>
          <table:table-cell office:value-type="float" office:value="283497817105" calcext:value-type="float">
            <text:p>283497817105</text:p>
          </table:table-cell>
          <table:table-cell office:value-type="float" office:value="84" calcext:value-type="float">
            <text:p>8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24878" calcext:value-type="float">
            <text:p>24878</text:p>
          </table:table-cell>
          <table:table-cell office:value-type="string" calcext:value-type="string">
            <text:p>27/08/201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05/11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6093576" calcext:value-type="float">
            <text:p>9986093576</text:p>
          </table:table-cell>
          <table:table-cell table:style-name="ce7" office:value-type="string" calcext:value-type="string">
            <text:p>b306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08C08E</text:p>
          </table:table-cell>
          <table:table-cell office:value-type="string" calcext:value-type="string">
            <text:p>95BF</text:p>
          </table:table-cell>
          <table:table-cell office:value-type="float" office:value="201443569666" calcext:value-type="float">
            <text:p>201443569666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31304" calcext:value-type="float">
            <text:p>31304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19/07/2016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07/03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8006705" calcext:value-type="float">
            <text:p>9978006705</text:p>
          </table:table-cell>
          <table:table-cell table:style-name="ce7" office:value-type="string" calcext:value-type="string">
            <text:p>P90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BEA01</text:p>
          </table:table-cell>
          <table:table-cell office:value-type="string" calcext:value-type="string">
            <text:p>28AA</text:p>
          </table:table-cell>
          <table:table-cell office:value-type="float" office:value="243979109328" calcext:value-type="float">
            <text:p>243979109328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37621" calcext:value-type="float">
            <text:p>37621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15/02/2017</text:p>
          </table:table-cell>
          <table:table-cell office:value-type="string" calcext:value-type="string">
            <text:p>09/10/2015</text:p>
          </table:table-cell>
          <table:table-cell office:value-type="string" calcext:value-type="string">
            <text:p>20/08/2015</text:p>
          </table:table-cell>
          <table:table-cell office:value-type="string" calcext:value-type="string">
            <text:p>15/07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9922095" calcext:value-type="float">
            <text:p>9929922095</text:p>
          </table:table-cell>
          <table:table-cell table:style-name="ce7" office:value-type="string" calcext:value-type="string">
            <text:p>F4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47B029</text:p>
          </table:table-cell>
          <table:table-cell office:value-type="string" calcext:value-type="string">
            <text:p>FE02</text:p>
          </table:table-cell>
          <table:table-cell office:value-type="float" office:value="241207421016" calcext:value-type="float">
            <text:p>2412074210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57879" calcext:value-type="float">
            <text:p>57879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15/03/2016</text:p>
          </table:table-cell>
          <table:table-cell office:value-type="string" calcext:value-type="string">
            <text:p>27/06/2016</text:p>
          </table:table-cell>
          <table:table-cell office:value-type="string" calcext:value-type="string">
            <text:p>06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7911005" calcext:value-type="float">
            <text:p>9957911005</text:p>
          </table:table-cell>
          <table:table-cell table:style-name="ce7" office:value-type="string" calcext:value-type="string">
            <text:p>v723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E622E</text:p>
          </table:table-cell>
          <table:table-cell office:value-type="string" calcext:value-type="string">
            <text:p>2089</text:p>
          </table:table-cell>
          <table:table-cell office:value-type="float" office:value="300189768677" calcext:value-type="float">
            <text:p>300189768677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8007" calcext:value-type="float">
            <text:p>68007</text:p>
          </table:table-cell>
          <table:table-cell office:value-type="string" calcext:value-type="string">
            <text:p>26/04/2017</text:p>
          </table:table-cell>
          <table:table-cell office:value-type="string" calcext:value-type="string">
            <text:p>25/07/2015</text:p>
          </table:table-cell>
          <table:table-cell office:value-type="string" calcext:value-type="string">
            <text:p>08/10/2015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30/0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8843198" calcext:value-type="float">
            <text:p>9918843198</text:p>
          </table:table-cell>
          <table:table-cell table:style-name="ce7" office:value-type="string" calcext:value-type="string">
            <text:p>P46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B28FA3</text:p>
          </table:table-cell>
          <table:table-cell office:value-type="string" calcext:value-type="string">
            <text:p>D9F5</text:p>
          </table:table-cell>
          <table:table-cell office:value-type="float" office:value="217556152410" calcext:value-type="float">
            <text:p>217556152410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64208" calcext:value-type="float">
            <text:p>64208</text:p>
          </table:table-cell>
          <table:table-cell office:value-type="string" calcext:value-type="string">
            <text:p>01/12/2015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07/01/2016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1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86728138" calcext:value-type="float">
            <text:p>9986728138</text:p>
          </table:table-cell>
          <table:table-cell table:style-name="ce7" office:value-type="string" calcext:value-type="string">
            <text:p>Q86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E26DC</text:p>
          </table:table-cell>
          <table:table-cell office:value-type="string" calcext:value-type="string">
            <text:p>297C</text:p>
          </table:table-cell>
          <table:table-cell office:value-type="float" office:value="286707582948" calcext:value-type="float">
            <text:p>2867075829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3556" calcext:value-type="float">
            <text:p>73556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23/10/2016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28/02/2017</text:p>
          </table:table-cell>
          <table:table-cell office:value-type="string" calcext:value-type="string">
            <text:p>02/05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22264899" calcext:value-type="float">
            <text:p>9922264899</text:p>
          </table:table-cell>
          <table:table-cell table:style-name="ce7" office:value-type="string" calcext:value-type="string">
            <text:p>k99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6249D4</text:p>
          </table:table-cell>
          <table:table-cell office:value-type="string" calcext:value-type="string">
            <text:p>7910</text:p>
          </table:table-cell>
          <table:table-cell office:value-type="float" office:value="274364075139" calcext:value-type="float">
            <text:p>274364075139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2">
          <table:table-cell table:style-name="ce2" office:value-type="float" office:value="73950" calcext:value-type="float">
            <text:p>73950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02/01/2017</text:p>
          </table:table-cell>
          <table:table-cell office:value-type="string" calcext:value-type="string">
            <text:p>21/12/2016</text:p>
          </table:table-cell>
          <table:table-cell office:value-type="string" calcext:value-type="string">
            <text:p>18/06/2016</text:p>
          </table:table-cell>
          <table:table-cell office:value-type="string" calcext:value-type="string">
            <text:p>16/11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80006345" calcext:value-type="float">
            <text:p>9980006345</text:p>
          </table:table-cell>
          <table:table-cell table:style-name="ce7" office:value-type="string" calcext:value-type="string">
            <text:p>i90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5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8DAF3E</text:p>
          </table:table-cell>
          <table:table-cell office:value-type="string" calcext:value-type="string">
            <text:p>4E08</text:p>
          </table:table-cell>
          <table:table-cell office:value-type="float" office:value="281044825034" calcext:value-type="float">
            <text:p>28104482503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2" office:value-type="float" office:value="71050" calcext:value-type="float">
            <text:p>71050</text:p>
          </table:table-cell>
          <table:table-cell office:value-type="string" calcext:value-type="string">
            <text:p>05/09/2016</text:p>
          </table:table-cell>
          <table:table-cell office:value-type="string" calcext:value-type="string">
            <text:p>30/07/2015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10/03/2016</text:p>
          </table:table-cell>
          <table:table-cell office:value-type="string" calcext:value-type="string">
            <text:p>07/12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72445332" calcext:value-type="float">
            <text:p>9972445332</text:p>
          </table:table-cell>
          <table:table-cell table:style-name="ce7" office:value-type="string" calcext:value-type="string">
            <text:p>Z71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0FB5C</text:p>
          </table:table-cell>
          <table:table-cell office:value-type="string" calcext:value-type="string">
            <text:p>EE2E</text:p>
          </table:table-cell>
          <table:table-cell office:value-type="float" office:value="208472236717" calcext:value-type="float">
            <text:p>208472236717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82446" calcext:value-type="float">
            <text:p>82446</text:p>
          </table:table-cell>
          <table:table-cell office:value-type="string" calcext:value-type="string">
            <text:p>01/07/2015</text:p>
          </table:table-cell>
          <table:table-cell office:value-type="string" calcext:value-type="string">
            <text:p>05/01/2017</text:p>
          </table:table-cell>
          <table:table-cell office:value-type="string" calcext:value-type="string">
            <text:p>27/05/2017</text:p>
          </table:table-cell>
          <table:table-cell office:value-type="string" calcext:value-type="string">
            <text:p>09/08/2016</text:p>
          </table:table-cell>
          <table:table-cell office:value-type="string" calcext:value-type="string">
            <text:p>23/05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31481388" calcext:value-type="float">
            <text:p>9931481388</text:p>
          </table:table-cell>
          <table:table-cell table:style-name="ce7" office:value-type="string" calcext:value-type="string">
            <text:p>M718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C7A0D6</text:p>
          </table:table-cell>
          <table:table-cell office:value-type="string" calcext:value-type="string">
            <text:p>4D5D</text:p>
          </table:table-cell>
          <table:table-cell office:value-type="float" office:value="217851938445" calcext:value-type="float">
            <text:p>217851938445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3365" calcext:value-type="float">
            <text:p>13365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17/02/2017</text:p>
          </table:table-cell>
          <table:table-cell office:value-type="string" calcext:value-type="string">
            <text:p>05/12/2015</text:p>
          </table:table-cell>
          <table:table-cell office:value-type="string" calcext:value-type="string">
            <text:p>26/05/2017</text:p>
          </table:table-cell>
          <table:table-cell office:value-type="string" calcext:value-type="string">
            <text:p>22/04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44943640" calcext:value-type="float">
            <text:p>9944943640</text:p>
          </table:table-cell>
          <table:table-cell table:style-name="ce7" office:value-type="string" calcext:value-type="string">
            <text:p>m370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8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FB553B</text:p>
          </table:table-cell>
          <table:table-cell office:value-type="string" calcext:value-type="string">
            <text:p>2D56</text:p>
          </table:table-cell>
          <table:table-cell office:value-type="float" office:value="218703526555" calcext:value-type="float">
            <text:p>218703526555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20246" calcext:value-type="float">
            <text:p>20246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10/06/2017</text:p>
          </table:table-cell>
          <table:table-cell office:value-type="string" calcext:value-type="string">
            <text:p>26/0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01479980" calcext:value-type="float">
            <text:p>9901479980</text:p>
          </table:table-cell>
          <table:table-cell table:style-name="ce7" office:value-type="string" calcext:value-type="string">
            <text:p>B29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99D6EB</text:p>
          </table:table-cell>
          <table:table-cell office:value-type="string" calcext:value-type="string">
            <text:p>BFCE</text:p>
          </table:table-cell>
          <table:table-cell office:value-type="float" office:value="227742175003" calcext:value-type="float">
            <text:p>227742175003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95795" calcext:value-type="float">
            <text:p>95795</text:p>
          </table:table-cell>
          <table:table-cell office:value-type="string" calcext:value-type="string">
            <text:p>30/07/2016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15/03/2017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06/07/20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4156056" calcext:value-type="float">
            <text:p>9924156056</text:p>
          </table:table-cell>
          <table:table-cell table:style-name="ce7" office:value-type="string" calcext:value-type="string">
            <text:p>x52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S_15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145C84</text:p>
          </table:table-cell>
          <table:table-cell office:value-type="string" calcext:value-type="string">
            <text:p>3E4A</text:p>
          </table:table-cell>
          <table:table-cell office:value-type="float" office:value="202104734970" calcext:value-type="float">
            <text:p>20210473497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float" office:value="76042" calcext:value-type="float">
            <text:p>76042</text:p>
          </table:table-cell>
          <table:table-cell office:value-type="string" calcext:value-type="string">
            <text:p>20/09/2015</text:p>
          </table:table-cell>
          <table:table-cell office:value-type="string" calcext:value-type="string">
            <text:p>04/12/2016</text:p>
          </table:table-cell>
          <table:table-cell office:value-type="string" calcext:value-type="string">
            <text:p>18/05/2017</text:p>
          </table:table-cell>
          <table:table-cell office:value-type="string" calcext:value-type="string">
            <text:p>09/04/2016</text:p>
          </table:table-cell>
          <table:table-cell office:value-type="string" calcext:value-type="string">
            <text:p>03/12/20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25268243" calcext:value-type="float">
            <text:p>9925268243</text:p>
          </table:table-cell>
          <table:table-cell table:style-name="ce7" office:value-type="string" calcext:value-type="string">
            <text:p>v17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21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6A4825</text:p>
          </table:table-cell>
          <table:table-cell office:value-type="string" calcext:value-type="string">
            <text:p>5740</text:p>
          </table:table-cell>
          <table:table-cell office:value-type="float" office:value="215926828427" calcext:value-type="float">
            <text:p>215926828427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number-columns-repeated="1003"/>
        </table:table-row>
        <table:table-row table:style-name="ro2">
          <table:table-cell table:style-name="ce2" office:value-type="float" office:value="34794" calcext:value-type="float">
            <text:p>34794</text:p>
          </table:table-cell>
          <table:table-cell office:value-type="string" calcext:value-type="string">
            <text:p>07/07/2015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01/07/2016</text:p>
          </table:table-cell>
          <table:table-cell office:value-type="string" calcext:value-type="string">
            <text:p>05/06/2016</text:p>
          </table:table-cell>
          <table:table-cell office:value-type="string" calcext:value-type="string">
            <text:p>29/01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34001809" calcext:value-type="float">
            <text:p>9934001809</text:p>
          </table:table-cell>
          <table:table-cell table:style-name="ce7" office:value-type="string" calcext:value-type="string">
            <text:p>K227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ower Merio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01F86</text:p>
          </table:table-cell>
          <table:table-cell office:value-type="string" calcext:value-type="string">
            <text:p>26EE</text:p>
          </table:table-cell>
          <table:table-cell office:value-type="float" office:value="237247814940" calcext:value-type="float">
            <text:p>237247814940</text:p>
          </table:table-cell>
          <table:table-cell office:value-type="float" office:value="79" calcext:value-type="float">
            <text:p>79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>
          <table:table-cell table:style-name="ce2" office:value-type="float" office:value="14881" calcext:value-type="float">
            <text:p>14881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03/11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49495648" calcext:value-type="float">
            <text:p>9949495648</text:p>
          </table:table-cell>
          <table:table-cell table:style-name="ce7" office:value-type="string" calcext:value-type="string">
            <text:p>i474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S_30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8B4472</text:p>
          </table:table-cell>
          <table:table-cell office:value-type="string" calcext:value-type="string">
            <text:p>9FEC</text:p>
          </table:table-cell>
          <table:table-cell office:value-type="float" office:value="258585024570" calcext:value-type="float">
            <text:p>25858502457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2">
          <table:table-cell table:style-name="ce2" office:value-type="float" office:value="39033" calcext:value-type="float">
            <text:p>39033</text:p>
          </table:table-cell>
          <table:table-cell office:value-type="string" calcext:value-type="string">
            <text:p>14/09/2015</text:p>
          </table:table-cell>
          <table:table-cell office:value-type="string" calcext:value-type="string">
            <text:p>09/02/2016</text:p>
          </table:table-cell>
          <table:table-cell office:value-type="string" calcext:value-type="string">
            <text:p>21/04/2017</text:p>
          </table:table-cell>
          <table:table-cell office:value-type="string" calcext:value-type="string">
            <text:p>02/11/2016</text:p>
          </table:table-cell>
          <table:table-cell office:value-type="string" calcext:value-type="string">
            <text:p>13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03407861" calcext:value-type="float">
            <text:p>9903407861</text:p>
          </table:table-cell>
          <table:table-cell table:style-name="ce7" office:value-type="string" calcext:value-type="string">
            <text:p>C139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5CFE06</text:p>
          </table:table-cell>
          <table:table-cell office:value-type="string" calcext:value-type="string">
            <text:p>0786</text:p>
          </table:table-cell>
          <table:table-cell office:value-type="float" office:value="213254269555" calcext:value-type="float">
            <text:p>213254269555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50906" calcext:value-type="float">
            <text:p>50906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21/08/2016</text:p>
          </table:table-cell>
          <table:table-cell office:value-type="string" calcext:value-type="string">
            <text:p>14/01/2017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11/05/2018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14430387" calcext:value-type="float">
            <text:p>9914430387</text:p>
          </table:table-cell>
          <table:table-cell table:style-name="ce7" office:value-type="string" calcext:value-type="string">
            <text:p>V861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10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F9113</text:p>
          </table:table-cell>
          <table:table-cell office:value-type="string" calcext:value-type="string">
            <text:p>F61E</text:p>
          </table:table-cell>
          <table:table-cell office:value-type="float" office:value="257428540053" calcext:value-type="float">
            <text:p>257428540053</text:p>
          </table:table-cell>
          <table:table-cell office:value-type="float" office:value="23" calcext:value-type="float">
            <text:p>23</text:p>
          </table:table-cell>
          <table:table-cell office:value-type="float" office:value="1100" calcext:value-type="float">
            <text:p>1100</text:p>
          </table:table-cell>
          <table:table-cell table:number-columns-repeated="1003"/>
        </table:table-row>
        <table:table-row table:style-name="ro2">
          <table:table-cell table:style-name="ce2" office:value-type="float" office:value="44414" calcext:value-type="float">
            <text:p>44414</text:p>
          </table:table-cell>
          <table:table-cell office:value-type="string" calcext:value-type="string">
            <text:p>27/07/2015</text:p>
          </table:table-cell>
          <table:table-cell office:value-type="string" calcext:value-type="string">
            <text:p>03/12/2015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03/12/2016</text:p>
          </table:table-cell>
          <table:table-cell office:value-type="string" calcext:value-type="string">
            <text:p>24/03/20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office:value-type="float" office:value="9971440424" calcext:value-type="float">
            <text:p>9971440424</text:p>
          </table:table-cell>
          <table:table-cell table:style-name="ce7" office:value-type="string" calcext:value-type="string">
            <text:p>g17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ITL_C_150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Levittown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FE2EFD</text:p>
          </table:table-cell>
          <table:table-cell office:value-type="string" calcext:value-type="string">
            <text:p>78E5</text:p>
          </table:table-cell>
          <table:table-cell office:value-type="float" office:value="226531019488" calcext:value-type="float">
            <text:p>226531019488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52840" calcext:value-type="float">
            <text:p>52840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03/08/2016</text:p>
          </table:table-cell>
          <table:table-cell office:value-type="string" calcext:value-type="string">
            <text:p>31/05/2017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0/06/2017</text:p>
          </table:table-cell>
          <table:table-cell table:style-name="ce2" table:formula="of:=TRUE()" office:value-type="float" office:value="1" calcext:value-type="float">
            <text:p>1</text:p>
          </table:table-cell>
          <table:table-cell office:value-type="float" office:value="9952945567" calcext:value-type="float">
            <text:p>9952945567</text:p>
          </table:table-cell>
          <table:table-cell table:style-name="ce7" office:value-type="string" calcext:value-type="string">
            <text:p>j107</text:p>
          </table:table-cell>
          <table:table-cell office:value-type="string" calcext:value-type="string">
            <text:p>postpaid</text:p>
          </table:table-cell>
          <table:table-cell office:value-type="string" calcext:value-type="string">
            <text:p>ITL_D_5G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J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785797</text:p>
          </table:table-cell>
          <table:table-cell office:value-type="string" calcext:value-type="string">
            <text:p>C2C8</text:p>
          </table:table-cell>
          <table:table-cell office:value-type="float" office:value="268016755714" calcext:value-type="float">
            <text:p>268016755714</text:p>
          </table:table-cell>
          <table:table-cell office:value-type="float" office:value="27" calcext:value-type="float">
            <text:p>27</text:p>
          </table:table-cell>
          <table:table-cell office:value-type="float" office:value="650" calcext:value-type="float">
            <text:p>650</text:p>
          </table:table-cell>
          <table:table-cell table:number-columns-repeated="100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roman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32:07.66560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lsx</meta:initial-creator>
    <meta:creation-date>2017-06-24T15:57:06</meta:creation-date>
    <meta:editing-cycles>3</meta:editing-cycles>
    <meta:generator>LibreOffice/5.1.6.2$Linux_X86_64 LibreOffice_project/10m0$Build-2</meta:generator>
    <dc:date>2017-10-03T11:06:52.868574358</dc:date>
    <meta:editing-duration>PT1H2M31S</meta:editing-duration>
    <meta:document-statistic meta:table-count="1" meta:cell-count="2102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